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92.86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uniform</text:p>
          </table:table-cell>
        </table:table-row>
        <table:table-row table:style-name="ro1">
          <table:table-cell office:value-type="float" office:value="29345.6466398803" calcext:value-type="float">
            <text:p>29345.6466398803</text:p>
          </table:table-cell>
        </table:table-row>
        <table:table-row table:style-name="ro1">
          <table:table-cell office:value-type="float" office:value="16718.0304905626" calcext:value-type="float">
            <text:p>16718.0304905626</text:p>
          </table:table-cell>
        </table:table-row>
        <table:table-row table:style-name="ro1">
          <table:table-cell office:value-type="float" office:value="1242.04170531073" calcext:value-type="float">
            <text:p>1242.04170531073</text:p>
          </table:table-cell>
        </table:table-row>
        <table:table-row table:style-name="ro1">
          <table:table-cell office:value-type="float" office:value="55333.693551873" calcext:value-type="float">
            <text:p>55333.693551873</text:p>
          </table:table-cell>
        </table:table-row>
        <table:table-row table:style-name="ro1">
          <table:table-cell office:value-type="float" office:value="38985.7358341518" calcext:value-type="float">
            <text:p>38985.7358341518</text:p>
          </table:table-cell>
        </table:table-row>
        <table:table-row table:style-name="ro1">
          <table:table-cell office:value-type="float" office:value="34401.9549118287" calcext:value-type="float">
            <text:p>34401.9549118287</text:p>
          </table:table-cell>
        </table:table-row>
        <table:table-row table:style-name="ro1">
          <table:table-cell office:value-type="float" office:value="66816.2739655033" calcext:value-type="float">
            <text:p>66816.2739655033</text:p>
          </table:table-cell>
        </table:table-row>
        <table:table-row table:style-name="ro1">
          <table:table-cell office:value-type="float" office:value="978.282621393744" calcext:value-type="float">
            <text:p>978.282621393744</text:p>
          </table:table-cell>
        </table:table-row>
        <table:table-row table:style-name="ro1">
          <table:table-cell office:value-type="float" office:value="12045.9918492032" calcext:value-type="float">
            <text:p>12045.9918492032</text:p>
          </table:table-cell>
        </table:table-row>
        <table:table-row table:style-name="ro1">
          <table:table-cell office:value-type="float" office:value="15477.454717933" calcext:value-type="float">
            <text:p>15477.454717933</text:p>
          </table:table-cell>
        </table:table-row>
        <table:table-row table:style-name="ro1">
          <table:table-cell office:value-type="float" office:value="72524.3833508394" calcext:value-type="float">
            <text:p>72524.3833508394</text:p>
          </table:table-cell>
        </table:table-row>
        <table:table-row table:style-name="ro1">
          <table:table-cell office:value-type="float" office:value="83190.2412181675" calcext:value-type="float">
            <text:p>83190.2412181675</text:p>
          </table:table-cell>
        </table:table-row>
        <table:table-row table:style-name="ro1">
          <table:table-cell office:value-type="float" office:value="40318.9740053666" calcext:value-type="float">
            <text:p>40318.9740053666</text:p>
          </table:table-cell>
        </table:table-row>
        <table:table-row table:style-name="ro1">
          <table:table-cell office:value-type="float" office:value="50739.3279116851" calcext:value-type="float">
            <text:p>50739.3279116851</text:p>
          </table:table-cell>
        </table:table-row>
        <table:table-row table:style-name="ro1">
          <table:table-cell office:value-type="float" office:value="59940.4380026635" calcext:value-type="float">
            <text:p>59940.4380026635</text:p>
          </table:table-cell>
        </table:table-row>
        <table:table-row table:style-name="ro1">
          <table:table-cell office:value-type="float" office:value="38251.2556390798" calcext:value-type="float">
            <text:p>38251.2556390798</text:p>
          </table:table-cell>
        </table:table-row>
        <table:table-row table:style-name="ro1">
          <table:table-cell office:value-type="float" office:value="43371.8022860081" calcext:value-type="float">
            <text:p>43371.8022860081</text:p>
          </table:table-cell>
        </table:table-row>
        <table:table-row table:style-name="ro1">
          <table:table-cell office:value-type="float" office:value="77598.130605898" calcext:value-type="float">
            <text:p>77598.130605898</text:p>
          </table:table-cell>
        </table:table-row>
        <table:table-row table:style-name="ro1">
          <table:table-cell office:value-type="float" office:value="42979.8231291945" calcext:value-type="float">
            <text:p>42979.8231291945</text:p>
          </table:table-cell>
        </table:table-row>
        <table:table-row table:style-name="ro1">
          <table:table-cell office:value-type="float" office:value="82054.82750512" calcext:value-type="float">
            <text:p>82054.82750512</text:p>
          </table:table-cell>
        </table:table-row>
        <table:table-row table:style-name="ro1">
          <table:table-cell office:value-type="float" office:value="46101.0689521941" calcext:value-type="float">
            <text:p>46101.0689521941</text:p>
          </table:table-cell>
        </table:table-row>
        <table:table-row table:style-name="ro1">
          <table:table-cell office:value-type="float" office:value="26314.6255790712" calcext:value-type="float">
            <text:p>26314.6255790712</text:p>
          </table:table-cell>
        </table:table-row>
        <table:table-row table:style-name="ro1">
          <table:table-cell office:value-type="float" office:value="11534.5338465968" calcext:value-type="float">
            <text:p>11534.5338465968</text:p>
          </table:table-cell>
        </table:table-row>
        <table:table-row table:style-name="ro1">
          <table:table-cell office:value-type="float" office:value="40059.1176368661" calcext:value-type="float">
            <text:p>40059.1176368661</text:p>
          </table:table-cell>
        </table:table-row>
        <table:table-row table:style-name="ro1">
          <table:table-cell office:value-type="float" office:value="55410.6469223972" calcext:value-type="float">
            <text:p>55410.6469223972</text:p>
          </table:table-cell>
        </table:table-row>
        <table:table-row table:style-name="ro1">
          <table:table-cell office:value-type="float" office:value="41730.982909891" calcext:value-type="float">
            <text:p>41730.982909891</text:p>
          </table:table-cell>
        </table:table-row>
        <table:table-row table:style-name="ro1">
          <table:table-cell office:value-type="float" office:value="29162.983286225" calcext:value-type="float">
            <text:p>29162.983286225</text:p>
          </table:table-cell>
        </table:table-row>
        <table:table-row table:style-name="ro1">
          <table:table-cell office:value-type="float" office:value="98713.5211692541" calcext:value-type="float">
            <text:p>98713.5211692541</text:p>
          </table:table-cell>
        </table:table-row>
        <table:table-row table:style-name="ro1">
          <table:table-cell office:value-type="float" office:value="5085.12248012612" calcext:value-type="float">
            <text:p>5085.12248012612</text:p>
          </table:table-cell>
        </table:table-row>
        <table:table-row table:style-name="ro1">
          <table:table-cell office:value-type="float" office:value="39074.2259797026" calcext:value-type="float">
            <text:p>39074.2259797026</text:p>
          </table:table-cell>
        </table:table-row>
        <table:table-row table:style-name="ro1">
          <table:table-cell office:value-type="float" office:value="33670.2963962692" calcext:value-type="float">
            <text:p>33670.2963962692</text:p>
          </table:table-cell>
        </table:table-row>
        <table:table-row table:style-name="ro1">
          <table:table-cell office:value-type="float" office:value="50404.1399078482" calcext:value-type="float">
            <text:p>50404.1399078482</text:p>
          </table:table-cell>
        </table:table-row>
        <table:table-row table:style-name="ro1">
          <table:table-cell office:value-type="float" office:value="89302.8536548209" calcext:value-type="float">
            <text:p>89302.8536548209</text:p>
          </table:table-cell>
        </table:table-row>
        <table:table-row table:style-name="ro1">
          <table:table-cell office:value-type="float" office:value="45714.9072106041" calcext:value-type="float">
            <text:p>45714.9072106041</text:p>
          </table:table-cell>
        </table:table-row>
        <table:table-row table:style-name="ro1">
          <table:table-cell office:value-type="float" office:value="31223.4458794983" calcext:value-type="float">
            <text:p>31223.4458794983</text:p>
          </table:table-cell>
        </table:table-row>
        <table:table-row table:style-name="ro1">
          <table:table-cell office:value-type="float" office:value="40641.8955626692" calcext:value-type="float">
            <text:p>40641.8955626692</text:p>
          </table:table-cell>
        </table:table-row>
        <table:table-row table:style-name="ro1">
          <table:table-cell office:value-type="float" office:value="48765.1323940351" calcext:value-type="float">
            <text:p>48765.1323940351</text:p>
          </table:table-cell>
        </table:table-row>
        <table:table-row table:style-name="ro1">
          <table:table-cell office:value-type="float" office:value="10349.9288384675" calcext:value-type="float">
            <text:p>10349.9288384675</text:p>
          </table:table-cell>
        </table:table-row>
        <table:table-row table:style-name="ro1">
          <table:table-cell office:value-type="float" office:value="26897.2341803217" calcext:value-type="float">
            <text:p>26897.2341803217</text:p>
          </table:table-cell>
        </table:table-row>
        <table:table-row table:style-name="ro1">
          <table:table-cell office:value-type="float" office:value="78917.1856162705" calcext:value-type="float">
            <text:p>78917.1856162705</text:p>
          </table:table-cell>
        </table:table-row>
        <table:table-row table:style-name="ro1">
          <table:table-cell office:value-type="float" office:value="94178.2447990418" calcext:value-type="float">
            <text:p>94178.2447990418</text:p>
          </table:table-cell>
        </table:table-row>
        <table:table-row table:style-name="ro1">
          <table:table-cell office:value-type="float" office:value="52263.7141589986" calcext:value-type="float">
            <text:p>52263.7141589986</text:p>
          </table:table-cell>
        </table:table-row>
        <table:table-row table:style-name="ro1">
          <table:table-cell office:value-type="float" office:value="44689.4719872774" calcext:value-type="float">
            <text:p>44689.4719872774</text:p>
          </table:table-cell>
        </table:table-row>
        <table:table-row table:style-name="ro1">
          <table:table-cell office:value-type="float" office:value="3698.00108913708" calcext:value-type="float">
            <text:p>3698.00108913708</text:p>
          </table:table-cell>
        </table:table-row>
        <table:table-row table:style-name="ro1">
          <table:table-cell office:value-type="float" office:value="4657.61817590278" calcext:value-type="float">
            <text:p>4657.61817590278</text:p>
          </table:table-cell>
        </table:table-row>
        <table:table-row table:style-name="ro1">
          <table:table-cell office:value-type="float" office:value="69852.6738710423" calcext:value-type="float">
            <text:p>69852.6738710423</text:p>
          </table:table-cell>
        </table:table-row>
        <table:table-row table:style-name="ro1">
          <table:table-cell office:value-type="float" office:value="61676.0658144616" calcext:value-type="float">
            <text:p>61676.0658144616</text:p>
          </table:table-cell>
        </table:table-row>
        <table:table-row table:style-name="ro1">
          <table:table-cell office:value-type="float" office:value="69763.1301542134" calcext:value-type="float">
            <text:p>69763.1301542134</text:p>
          </table:table-cell>
        </table:table-row>
        <table:table-row table:style-name="ro1">
          <table:table-cell office:value-type="float" office:value="70482.7028165979" calcext:value-type="float">
            <text:p>70482.7028165979</text:p>
          </table:table-cell>
        </table:table-row>
        <table:table-row table:style-name="ro1">
          <table:table-cell office:value-type="float" office:value="6328.83860436997" calcext:value-type="float">
            <text:p>6328.83860436997</text:p>
          </table:table-cell>
        </table:table-row>
        <table:table-row table:style-name="ro1">
          <table:table-cell office:value-type="float" office:value="37565.9942439916" calcext:value-type="float">
            <text:p>37565.9942439916</text:p>
          </table:table-cell>
        </table:table-row>
        <table:table-row table:style-name="ro1">
          <table:table-cell office:value-type="float" office:value="34144.3535171924" calcext:value-type="float">
            <text:p>34144.3535171924</text:p>
          </table:table-cell>
        </table:table-row>
        <table:table-row table:style-name="ro1">
          <table:table-cell office:value-type="float" office:value="67706.3510386371" calcext:value-type="float">
            <text:p>67706.3510386371</text:p>
          </table:table-cell>
        </table:table-row>
        <table:table-row table:style-name="ro1">
          <table:table-cell office:value-type="float" office:value="16022.2433550945" calcext:value-type="float">
            <text:p>16022.2433550945</text:p>
          </table:table-cell>
        </table:table-row>
        <table:table-row table:style-name="ro1">
          <table:table-cell office:value-type="float" office:value="88279.9485701693" calcext:value-type="float">
            <text:p>88279.9485701693</text:p>
          </table:table-cell>
        </table:table-row>
        <table:table-row table:style-name="ro1">
          <table:table-cell office:value-type="float" office:value="80069.5392627376" calcext:value-type="float">
            <text:p>80069.5392627376</text:p>
          </table:table-cell>
        </table:table-row>
        <table:table-row table:style-name="ro1">
          <table:table-cell office:value-type="float" office:value="51380.9931341897" calcext:value-type="float">
            <text:p>51380.9931341897</text:p>
          </table:table-cell>
        </table:table-row>
        <table:table-row table:style-name="ro1">
          <table:table-cell office:value-type="float" office:value="99893.9889902979" calcext:value-type="float">
            <text:p>99893.9889902979</text:p>
          </table:table-cell>
        </table:table-row>
        <table:table-row table:style-name="ro1">
          <table:table-cell office:value-type="float" office:value="56279.9584157023" calcext:value-type="float">
            <text:p>56279.9584157023</text:p>
          </table:table-cell>
        </table:table-row>
        <table:table-row table:style-name="ro1">
          <table:table-cell office:value-type="float" office:value="31167.7127109799" calcext:value-type="float">
            <text:p>31167.7127109799</text:p>
          </table:table-cell>
        </table:table-row>
        <table:table-row table:style-name="ro1">
          <table:table-cell office:value-type="float" office:value="98017.4808070592" calcext:value-type="float">
            <text:p>98017.4808070592</text:p>
          </table:table-cell>
        </table:table-row>
        <table:table-row table:style-name="ro1">
          <table:table-cell office:value-type="float" office:value="56840.3085112321" calcext:value-type="float">
            <text:p>56840.3085112321</text:p>
          </table:table-cell>
        </table:table-row>
        <table:table-row table:style-name="ro1">
          <table:table-cell office:value-type="float" office:value="80283.5211160741" calcext:value-type="float">
            <text:p>80283.5211160741</text:p>
          </table:table-cell>
        </table:table-row>
        <table:table-row table:style-name="ro1">
          <table:table-cell office:value-type="float" office:value="41748.4991946566" calcext:value-type="float">
            <text:p>41748.4991946566</text:p>
          </table:table-cell>
        </table:table-row>
        <table:table-row table:style-name="ro1">
          <table:table-cell office:value-type="float" office:value="37429.7794049304" calcext:value-type="float">
            <text:p>37429.7794049304</text:p>
          </table:table-cell>
        </table:table-row>
        <table:table-row table:style-name="ro1">
          <table:table-cell office:value-type="float" office:value="55094.7787773396" calcext:value-type="float">
            <text:p>55094.7787773396</text:p>
          </table:table-cell>
        </table:table-row>
        <table:table-row table:style-name="ro1">
          <table:table-cell office:value-type="float" office:value="87788.5086979028" calcext:value-type="float">
            <text:p>87788.5086979028</text:p>
          </table:table-cell>
        </table:table-row>
        <table:table-row table:style-name="ro1">
          <table:table-cell office:value-type="float" office:value="35538.9576402212" calcext:value-type="float">
            <text:p>35538.9576402212</text:p>
          </table:table-cell>
        </table:table-row>
        <table:table-row table:style-name="ro1">
          <table:table-cell office:value-type="float" office:value="1112.69140352638" calcext:value-type="float">
            <text:p>1112.69140352638</text:p>
          </table:table-cell>
        </table:table-row>
        <table:table-row table:style-name="ro1">
          <table:table-cell office:value-type="float" office:value="97622.2563068636" calcext:value-type="float">
            <text:p>97622.2563068636</text:p>
          </table:table-cell>
        </table:table-row>
        <table:table-row table:style-name="ro1">
          <table:table-cell office:value-type="float" office:value="36223.1412663461" calcext:value-type="float">
            <text:p>36223.1412663461</text:p>
          </table:table-cell>
        </table:table-row>
        <table:table-row table:style-name="ro1">
          <table:table-cell office:value-type="float" office:value="41458.9933193134" calcext:value-type="float">
            <text:p>41458.9933193134</text:p>
          </table:table-cell>
        </table:table-row>
        <table:table-row table:style-name="ro1">
          <table:table-cell office:value-type="float" office:value="63681.6333883032" calcext:value-type="float">
            <text:p>63681.6333883032</text:p>
          </table:table-cell>
        </table:table-row>
        <table:table-row table:style-name="ro1">
          <table:table-cell office:value-type="float" office:value="42184.6521498326" calcext:value-type="float">
            <text:p>42184.6521498326</text:p>
          </table:table-cell>
        </table:table-row>
        <table:table-row table:style-name="ro1">
          <table:table-cell office:value-type="float" office:value="89625.7710043008" calcext:value-type="float">
            <text:p>89625.7710043008</text:p>
          </table:table-cell>
        </table:table-row>
        <table:table-row table:style-name="ro1">
          <table:table-cell office:value-type="float" office:value="944.947356044409" calcext:value-type="float">
            <text:p>944.947356044409</text:p>
          </table:table-cell>
        </table:table-row>
        <table:table-row table:style-name="ro1">
          <table:table-cell office:value-type="float" office:value="69802.7004891046" calcext:value-type="float">
            <text:p>69802.7004891046</text:p>
          </table:table-cell>
        </table:table-row>
        <table:table-row table:style-name="ro1">
          <table:table-cell office:value-type="float" office:value="25136.5131440753" calcext:value-type="float">
            <text:p>25136.5131440753</text:p>
          </table:table-cell>
        </table:table-row>
        <table:table-row table:style-name="ro1">
          <table:table-cell office:value-type="float" office:value="36490.1824821241" calcext:value-type="float">
            <text:p>36490.1824821241</text:p>
          </table:table-cell>
        </table:table-row>
        <table:table-row table:style-name="ro1">
          <table:table-cell office:value-type="float" office:value="99237.8866461159" calcext:value-type="float">
            <text:p>99237.8866461159</text:p>
          </table:table-cell>
        </table:table-row>
        <table:table-row table:style-name="ro1">
          <table:table-cell office:value-type="float" office:value="64857.8489926058" calcext:value-type="float">
            <text:p>64857.8489926058</text:p>
          </table:table-cell>
        </table:table-row>
        <table:table-row table:style-name="ro1">
          <table:table-cell office:value-type="float" office:value="92013.1420785405" calcext:value-type="float">
            <text:p>92013.1420785405</text:p>
          </table:table-cell>
        </table:table-row>
        <table:table-row table:style-name="ro1">
          <table:table-cell office:value-type="float" office:value="49092.0034286886" calcext:value-type="float">
            <text:p>49092.0034286886</text:p>
          </table:table-cell>
        </table:table-row>
        <table:table-row table:style-name="ro1">
          <table:table-cell office:value-type="float" office:value="21421.2035779848" calcext:value-type="float">
            <text:p>21421.2035779848</text:p>
          </table:table-cell>
        </table:table-row>
        <table:table-row table:style-name="ro1">
          <table:table-cell office:value-type="float" office:value="99912.4099521536" calcext:value-type="float">
            <text:p>99912.4099521536</text:p>
          </table:table-cell>
        </table:table-row>
        <table:table-row table:style-name="ro1">
          <table:table-cell office:value-type="float" office:value="34811.8477401264" calcext:value-type="float">
            <text:p>34811.8477401264</text:p>
          </table:table-cell>
        </table:table-row>
        <table:table-row table:style-name="ro1">
          <table:table-cell office:value-type="float" office:value="90638.2960778336" calcext:value-type="float">
            <text:p>90638.2960778336</text:p>
          </table:table-cell>
        </table:table-row>
        <table:table-row table:style-name="ro1">
          <table:table-cell office:value-type="float" office:value="53219.5466901821" calcext:value-type="float">
            <text:p>53219.5466901821</text:p>
          </table:table-cell>
        </table:table-row>
        <table:table-row table:style-name="ro1">
          <table:table-cell office:value-type="float" office:value="22752.7926485911" calcext:value-type="float">
            <text:p>22752.7926485911</text:p>
          </table:table-cell>
        </table:table-row>
        <table:table-row table:style-name="ro1">
          <table:table-cell office:value-type="float" office:value="75640.3764246885" calcext:value-type="float">
            <text:p>75640.3764246885</text:p>
          </table:table-cell>
        </table:table-row>
        <table:table-row table:style-name="ro1">
          <table:table-cell office:value-type="float" office:value="97498.3490382803" calcext:value-type="float">
            <text:p>97498.3490382803</text:p>
          </table:table-cell>
        </table:table-row>
        <table:table-row table:style-name="ro1">
          <table:table-cell office:value-type="float" office:value="87405.6976716262" calcext:value-type="float">
            <text:p>87405.6976716262</text:p>
          </table:table-cell>
        </table:table-row>
        <table:table-row table:style-name="ro1">
          <table:table-cell office:value-type="float" office:value="9002.36767035287" calcext:value-type="float">
            <text:p>9002.36767035287</text:p>
          </table:table-cell>
        </table:table-row>
        <table:table-row table:style-name="ro1">
          <table:table-cell office:value-type="float" office:value="70404.0635227684" calcext:value-type="float">
            <text:p>70404.0635227684</text:p>
          </table:table-cell>
        </table:table-row>
        <table:table-row table:style-name="ro1">
          <table:table-cell office:value-type="float" office:value="80543.4987914399" calcext:value-type="float">
            <text:p>80543.4987914399</text:p>
          </table:table-cell>
        </table:table-row>
        <table:table-row table:style-name="ro1">
          <table:table-cell office:value-type="float" office:value="50103.5045625886" calcext:value-type="float">
            <text:p>50103.5045625886</text:p>
          </table:table-cell>
        </table:table-row>
        <table:table-row table:style-name="ro1">
          <table:table-cell office:value-type="float" office:value="75679.3637033129" calcext:value-type="float">
            <text:p>75679.3637033129</text:p>
          </table:table-cell>
        </table:table-row>
        <table:table-row table:style-name="ro1">
          <table:table-cell office:value-type="float" office:value="9847.61815611361" calcext:value-type="float">
            <text:p>9847.61815611361</text:p>
          </table:table-cell>
        </table:table-row>
        <table:table-row table:style-name="ro1">
          <table:table-cell office:value-type="float" office:value="30728.8213308745" calcext:value-type="float">
            <text:p>30728.8213308745</text:p>
          </table:table-cell>
        </table:table-row>
        <table:table-row table:style-name="ro1">
          <table:table-cell office:value-type="float" office:value="33075.9260515515" calcext:value-type="float">
            <text:p>33075.9260515515</text:p>
          </table:table-cell>
        </table:table-row>
        <table:table-row table:style-name="ro1">
          <table:table-cell office:value-type="float" office:value="91943.857560812" calcext:value-type="float">
            <text:p>91943.857560812</text:p>
          </table:table-cell>
        </table:table-row>
        <table:table-row table:style-name="ro1">
          <table:table-cell office:value-type="float" office:value="159.642812845296" calcext:value-type="float">
            <text:p>159.642812845296</text:p>
          </table:table-cell>
        </table:table-row>
        <table:table-row table:style-name="ro1">
          <table:table-cell office:value-type="float" office:value="35326.6134721925" calcext:value-type="float">
            <text:p>35326.6134721925</text:p>
          </table:table-cell>
        </table:table-row>
        <table:table-row table:style-name="ro1">
          <table:table-cell office:value-type="float" office:value="11113.5363346706" calcext:value-type="float">
            <text:p>11113.5363346706</text:p>
          </table:table-cell>
        </table:table-row>
        <table:table-row table:style-name="ro1">
          <table:table-cell office:value-type="float" office:value="41946.8300456032" calcext:value-type="float">
            <text:p>41946.8300456032</text:p>
          </table:table-cell>
        </table:table-row>
        <table:table-row table:style-name="ro1">
          <table:table-cell office:value-type="float" office:value="79686.546948263" calcext:value-type="float">
            <text:p>79686.546948263</text:p>
          </table:table-cell>
        </table:table-row>
        <table:table-row table:style-name="ro1">
          <table:table-cell office:value-type="float" office:value="8791.59263207781" calcext:value-type="float">
            <text:p>8791.59263207781</text:p>
          </table:table-cell>
        </table:table-row>
        <table:table-row table:style-name="ro1">
          <table:table-cell office:value-type="float" office:value="30407.1715675731" calcext:value-type="float">
            <text:p>30407.1715675731</text:p>
          </table:table-cell>
        </table:table-row>
        <table:table-row table:style-name="ro1">
          <table:table-cell office:value-type="float" office:value="60056.8065394522" calcext:value-type="float">
            <text:p>60056.8065394522</text:p>
          </table:table-cell>
        </table:table-row>
        <table:table-row table:style-name="ro1">
          <table:table-cell office:value-type="float" office:value="5898.71199157263" calcext:value-type="float">
            <text:p>5898.71199157263</text:p>
          </table:table-cell>
        </table:table-row>
        <table:table-row table:style-name="ro1">
          <table:table-cell office:value-type="float" office:value="61483.0819797903" calcext:value-type="float">
            <text:p>61483.0819797903</text:p>
          </table:table-cell>
        </table:table-row>
        <table:table-row table:style-name="ro1">
          <table:table-cell office:value-type="float" office:value="91540.0256697733" calcext:value-type="float">
            <text:p>91540.0256697733</text:p>
          </table:table-cell>
        </table:table-row>
        <table:table-row table:style-name="ro1">
          <table:table-cell office:value-type="float" office:value="51403.2117304214" calcext:value-type="float">
            <text:p>51403.2117304214</text:p>
          </table:table-cell>
        </table:table-row>
        <table:table-row table:style-name="ro1">
          <table:table-cell office:value-type="float" office:value="40392.5500714175" calcext:value-type="float">
            <text:p>40392.5500714175</text:p>
          </table:table-cell>
        </table:table-row>
        <table:table-row table:style-name="ro1">
          <table:table-cell office:value-type="float" office:value="72180.5070874272" calcext:value-type="float">
            <text:p>72180.5070874272</text:p>
          </table:table-cell>
        </table:table-row>
        <table:table-row table:style-name="ro1">
          <table:table-cell office:value-type="float" office:value="26082.438098403" calcext:value-type="float">
            <text:p>26082.438098403</text:p>
          </table:table-cell>
        </table:table-row>
        <table:table-row table:style-name="ro1">
          <table:table-cell office:value-type="float" office:value="29799.0266692643" calcext:value-type="float">
            <text:p>29799.0266692643</text:p>
          </table:table-cell>
        </table:table-row>
        <table:table-row table:style-name="ro1">
          <table:table-cell office:value-type="float" office:value="88458.9772125192" calcext:value-type="float">
            <text:p>88458.9772125192</text:p>
          </table:table-cell>
        </table:table-row>
        <table:table-row table:style-name="ro1">
          <table:table-cell office:value-type="float" office:value="71075.1458640887" calcext:value-type="float">
            <text:p>71075.1458640887</text:p>
          </table:table-cell>
        </table:table-row>
        <table:table-row table:style-name="ro1">
          <table:table-cell office:value-type="float" office:value="30480.0597453993" calcext:value-type="float">
            <text:p>30480.0597453993</text:p>
          </table:table-cell>
        </table:table-row>
        <table:table-row table:style-name="ro1">
          <table:table-cell office:value-type="float" office:value="23647.7776083731" calcext:value-type="float">
            <text:p>23647.7776083731</text:p>
          </table:table-cell>
        </table:table-row>
        <table:table-row table:style-name="ro1">
          <table:table-cell office:value-type="float" office:value="69713.4604952577" calcext:value-type="float">
            <text:p>69713.4604952577</text:p>
          </table:table-cell>
        </table:table-row>
        <table:table-row table:style-name="ro1">
          <table:table-cell office:value-type="float" office:value="95590.1058298442" calcext:value-type="float">
            <text:p>95590.1058298442</text:p>
          </table:table-cell>
        </table:table-row>
        <table:table-row table:style-name="ro1">
          <table:table-cell office:value-type="float" office:value="55470.533818752" calcext:value-type="float">
            <text:p>55470.533818752</text:p>
          </table:table-cell>
        </table:table-row>
        <table:table-row table:style-name="ro1">
          <table:table-cell office:value-type="float" office:value="45216.4168260555" calcext:value-type="float">
            <text:p>45216.4168260555</text:p>
          </table:table-cell>
        </table:table-row>
        <table:table-row table:style-name="ro1">
          <table:table-cell office:value-type="float" office:value="25431.9436479067" calcext:value-type="float">
            <text:p>25431.9436479067</text:p>
          </table:table-cell>
        </table:table-row>
        <table:table-row table:style-name="ro1">
          <table:table-cell office:value-type="float" office:value="13334.9982396525" calcext:value-type="float">
            <text:p>13334.9982396525</text:p>
          </table:table-cell>
        </table:table-row>
        <table:table-row table:style-name="ro1">
          <table:table-cell office:value-type="float" office:value="82675.3905407332" calcext:value-type="float">
            <text:p>82675.3905407332</text:p>
          </table:table-cell>
        </table:table-row>
        <table:table-row table:style-name="ro1">
          <table:table-cell office:value-type="float" office:value="99637.1051663967" calcext:value-type="float">
            <text:p>99637.1051663967</text:p>
          </table:table-cell>
        </table:table-row>
        <table:table-row table:style-name="ro1">
          <table:table-cell office:value-type="float" office:value="61945.5916353239" calcext:value-type="float">
            <text:p>61945.5916353239</text:p>
          </table:table-cell>
        </table:table-row>
        <table:table-row table:style-name="ro1">
          <table:table-cell office:value-type="float" office:value="15072.9060392401" calcext:value-type="float">
            <text:p>15072.9060392401</text:p>
          </table:table-cell>
        </table:table-row>
        <table:table-row table:style-name="ro1">
          <table:table-cell office:value-type="float" office:value="44075.6324150538" calcext:value-type="float">
            <text:p>44075.6324150538</text:p>
          </table:table-cell>
        </table:table-row>
        <table:table-row table:style-name="ro1">
          <table:table-cell office:value-type="float" office:value="60767.4072471768" calcext:value-type="float">
            <text:p>60767.4072471768</text:p>
          </table:table-cell>
        </table:table-row>
        <table:table-row table:style-name="ro1">
          <table:table-cell office:value-type="float" office:value="9167.29987098038" calcext:value-type="float">
            <text:p>9167.29987098038</text:p>
          </table:table-cell>
        </table:table-row>
        <table:table-row table:style-name="ro1">
          <table:table-cell office:value-type="float" office:value="17218.2400551638" calcext:value-type="float">
            <text:p>17218.2400551638</text:p>
          </table:table-cell>
        </table:table-row>
        <table:table-row table:style-name="ro1">
          <table:table-cell office:value-type="float" office:value="30537.702302291" calcext:value-type="float">
            <text:p>30537.702302291</text:p>
          </table:table-cell>
        </table:table-row>
        <table:table-row table:style-name="ro1">
          <table:table-cell office:value-type="float" office:value="99883.9586992211" calcext:value-type="float">
            <text:p>99883.9586992211</text:p>
          </table:table-cell>
        </table:table-row>
        <table:table-row table:style-name="ro1">
          <table:table-cell office:value-type="float" office:value="31547.1873009894" calcext:value-type="float">
            <text:p>31547.1873009894</text:p>
          </table:table-cell>
        </table:table-row>
        <table:table-row table:style-name="ro1">
          <table:table-cell office:value-type="float" office:value="5058.73767148089" calcext:value-type="float">
            <text:p>5058.73767148089</text:p>
          </table:table-cell>
        </table:table-row>
        <table:table-row table:style-name="ro1">
          <table:table-cell office:value-type="float" office:value="38672.635635464" calcext:value-type="float">
            <text:p>38672.635635464</text:p>
          </table:table-cell>
        </table:table-row>
        <table:table-row table:style-name="ro1">
          <table:table-cell office:value-type="float" office:value="9449.06783635484" calcext:value-type="float">
            <text:p>9449.06783635484</text:p>
          </table:table-cell>
        </table:table-row>
        <table:table-row table:style-name="ro1">
          <table:table-cell office:value-type="float" office:value="50484.3715930837" calcext:value-type="float">
            <text:p>50484.3715930837</text:p>
          </table:table-cell>
        </table:table-row>
        <table:table-row table:style-name="ro1">
          <table:table-cell office:value-type="float" office:value="9384.36450293015" calcext:value-type="float">
            <text:p>9384.36450293015</text:p>
          </table:table-cell>
        </table:table-row>
        <table:table-row table:style-name="ro1">
          <table:table-cell office:value-type="float" office:value="77303.4925246687" calcext:value-type="float">
            <text:p>77303.4925246687</text:p>
          </table:table-cell>
        </table:table-row>
        <table:table-row table:style-name="ro1">
          <table:table-cell office:value-type="float" office:value="77359.3456480385" calcext:value-type="float">
            <text:p>77359.3456480385</text:p>
          </table:table-cell>
        </table:table-row>
        <table:table-row table:style-name="ro1">
          <table:table-cell office:value-type="float" office:value="81954.2219148701" calcext:value-type="float">
            <text:p>81954.2219148701</text:p>
          </table:table-cell>
        </table:table-row>
        <table:table-row table:style-name="ro1">
          <table:table-cell office:value-type="float" office:value="87486.3628296169" calcext:value-type="float">
            <text:p>87486.3628296169</text:p>
          </table:table-cell>
        </table:table-row>
        <table:table-row table:style-name="ro1">
          <table:table-cell office:value-type="float" office:value="8389.77503624595" calcext:value-type="float">
            <text:p>8389.77503624595</text:p>
          </table:table-cell>
        </table:table-row>
        <table:table-row table:style-name="ro1">
          <table:table-cell office:value-type="float" office:value="19716.8970074125" calcext:value-type="float">
            <text:p>19716.8970074125</text:p>
          </table:table-cell>
        </table:table-row>
        <table:table-row table:style-name="ro1">
          <table:table-cell office:value-type="float" office:value="65601.7528518348" calcext:value-type="float">
            <text:p>65601.7528518348</text:p>
          </table:table-cell>
        </table:table-row>
        <table:table-row table:style-name="ro1">
          <table:table-cell office:value-type="float" office:value="86258.9422675407" calcext:value-type="float">
            <text:p>86258.9422675407</text:p>
          </table:table-cell>
        </table:table-row>
        <table:table-row table:style-name="ro1">
          <table:table-cell office:value-type="float" office:value="13684.1873235876" calcext:value-type="float">
            <text:p>13684.1873235876</text:p>
          </table:table-cell>
        </table:table-row>
        <table:table-row table:style-name="ro1">
          <table:table-cell office:value-type="float" office:value="68301.4449885499" calcext:value-type="float">
            <text:p>68301.4449885499</text:p>
          </table:table-cell>
        </table:table-row>
        <table:table-row table:style-name="ro1">
          <table:table-cell office:value-type="float" office:value="93095.0069624721" calcext:value-type="float">
            <text:p>93095.0069624721</text:p>
          </table:table-cell>
        </table:table-row>
        <table:table-row table:style-name="ro1">
          <table:table-cell office:value-type="float" office:value="16856.8075003339" calcext:value-type="float">
            <text:p>16856.8075003339</text:p>
          </table:table-cell>
        </table:table-row>
        <table:table-row table:style-name="ro1">
          <table:table-cell office:value-type="float" office:value="71596.6186695254" calcext:value-type="float">
            <text:p>71596.6186695254</text:p>
          </table:table-cell>
        </table:table-row>
        <table:table-row table:style-name="ro1">
          <table:table-cell office:value-type="float" office:value="65231.0166147592" calcext:value-type="float">
            <text:p>65231.0166147592</text:p>
          </table:table-cell>
        </table:table-row>
        <table:table-row table:style-name="ro1">
          <table:table-cell office:value-type="float" office:value="41923.4704283698" calcext:value-type="float">
            <text:p>41923.4704283698</text:p>
          </table:table-cell>
        </table:table-row>
        <table:table-row table:style-name="ro1">
          <table:table-cell office:value-type="float" office:value="49591.2646631982" calcext:value-type="float">
            <text:p>49591.2646631982</text:p>
          </table:table-cell>
        </table:table-row>
        <table:table-row table:style-name="ro1">
          <table:table-cell office:value-type="float" office:value="2142.66514303588" calcext:value-type="float">
            <text:p>2142.66514303588</text:p>
          </table:table-cell>
        </table:table-row>
        <table:table-row table:style-name="ro1">
          <table:table-cell office:value-type="float" office:value="82977.0463770741" calcext:value-type="float">
            <text:p>82977.0463770741</text:p>
          </table:table-cell>
        </table:table-row>
        <table:table-row table:style-name="ro1">
          <table:table-cell office:value-type="float" office:value="37041.5560930295" calcext:value-type="float">
            <text:p>37041.5560930295</text:p>
          </table:table-cell>
        </table:table-row>
        <table:table-row table:style-name="ro1">
          <table:table-cell office:value-type="float" office:value="37465.8546269957" calcext:value-type="float">
            <text:p>37465.8546269957</text:p>
          </table:table-cell>
        </table:table-row>
        <table:table-row table:style-name="ro1">
          <table:table-cell office:value-type="float" office:value="62917.593279208" calcext:value-type="float">
            <text:p>62917.593279208</text:p>
          </table:table-cell>
        </table:table-row>
        <table:table-row table:style-name="ro1">
          <table:table-cell office:value-type="float" office:value="87242.7703440212" calcext:value-type="float">
            <text:p>87242.7703440212</text:p>
          </table:table-cell>
        </table:table-row>
        <table:table-row table:style-name="ro1">
          <table:table-cell office:value-type="float" office:value="34915.6626159378" calcext:value-type="float">
            <text:p>34915.6626159378</text:p>
          </table:table-cell>
        </table:table-row>
        <table:table-row table:style-name="ro1">
          <table:table-cell office:value-type="float" office:value="27556.8714203404" calcext:value-type="float">
            <text:p>27556.8714203404</text:p>
          </table:table-cell>
        </table:table-row>
        <table:table-row table:style-name="ro1">
          <table:table-cell office:value-type="float" office:value="31627.7498750265" calcext:value-type="float">
            <text:p>31627.7498750265</text:p>
          </table:table-cell>
        </table:table-row>
        <table:table-row table:style-name="ro1">
          <table:table-cell office:value-type="float" office:value="27797.2433178607" calcext:value-type="float">
            <text:p>27797.2433178607</text:p>
          </table:table-cell>
        </table:table-row>
        <table:table-row table:style-name="ro1">
          <table:table-cell office:value-type="float" office:value="68351.6208738461" calcext:value-type="float">
            <text:p>68351.6208738461</text:p>
          </table:table-cell>
        </table:table-row>
        <table:table-row table:style-name="ro1">
          <table:table-cell office:value-type="float" office:value="1207.50462431781" calcext:value-type="float">
            <text:p>1207.50462431781</text:p>
          </table:table-cell>
        </table:table-row>
        <table:table-row table:style-name="ro1">
          <table:table-cell office:value-type="float" office:value="33454.2234398582" calcext:value-type="float">
            <text:p>33454.2234398582</text:p>
          </table:table-cell>
        </table:table-row>
        <table:table-row table:style-name="ro1">
          <table:table-cell office:value-type="float" office:value="75671.6584347434" calcext:value-type="float">
            <text:p>75671.6584347434</text:p>
          </table:table-cell>
        </table:table-row>
        <table:table-row table:style-name="ro1">
          <table:table-cell office:value-type="float" office:value="14641.9252006141" calcext:value-type="float">
            <text:p>14641.9252006141</text:p>
          </table:table-cell>
        </table:table-row>
        <table:table-row table:style-name="ro1">
          <table:table-cell office:value-type="float" office:value="21066.9085096689" calcext:value-type="float">
            <text:p>21066.9085096689</text:p>
          </table:table-cell>
        </table:table-row>
        <table:table-row table:style-name="ro1">
          <table:table-cell office:value-type="float" office:value="59624.41490877" calcext:value-type="float">
            <text:p>59624.41490877</text:p>
          </table:table-cell>
        </table:table-row>
        <table:table-row table:style-name="ro1">
          <table:table-cell office:value-type="float" office:value="46009.76615715" calcext:value-type="float">
            <text:p>46009.76615715</text:p>
          </table:table-cell>
        </table:table-row>
        <table:table-row table:style-name="ro1">
          <table:table-cell office:value-type="float" office:value="70671.5061712323" calcext:value-type="float">
            <text:p>70671.5061712323</text:p>
          </table:table-cell>
        </table:table-row>
        <table:table-row table:style-name="ro1">
          <table:table-cell office:value-type="float" office:value="20893.2877870036" calcext:value-type="float">
            <text:p>20893.2877870036</text:p>
          </table:table-cell>
        </table:table-row>
        <table:table-row table:style-name="ro1">
          <table:table-cell office:value-type="float" office:value="88283.0777612145" calcext:value-type="float">
            <text:p>88283.0777612145</text:p>
          </table:table-cell>
        </table:table-row>
        <table:table-row table:style-name="ro1">
          <table:table-cell office:value-type="float" office:value="71435.6518026957" calcext:value-type="float">
            <text:p>71435.6518026957</text:p>
          </table:table-cell>
        </table:table-row>
        <table:table-row table:style-name="ro1">
          <table:table-cell office:value-type="float" office:value="83435.4891980467" calcext:value-type="float">
            <text:p>83435.4891980467</text:p>
          </table:table-cell>
        </table:table-row>
        <table:table-row table:style-name="ro1">
          <table:table-cell office:value-type="float" office:value="12034.9743612029" calcext:value-type="float">
            <text:p>12034.9743612029</text:p>
          </table:table-cell>
        </table:table-row>
        <table:table-row table:style-name="ro1">
          <table:table-cell office:value-type="float" office:value="72175.2491526695" calcext:value-type="float">
            <text:p>72175.2491526695</text:p>
          </table:table-cell>
        </table:table-row>
        <table:table-row table:style-name="ro1">
          <table:table-cell office:value-type="float" office:value="29160.3830516905" calcext:value-type="float">
            <text:p>29160.3830516905</text:p>
          </table:table-cell>
        </table:table-row>
        <table:table-row table:style-name="ro1">
          <table:table-cell office:value-type="float" office:value="36744.2168325124" calcext:value-type="float">
            <text:p>36744.2168325124</text:p>
          </table:table-cell>
        </table:table-row>
        <table:table-row table:style-name="ro1">
          <table:table-cell office:value-type="float" office:value="69036.9944686687" calcext:value-type="float">
            <text:p>69036.9944686687</text:p>
          </table:table-cell>
        </table:table-row>
        <table:table-row table:style-name="ro1">
          <table:table-cell office:value-type="float" office:value="65354.0420641511" calcext:value-type="float">
            <text:p>65354.0420641511</text:p>
          </table:table-cell>
        </table:table-row>
        <table:table-row table:style-name="ro1">
          <table:table-cell office:value-type="float" office:value="99054.9588859006" calcext:value-type="float">
            <text:p>99054.9588859006</text:p>
          </table:table-cell>
        </table:table-row>
        <table:table-row table:style-name="ro1">
          <table:table-cell office:value-type="float" office:value="12323.0292001946" calcext:value-type="float">
            <text:p>12323.0292001946</text:p>
          </table:table-cell>
        </table:table-row>
        <table:table-row table:style-name="ro1">
          <table:table-cell office:value-type="float" office:value="38057.495046448" calcext:value-type="float">
            <text:p>38057.495046448</text:p>
          </table:table-cell>
        </table:table-row>
        <table:table-row table:style-name="ro1">
          <table:table-cell office:value-type="float" office:value="75858.9195745411" calcext:value-type="float">
            <text:p>75858.9195745411</text:p>
          </table:table-cell>
        </table:table-row>
        <table:table-row table:style-name="ro1">
          <table:table-cell office:value-type="float" office:value="71010.2683543619" calcext:value-type="float">
            <text:p>71010.2683543619</text:p>
          </table:table-cell>
        </table:table-row>
        <table:table-row table:style-name="ro1">
          <table:table-cell office:value-type="float" office:value="390.298339404693" calcext:value-type="float">
            <text:p>390.298339404693</text:p>
          </table:table-cell>
        </table:table-row>
        <table:table-row table:style-name="ro1">
          <table:table-cell office:value-type="float" office:value="98461.0629832283" calcext:value-type="float">
            <text:p>98461.0629832283</text:p>
          </table:table-cell>
        </table:table-row>
        <table:table-row table:style-name="ro1">
          <table:table-cell office:value-type="float" office:value="9362.23813129831" calcext:value-type="float">
            <text:p>9362.23813129831</text:p>
          </table:table-cell>
        </table:table-row>
        <table:table-row table:style-name="ro1">
          <table:table-cell office:value-type="float" office:value="1896.55321651005" calcext:value-type="float">
            <text:p>1896.55321651005</text:p>
          </table:table-cell>
        </table:table-row>
        <table:table-row table:style-name="ro1">
          <table:table-cell office:value-type="float" office:value="97409.2838857084" calcext:value-type="float">
            <text:p>97409.2838857084</text:p>
          </table:table-cell>
        </table:table-row>
        <table:table-row table:style-name="ro1">
          <table:table-cell office:value-type="float" office:value="13498.0471000265" calcext:value-type="float">
            <text:p>13498.0471000265</text:p>
          </table:table-cell>
        </table:table-row>
        <table:table-row table:style-name="ro1">
          <table:table-cell office:value-type="float" office:value="5733.3797496137" calcext:value-type="float">
            <text:p>5733.3797496137</text:p>
          </table:table-cell>
        </table:table-row>
        <table:table-row table:style-name="ro1">
          <table:table-cell office:value-type="float" office:value="31079.2680864038" calcext:value-type="float">
            <text:p>31079.2680864038</text:p>
          </table:table-cell>
        </table:table-row>
        <table:table-row table:style-name="ro1">
          <table:table-cell office:value-type="float" office:value="53980.2958787231" calcext:value-type="float">
            <text:p>53980.2958787231</text:p>
          </table:table-cell>
        </table:table-row>
        <table:table-row table:style-name="ro1">
          <table:table-cell office:value-type="float" office:value="4388.50656138719" calcext:value-type="float">
            <text:p>4388.50656138719</text:p>
          </table:table-cell>
        </table:table-row>
        <table:table-row table:style-name="ro1">
          <table:table-cell office:value-type="float" office:value="9701.84710531202" calcext:value-type="float">
            <text:p>9701.84710531202</text:p>
          </table:table-cell>
        </table:table-row>
        <table:table-row table:style-name="ro1">
          <table:table-cell office:value-type="float" office:value="42590.1006736663" calcext:value-type="float">
            <text:p>42590.1006736663</text:p>
          </table:table-cell>
        </table:table-row>
        <table:table-row table:style-name="ro1">
          <table:table-cell office:value-type="float" office:value="58923.9338510211" calcext:value-type="float">
            <text:p>58923.9338510211</text:p>
          </table:table-cell>
        </table:table-row>
        <table:table-row table:style-name="ro1">
          <table:table-cell office:value-type="float" office:value="53223.1639741067" calcext:value-type="float">
            <text:p>53223.1639741067</text:p>
          </table:table-cell>
        </table:table-row>
        <table:table-row table:style-name="ro1">
          <table:table-cell office:value-type="float" office:value="1926.16347404199" calcext:value-type="float">
            <text:p>1926.16347404199</text:p>
          </table:table-cell>
        </table:table-row>
        <table:table-row table:style-name="ro1">
          <table:table-cell office:value-type="float" office:value="81761.9108998618" calcext:value-type="float">
            <text:p>81761.9108998618</text:p>
          </table:table-cell>
        </table:table-row>
        <table:table-row table:style-name="ro1">
          <table:table-cell office:value-type="float" office:value="4199.20494488498" calcext:value-type="float">
            <text:p>4199.20494488498</text:p>
          </table:table-cell>
        </table:table-row>
        <table:table-row table:style-name="ro1">
          <table:table-cell office:value-type="float" office:value="51084.7917499313" calcext:value-type="float">
            <text:p>51084.7917499313</text:p>
          </table:table-cell>
        </table:table-row>
        <table:table-row table:style-name="ro1">
          <table:table-cell office:value-type="float" office:value="75369.5026167739" calcext:value-type="float">
            <text:p>75369.5026167739</text:p>
          </table:table-cell>
        </table:table-row>
        <table:table-row table:style-name="ro1">
          <table:table-cell office:value-type="float" office:value="9189.17570732062" calcext:value-type="float">
            <text:p>9189.17570732062</text:p>
          </table:table-cell>
        </table:table-row>
        <table:table-row table:style-name="ro1">
          <table:table-cell office:value-type="float" office:value="22337.4052231181" calcext:value-type="float">
            <text:p>22337.4052231181</text:p>
          </table:table-cell>
        </table:table-row>
        <table:table-row table:style-name="ro1">
          <table:table-cell office:value-type="float" office:value="56708.9527623889" calcext:value-type="float">
            <text:p>56708.9527623889</text:p>
          </table:table-cell>
        </table:table-row>
        <table:table-row table:style-name="ro1">
          <table:table-cell office:value-type="float" office:value="63705.6317507702" calcext:value-type="float">
            <text:p>63705.6317507702</text:p>
          </table:table-cell>
        </table:table-row>
        <table:table-row table:style-name="ro1">
          <table:table-cell office:value-type="float" office:value="25771.3284387609" calcext:value-type="float">
            <text:p>25771.3284387609</text:p>
          </table:table-cell>
        </table:table-row>
        <table:table-row table:style-name="ro1">
          <table:table-cell office:value-type="float" office:value="76954.2296690096" calcext:value-type="float">
            <text:p>76954.2296690096</text:p>
          </table:table-cell>
        </table:table-row>
        <table:table-row table:style-name="ro1">
          <table:table-cell office:value-type="float" office:value="11708.079043538" calcext:value-type="float">
            <text:p>11708.079043538</text:p>
          </table:table-cell>
        </table:table-row>
        <table:table-row table:style-name="ro1">
          <table:table-cell office:value-type="float" office:value="36596.3157075688" calcext:value-type="float">
            <text:p>36596.3157075688</text:p>
          </table:table-cell>
        </table:table-row>
        <table:table-row table:style-name="ro1">
          <table:table-cell office:value-type="float" office:value="75204.3138360547" calcext:value-type="float">
            <text:p>75204.3138360547</text:p>
          </table:table-cell>
        </table:table-row>
        <table:table-row table:style-name="ro1">
          <table:table-cell office:value-type="float" office:value="73949.056951807" calcext:value-type="float">
            <text:p>73949.056951807</text:p>
          </table:table-cell>
        </table:table-row>
        <table:table-row table:style-name="ro1">
          <table:table-cell office:value-type="float" office:value="12933.1040566888" calcext:value-type="float">
            <text:p>12933.1040566888</text:p>
          </table:table-cell>
        </table:table-row>
        <table:table-row table:style-name="ro1">
          <table:table-cell office:value-type="float" office:value="34641.9722418458" calcext:value-type="float">
            <text:p>34641.9722418458</text:p>
          </table:table-cell>
        </table:table-row>
        <table:table-row table:style-name="ro1">
          <table:table-cell office:value-type="float" office:value="66756.9469763602" calcext:value-type="float">
            <text:p>66756.9469763602</text:p>
          </table:table-cell>
        </table:table-row>
        <table:table-row table:style-name="ro1">
          <table:table-cell office:value-type="float" office:value="57748.8057995698" calcext:value-type="float">
            <text:p>57748.8057995698</text:p>
          </table:table-cell>
        </table:table-row>
        <table:table-row table:style-name="ro1">
          <table:table-cell office:value-type="float" office:value="59106.2342749736" calcext:value-type="float">
            <text:p>59106.2342749736</text:p>
          </table:table-cell>
        </table:table-row>
        <table:table-row table:style-name="ro1">
          <table:table-cell office:value-type="float" office:value="38993.2602539548" calcext:value-type="float">
            <text:p>38993.2602539548</text:p>
          </table:table-cell>
        </table:table-row>
        <table:table-row table:style-name="ro1">
          <table:table-cell office:value-type="float" office:value="75560.0439497188" calcext:value-type="float">
            <text:p>75560.0439497188</text:p>
          </table:table-cell>
        </table:table-row>
        <table:table-row table:style-name="ro1">
          <table:table-cell office:value-type="float" office:value="93032.0971515354" calcext:value-type="float">
            <text:p>93032.0971515354</text:p>
          </table:table-cell>
        </table:table-row>
        <table:table-row table:style-name="ro1">
          <table:table-cell office:value-type="float" office:value="9312.25708633132" calcext:value-type="float">
            <text:p>9312.25708633132</text:p>
          </table:table-cell>
        </table:table-row>
        <table:table-row table:style-name="ro1">
          <table:table-cell office:value-type="float" office:value="15606.5544629484" calcext:value-type="float">
            <text:p>15606.5544629484</text:p>
          </table:table-cell>
        </table:table-row>
        <table:table-row table:style-name="ro1">
          <table:table-cell office:value-type="float" office:value="5018.90386780016" calcext:value-type="float">
            <text:p>5018.90386780016</text:p>
          </table:table-cell>
        </table:table-row>
        <table:table-row table:style-name="ro1">
          <table:table-cell office:value-type="float" office:value="29752.5016101972" calcext:value-type="float">
            <text:p>29752.5016101972</text:p>
          </table:table-cell>
        </table:table-row>
        <table:table-row table:style-name="ro1">
          <table:table-cell office:value-type="float" office:value="64814.3202881006" calcext:value-type="float">
            <text:p>64814.3202881006</text:p>
          </table:table-cell>
        </table:table-row>
        <table:table-row table:style-name="ro1">
          <table:table-cell office:value-type="float" office:value="38256.3151784381" calcext:value-type="float">
            <text:p>38256.3151784381</text:p>
          </table:table-cell>
        </table:table-row>
        <table:table-row table:style-name="ro1">
          <table:table-cell office:value-type="float" office:value="450.115020304961" calcext:value-type="float">
            <text:p>450.115020304961</text:p>
          </table:table-cell>
        </table:table-row>
        <table:table-row table:style-name="ro1">
          <table:table-cell office:value-type="float" office:value="6792.50545598468" calcext:value-type="float">
            <text:p>6792.50545598468</text:p>
          </table:table-cell>
        </table:table-row>
        <table:table-row table:style-name="ro1">
          <table:table-cell office:value-type="float" office:value="89018.4650508183" calcext:value-type="float">
            <text:p>89018.4650508183</text:p>
          </table:table-cell>
        </table:table-row>
        <table:table-row table:style-name="ro1">
          <table:table-cell office:value-type="float" office:value="47597.7642552189" calcext:value-type="float">
            <text:p>47597.7642552189</text:p>
          </table:table-cell>
        </table:table-row>
        <table:table-row table:style-name="ro1">
          <table:table-cell office:value-type="float" office:value="85383.9741061074" calcext:value-type="float">
            <text:p>85383.9741061074</text:p>
          </table:table-cell>
        </table:table-row>
        <table:table-row table:style-name="ro1">
          <table:table-cell office:value-type="float" office:value="79687.1262041134" calcext:value-type="float">
            <text:p>79687.1262041134</text:p>
          </table:table-cell>
        </table:table-row>
        <table:table-row table:style-name="ro1">
          <table:table-cell office:value-type="float" office:value="6572.778913199" calcext:value-type="float">
            <text:p>6572.778913199</text:p>
          </table:table-cell>
        </table:table-row>
        <table:table-row table:style-name="ro1">
          <table:table-cell office:value-type="float" office:value="69097.7015068239" calcext:value-type="float">
            <text:p>69097.7015068239</text:p>
          </table:table-cell>
        </table:table-row>
        <table:table-row table:style-name="ro1">
          <table:table-cell office:value-type="float" office:value="18811.6098383759" calcext:value-type="float">
            <text:p>18811.6098383759</text:p>
          </table:table-cell>
        </table:table-row>
        <table:table-row table:style-name="ro1">
          <table:table-cell office:value-type="float" office:value="15522.9786264511" calcext:value-type="float">
            <text:p>15522.9786264511</text:p>
          </table:table-cell>
        </table:table-row>
        <table:table-row table:style-name="ro1">
          <table:table-cell office:value-type="float" office:value="27313.3015971858" calcext:value-type="float">
            <text:p>27313.3015971858</text:p>
          </table:table-cell>
        </table:table-row>
        <table:table-row table:style-name="ro1">
          <table:table-cell office:value-type="float" office:value="92807.7574749117" calcext:value-type="float">
            <text:p>92807.7574749117</text:p>
          </table:table-cell>
        </table:table-row>
        <table:table-row table:style-name="ro1">
          <table:table-cell office:value-type="float" office:value="80014.5111628876" calcext:value-type="float">
            <text:p>80014.5111628876</text:p>
          </table:table-cell>
        </table:table-row>
        <table:table-row table:style-name="ro1">
          <table:table-cell office:value-type="float" office:value="2713.15893223728" calcext:value-type="float">
            <text:p>2713.15893223728</text:p>
          </table:table-cell>
        </table:table-row>
        <table:table-row table:style-name="ro1">
          <table:table-cell office:value-type="float" office:value="47661.7196021444" calcext:value-type="float">
            <text:p>47661.7196021444</text:p>
          </table:table-cell>
        </table:table-row>
        <table:table-row table:style-name="ro1">
          <table:table-cell office:value-type="float" office:value="84000.0808900713" calcext:value-type="float">
            <text:p>84000.0808900713</text:p>
          </table:table-cell>
        </table:table-row>
        <table:table-row table:style-name="ro1">
          <table:table-cell office:value-type="float" office:value="15975.3333138126" calcext:value-type="float">
            <text:p>15975.3333138126</text:p>
          </table:table-cell>
        </table:table-row>
        <table:table-row table:style-name="ro1">
          <table:table-cell office:value-type="float" office:value="40744.9654500968" calcext:value-type="float">
            <text:p>40744.9654500968</text:p>
          </table:table-cell>
        </table:table-row>
        <table:table-row table:style-name="ro1">
          <table:table-cell office:value-type="float" office:value="22951.037714421" calcext:value-type="float">
            <text:p>22951.037714421</text:p>
          </table:table-cell>
        </table:table-row>
        <table:table-row table:style-name="ro1">
          <table:table-cell office:value-type="float" office:value="43753.8574718797" calcext:value-type="float">
            <text:p>43753.8574718797</text:p>
          </table:table-cell>
        </table:table-row>
        <table:table-row table:style-name="ro1">
          <table:table-cell office:value-type="float" office:value="245.562907892955" calcext:value-type="float">
            <text:p>245.562907892955</text:p>
          </table:table-cell>
        </table:table-row>
        <table:table-row table:style-name="ro1">
          <table:table-cell office:value-type="float" office:value="77741.8941598541" calcext:value-type="float">
            <text:p>77741.8941598541</text:p>
          </table:table-cell>
        </table:table-row>
        <table:table-row table:style-name="ro1">
          <table:table-cell office:value-type="float" office:value="79133.5430395406" calcext:value-type="float">
            <text:p>79133.5430395406</text:p>
          </table:table-cell>
        </table:table-row>
        <table:table-row table:style-name="ro1">
          <table:table-cell office:value-type="float" office:value="54892.574485241" calcext:value-type="float">
            <text:p>54892.574485241</text:p>
          </table:table-cell>
        </table:table-row>
        <table:table-row table:style-name="ro1">
          <table:table-cell office:value-type="float" office:value="95150.7038968019" calcext:value-type="float">
            <text:p>95150.7038968019</text:p>
          </table:table-cell>
        </table:table-row>
        <table:table-row table:style-name="ro1">
          <table:table-cell office:value-type="float" office:value="15630.1845952172" calcext:value-type="float">
            <text:p>15630.1845952172</text:p>
          </table:table-cell>
        </table:table-row>
        <table:table-row table:style-name="ro1">
          <table:table-cell office:value-type="float" office:value="36812.2990350856" calcext:value-type="float">
            <text:p>36812.2990350856</text:p>
          </table:table-cell>
        </table:table-row>
        <table:table-row table:style-name="ro1">
          <table:table-cell office:value-type="float" office:value="63939.5188808609" calcext:value-type="float">
            <text:p>63939.5188808609</text:p>
          </table:table-cell>
        </table:table-row>
        <table:table-row table:style-name="ro1">
          <table:table-cell office:value-type="float" office:value="62627.0178161831" calcext:value-type="float">
            <text:p>62627.0178161831</text:p>
          </table:table-cell>
        </table:table-row>
        <table:table-row table:style-name="ro1">
          <table:table-cell office:value-type="float" office:value="6170.16743758987" calcext:value-type="float">
            <text:p>6170.16743758987</text:p>
          </table:table-cell>
        </table:table-row>
        <table:table-row table:style-name="ro1">
          <table:table-cell office:value-type="float" office:value="18034.653345847" calcext:value-type="float">
            <text:p>18034.653345847</text:p>
          </table:table-cell>
        </table:table-row>
        <table:table-row table:style-name="ro1">
          <table:table-cell office:value-type="float" office:value="1467.54589944353" calcext:value-type="float">
            <text:p>1467.54589944353</text:p>
          </table:table-cell>
        </table:table-row>
        <table:table-row table:style-name="ro1">
          <table:table-cell office:value-type="float" office:value="94716.6006947433" calcext:value-type="float">
            <text:p>94716.6006947433</text:p>
          </table:table-cell>
        </table:table-row>
        <table:table-row table:style-name="ro1">
          <table:table-cell office:value-type="float" office:value="8376.77805078454" calcext:value-type="float">
            <text:p>8376.77805078454</text:p>
          </table:table-cell>
        </table:table-row>
        <table:table-row table:style-name="ro1">
          <table:table-cell office:value-type="float" office:value="19306.1012457877" calcext:value-type="float">
            <text:p>19306.1012457877</text:p>
          </table:table-cell>
        </table:table-row>
        <table:table-row table:style-name="ro1">
          <table:table-cell office:value-type="float" office:value="2215.10388443195" calcext:value-type="float">
            <text:p>2215.10388443195</text:p>
          </table:table-cell>
        </table:table-row>
        <table:table-row table:style-name="ro1">
          <table:table-cell office:value-type="float" office:value="7821.76753290197" calcext:value-type="float">
            <text:p>7821.76753290197</text:p>
          </table:table-cell>
        </table:table-row>
        <table:table-row table:style-name="ro1">
          <table:table-cell office:value-type="float" office:value="58980.1150528906" calcext:value-type="float">
            <text:p>58980.1150528906</text:p>
          </table:table-cell>
        </table:table-row>
        <table:table-row table:style-name="ro1">
          <table:table-cell office:value-type="float" office:value="20.304078239705" calcext:value-type="float">
            <text:p>20.304078239705</text:p>
          </table:table-cell>
        </table:table-row>
        <table:table-row table:style-name="ro1">
          <table:table-cell office:value-type="float" office:value="25167.3529044197" calcext:value-type="float">
            <text:p>25167.3529044197</text:p>
          </table:table-cell>
        </table:table-row>
        <table:table-row table:style-name="ro1">
          <table:table-cell office:value-type="float" office:value="92135.4550297179" calcext:value-type="float">
            <text:p>92135.4550297179</text:p>
          </table:table-cell>
        </table:table-row>
        <table:table-row table:style-name="ro1">
          <table:table-cell office:value-type="float" office:value="53255.9251158486" calcext:value-type="float">
            <text:p>53255.9251158486</text:p>
          </table:table-cell>
        </table:table-row>
        <table:table-row table:style-name="ro1">
          <table:table-cell office:value-type="float" office:value="76017.6729099405" calcext:value-type="float">
            <text:p>76017.6729099405</text:p>
          </table:table-cell>
        </table:table-row>
        <table:table-row table:style-name="ro1">
          <table:table-cell office:value-type="float" office:value="70951.3555259917" calcext:value-type="float">
            <text:p>70951.3555259917</text:p>
          </table:table-cell>
        </table:table-row>
        <table:table-row table:style-name="ro1">
          <table:table-cell office:value-type="float" office:value="62371.1677520272" calcext:value-type="float">
            <text:p>62371.1677520272</text:p>
          </table:table-cell>
        </table:table-row>
        <table:table-row table:style-name="ro1">
          <table:table-cell office:value-type="float" office:value="72049.3802890634" calcext:value-type="float">
            <text:p>72049.3802890634</text:p>
          </table:table-cell>
        </table:table-row>
        <table:table-row table:style-name="ro1">
          <table:table-cell office:value-type="float" office:value="37886.1446140769" calcext:value-type="float">
            <text:p>37886.1446140769</text:p>
          </table:table-cell>
        </table:table-row>
        <table:table-row table:style-name="ro1">
          <table:table-cell office:value-type="float" office:value="56533.3906216257" calcext:value-type="float">
            <text:p>56533.3906216257</text:p>
          </table:table-cell>
        </table:table-row>
        <table:table-row table:style-name="ro1">
          <table:table-cell office:value-type="float" office:value="98504.0697851719" calcext:value-type="float">
            <text:p>98504.0697851719</text:p>
          </table:table-cell>
        </table:table-row>
        <table:table-row table:style-name="ro1">
          <table:table-cell office:value-type="float" office:value="76505.1885458582" calcext:value-type="float">
            <text:p>76505.1885458582</text:p>
          </table:table-cell>
        </table:table-row>
        <table:table-row table:style-name="ro1">
          <table:table-cell office:value-type="float" office:value="8274.05224414255" calcext:value-type="float">
            <text:p>8274.05224414255</text:p>
          </table:table-cell>
        </table:table-row>
        <table:table-row table:style-name="ro1">
          <table:table-cell office:value-type="float" office:value="66784.3895795007" calcext:value-type="float">
            <text:p>66784.3895795007</text:p>
          </table:table-cell>
        </table:table-row>
        <table:table-row table:style-name="ro1">
          <table:table-cell office:value-type="float" office:value="2336.27025409098" calcext:value-type="float">
            <text:p>2336.27025409098</text:p>
          </table:table-cell>
        </table:table-row>
        <table:table-row table:style-name="ro1">
          <table:table-cell office:value-type="float" office:value="36261.6398735555" calcext:value-type="float">
            <text:p>36261.6398735555</text:p>
          </table:table-cell>
        </table:table-row>
        <table:table-row table:style-name="ro1">
          <table:table-cell office:value-type="float" office:value="58330.5177727536" calcext:value-type="float">
            <text:p>58330.5177727536</text:p>
          </table:table-cell>
        </table:table-row>
        <table:table-row table:style-name="ro1">
          <table:table-cell office:value-type="float" office:value="72321.4824652984" calcext:value-type="float">
            <text:p>72321.4824652984</text:p>
          </table:table-cell>
        </table:table-row>
        <table:table-row table:style-name="ro1">
          <table:table-cell office:value-type="float" office:value="55568.9507599004" calcext:value-type="float">
            <text:p>55568.9507599004</text:p>
          </table:table-cell>
        </table:table-row>
        <table:table-row table:style-name="ro1">
          <table:table-cell office:value-type="float" office:value="28632.2256348806" calcext:value-type="float">
            <text:p>28632.2256348806</text:p>
          </table:table-cell>
        </table:table-row>
        <table:table-row table:style-name="ro1">
          <table:table-cell office:value-type="float" office:value="22138.7857669219" calcext:value-type="float">
            <text:p>22138.7857669219</text:p>
          </table:table-cell>
        </table:table-row>
        <table:table-row table:style-name="ro1">
          <table:table-cell office:value-type="float" office:value="32821.1902994072" calcext:value-type="float">
            <text:p>32821.1902994072</text:p>
          </table:table-cell>
        </table:table-row>
        <table:table-row table:style-name="ro1">
          <table:table-cell office:value-type="float" office:value="54830.1556103266" calcext:value-type="float">
            <text:p>54830.1556103266</text:p>
          </table:table-cell>
        </table:table-row>
        <table:table-row table:style-name="ro1">
          <table:table-cell office:value-type="float" office:value="15184.1630814736" calcext:value-type="float">
            <text:p>15184.1630814736</text:p>
          </table:table-cell>
        </table:table-row>
        <table:table-row table:style-name="ro1">
          <table:table-cell office:value-type="float" office:value="75643.3602904779" calcext:value-type="float">
            <text:p>75643.3602904779</text:p>
          </table:table-cell>
        </table:table-row>
        <table:table-row table:style-name="ro1">
          <table:table-cell office:value-type="float" office:value="43490.1188743236" calcext:value-type="float">
            <text:p>43490.1188743236</text:p>
          </table:table-cell>
        </table:table-row>
        <table:table-row table:style-name="ro1">
          <table:table-cell office:value-type="float" office:value="17919.0797025411" calcext:value-type="float">
            <text:p>17919.0797025411</text:p>
          </table:table-cell>
        </table:table-row>
        <table:table-row table:style-name="ro1">
          <table:table-cell office:value-type="float" office:value="87100.9461859661" calcext:value-type="float">
            <text:p>87100.9461859661</text:p>
          </table:table-cell>
        </table:table-row>
        <table:table-row table:style-name="ro1">
          <table:table-cell office:value-type="float" office:value="16374.2305663729" calcext:value-type="float">
            <text:p>16374.2305663729</text:p>
          </table:table-cell>
        </table:table-row>
        <table:table-row table:style-name="ro1">
          <table:table-cell office:value-type="float" office:value="22822.173415026" calcext:value-type="float">
            <text:p>22822.173415026</text:p>
          </table:table-cell>
        </table:table-row>
        <table:table-row table:style-name="ro1">
          <table:table-cell office:value-type="float" office:value="52345.353859486" calcext:value-type="float">
            <text:p>52345.353859486</text:p>
          </table:table-cell>
        </table:table-row>
        <table:table-row table:style-name="ro1">
          <table:table-cell office:value-type="float" office:value="79580.0456905846" calcext:value-type="float">
            <text:p>79580.0456905846</text:p>
          </table:table-cell>
        </table:table-row>
        <table:table-row table:style-name="ro1">
          <table:table-cell office:value-type="float" office:value="67429.4505999006" calcext:value-type="float">
            <text:p>67429.4505999006</text:p>
          </table:table-cell>
        </table:table-row>
        <table:table-row table:style-name="ro1">
          <table:table-cell office:value-type="float" office:value="9324.44490796437" calcext:value-type="float">
            <text:p>9324.44490796437</text:p>
          </table:table-cell>
        </table:table-row>
        <table:table-row table:style-name="ro1">
          <table:table-cell office:value-type="float" office:value="8458.18302728805" calcext:value-type="float">
            <text:p>8458.18302728805</text:p>
          </table:table-cell>
        </table:table-row>
        <table:table-row table:style-name="ro1">
          <table:table-cell office:value-type="float" office:value="48344.4066181701" calcext:value-type="float">
            <text:p>48344.4066181701</text:p>
          </table:table-cell>
        </table:table-row>
        <table:table-row table:style-name="ro1">
          <table:table-cell office:value-type="float" office:value="58326.832975756" calcext:value-type="float">
            <text:p>58326.832975756</text:p>
          </table:table-cell>
        </table:table-row>
        <table:table-row table:style-name="ro1">
          <table:table-cell office:value-type="float" office:value="54408.1741523456" calcext:value-type="float">
            <text:p>54408.1741523456</text:p>
          </table:table-cell>
        </table:table-row>
        <table:table-row table:style-name="ro1">
          <table:table-cell office:value-type="float" office:value="77861.6650474169" calcext:value-type="float">
            <text:p>77861.6650474169</text:p>
          </table:table-cell>
        </table:table-row>
        <table:table-row table:style-name="ro1">
          <table:table-cell office:value-type="float" office:value="33736.1025872413" calcext:value-type="float">
            <text:p>33736.1025872413</text:p>
          </table:table-cell>
        </table:table-row>
        <table:table-row table:style-name="ro1">
          <table:table-cell office:value-type="float" office:value="40914.9522120972" calcext:value-type="float">
            <text:p>40914.9522120972</text:p>
          </table:table-cell>
        </table:table-row>
        <table:table-row table:style-name="ro1">
          <table:table-cell office:value-type="float" office:value="46919.2115687373" calcext:value-type="float">
            <text:p>46919.2115687373</text:p>
          </table:table-cell>
        </table:table-row>
        <table:table-row table:style-name="ro1">
          <table:table-cell office:value-type="float" office:value="123.913243586868" calcext:value-type="float">
            <text:p>123.913243586868</text:p>
          </table:table-cell>
        </table:table-row>
        <table:table-row table:style-name="ro1">
          <table:table-cell office:value-type="float" office:value="2270.43194534197" calcext:value-type="float">
            <text:p>2270.43194534197</text:p>
          </table:table-cell>
        </table:table-row>
        <table:table-row table:style-name="ro1">
          <table:table-cell office:value-type="float" office:value="37600.6589548828" calcext:value-type="float">
            <text:p>37600.6589548828</text:p>
          </table:table-cell>
        </table:table-row>
        <table:table-row table:style-name="ro1">
          <table:table-cell office:value-type="float" office:value="40653.758918208" calcext:value-type="float">
            <text:p>40653.758918208</text:p>
          </table:table-cell>
        </table:table-row>
        <table:table-row table:style-name="ro1">
          <table:table-cell office:value-type="float" office:value="47300.7955633113" calcext:value-type="float">
            <text:p>47300.7955633113</text:p>
          </table:table-cell>
        </table:table-row>
        <table:table-row table:style-name="ro1">
          <table:table-cell office:value-type="float" office:value="11573.0282868515" calcext:value-type="float">
            <text:p>11573.0282868515</text:p>
          </table:table-cell>
        </table:table-row>
        <table:table-row table:style-name="ro1">
          <table:table-cell office:value-type="float" office:value="21457.2984324201" calcext:value-type="float">
            <text:p>21457.2984324201</text:p>
          </table:table-cell>
        </table:table-row>
        <table:table-row table:style-name="ro1">
          <table:table-cell office:value-type="float" office:value="72146.4016976732" calcext:value-type="float">
            <text:p>72146.4016976732</text:p>
          </table:table-cell>
        </table:table-row>
        <table:table-row table:style-name="ro1">
          <table:table-cell office:value-type="float" office:value="7098.4425620249" calcext:value-type="float">
            <text:p>7098.4425620249</text:p>
          </table:table-cell>
        </table:table-row>
        <table:table-row table:style-name="ro1">
          <table:table-cell office:value-type="float" office:value="89688.3326349796" calcext:value-type="float">
            <text:p>89688.3326349796</text:p>
          </table:table-cell>
        </table:table-row>
        <table:table-row table:style-name="ro1">
          <table:table-cell office:value-type="float" office:value="19443.8241033068" calcext:value-type="float">
            <text:p>19443.8241033068</text:p>
          </table:table-cell>
        </table:table-row>
        <table:table-row table:style-name="ro1">
          <table:table-cell office:value-type="float" office:value="65807.0123809662" calcext:value-type="float">
            <text:p>65807.0123809662</text:p>
          </table:table-cell>
        </table:table-row>
        <table:table-row table:style-name="ro1">
          <table:table-cell office:value-type="float" office:value="69020.3578130879" calcext:value-type="float">
            <text:p>69020.3578130879</text:p>
          </table:table-cell>
        </table:table-row>
        <table:table-row table:style-name="ro1">
          <table:table-cell office:value-type="float" office:value="83086.1246961921" calcext:value-type="float">
            <text:p>83086.1246961921</text:p>
          </table:table-cell>
        </table:table-row>
        <table:table-row table:style-name="ro1">
          <table:table-cell office:value-type="float" office:value="63277.2092789109" calcext:value-type="float">
            <text:p>63277.2092789109</text:p>
          </table:table-cell>
        </table:table-row>
        <table:table-row table:style-name="ro1">
          <table:table-cell office:value-type="float" office:value="6195.41629114549" calcext:value-type="float">
            <text:p>6195.41629114549</text:p>
          </table:table-cell>
        </table:table-row>
        <table:table-row table:style-name="ro1">
          <table:table-cell office:value-type="float" office:value="68042.3651648286" calcext:value-type="float">
            <text:p>68042.3651648286</text:p>
          </table:table-cell>
        </table:table-row>
        <table:table-row table:style-name="ro1">
          <table:table-cell office:value-type="float" office:value="99603.5346737677" calcext:value-type="float">
            <text:p>99603.5346737677</text:p>
          </table:table-cell>
        </table:table-row>
        <table:table-row table:style-name="ro1">
          <table:table-cell office:value-type="float" office:value="15019.6853994361" calcext:value-type="float">
            <text:p>15019.6853994361</text:p>
          </table:table-cell>
        </table:table-row>
        <table:table-row table:style-name="ro1">
          <table:table-cell office:value-type="float" office:value="41509.0158460185" calcext:value-type="float">
            <text:p>41509.0158460185</text:p>
          </table:table-cell>
        </table:table-row>
        <table:table-row table:style-name="ro1">
          <table:table-cell office:value-type="float" office:value="27063.2550337441" calcext:value-type="float">
            <text:p>27063.2550337441</text:p>
          </table:table-cell>
        </table:table-row>
        <table:table-row table:style-name="ro1">
          <table:table-cell office:value-type="float" office:value="5101.60607627878" calcext:value-type="float">
            <text:p>5101.60607627878</text:p>
          </table:table-cell>
        </table:table-row>
        <table:table-row table:style-name="ro1">
          <table:table-cell office:value-type="float" office:value="73573.1672427147" calcext:value-type="float">
            <text:p>73573.1672427147</text:p>
          </table:table-cell>
        </table:table-row>
        <table:table-row table:style-name="ro1">
          <table:table-cell office:value-type="float" office:value="82974.3334068976" calcext:value-type="float">
            <text:p>82974.3334068976</text:p>
          </table:table-cell>
        </table:table-row>
        <table:table-row table:style-name="ro1">
          <table:table-cell office:value-type="float" office:value="73592.8174394516" calcext:value-type="float">
            <text:p>73592.8174394516</text:p>
          </table:table-cell>
        </table:table-row>
        <table:table-row table:style-name="ro1">
          <table:table-cell office:value-type="float" office:value="55897.315289082" calcext:value-type="float">
            <text:p>55897.315289082</text:p>
          </table:table-cell>
        </table:table-row>
        <table:table-row table:style-name="ro1">
          <table:table-cell office:value-type="float" office:value="12713.212386412" calcext:value-type="float">
            <text:p>12713.212386412</text:p>
          </table:table-cell>
        </table:table-row>
        <table:table-row table:style-name="ro1">
          <table:table-cell office:value-type="float" office:value="88114.3014692088" calcext:value-type="float">
            <text:p>88114.3014692088</text:p>
          </table:table-cell>
        </table:table-row>
        <table:table-row table:style-name="ro1">
          <table:table-cell office:value-type="float" office:value="37825.9174924437" calcext:value-type="float">
            <text:p>37825.9174924437</text:p>
          </table:table-cell>
        </table:table-row>
        <table:table-row table:style-name="ro1">
          <table:table-cell office:value-type="float" office:value="74553.0391699828" calcext:value-type="float">
            <text:p>74553.0391699828</text:p>
          </table:table-cell>
        </table:table-row>
        <table:table-row table:style-name="ro1">
          <table:table-cell office:value-type="float" office:value="30816.4214678019" calcext:value-type="float">
            <text:p>30816.4214678019</text:p>
          </table:table-cell>
        </table:table-row>
        <table:table-row table:style-name="ro1">
          <table:table-cell office:value-type="float" office:value="62497.6743396327" calcext:value-type="float">
            <text:p>62497.6743396327</text:p>
          </table:table-cell>
        </table:table-row>
        <table:table-row table:style-name="ro1">
          <table:table-cell office:value-type="float" office:value="69704.7661988418" calcext:value-type="float">
            <text:p>69704.7661988418</text:p>
          </table:table-cell>
        </table:table-row>
        <table:table-row table:style-name="ro1">
          <table:table-cell office:value-type="float" office:value="71624.0170476661" calcext:value-type="float">
            <text:p>71624.0170476661</text:p>
          </table:table-cell>
        </table:table-row>
        <table:table-row table:style-name="ro1">
          <table:table-cell office:value-type="float" office:value="91714.6956222618" calcext:value-type="float">
            <text:p>91714.6956222618</text:p>
          </table:table-cell>
        </table:table-row>
        <table:table-row table:style-name="ro1">
          <table:table-cell office:value-type="float" office:value="28808.9044111313" calcext:value-type="float">
            <text:p>28808.9044111313</text:p>
          </table:table-cell>
        </table:table-row>
        <table:table-row table:style-name="ro1">
          <table:table-cell office:value-type="float" office:value="33066.3525784548" calcext:value-type="float">
            <text:p>33066.3525784548</text:p>
          </table:table-cell>
        </table:table-row>
        <table:table-row table:style-name="ro1">
          <table:table-cell office:value-type="float" office:value="60918.5743979335" calcext:value-type="float">
            <text:p>60918.5743979335</text:p>
          </table:table-cell>
        </table:table-row>
        <table:table-row table:style-name="ro1">
          <table:table-cell office:value-type="float" office:value="72761.4892621459" calcext:value-type="float">
            <text:p>72761.4892621459</text:p>
          </table:table-cell>
        </table:table-row>
        <table:table-row table:style-name="ro1">
          <table:table-cell office:value-type="float" office:value="35210.8191584665" calcext:value-type="float">
            <text:p>35210.8191584665</text:p>
          </table:table-cell>
        </table:table-row>
        <table:table-row table:style-name="ro1">
          <table:table-cell office:value-type="float" office:value="62344.4893112411" calcext:value-type="float">
            <text:p>62344.4893112411</text:p>
          </table:table-cell>
        </table:table-row>
        <table:table-row table:style-name="ro1">
          <table:table-cell office:value-type="float" office:value="45358.2173872185" calcext:value-type="float">
            <text:p>45358.2173872185</text:p>
          </table:table-cell>
        </table:table-row>
        <table:table-row table:style-name="ro1">
          <table:table-cell office:value-type="float" office:value="5934.56153279294" calcext:value-type="float">
            <text:p>5934.56153279294</text:p>
          </table:table-cell>
        </table:table-row>
        <table:table-row table:style-name="ro1">
          <table:table-cell office:value-type="float" office:value="43453.6790209431" calcext:value-type="float">
            <text:p>43453.6790209431</text:p>
          </table:table-cell>
        </table:table-row>
        <table:table-row table:style-name="ro1">
          <table:table-cell office:value-type="float" office:value="74457.301841532" calcext:value-type="float">
            <text:p>74457.301841532</text:p>
          </table:table-cell>
        </table:table-row>
        <table:table-row table:style-name="ro1">
          <table:table-cell office:value-type="float" office:value="26197.2355343887" calcext:value-type="float">
            <text:p>26197.2355343887</text:p>
          </table:table-cell>
        </table:table-row>
        <table:table-row table:style-name="ro1">
          <table:table-cell office:value-type="float" office:value="29147.9049177268" calcext:value-type="float">
            <text:p>29147.9049177268</text:p>
          </table:table-cell>
        </table:table-row>
        <table:table-row table:style-name="ro1">
          <table:table-cell office:value-type="float" office:value="32072.4368095862" calcext:value-type="float">
            <text:p>32072.4368095862</text:p>
          </table:table-cell>
        </table:table-row>
        <table:table-row table:style-name="ro1">
          <table:table-cell office:value-type="float" office:value="46720.4581086491" calcext:value-type="float">
            <text:p>46720.4581086491</text:p>
          </table:table-cell>
        </table:table-row>
        <table:table-row table:style-name="ro1">
          <table:table-cell office:value-type="float" office:value="99436.0625364627" calcext:value-type="float">
            <text:p>99436.0625364627</text:p>
          </table:table-cell>
        </table:table-row>
        <table:table-row table:style-name="ro1">
          <table:table-cell office:value-type="float" office:value="36658.5261217923" calcext:value-type="float">
            <text:p>36658.5261217923</text:p>
          </table:table-cell>
        </table:table-row>
        <table:table-row table:style-name="ro1">
          <table:table-cell office:value-type="float" office:value="87247.7941017542" calcext:value-type="float">
            <text:p>87247.7941017542</text:p>
          </table:table-cell>
        </table:table-row>
        <table:table-row table:style-name="ro1">
          <table:table-cell office:value-type="float" office:value="98307.4279521227" calcext:value-type="float">
            <text:p>98307.4279521227</text:p>
          </table:table-cell>
        </table:table-row>
        <table:table-row table:style-name="ro1">
          <table:table-cell office:value-type="float" office:value="21979.6845225878" calcext:value-type="float">
            <text:p>21979.6845225878</text:p>
          </table:table-cell>
        </table:table-row>
        <table:table-row table:style-name="ro1">
          <table:table-cell office:value-type="float" office:value="48323.4478537401" calcext:value-type="float">
            <text:p>48323.4478537401</text:p>
          </table:table-cell>
        </table:table-row>
        <table:table-row table:style-name="ro1">
          <table:table-cell office:value-type="float" office:value="9086.11022755781" calcext:value-type="float">
            <text:p>9086.11022755781</text:p>
          </table:table-cell>
        </table:table-row>
        <table:table-row table:style-name="ro1">
          <table:table-cell office:value-type="float" office:value="27773.2378126223" calcext:value-type="float">
            <text:p>27773.2378126223</text:p>
          </table:table-cell>
        </table:table-row>
        <table:table-row table:style-name="ro1">
          <table:table-cell office:value-type="float" office:value="12884.1139521879" calcext:value-type="float">
            <text:p>12884.1139521879</text:p>
          </table:table-cell>
        </table:table-row>
        <table:table-row table:style-name="ro1">
          <table:table-cell office:value-type="float" office:value="52092.4166705106" calcext:value-type="float">
            <text:p>52092.4166705106</text:p>
          </table:table-cell>
        </table:table-row>
        <table:table-row table:style-name="ro1">
          <table:table-cell office:value-type="float" office:value="77558.5304460245" calcext:value-type="float">
            <text:p>77558.5304460245</text:p>
          </table:table-cell>
        </table:table-row>
        <table:table-row table:style-name="ro1">
          <table:table-cell office:value-type="float" office:value="95903.5743077384" calcext:value-type="float">
            <text:p>95903.5743077384</text:p>
          </table:table-cell>
        </table:table-row>
        <table:table-row table:style-name="ro1">
          <table:table-cell office:value-type="float" office:value="24016.5256488716" calcext:value-type="float">
            <text:p>24016.5256488716</text:p>
          </table:table-cell>
        </table:table-row>
        <table:table-row table:style-name="ro1">
          <table:table-cell office:value-type="float" office:value="37484.4074880721" calcext:value-type="float">
            <text:p>37484.4074880721</text:p>
          </table:table-cell>
        </table:table-row>
        <table:table-row table:style-name="ro1">
          <table:table-cell office:value-type="float" office:value="33405.4669838393" calcext:value-type="float">
            <text:p>33405.4669838393</text:p>
          </table:table-cell>
        </table:table-row>
        <table:table-row table:style-name="ro1">
          <table:table-cell office:value-type="float" office:value="91457.5836541463" calcext:value-type="float">
            <text:p>91457.5836541463</text:p>
          </table:table-cell>
        </table:table-row>
        <table:table-row table:style-name="ro1">
          <table:table-cell office:value-type="float" office:value="9154.39770541333" calcext:value-type="float">
            <text:p>9154.39770541333</text:p>
          </table:table-cell>
        </table:table-row>
        <table:table-row table:style-name="ro1">
          <table:table-cell office:value-type="float" office:value="34504.7219400974" calcext:value-type="float">
            <text:p>34504.7219400974</text:p>
          </table:table-cell>
        </table:table-row>
        <table:table-row table:style-name="ro1">
          <table:table-cell office:value-type="float" office:value="89033.9128388857" calcext:value-type="float">
            <text:p>89033.9128388857</text:p>
          </table:table-cell>
        </table:table-row>
        <table:table-row table:style-name="ro1">
          <table:table-cell office:value-type="float" office:value="17410.4015477132" calcext:value-type="float">
            <text:p>17410.4015477132</text:p>
          </table:table-cell>
        </table:table-row>
        <table:table-row table:style-name="ro1">
          <table:table-cell office:value-type="float" office:value="44504.8720192261" calcext:value-type="float">
            <text:p>44504.8720192261</text:p>
          </table:table-cell>
        </table:table-row>
        <table:table-row table:style-name="ro1">
          <table:table-cell office:value-type="float" office:value="99326.8141026854" calcext:value-type="float">
            <text:p>99326.8141026854</text:p>
          </table:table-cell>
        </table:table-row>
        <table:table-row table:style-name="ro1">
          <table:table-cell office:value-type="float" office:value="43732.3832142973" calcext:value-type="float">
            <text:p>43732.3832142973</text:p>
          </table:table-cell>
        </table:table-row>
        <table:table-row table:style-name="ro1">
          <table:table-cell office:value-type="float" office:value="29160.8426414211" calcext:value-type="float">
            <text:p>29160.8426414211</text:p>
          </table:table-cell>
        </table:table-row>
        <table:table-row table:style-name="ro1">
          <table:table-cell office:value-type="float" office:value="18101.8298569428" calcext:value-type="float">
            <text:p>18101.8298569428</text:p>
          </table:table-cell>
        </table:table-row>
        <table:table-row table:style-name="ro1">
          <table:table-cell office:value-type="float" office:value="62292.0123540879" calcext:value-type="float">
            <text:p>62292.0123540879</text:p>
          </table:table-cell>
        </table:table-row>
        <table:table-row table:style-name="ro1">
          <table:table-cell office:value-type="float" office:value="56360.2896485541" calcext:value-type="float">
            <text:p>56360.2896485541</text:p>
          </table:table-cell>
        </table:table-row>
        <table:table-row table:style-name="ro1">
          <table:table-cell office:value-type="float" office:value="69861.8987430347" calcext:value-type="float">
            <text:p>69861.8987430347</text:p>
          </table:table-cell>
        </table:table-row>
        <table:table-row table:style-name="ro1">
          <table:table-cell office:value-type="float" office:value="99520.4038245101" calcext:value-type="float">
            <text:p>99520.4038245101</text:p>
          </table:table-cell>
        </table:table-row>
        <table:table-row table:style-name="ro1">
          <table:table-cell office:value-type="float" office:value="56837.9835319503" calcext:value-type="float">
            <text:p>56837.9835319503</text:p>
          </table:table-cell>
        </table:table-row>
        <table:table-row table:style-name="ro1">
          <table:table-cell office:value-type="float" office:value="72080.2259618506" calcext:value-type="float">
            <text:p>72080.2259618506</text:p>
          </table:table-cell>
        </table:table-row>
        <table:table-row table:style-name="ro1">
          <table:table-cell office:value-type="float" office:value="28739.9619710269" calcext:value-type="float">
            <text:p>28739.9619710269</text:p>
          </table:table-cell>
        </table:table-row>
        <table:table-row table:style-name="ro1">
          <table:table-cell office:value-type="float" office:value="9987.60364391219" calcext:value-type="float">
            <text:p>9987.60364391219</text:p>
          </table:table-cell>
        </table:table-row>
        <table:table-row table:style-name="ro1">
          <table:table-cell office:value-type="float" office:value="74680.1877005523" calcext:value-type="float">
            <text:p>74680.1877005523</text:p>
          </table:table-cell>
        </table:table-row>
        <table:table-row table:style-name="ro1">
          <table:table-cell office:value-type="float" office:value="44497.6707657426" calcext:value-type="float">
            <text:p>44497.6707657426</text:p>
          </table:table-cell>
        </table:table-row>
        <table:table-row table:style-name="ro1">
          <table:table-cell office:value-type="float" office:value="16277.636984796" calcext:value-type="float">
            <text:p>16277.636984796</text:p>
          </table:table-cell>
        </table:table-row>
        <table:table-row table:style-name="ro1">
          <table:table-cell office:value-type="float" office:value="59944.4359550383" calcext:value-type="float">
            <text:p>59944.4359550383</text:p>
          </table:table-cell>
        </table:table-row>
        <table:table-row table:style-name="ro1">
          <table:table-cell office:value-type="float" office:value="63625.8709731032" calcext:value-type="float">
            <text:p>63625.8709731032</text:p>
          </table:table-cell>
        </table:table-row>
        <table:table-row table:style-name="ro1">
          <table:table-cell office:value-type="float" office:value="2969.64229138205" calcext:value-type="float">
            <text:p>2969.64229138205</text:p>
          </table:table-cell>
        </table:table-row>
        <table:table-row table:style-name="ro1">
          <table:table-cell office:value-type="float" office:value="87766.928407916" calcext:value-type="float">
            <text:p>87766.928407916</text:p>
          </table:table-cell>
        </table:table-row>
        <table:table-row table:style-name="ro1">
          <table:table-cell office:value-type="float" office:value="96808.5592915708" calcext:value-type="float">
            <text:p>96808.5592915708</text:p>
          </table:table-cell>
        </table:table-row>
        <table:table-row table:style-name="ro1">
          <table:table-cell office:value-type="float" office:value="20850.9611974145" calcext:value-type="float">
            <text:p>20850.9611974145</text:p>
          </table:table-cell>
        </table:table-row>
        <table:table-row table:style-name="ro1">
          <table:table-cell office:value-type="float" office:value="97525.6851382182" calcext:value-type="float">
            <text:p>97525.6851382182</text:p>
          </table:table-cell>
        </table:table-row>
        <table:table-row table:style-name="ro1">
          <table:table-cell office:value-type="float" office:value="58911.5754102328" calcext:value-type="float">
            <text:p>58911.5754102328</text:p>
          </table:table-cell>
        </table:table-row>
        <table:table-row table:style-name="ro1">
          <table:table-cell office:value-type="float" office:value="69839.6150953536" calcext:value-type="float">
            <text:p>69839.6150953536</text:p>
          </table:table-cell>
        </table:table-row>
        <table:table-row table:style-name="ro1">
          <table:table-cell office:value-type="float" office:value="2830.14956166537" calcext:value-type="float">
            <text:p>2830.14956166537</text:p>
          </table:table-cell>
        </table:table-row>
        <table:table-row table:style-name="ro1">
          <table:table-cell office:value-type="float" office:value="15042.6153158452" calcext:value-type="float">
            <text:p>15042.6153158452</text:p>
          </table:table-cell>
        </table:table-row>
        <table:table-row table:style-name="ro1">
          <table:table-cell office:value-type="float" office:value="69663.6765335949" calcext:value-type="float">
            <text:p>69663.6765335949</text:p>
          </table:table-cell>
        </table:table-row>
        <table:table-row table:style-name="ro1">
          <table:table-cell office:value-type="float" office:value="68094.3732889358" calcext:value-type="float">
            <text:p>68094.3732889358</text:p>
          </table:table-cell>
        </table:table-row>
        <table:table-row table:style-name="ro1">
          <table:table-cell office:value-type="float" office:value="58957.4126971589" calcext:value-type="float">
            <text:p>58957.4126971589</text:p>
          </table:table-cell>
        </table:table-row>
        <table:table-row table:style-name="ro1">
          <table:table-cell office:value-type="float" office:value="37277.5000972918" calcext:value-type="float">
            <text:p>37277.5000972918</text:p>
          </table:table-cell>
        </table:table-row>
        <table:table-row table:style-name="ro1">
          <table:table-cell office:value-type="float" office:value="41800.82108301" calcext:value-type="float">
            <text:p>41800.82108301</text:p>
          </table:table-cell>
        </table:table-row>
        <table:table-row table:style-name="ro1">
          <table:table-cell office:value-type="float" office:value="95106.8894523642" calcext:value-type="float">
            <text:p>95106.8894523642</text:p>
          </table:table-cell>
        </table:table-row>
        <table:table-row table:style-name="ro1">
          <table:table-cell office:value-type="float" office:value="30169.0005650863" calcext:value-type="float">
            <text:p>30169.0005650863</text:p>
          </table:table-cell>
        </table:table-row>
        <table:table-row table:style-name="ro1">
          <table:table-cell office:value-type="float" office:value="54586.1962994707" calcext:value-type="float">
            <text:p>54586.1962994707</text:p>
          </table:table-cell>
        </table:table-row>
        <table:table-row table:style-name="ro1">
          <table:table-cell office:value-type="float" office:value="31181.350400078" calcext:value-type="float">
            <text:p>31181.350400078</text:p>
          </table:table-cell>
        </table:table-row>
        <table:table-row table:style-name="ro1">
          <table:table-cell office:value-type="float" office:value="93780.691005122" calcext:value-type="float">
            <text:p>93780.691005122</text:p>
          </table:table-cell>
        </table:table-row>
        <table:table-row table:style-name="ro1">
          <table:table-cell office:value-type="float" office:value="92343.2024165606" calcext:value-type="float">
            <text:p>92343.2024165606</text:p>
          </table:table-cell>
        </table:table-row>
        <table:table-row table:style-name="ro1">
          <table:table-cell office:value-type="float" office:value="61062.218422149" calcext:value-type="float">
            <text:p>61062.218422149</text:p>
          </table:table-cell>
        </table:table-row>
        <table:table-row table:style-name="ro1">
          <table:table-cell office:value-type="float" office:value="2218.23737066135" calcext:value-type="float">
            <text:p>2218.23737066135</text:p>
          </table:table-cell>
        </table:table-row>
        <table:table-row table:style-name="ro1">
          <table:table-cell office:value-type="float" office:value="94709.2486626196" calcext:value-type="float">
            <text:p>94709.2486626196</text:p>
          </table:table-cell>
        </table:table-row>
        <table:table-row table:style-name="ro1">
          <table:table-cell office:value-type="float" office:value="29971.7834208267" calcext:value-type="float">
            <text:p>29971.7834208267</text:p>
          </table:table-cell>
        </table:table-row>
        <table:table-row table:style-name="ro1">
          <table:table-cell office:value-type="float" office:value="95500.7884344775" calcext:value-type="float">
            <text:p>95500.7884344775</text:p>
          </table:table-cell>
        </table:table-row>
        <table:table-row table:style-name="ro1">
          <table:table-cell office:value-type="float" office:value="99647.4251707655" calcext:value-type="float">
            <text:p>99647.4251707655</text:p>
          </table:table-cell>
        </table:table-row>
        <table:table-row table:style-name="ro1">
          <table:table-cell office:value-type="float" office:value="46880.6376322099" calcext:value-type="float">
            <text:p>46880.6376322099</text:p>
          </table:table-cell>
        </table:table-row>
        <table:table-row table:style-name="ro1">
          <table:table-cell office:value-type="float" office:value="31304.712560461" calcext:value-type="float">
            <text:p>31304.712560461</text:p>
          </table:table-cell>
        </table:table-row>
        <table:table-row table:style-name="ro1">
          <table:table-cell office:value-type="float" office:value="20790.3105713084" calcext:value-type="float">
            <text:p>20790.3105713084</text:p>
          </table:table-cell>
        </table:table-row>
        <table:table-row table:style-name="ro1">
          <table:table-cell office:value-type="float" office:value="12959.563211721" calcext:value-type="float">
            <text:p>12959.563211721</text:p>
          </table:table-cell>
        </table:table-row>
        <table:table-row table:style-name="ro1">
          <table:table-cell office:value-type="float" office:value="42653.4421767246" calcext:value-type="float">
            <text:p>42653.4421767246</text:p>
          </table:table-cell>
        </table:table-row>
        <table:table-row table:style-name="ro1">
          <table:table-cell office:value-type="float" office:value="39737.2340750973" calcext:value-type="float">
            <text:p>39737.2340750973</text:p>
          </table:table-cell>
        </table:table-row>
        <table:table-row table:style-name="ro1">
          <table:table-cell office:value-type="float" office:value="14617.1833736927" calcext:value-type="float">
            <text:p>14617.1833736927</text:p>
          </table:table-cell>
        </table:table-row>
        <table:table-row table:style-name="ro1">
          <table:table-cell office:value-type="float" office:value="11261.2596618293" calcext:value-type="float">
            <text:p>11261.2596618293</text:p>
          </table:table-cell>
        </table:table-row>
        <table:table-row table:style-name="ro1">
          <table:table-cell office:value-type="float" office:value="59951.397695885" calcext:value-type="float">
            <text:p>59951.397695885</text:p>
          </table:table-cell>
        </table:table-row>
        <table:table-row table:style-name="ro1">
          <table:table-cell office:value-type="float" office:value="22208.9228332443" calcext:value-type="float">
            <text:p>22208.9228332443</text:p>
          </table:table-cell>
        </table:table-row>
        <table:table-row table:style-name="ro1">
          <table:table-cell office:value-type="float" office:value="66773.6102142219" calcext:value-type="float">
            <text:p>66773.6102142219</text:p>
          </table:table-cell>
        </table:table-row>
        <table:table-row table:style-name="ro1">
          <table:table-cell office:value-type="float" office:value="22977.8676605876" calcext:value-type="float">
            <text:p>22977.8676605876</text:p>
          </table:table-cell>
        </table:table-row>
        <table:table-row table:style-name="ro1">
          <table:table-cell office:value-type="float" office:value="92353.1746640918" calcext:value-type="float">
            <text:p>92353.1746640918</text:p>
          </table:table-cell>
        </table:table-row>
        <table:table-row table:style-name="ro1">
          <table:table-cell office:value-type="float" office:value="75893.8950680322" calcext:value-type="float">
            <text:p>75893.8950680322</text:p>
          </table:table-cell>
        </table:table-row>
        <table:table-row table:style-name="ro1">
          <table:table-cell office:value-type="float" office:value="97062.800329149" calcext:value-type="float">
            <text:p>97062.800329149</text:p>
          </table:table-cell>
        </table:table-row>
        <table:table-row table:style-name="ro1">
          <table:table-cell office:value-type="float" office:value="422.911651081546" calcext:value-type="float">
            <text:p>422.911651081546</text:p>
          </table:table-cell>
        </table:table-row>
        <table:table-row table:style-name="ro1">
          <table:table-cell office:value-type="float" office:value="46048.192736399" calcext:value-type="float">
            <text:p>46048.192736399</text:p>
          </table:table-cell>
        </table:table-row>
        <table:table-row table:style-name="ro1">
          <table:table-cell office:value-type="float" office:value="25808.3726060706" calcext:value-type="float">
            <text:p>25808.3726060706</text:p>
          </table:table-cell>
        </table:table-row>
        <table:table-row table:style-name="ro1">
          <table:table-cell office:value-type="float" office:value="79746.7364101412" calcext:value-type="float">
            <text:p>79746.7364101412</text:p>
          </table:table-cell>
        </table:table-row>
        <table:table-row table:style-name="ro1">
          <table:table-cell office:value-type="float" office:value="2445.24385357649" calcext:value-type="float">
            <text:p>2445.24385357649</text:p>
          </table:table-cell>
        </table:table-row>
        <table:table-row table:style-name="ro1">
          <table:table-cell office:value-type="float" office:value="33218.8818977794" calcext:value-type="float">
            <text:p>33218.8818977794</text:p>
          </table:table-cell>
        </table:table-row>
        <table:table-row table:style-name="ro1">
          <table:table-cell office:value-type="float" office:value="73574.7710553879" calcext:value-type="float">
            <text:p>73574.7710553879</text:p>
          </table:table-cell>
        </table:table-row>
        <table:table-row table:style-name="ro1">
          <table:table-cell office:value-type="float" office:value="99779.352310476" calcext:value-type="float">
            <text:p>99779.352310476</text:p>
          </table:table-cell>
        </table:table-row>
        <table:table-row table:style-name="ro1">
          <table:table-cell office:value-type="float" office:value="19830.1474894532" calcext:value-type="float">
            <text:p>19830.1474894532</text:p>
          </table:table-cell>
        </table:table-row>
        <table:table-row table:style-name="ro1">
          <table:table-cell office:value-type="float" office:value="59823.0772193314" calcext:value-type="float">
            <text:p>59823.0772193314</text:p>
          </table:table-cell>
        </table:table-row>
        <table:table-row table:style-name="ro1">
          <table:table-cell office:value-type="float" office:value="24801.4382179931" calcext:value-type="float">
            <text:p>24801.4382179931</text:p>
          </table:table-cell>
        </table:table-row>
        <table:table-row table:style-name="ro1">
          <table:table-cell office:value-type="float" office:value="71882.254279151" calcext:value-type="float">
            <text:p>71882.254279151</text:p>
          </table:table-cell>
        </table:table-row>
        <table:table-row table:style-name="ro1">
          <table:table-cell office:value-type="float" office:value="68240.5807686868" calcext:value-type="float">
            <text:p>68240.5807686868</text:p>
          </table:table-cell>
        </table:table-row>
        <table:table-row table:style-name="ro1">
          <table:table-cell office:value-type="float" office:value="77276.7424576674" calcext:value-type="float">
            <text:p>77276.7424576674</text:p>
          </table:table-cell>
        </table:table-row>
        <table:table-row table:style-name="ro1">
          <table:table-cell office:value-type="float" office:value="35316.4105870846" calcext:value-type="float">
            <text:p>35316.4105870846</text:p>
          </table:table-cell>
        </table:table-row>
        <table:table-row table:style-name="ro1">
          <table:table-cell office:value-type="float" office:value="21298.2248132007" calcext:value-type="float">
            <text:p>21298.2248132007</text:p>
          </table:table-cell>
        </table:table-row>
        <table:table-row table:style-name="ro1">
          <table:table-cell office:value-type="float" office:value="59072.4127194728" calcext:value-type="float">
            <text:p>59072.4127194728</text:p>
          </table:table-cell>
        </table:table-row>
        <table:table-row table:style-name="ro1">
          <table:table-cell office:value-type="float" office:value="32162.7058363445" calcext:value-type="float">
            <text:p>32162.7058363445</text:p>
          </table:table-cell>
        </table:table-row>
        <table:table-row table:style-name="ro1">
          <table:table-cell office:value-type="float" office:value="77143.6239281919" calcext:value-type="float">
            <text:p>77143.6239281919</text:p>
          </table:table-cell>
        </table:table-row>
        <table:table-row table:style-name="ro1">
          <table:table-cell office:value-type="float" office:value="71677.3032126839" calcext:value-type="float">
            <text:p>71677.3032126839</text:p>
          </table:table-cell>
        </table:table-row>
        <table:table-row table:style-name="ro1">
          <table:table-cell office:value-type="float" office:value="10622.7163410249" calcext:value-type="float">
            <text:p>10622.7163410249</text:p>
          </table:table-cell>
        </table:table-row>
        <table:table-row table:style-name="ro1">
          <table:table-cell office:value-type="float" office:value="82164.972767489" calcext:value-type="float">
            <text:p>82164.972767489</text:p>
          </table:table-cell>
        </table:table-row>
        <table:table-row table:style-name="ro1">
          <table:table-cell office:value-type="float" office:value="15173.0026667448" calcext:value-type="float">
            <text:p>15173.0026667448</text:p>
          </table:table-cell>
        </table:table-row>
        <table:table-row table:style-name="ro1">
          <table:table-cell office:value-type="float" office:value="35052.8032364284" calcext:value-type="float">
            <text:p>35052.8032364284</text:p>
          </table:table-cell>
        </table:table-row>
        <table:table-row table:style-name="ro1">
          <table:table-cell office:value-type="float" office:value="54756.3791597362" calcext:value-type="float">
            <text:p>54756.3791597362</text:p>
          </table:table-cell>
        </table:table-row>
        <table:table-row table:style-name="ro1">
          <table:table-cell office:value-type="float" office:value="5518.23422551778" calcext:value-type="float">
            <text:p>5518.23422551778</text:p>
          </table:table-cell>
        </table:table-row>
        <table:table-row table:style-name="ro1">
          <table:table-cell office:value-type="float" office:value="44582.6750987395" calcext:value-type="float">
            <text:p>44582.6750987395</text:p>
          </table:table-cell>
        </table:table-row>
        <table:table-row table:style-name="ro1">
          <table:table-cell office:value-type="float" office:value="21794.3331157084" calcext:value-type="float">
            <text:p>21794.3331157084</text:p>
          </table:table-cell>
        </table:table-row>
        <table:table-row table:style-name="ro1">
          <table:table-cell office:value-type="float" office:value="71944.1852671698" calcext:value-type="float">
            <text:p>71944.1852671698</text:p>
          </table:table-cell>
        </table:table-row>
        <table:table-row table:style-name="ro1">
          <table:table-cell office:value-type="float" office:value="44956.7993282439" calcext:value-type="float">
            <text:p>44956.7993282439</text:p>
          </table:table-cell>
        </table:table-row>
        <table:table-row table:style-name="ro1">
          <table:table-cell office:value-type="float" office:value="80052.8177736" calcext:value-type="float">
            <text:p>80052.8177736</text:p>
          </table:table-cell>
        </table:table-row>
        <table:table-row table:style-name="ro1">
          <table:table-cell office:value-type="float" office:value="76287.3178077692" calcext:value-type="float">
            <text:p>76287.3178077692</text:p>
          </table:table-cell>
        </table:table-row>
        <table:table-row table:style-name="ro1">
          <table:table-cell office:value-type="float" office:value="48353.8455308405" calcext:value-type="float">
            <text:p>48353.8455308405</text:p>
          </table:table-cell>
        </table:table-row>
        <table:table-row table:style-name="ro1">
          <table:table-cell office:value-type="float" office:value="95858.3412989733" calcext:value-type="float">
            <text:p>95858.3412989733</text:p>
          </table:table-cell>
        </table:table-row>
        <table:table-row table:style-name="ro1">
          <table:table-cell office:value-type="float" office:value="61286.5875041186" calcext:value-type="float">
            <text:p>61286.5875041186</text:p>
          </table:table-cell>
        </table:table-row>
        <table:table-row table:style-name="ro1">
          <table:table-cell office:value-type="float" office:value="90841.9358566881" calcext:value-type="float">
            <text:p>90841.9358566881</text:p>
          </table:table-cell>
        </table:table-row>
        <table:table-row table:style-name="ro1">
          <table:table-cell office:value-type="float" office:value="27829.2315188768" calcext:value-type="float">
            <text:p>27829.2315188768</text:p>
          </table:table-cell>
        </table:table-row>
        <table:table-row table:style-name="ro1">
          <table:table-cell office:value-type="float" office:value="97564.0778522186" calcext:value-type="float">
            <text:p>97564.0778522186</text:p>
          </table:table-cell>
        </table:table-row>
        <table:table-row table:style-name="ro1">
          <table:table-cell office:value-type="float" office:value="57646.9619481528" calcext:value-type="float">
            <text:p>57646.9619481528</text:p>
          </table:table-cell>
        </table:table-row>
        <table:table-row table:style-name="ro1">
          <table:table-cell office:value-type="float" office:value="60116.393035674" calcext:value-type="float">
            <text:p>60116.393035674</text:p>
          </table:table-cell>
        </table:table-row>
        <table:table-row table:style-name="ro1">
          <table:table-cell office:value-type="float" office:value="37201.7570900065" calcext:value-type="float">
            <text:p>37201.7570900065</text:p>
          </table:table-cell>
        </table:table-row>
        <table:table-row table:style-name="ro1">
          <table:table-cell office:value-type="float" office:value="9961.51994574919" calcext:value-type="float">
            <text:p>9961.51994574919</text:p>
          </table:table-cell>
        </table:table-row>
        <table:table-row table:style-name="ro1">
          <table:table-cell office:value-type="float" office:value="21870.4247902798" calcext:value-type="float">
            <text:p>21870.4247902798</text:p>
          </table:table-cell>
        </table:table-row>
        <table:table-row table:style-name="ro1">
          <table:table-cell office:value-type="float" office:value="30253.6833529993" calcext:value-type="float">
            <text:p>30253.6833529993</text:p>
          </table:table-cell>
        </table:table-row>
        <table:table-row table:style-name="ro1">
          <table:table-cell office:value-type="float" office:value="43319.9611608777" calcext:value-type="float">
            <text:p>43319.9611608777</text:p>
          </table:table-cell>
        </table:table-row>
        <table:table-row table:style-name="ro1">
          <table:table-cell office:value-type="float" office:value="93815.7788523095" calcext:value-type="float">
            <text:p>93815.7788523095</text:p>
          </table:table-cell>
        </table:table-row>
        <table:table-row table:style-name="ro1">
          <table:table-cell office:value-type="float" office:value="67404.2968698901" calcext:value-type="float">
            <text:p>67404.2968698901</text:p>
          </table:table-cell>
        </table:table-row>
        <table:table-row table:style-name="ro1">
          <table:table-cell office:value-type="float" office:value="96183.3747452557" calcext:value-type="float">
            <text:p>96183.3747452557</text:p>
          </table:table-cell>
        </table:table-row>
        <table:table-row table:style-name="ro1">
          <table:table-cell office:value-type="float" office:value="77941.259996056" calcext:value-type="float">
            <text:p>77941.259996056</text:p>
          </table:table-cell>
        </table:table-row>
        <table:table-row table:style-name="ro1">
          <table:table-cell office:value-type="float" office:value="21692.3546585583" calcext:value-type="float">
            <text:p>21692.3546585583</text:p>
          </table:table-cell>
        </table:table-row>
        <table:table-row table:style-name="ro1">
          <table:table-cell office:value-type="float" office:value="87919.5056578707" calcext:value-type="float">
            <text:p>87919.5056578707</text:p>
          </table:table-cell>
        </table:table-row>
        <table:table-row table:style-name="ro1">
          <table:table-cell office:value-type="float" office:value="21236.0713643532" calcext:value-type="float">
            <text:p>21236.0713643532</text:p>
          </table:table-cell>
        </table:table-row>
        <table:table-row table:style-name="ro1">
          <table:table-cell office:value-type="float" office:value="65874.0899598887" calcext:value-type="float">
            <text:p>65874.0899598887</text:p>
          </table:table-cell>
        </table:table-row>
        <table:table-row table:style-name="ro1">
          <table:table-cell office:value-type="float" office:value="61940.7445476449" calcext:value-type="float">
            <text:p>61940.7445476449</text:p>
          </table:table-cell>
        </table:table-row>
        <table:table-row table:style-name="ro1">
          <table:table-cell office:value-type="float" office:value="1977.05467900372" calcext:value-type="float">
            <text:p>1977.05467900372</text:p>
          </table:table-cell>
        </table:table-row>
        <table:table-row table:style-name="ro1">
          <table:table-cell office:value-type="float" office:value="2151.02462182477" calcext:value-type="float">
            <text:p>2151.02462182477</text:p>
          </table:table-cell>
        </table:table-row>
        <table:table-row table:style-name="ro1">
          <table:table-cell office:value-type="float" office:value="28871.3462263708" calcext:value-type="float">
            <text:p>28871.3462263708</text:p>
          </table:table-cell>
        </table:table-row>
        <table:table-row table:style-name="ro1">
          <table:table-cell office:value-type="float" office:value="56170.1733559429" calcext:value-type="float">
            <text:p>56170.1733559429</text:p>
          </table:table-cell>
        </table:table-row>
        <table:table-row table:style-name="ro1">
          <table:table-cell office:value-type="float" office:value="1594.77313664757" calcext:value-type="float">
            <text:p>1594.77313664757</text:p>
          </table:table-cell>
        </table:table-row>
        <table:table-row table:style-name="ro1">
          <table:table-cell office:value-type="float" office:value="50989.7119964322" calcext:value-type="float">
            <text:p>50989.7119964322</text:p>
          </table:table-cell>
        </table:table-row>
        <table:table-row table:style-name="ro1">
          <table:table-cell office:value-type="float" office:value="8751.61608359302" calcext:value-type="float">
            <text:p>8751.61608359302</text:p>
          </table:table-cell>
        </table:table-row>
        <table:table-row table:style-name="ro1">
          <table:table-cell office:value-type="float" office:value="20814.5209874374" calcext:value-type="float">
            <text:p>20814.5209874374</text:p>
          </table:table-cell>
        </table:table-row>
        <table:table-row table:style-name="ro1">
          <table:table-cell office:value-type="float" office:value="21983.0940980151" calcext:value-type="float">
            <text:p>21983.0940980151</text:p>
          </table:table-cell>
        </table:table-row>
        <table:table-row table:style-name="ro1">
          <table:table-cell office:value-type="float" office:value="77572.0404101735" calcext:value-type="float">
            <text:p>77572.0404101735</text:p>
          </table:table-cell>
        </table:table-row>
        <table:table-row table:style-name="ro1">
          <table:table-cell office:value-type="float" office:value="53041.0037164458" calcext:value-type="float">
            <text:p>53041.0037164458</text:p>
          </table:table-cell>
        </table:table-row>
        <table:table-row table:style-name="ro1">
          <table:table-cell office:value-type="float" office:value="2133.11118192385" calcext:value-type="float">
            <text:p>2133.11118192385</text:p>
          </table:table-cell>
        </table:table-row>
        <table:table-row table:style-name="ro1">
          <table:table-cell office:value-type="float" office:value="12694.5635890221" calcext:value-type="float">
            <text:p>12694.5635890221</text:p>
          </table:table-cell>
        </table:table-row>
        <table:table-row table:style-name="ro1">
          <table:table-cell office:value-type="float" office:value="83942.3609218078" calcext:value-type="float">
            <text:p>83942.3609218078</text:p>
          </table:table-cell>
        </table:table-row>
        <table:table-row table:style-name="ro1">
          <table:table-cell office:value-type="float" office:value="79867.2856873618" calcext:value-type="float">
            <text:p>79867.2856873618</text:p>
          </table:table-cell>
        </table:table-row>
        <table:table-row table:style-name="ro1">
          <table:table-cell office:value-type="float" office:value="59688.8641116979" calcext:value-type="float">
            <text:p>59688.8641116979</text:p>
          </table:table-cell>
        </table:table-row>
        <table:table-row table:style-name="ro1">
          <table:table-cell office:value-type="float" office:value="29330.7507005299" calcext:value-type="float">
            <text:p>29330.7507005299</text:p>
          </table:table-cell>
        </table:table-row>
        <table:table-row table:style-name="ro1">
          <table:table-cell office:value-type="float" office:value="8705.66423599229" calcext:value-type="float">
            <text:p>8705.66423599229</text:p>
          </table:table-cell>
        </table:table-row>
        <table:table-row table:style-name="ro1">
          <table:table-cell office:value-type="float" office:value="1888.99170706895" calcext:value-type="float">
            <text:p>1888.99170706895</text:p>
          </table:table-cell>
        </table:table-row>
        <table:table-row table:style-name="ro1">
          <table:table-cell office:value-type="float" office:value="21335.6780446717" calcext:value-type="float">
            <text:p>21335.6780446717</text:p>
          </table:table-cell>
        </table:table-row>
        <table:table-row table:style-name="ro1">
          <table:table-cell office:value-type="float" office:value="35140.8579557149" calcext:value-type="float">
            <text:p>35140.8579557149</text:p>
          </table:table-cell>
        </table:table-row>
        <table:table-row table:style-name="ro1">
          <table:table-cell office:value-type="float" office:value="50609.9869216052" calcext:value-type="float">
            <text:p>50609.9869216052</text:p>
          </table:table-cell>
        </table:table-row>
        <table:table-row table:style-name="ro1">
          <table:table-cell office:value-type="float" office:value="62415.534262484" calcext:value-type="float">
            <text:p>62415.534262484</text:p>
          </table:table-cell>
        </table:table-row>
        <table:table-row table:style-name="ro1">
          <table:table-cell office:value-type="float" office:value="63124.8216823343" calcext:value-type="float">
            <text:p>63124.8216823343</text:p>
          </table:table-cell>
        </table:table-row>
        <table:table-row table:style-name="ro1">
          <table:table-cell office:value-type="float" office:value="45302.5278237467" calcext:value-type="float">
            <text:p>45302.5278237467</text:p>
          </table:table-cell>
        </table:table-row>
        <table:table-row table:style-name="ro1">
          <table:table-cell office:value-type="float" office:value="73888.5490859288" calcext:value-type="float">
            <text:p>73888.5490859288</text:p>
          </table:table-cell>
        </table:table-row>
        <table:table-row table:style-name="ro1">
          <table:table-cell office:value-type="float" office:value="59350.4447365724" calcext:value-type="float">
            <text:p>59350.4447365724</text:p>
          </table:table-cell>
        </table:table-row>
        <table:table-row table:style-name="ro1">
          <table:table-cell office:value-type="float" office:value="56600.5794974674" calcext:value-type="float">
            <text:p>56600.5794974674</text:p>
          </table:table-cell>
        </table:table-row>
        <table:table-row table:style-name="ro1">
          <table:table-cell office:value-type="float" office:value="92949.4863716286" calcext:value-type="float">
            <text:p>92949.4863716286</text:p>
          </table:table-cell>
        </table:table-row>
        <table:table-row table:style-name="ro1">
          <table:table-cell office:value-type="float" office:value="71603.7759256709" calcext:value-type="float">
            <text:p>71603.7759256709</text:p>
          </table:table-cell>
        </table:table-row>
        <table:table-row table:style-name="ro1">
          <table:table-cell office:value-type="float" office:value="24854.8968634341" calcext:value-type="float">
            <text:p>24854.8968634341</text:p>
          </table:table-cell>
        </table:table-row>
        <table:table-row table:style-name="ro1">
          <table:table-cell office:value-type="float" office:value="44027.01823771" calcext:value-type="float">
            <text:p>44027.01823771</text:p>
          </table:table-cell>
        </table:table-row>
        <table:table-row table:style-name="ro1">
          <table:table-cell office:value-type="float" office:value="45032.5297840101" calcext:value-type="float">
            <text:p>45032.5297840101</text:p>
          </table:table-cell>
        </table:table-row>
        <table:table-row table:style-name="ro1">
          <table:table-cell office:value-type="float" office:value="4201.86014490689" calcext:value-type="float">
            <text:p>4201.86014490689</text:p>
          </table:table-cell>
        </table:table-row>
        <table:table-row table:style-name="ro1">
          <table:table-cell office:value-type="float" office:value="75554.2591715916" calcext:value-type="float">
            <text:p>75554.2591715916</text:p>
          </table:table-cell>
        </table:table-row>
        <table:table-row table:style-name="ro1">
          <table:table-cell office:value-type="float" office:value="12932.2163853858" calcext:value-type="float">
            <text:p>12932.2163853858</text:p>
          </table:table-cell>
        </table:table-row>
        <table:table-row table:style-name="ro1">
          <table:table-cell office:value-type="float" office:value="52288.419088748" calcext:value-type="float">
            <text:p>52288.419088748</text:p>
          </table:table-cell>
        </table:table-row>
        <table:table-row table:style-name="ro1">
          <table:table-cell office:value-type="float" office:value="44385.6674198831" calcext:value-type="float">
            <text:p>44385.6674198831</text:p>
          </table:table-cell>
        </table:table-row>
        <table:table-row table:style-name="ro1">
          <table:table-cell office:value-type="float" office:value="70629.1217525146" calcext:value-type="float">
            <text:p>70629.1217525146</text:p>
          </table:table-cell>
        </table:table-row>
        <table:table-row table:style-name="ro1">
          <table:table-cell office:value-type="float" office:value="17813.2888497988" calcext:value-type="float">
            <text:p>17813.2888497988</text:p>
          </table:table-cell>
        </table:table-row>
        <table:table-row table:style-name="ro1">
          <table:table-cell office:value-type="float" office:value="68368.3606060497" calcext:value-type="float">
            <text:p>68368.3606060497</text:p>
          </table:table-cell>
        </table:table-row>
        <table:table-row table:style-name="ro1">
          <table:table-cell office:value-type="float" office:value="92559.3807209787" calcext:value-type="float">
            <text:p>92559.3807209787</text:p>
          </table:table-cell>
        </table:table-row>
        <table:table-row table:style-name="ro1">
          <table:table-cell office:value-type="float" office:value="49933.5758892066" calcext:value-type="float">
            <text:p>49933.5758892066</text:p>
          </table:table-cell>
        </table:table-row>
        <table:table-row table:style-name="ro1">
          <table:table-cell office:value-type="float" office:value="33728.2474313332" calcext:value-type="float">
            <text:p>33728.2474313332</text:p>
          </table:table-cell>
        </table:table-row>
        <table:table-row table:style-name="ro1">
          <table:table-cell office:value-type="float" office:value="56431.7379930526" calcext:value-type="float">
            <text:p>56431.7379930526</text:p>
          </table:table-cell>
        </table:table-row>
        <table:table-row table:style-name="ro1">
          <table:table-cell office:value-type="float" office:value="1661.61569737022" calcext:value-type="float">
            <text:p>1661.61569737022</text:p>
          </table:table-cell>
        </table:table-row>
        <table:table-row table:style-name="ro1">
          <table:table-cell office:value-type="float" office:value="22992.3682629789" calcext:value-type="float">
            <text:p>22992.3682629789</text:p>
          </table:table-cell>
        </table:table-row>
        <table:table-row table:style-name="ro1">
          <table:table-cell office:value-type="float" office:value="89211.488772184" calcext:value-type="float">
            <text:p>89211.488772184</text:p>
          </table:table-cell>
        </table:table-row>
        <table:table-row table:style-name="ro1">
          <table:table-cell office:value-type="float" office:value="99006.1687509614" calcext:value-type="float">
            <text:p>99006.1687509614</text:p>
          </table:table-cell>
        </table:table-row>
        <table:table-row table:style-name="ro1">
          <table:table-cell office:value-type="float" office:value="53698.6654998858" calcext:value-type="float">
            <text:p>53698.6654998858</text:p>
          </table:table-cell>
        </table:table-row>
        <table:table-row table:style-name="ro1">
          <table:table-cell office:value-type="float" office:value="15543.0630658412" calcext:value-type="float">
            <text:p>15543.0630658412</text:p>
          </table:table-cell>
        </table:table-row>
        <table:table-row table:style-name="ro1">
          <table:table-cell office:value-type="float" office:value="8118.98660630092" calcext:value-type="float">
            <text:p>8118.98660630092</text:p>
          </table:table-cell>
        </table:table-row>
        <table:table-row table:style-name="ro1">
          <table:table-cell office:value-type="float" office:value="14537.4845204993" calcext:value-type="float">
            <text:p>14537.4845204993</text:p>
          </table:table-cell>
        </table:table-row>
        <table:table-row table:style-name="ro1">
          <table:table-cell office:value-type="float" office:value="8447.66453112588" calcext:value-type="float">
            <text:p>8447.66453112588</text:p>
          </table:table-cell>
        </table:table-row>
        <table:table-row table:style-name="ro1">
          <table:table-cell office:value-type="float" office:value="27109.1448982837" calcext:value-type="float">
            <text:p>27109.1448982837</text:p>
          </table:table-cell>
        </table:table-row>
        <table:table-row table:style-name="ro1">
          <table:table-cell office:value-type="float" office:value="56141.0553934824" calcext:value-type="float">
            <text:p>56141.0553934824</text:p>
          </table:table-cell>
        </table:table-row>
        <table:table-row table:style-name="ro1">
          <table:table-cell office:value-type="float" office:value="51776.6914746909" calcext:value-type="float">
            <text:p>51776.6914746909</text:p>
          </table:table-cell>
        </table:table-row>
        <table:table-row table:style-name="ro1">
          <table:table-cell office:value-type="float" office:value="56044.19431247" calcext:value-type="float">
            <text:p>56044.19431247</text:p>
          </table:table-cell>
        </table:table-row>
        <table:table-row table:style-name="ro1">
          <table:table-cell office:value-type="float" office:value="2119.36603262148" calcext:value-type="float">
            <text:p>2119.36603262148</text:p>
          </table:table-cell>
        </table:table-row>
        <table:table-row table:style-name="ro1">
          <table:table-cell office:value-type="float" office:value="73428.464354712" calcext:value-type="float">
            <text:p>73428.464354712</text:p>
          </table:table-cell>
        </table:table-row>
        <table:table-row table:style-name="ro1">
          <table:table-cell office:value-type="float" office:value="48721.7248240589" calcext:value-type="float">
            <text:p>48721.7248240589</text:p>
          </table:table-cell>
        </table:table-row>
        <table:table-row table:style-name="ro1">
          <table:table-cell office:value-type="float" office:value="69554.7096897665" calcext:value-type="float">
            <text:p>69554.7096897665</text:p>
          </table:table-cell>
        </table:table-row>
        <table:table-row table:style-name="ro1">
          <table:table-cell office:value-type="float" office:value="30793.2062490908" calcext:value-type="float">
            <text:p>30793.2062490908</text:p>
          </table:table-cell>
        </table:table-row>
        <table:table-row table:style-name="ro1">
          <table:table-cell office:value-type="float" office:value="48594.5368314763" calcext:value-type="float">
            <text:p>48594.5368314763</text:p>
          </table:table-cell>
        </table:table-row>
        <table:table-row table:style-name="ro1">
          <table:table-cell office:value-type="float" office:value="43941.1038701666" calcext:value-type="float">
            <text:p>43941.1038701666</text:p>
          </table:table-cell>
        </table:table-row>
        <table:table-row table:style-name="ro1">
          <table:table-cell office:value-type="float" office:value="93775.5258162062" calcext:value-type="float">
            <text:p>93775.5258162062</text:p>
          </table:table-cell>
        </table:table-row>
        <table:table-row table:style-name="ro1">
          <table:table-cell office:value-type="float" office:value="15949.1986145364" calcext:value-type="float">
            <text:p>15949.1986145364</text:p>
          </table:table-cell>
        </table:table-row>
        <table:table-row table:style-name="ro1">
          <table:table-cell office:value-type="float" office:value="65647.7783301301" calcext:value-type="float">
            <text:p>65647.7783301301</text:p>
          </table:table-cell>
        </table:table-row>
        <table:table-row table:style-name="ro1">
          <table:table-cell office:value-type="float" office:value="1573.6471180548" calcext:value-type="float">
            <text:p>1573.6471180548</text:p>
          </table:table-cell>
        </table:table-row>
        <table:table-row table:style-name="ro1">
          <table:table-cell office:value-type="float" office:value="59054.2339255568" calcext:value-type="float">
            <text:p>59054.2339255568</text:p>
          </table:table-cell>
        </table:table-row>
        <table:table-row table:style-name="ro1">
          <table:table-cell office:value-type="float" office:value="21593.1259089731" calcext:value-type="float">
            <text:p>21593.1259089731</text:p>
          </table:table-cell>
        </table:table-row>
        <table:table-row table:style-name="ro1">
          <table:table-cell office:value-type="float" office:value="63840.3469745497" calcext:value-type="float">
            <text:p>63840.3469745497</text:p>
          </table:table-cell>
        </table:table-row>
        <table:table-row table:style-name="ro1">
          <table:table-cell office:value-type="float" office:value="50015.5080422316" calcext:value-type="float">
            <text:p>50015.5080422316</text:p>
          </table:table-cell>
        </table:table-row>
        <table:table-row table:style-name="ro1">
          <table:table-cell office:value-type="float" office:value="56922.2130314496" calcext:value-type="float">
            <text:p>56922.2130314496</text:p>
          </table:table-cell>
        </table:table-row>
        <table:table-row table:style-name="ro1">
          <table:table-cell office:value-type="float" office:value="21808.0382037882" calcext:value-type="float">
            <text:p>21808.0382037882</text:p>
          </table:table-cell>
        </table:table-row>
        <table:table-row table:style-name="ro1">
          <table:table-cell office:value-type="float" office:value="22546.7559484435" calcext:value-type="float">
            <text:p>22546.7559484435</text:p>
          </table:table-cell>
        </table:table-row>
        <table:table-row table:style-name="ro1">
          <table:table-cell office:value-type="float" office:value="44275.7471033482" calcext:value-type="float">
            <text:p>44275.7471033482</text:p>
          </table:table-cell>
        </table:table-row>
        <table:table-row table:style-name="ro1">
          <table:table-cell office:value-type="float" office:value="94026.9721698968" calcext:value-type="float">
            <text:p>94026.9721698968</text:p>
          </table:table-cell>
        </table:table-row>
        <table:table-row table:style-name="ro1">
          <table:table-cell office:value-type="float" office:value="4937.3284577587" calcext:value-type="float">
            <text:p>4937.3284577587</text:p>
          </table:table-cell>
        </table:table-row>
        <table:table-row table:style-name="ro1">
          <table:table-cell office:value-type="float" office:value="26045.0274653528" calcext:value-type="float">
            <text:p>26045.0274653528</text:p>
          </table:table-cell>
        </table:table-row>
        <table:table-row table:style-name="ro1">
          <table:table-cell office:value-type="float" office:value="11117.1480497661" calcext:value-type="float">
            <text:p>11117.1480497661</text:p>
          </table:table-cell>
        </table:table-row>
        <table:table-row table:style-name="ro1">
          <table:table-cell office:value-type="float" office:value="34687.1972688441" calcext:value-type="float">
            <text:p>34687.1972688441</text:p>
          </table:table-cell>
        </table:table-row>
        <table:table-row table:style-name="ro1">
          <table:table-cell office:value-type="float" office:value="28332.487890568" calcext:value-type="float">
            <text:p>28332.487890568</text:p>
          </table:table-cell>
        </table:table-row>
        <table:table-row table:style-name="ro1">
          <table:table-cell office:value-type="float" office:value="20807.6517648428" calcext:value-type="float">
            <text:p>20807.6517648428</text:p>
          </table:table-cell>
        </table:table-row>
        <table:table-row table:style-name="ro1">
          <table:table-cell office:value-type="float" office:value="47976.1662961734" calcext:value-type="float">
            <text:p>47976.1662961734</text:p>
          </table:table-cell>
        </table:table-row>
        <table:table-row table:style-name="ro1">
          <table:table-cell office:value-type="float" office:value="1903.76338352773" calcext:value-type="float">
            <text:p>1903.76338352773</text:p>
          </table:table-cell>
        </table:table-row>
        <table:table-row table:style-name="ro1">
          <table:table-cell office:value-type="float" office:value="92721.7105529291" calcext:value-type="float">
            <text:p>92721.7105529291</text:p>
          </table:table-cell>
        </table:table-row>
        <table:table-row table:style-name="ro1">
          <table:table-cell office:value-type="float" office:value="74735.2300912396" calcext:value-type="float">
            <text:p>74735.2300912396</text:p>
          </table:table-cell>
        </table:table-row>
        <table:table-row table:style-name="ro1">
          <table:table-cell office:value-type="float" office:value="7312.75705193107" calcext:value-type="float">
            <text:p>7312.75705193107</text:p>
          </table:table-cell>
        </table:table-row>
        <table:table-row table:style-name="ro1">
          <table:table-cell office:value-type="float" office:value="79051.7651759156" calcext:value-type="float">
            <text:p>79051.7651759156</text:p>
          </table:table-cell>
        </table:table-row>
        <table:table-row table:style-name="ro1">
          <table:table-cell office:value-type="float" office:value="83775.8424330685" calcext:value-type="float">
            <text:p>83775.8424330685</text:p>
          </table:table-cell>
        </table:table-row>
        <table:table-row table:style-name="ro1">
          <table:table-cell office:value-type="float" office:value="78550.3262308563" calcext:value-type="float">
            <text:p>78550.3262308563</text:p>
          </table:table-cell>
        </table:table-row>
        <table:table-row table:style-name="ro1">
          <table:table-cell office:value-type="float" office:value="39568.8335866527" calcext:value-type="float">
            <text:p>39568.8335866527</text:p>
          </table:table-cell>
        </table:table-row>
        <table:table-row table:style-name="ro1">
          <table:table-cell office:value-type="float" office:value="23477.6307820123" calcext:value-type="float">
            <text:p>23477.6307820123</text:p>
          </table:table-cell>
        </table:table-row>
        <table:table-row table:style-name="ro1">
          <table:table-cell office:value-type="float" office:value="3236.13524306563" calcext:value-type="float">
            <text:p>3236.13524306563</text:p>
          </table:table-cell>
        </table:table-row>
        <table:table-row table:style-name="ro1">
          <table:table-cell office:value-type="float" office:value="2296.08178434689" calcext:value-type="float">
            <text:p>2296.08178434689</text:p>
          </table:table-cell>
        </table:table-row>
        <table:table-row table:style-name="ro1">
          <table:table-cell office:value-type="float" office:value="35781.5044895516" calcext:value-type="float">
            <text:p>35781.5044895516</text:p>
          </table:table-cell>
        </table:table-row>
        <table:table-row table:style-name="ro1">
          <table:table-cell office:value-type="float" office:value="12809.0457936797" calcext:value-type="float">
            <text:p>12809.0457936797</text:p>
          </table:table-cell>
        </table:table-row>
        <table:table-row table:style-name="ro1">
          <table:table-cell office:value-type="float" office:value="81684.2931693203" calcext:value-type="float">
            <text:p>81684.2931693203</text:p>
          </table:table-cell>
        </table:table-row>
        <table:table-row table:style-name="ro1">
          <table:table-cell office:value-type="float" office:value="28396.4638471937" calcext:value-type="float">
            <text:p>28396.4638471937</text:p>
          </table:table-cell>
        </table:table-row>
        <table:table-row table:style-name="ro1">
          <table:table-cell office:value-type="float" office:value="54157.6003287354" calcext:value-type="float">
            <text:p>54157.6003287354</text:p>
          </table:table-cell>
        </table:table-row>
        <table:table-row table:style-name="ro1">
          <table:table-cell office:value-type="float" office:value="45479.4253749302" calcext:value-type="float">
            <text:p>45479.4253749302</text:p>
          </table:table-cell>
        </table:table-row>
        <table:table-row table:style-name="ro1">
          <table:table-cell office:value-type="float" office:value="83440.5533183555" calcext:value-type="float">
            <text:p>83440.5533183555</text:p>
          </table:table-cell>
        </table:table-row>
        <table:table-row table:style-name="ro1">
          <table:table-cell office:value-type="float" office:value="84987.0733457889" calcext:value-type="float">
            <text:p>84987.0733457889</text:p>
          </table:table-cell>
        </table:table-row>
        <table:table-row table:style-name="ro1">
          <table:table-cell office:value-type="float" office:value="25429.6119464691" calcext:value-type="float">
            <text:p>25429.6119464691</text:p>
          </table:table-cell>
        </table:table-row>
        <table:table-row table:style-name="ro1">
          <table:table-cell office:value-type="float" office:value="16234.3078841715" calcext:value-type="float">
            <text:p>16234.3078841715</text:p>
          </table:table-cell>
        </table:table-row>
        <table:table-row table:style-name="ro1">
          <table:table-cell office:value-type="float" office:value="42227.5666544074" calcext:value-type="float">
            <text:p>42227.5666544074</text:p>
          </table:table-cell>
        </table:table-row>
        <table:table-row table:style-name="ro1">
          <table:table-cell office:value-type="float" office:value="45377.3423942951" calcext:value-type="float">
            <text:p>45377.3423942951</text:p>
          </table:table-cell>
        </table:table-row>
        <table:table-row table:style-name="ro1">
          <table:table-cell office:value-type="float" office:value="71574.9449793216" calcext:value-type="float">
            <text:p>71574.9449793216</text:p>
          </table:table-cell>
        </table:table-row>
        <table:table-row table:style-name="ro1">
          <table:table-cell office:value-type="float" office:value="10158.6142293214" calcext:value-type="float">
            <text:p>10158.6142293214</text:p>
          </table:table-cell>
        </table:table-row>
        <table:table-row table:style-name="ro1">
          <table:table-cell office:value-type="float" office:value="79775.2512142853" calcext:value-type="float">
            <text:p>79775.2512142853</text:p>
          </table:table-cell>
        </table:table-row>
        <table:table-row table:style-name="ro1">
          <table:table-cell office:value-type="float" office:value="46199.865546449" calcext:value-type="float">
            <text:p>46199.865546449</text:p>
          </table:table-cell>
        </table:table-row>
        <table:table-row table:style-name="ro1">
          <table:table-cell office:value-type="float" office:value="37645.8983500825" calcext:value-type="float">
            <text:p>37645.8983500825</text:p>
          </table:table-cell>
        </table:table-row>
        <table:table-row table:style-name="ro1">
          <table:table-cell office:value-type="float" office:value="65738.6985903563" calcext:value-type="float">
            <text:p>65738.6985903563</text:p>
          </table:table-cell>
        </table:table-row>
        <table:table-row table:style-name="ro1">
          <table:table-cell office:value-type="float" office:value="66770.4678851472" calcext:value-type="float">
            <text:p>66770.4678851472</text:p>
          </table:table-cell>
        </table:table-row>
        <table:table-row table:style-name="ro1">
          <table:table-cell office:value-type="float" office:value="30655.2204608593" calcext:value-type="float">
            <text:p>30655.2204608593</text:p>
          </table:table-cell>
        </table:table-row>
        <table:table-row table:style-name="ro1">
          <table:table-cell office:value-type="float" office:value="65808.75139951" calcext:value-type="float">
            <text:p>65808.75139951</text:p>
          </table:table-cell>
        </table:table-row>
        <table:table-row table:style-name="ro1">
          <table:table-cell office:value-type="float" office:value="48882.1409315547" calcext:value-type="float">
            <text:p>48882.1409315547</text:p>
          </table:table-cell>
        </table:table-row>
        <table:table-row table:style-name="ro1">
          <table:table-cell office:value-type="float" office:value="91492.9757520554" calcext:value-type="float">
            <text:p>91492.9757520554</text:p>
          </table:table-cell>
        </table:table-row>
        <table:table-row table:style-name="ro1">
          <table:table-cell office:value-type="float" office:value="57839.3749932612" calcext:value-type="float">
            <text:p>57839.3749932612</text:p>
          </table:table-cell>
        </table:table-row>
        <table:table-row table:style-name="ro1">
          <table:table-cell office:value-type="float" office:value="31365.7125406552" calcext:value-type="float">
            <text:p>31365.7125406552</text:p>
          </table:table-cell>
        </table:table-row>
        <table:table-row table:style-name="ro1">
          <table:table-cell office:value-type="float" office:value="52806.0473684944" calcext:value-type="float">
            <text:p>52806.0473684944</text:p>
          </table:table-cell>
        </table:table-row>
        <table:table-row table:style-name="ro1">
          <table:table-cell office:value-type="float" office:value="96284.2152257241" calcext:value-type="float">
            <text:p>96284.2152257241</text:p>
          </table:table-cell>
        </table:table-row>
        <table:table-row table:style-name="ro1">
          <table:table-cell office:value-type="float" office:value="69096.1751584116" calcext:value-type="float">
            <text:p>69096.1751584116</text:p>
          </table:table-cell>
        </table:table-row>
        <table:table-row table:style-name="ro1">
          <table:table-cell office:value-type="float" office:value="11871.8176844664" calcext:value-type="float">
            <text:p>11871.8176844664</text:p>
          </table:table-cell>
        </table:table-row>
        <table:table-row table:style-name="ro1">
          <table:table-cell office:value-type="float" office:value="31457.8739689724" calcext:value-type="float">
            <text:p>31457.8739689724</text:p>
          </table:table-cell>
        </table:table-row>
        <table:table-row table:style-name="ro1">
          <table:table-cell office:value-type="float" office:value="75877.9625069488" calcext:value-type="float">
            <text:p>75877.9625069488</text:p>
          </table:table-cell>
        </table:table-row>
        <table:table-row table:style-name="ro1">
          <table:table-cell office:value-type="float" office:value="52824.3311727808" calcext:value-type="float">
            <text:p>52824.3311727808</text:p>
          </table:table-cell>
        </table:table-row>
        <table:table-row table:style-name="ro1">
          <table:table-cell office:value-type="float" office:value="52495.5485682807" calcext:value-type="float">
            <text:p>52495.5485682807</text:p>
          </table:table-cell>
        </table:table-row>
        <table:table-row table:style-name="ro1">
          <table:table-cell office:value-type="float" office:value="35086.7571660951" calcext:value-type="float">
            <text:p>35086.7571660951</text:p>
          </table:table-cell>
        </table:table-row>
        <table:table-row table:style-name="ro1">
          <table:table-cell office:value-type="float" office:value="88879.4796352193" calcext:value-type="float">
            <text:p>88879.4796352193</text:p>
          </table:table-cell>
        </table:table-row>
        <table:table-row table:style-name="ro1">
          <table:table-cell office:value-type="float" office:value="17695.2878873977" calcext:value-type="float">
            <text:p>17695.2878873977</text:p>
          </table:table-cell>
        </table:table-row>
        <table:table-row table:style-name="ro1">
          <table:table-cell office:value-type="float" office:value="75764.1001612123" calcext:value-type="float">
            <text:p>75764.1001612123</text:p>
          </table:table-cell>
        </table:table-row>
        <table:table-row table:style-name="ro1">
          <table:table-cell office:value-type="float" office:value="3999.37106780681" calcext:value-type="float">
            <text:p>3999.37106780681</text:p>
          </table:table-cell>
        </table:table-row>
        <table:table-row table:style-name="ro1">
          <table:table-cell office:value-type="float" office:value="96440.6912534172" calcext:value-type="float">
            <text:p>96440.6912534172</text:p>
          </table:table-cell>
        </table:table-row>
        <table:table-row table:style-name="ro1">
          <table:table-cell office:value-type="float" office:value="19334.2261124821" calcext:value-type="float">
            <text:p>19334.2261124821</text:p>
          </table:table-cell>
        </table:table-row>
        <table:table-row table:style-name="ro1">
          <table:table-cell office:value-type="float" office:value="14038.9774999373" calcext:value-type="float">
            <text:p>14038.9774999373</text:p>
          </table:table-cell>
        </table:table-row>
        <table:table-row table:style-name="ro1">
          <table:table-cell office:value-type="float" office:value="5801.23011982605" calcext:value-type="float">
            <text:p>5801.23011982605</text:p>
          </table:table-cell>
        </table:table-row>
        <table:table-row table:style-name="ro1">
          <table:table-cell office:value-type="float" office:value="77839.1500229446" calcext:value-type="float">
            <text:p>77839.1500229446</text:p>
          </table:table-cell>
        </table:table-row>
        <table:table-row table:style-name="ro1">
          <table:table-cell office:value-type="float" office:value="17092.6758222104" calcext:value-type="float">
            <text:p>17092.6758222104</text:p>
          </table:table-cell>
        </table:table-row>
        <table:table-row table:style-name="ro1">
          <table:table-cell office:value-type="float" office:value="18991.0852282335" calcext:value-type="float">
            <text:p>18991.0852282335</text:p>
          </table:table-cell>
        </table:table-row>
        <table:table-row table:style-name="ro1">
          <table:table-cell office:value-type="float" office:value="82234.4051511272" calcext:value-type="float">
            <text:p>82234.4051511272</text:p>
          </table:table-cell>
        </table:table-row>
        <table:table-row table:style-name="ro1">
          <table:table-cell office:value-type="float" office:value="65860.1495494057" calcext:value-type="float">
            <text:p>65860.1495494057</text:p>
          </table:table-cell>
        </table:table-row>
        <table:table-row table:style-name="ro1">
          <table:table-cell office:value-type="float" office:value="84671.3388727896" calcext:value-type="float">
            <text:p>84671.3388727896</text:p>
          </table:table-cell>
        </table:table-row>
        <table:table-row table:style-name="ro1">
          <table:table-cell office:value-type="float" office:value="11643.496360228" calcext:value-type="float">
            <text:p>11643.496360228</text:p>
          </table:table-cell>
        </table:table-row>
        <table:table-row table:style-name="ro1">
          <table:table-cell office:value-type="float" office:value="62237.2776759777" calcext:value-type="float">
            <text:p>62237.2776759777</text:p>
          </table:table-cell>
        </table:table-row>
        <table:table-row table:style-name="ro1">
          <table:table-cell office:value-type="float" office:value="29906.5561759241" calcext:value-type="float">
            <text:p>29906.5561759241</text:p>
          </table:table-cell>
        </table:table-row>
        <table:table-row table:style-name="ro1">
          <table:table-cell office:value-type="float" office:value="49296.6161609469" calcext:value-type="float">
            <text:p>49296.6161609469</text:p>
          </table:table-cell>
        </table:table-row>
        <table:table-row table:style-name="ro1">
          <table:table-cell office:value-type="float" office:value="84779.1968056919" calcext:value-type="float">
            <text:p>84779.1968056919</text:p>
          </table:table-cell>
        </table:table-row>
        <table:table-row table:style-name="ro1">
          <table:table-cell office:value-type="float" office:value="33163.7364740276" calcext:value-type="float">
            <text:p>33163.7364740276</text:p>
          </table:table-cell>
        </table:table-row>
        <table:table-row table:style-name="ro1">
          <table:table-cell office:value-type="float" office:value="65748.6539261216" calcext:value-type="float">
            <text:p>65748.6539261216</text:p>
          </table:table-cell>
        </table:table-row>
        <table:table-row table:style-name="ro1">
          <table:table-cell office:value-type="float" office:value="1950.17202980247" calcext:value-type="float">
            <text:p>1950.17202980247</text:p>
          </table:table-cell>
        </table:table-row>
        <table:table-row table:style-name="ro1">
          <table:table-cell office:value-type="float" office:value="79021.1757626614" calcext:value-type="float">
            <text:p>79021.1757626614</text:p>
          </table:table-cell>
        </table:table-row>
        <table:table-row table:style-name="ro1">
          <table:table-cell office:value-type="float" office:value="7910.38970978816" calcext:value-type="float">
            <text:p>7910.38970978816</text:p>
          </table:table-cell>
        </table:table-row>
        <table:table-row table:style-name="ro1">
          <table:table-cell office:value-type="float" office:value="61024.5425275144" calcext:value-type="float">
            <text:p>61024.5425275144</text:p>
          </table:table-cell>
        </table:table-row>
        <table:table-row table:style-name="ro1">
          <table:table-cell office:value-type="float" office:value="42996.6821530622" calcext:value-type="float">
            <text:p>42996.6821530622</text:p>
          </table:table-cell>
        </table:table-row>
        <table:table-row table:style-name="ro1">
          <table:table-cell office:value-type="float" office:value="79707.0281010456" calcext:value-type="float">
            <text:p>79707.0281010456</text:p>
          </table:table-cell>
        </table:table-row>
        <table:table-row table:style-name="ro1">
          <table:table-cell office:value-type="float" office:value="87080.816848165" calcext:value-type="float">
            <text:p>87080.816848165</text:p>
          </table:table-cell>
        </table:table-row>
        <table:table-row table:style-name="ro1">
          <table:table-cell office:value-type="float" office:value="39216.7612538093" calcext:value-type="float">
            <text:p>39216.7612538093</text:p>
          </table:table-cell>
        </table:table-row>
        <table:table-row table:style-name="ro1">
          <table:table-cell office:value-type="float" office:value="63544.0145302254" calcext:value-type="float">
            <text:p>63544.0145302254</text:p>
          </table:table-cell>
        </table:table-row>
        <table:table-row table:style-name="ro1">
          <table:table-cell office:value-type="float" office:value="13976.2538041901" calcext:value-type="float">
            <text:p>13976.2538041901</text:p>
          </table:table-cell>
        </table:table-row>
        <table:table-row table:style-name="ro1">
          <table:table-cell office:value-type="float" office:value="2235.46300260373" calcext:value-type="float">
            <text:p>2235.46300260373</text:p>
          </table:table-cell>
        </table:table-row>
        <table:table-row table:style-name="ro1">
          <table:table-cell office:value-type="float" office:value="19549.5407993308" calcext:value-type="float">
            <text:p>19549.5407993308</text:p>
          </table:table-cell>
        </table:table-row>
        <table:table-row table:style-name="ro1">
          <table:table-cell office:value-type="float" office:value="18519.1892238086" calcext:value-type="float">
            <text:p>18519.1892238086</text:p>
          </table:table-cell>
        </table:table-row>
        <table:table-row table:style-name="ro1">
          <table:table-cell office:value-type="float" office:value="64553.3249804512" calcext:value-type="float">
            <text:p>64553.3249804512</text:p>
          </table:table-cell>
        </table:table-row>
        <table:table-row table:style-name="ro1">
          <table:table-cell office:value-type="float" office:value="77142.1725134371" calcext:value-type="float">
            <text:p>77142.1725134371</text:p>
          </table:table-cell>
        </table:table-row>
        <table:table-row table:style-name="ro1">
          <table:table-cell office:value-type="float" office:value="27999.1466288873" calcext:value-type="float">
            <text:p>27999.1466288873</text:p>
          </table:table-cell>
        </table:table-row>
        <table:table-row table:style-name="ro1">
          <table:table-cell office:value-type="float" office:value="69467.5925294446" calcext:value-type="float">
            <text:p>69467.5925294446</text:p>
          </table:table-cell>
        </table:table-row>
        <table:table-row table:style-name="ro1">
          <table:table-cell office:value-type="float" office:value="43590.0622518374" calcext:value-type="float">
            <text:p>43590.0622518374</text:p>
          </table:table-cell>
        </table:table-row>
        <table:table-row table:style-name="ro1">
          <table:table-cell office:value-type="float" office:value="44787.4745730801" calcext:value-type="float">
            <text:p>44787.4745730801</text:p>
          </table:table-cell>
        </table:table-row>
        <table:table-row table:style-name="ro1">
          <table:table-cell office:value-type="float" office:value="96965.8391071792" calcext:value-type="float">
            <text:p>96965.8391071792</text:p>
          </table:table-cell>
        </table:table-row>
        <table:table-row table:style-name="ro1">
          <table:table-cell office:value-type="float" office:value="71842.3432238999" calcext:value-type="float">
            <text:p>71842.3432238999</text:p>
          </table:table-cell>
        </table:table-row>
        <table:table-row table:style-name="ro1">
          <table:table-cell office:value-type="float" office:value="41463.9788589275" calcext:value-type="float">
            <text:p>41463.9788589275</text:p>
          </table:table-cell>
        </table:table-row>
        <table:table-row table:style-name="ro1">
          <table:table-cell office:value-type="float" office:value="21016.0595911504" calcext:value-type="float">
            <text:p>21016.0595911504</text:p>
          </table:table-cell>
        </table:table-row>
        <table:table-row table:style-name="ro1">
          <table:table-cell office:value-type="float" office:value="24267.0880547606" calcext:value-type="float">
            <text:p>24267.0880547606</text:p>
          </table:table-cell>
        </table:table-row>
        <table:table-row table:style-name="ro1">
          <table:table-cell office:value-type="float" office:value="44504.7340384198" calcext:value-type="float">
            <text:p>44504.7340384198</text:p>
          </table:table-cell>
        </table:table-row>
        <table:table-row table:style-name="ro1">
          <table:table-cell office:value-type="float" office:value="65369.2782294567" calcext:value-type="float">
            <text:p>65369.2782294567</text:p>
          </table:table-cell>
        </table:table-row>
        <table:table-row table:style-name="ro1">
          <table:table-cell office:value-type="float" office:value="53673.2317024093" calcext:value-type="float">
            <text:p>53673.2317024093</text:p>
          </table:table-cell>
        </table:table-row>
        <table:table-row table:style-name="ro1">
          <table:table-cell office:value-type="float" office:value="18781.1130040958" calcext:value-type="float">
            <text:p>18781.1130040958</text:p>
          </table:table-cell>
        </table:table-row>
        <table:table-row table:style-name="ro1">
          <table:table-cell office:value-type="float" office:value="67401.7448021395" calcext:value-type="float">
            <text:p>67401.7448021395</text:p>
          </table:table-cell>
        </table:table-row>
        <table:table-row table:style-name="ro1">
          <table:table-cell office:value-type="float" office:value="81510.8616116377" calcext:value-type="float">
            <text:p>81510.8616116377</text:p>
          </table:table-cell>
        </table:table-row>
        <table:table-row table:style-name="ro1">
          <table:table-cell office:value-type="float" office:value="31556.5692157794" calcext:value-type="float">
            <text:p>31556.5692157794</text:p>
          </table:table-cell>
        </table:table-row>
        <table:table-row table:style-name="ro1">
          <table:table-cell office:value-type="float" office:value="68803.5075513351" calcext:value-type="float">
            <text:p>68803.5075513351</text:p>
          </table:table-cell>
        </table:table-row>
        <table:table-row table:style-name="ro1">
          <table:table-cell office:value-type="float" office:value="44091.4608570999" calcext:value-type="float">
            <text:p>44091.4608570999</text:p>
          </table:table-cell>
        </table:table-row>
        <table:table-row table:style-name="ro1">
          <table:table-cell office:value-type="float" office:value="74073.2423347645" calcext:value-type="float">
            <text:p>74073.2423347645</text:p>
          </table:table-cell>
        </table:table-row>
        <table:table-row table:style-name="ro1">
          <table:table-cell office:value-type="float" office:value="42633.7587188452" calcext:value-type="float">
            <text:p>42633.7587188452</text:p>
          </table:table-cell>
        </table:table-row>
        <table:table-row table:style-name="ro1">
          <table:table-cell office:value-type="float" office:value="50918.9712576097" calcext:value-type="float">
            <text:p>50918.9712576097</text:p>
          </table:table-cell>
        </table:table-row>
        <table:table-row table:style-name="ro1">
          <table:table-cell office:value-type="float" office:value="19853.3493817939" calcext:value-type="float">
            <text:p>19853.3493817939</text:p>
          </table:table-cell>
        </table:table-row>
        <table:table-row table:style-name="ro1">
          <table:table-cell office:value-type="float" office:value="67111.239199184" calcext:value-type="float">
            <text:p>67111.239199184</text:p>
          </table:table-cell>
        </table:table-row>
        <table:table-row table:style-name="ro1">
          <table:table-cell office:value-type="float" office:value="26783.8560820077" calcext:value-type="float">
            <text:p>26783.8560820077</text:p>
          </table:table-cell>
        </table:table-row>
        <table:table-row table:style-name="ro1">
          <table:table-cell office:value-type="float" office:value="50478.8642318522" calcext:value-type="float">
            <text:p>50478.8642318522</text:p>
          </table:table-cell>
        </table:table-row>
        <table:table-row table:style-name="ro1">
          <table:table-cell office:value-type="float" office:value="19101.9880464413" calcext:value-type="float">
            <text:p>19101.9880464413</text:p>
          </table:table-cell>
        </table:table-row>
        <table:table-row table:style-name="ro1">
          <table:table-cell office:value-type="float" office:value="38554.389074602" calcext:value-type="float">
            <text:p>38554.389074602</text:p>
          </table:table-cell>
        </table:table-row>
        <table:table-row table:style-name="ro1">
          <table:table-cell office:value-type="float" office:value="62347.0227726255" calcext:value-type="float">
            <text:p>62347.0227726255</text:p>
          </table:table-cell>
        </table:table-row>
        <table:table-row table:style-name="ro1">
          <table:table-cell office:value-type="float" office:value="47144.7986907748" calcext:value-type="float">
            <text:p>47144.7986907748</text:p>
          </table:table-cell>
        </table:table-row>
        <table:table-row table:style-name="ro1">
          <table:table-cell office:value-type="float" office:value="38454.3700638716" calcext:value-type="float">
            <text:p>38454.3700638716</text:p>
          </table:table-cell>
        </table:table-row>
        <table:table-row table:style-name="ro1">
          <table:table-cell office:value-type="float" office:value="73198.5691568732" calcext:value-type="float">
            <text:p>73198.5691568732</text:p>
          </table:table-cell>
        </table:table-row>
        <table:table-row table:style-name="ro1">
          <table:table-cell office:value-type="float" office:value="52952.5024035841" calcext:value-type="float">
            <text:p>52952.5024035841</text:p>
          </table:table-cell>
        </table:table-row>
        <table:table-row table:style-name="ro1">
          <table:table-cell office:value-type="float" office:value="31253.366286279" calcext:value-type="float">
            <text:p>31253.366286279</text:p>
          </table:table-cell>
        </table:table-row>
        <table:table-row table:style-name="ro1">
          <table:table-cell office:value-type="float" office:value="10022.4263237083" calcext:value-type="float">
            <text:p>10022.4263237083</text:p>
          </table:table-cell>
        </table:table-row>
        <table:table-row table:style-name="ro1">
          <table:table-cell office:value-type="float" office:value="22290.2173071729" calcext:value-type="float">
            <text:p>22290.2173071729</text:p>
          </table:table-cell>
        </table:table-row>
        <table:table-row table:style-name="ro1">
          <table:table-cell office:value-type="float" office:value="49058.2962072649" calcext:value-type="float">
            <text:p>49058.2962072649</text:p>
          </table:table-cell>
        </table:table-row>
        <table:table-row table:style-name="ro1">
          <table:table-cell office:value-type="float" office:value="3139.26445904633" calcext:value-type="float">
            <text:p>3139.26445904633</text:p>
          </table:table-cell>
        </table:table-row>
        <table:table-row table:style-name="ro1">
          <table:table-cell office:value-type="float" office:value="99661.6183131336" calcext:value-type="float">
            <text:p>99661.6183131336</text:p>
          </table:table-cell>
        </table:table-row>
        <table:table-row table:style-name="ro1">
          <table:table-cell office:value-type="float" office:value="31910.0828213988" calcext:value-type="float">
            <text:p>31910.0828213988</text:p>
          </table:table-cell>
        </table:table-row>
        <table:table-row table:style-name="ro1">
          <table:table-cell office:value-type="float" office:value="48379.5927369408" calcext:value-type="float">
            <text:p>48379.5927369408</text:p>
          </table:table-cell>
        </table:table-row>
        <table:table-row table:style-name="ro1">
          <table:table-cell office:value-type="float" office:value="69134.2415317803" calcext:value-type="float">
            <text:p>69134.2415317803</text:p>
          </table:table-cell>
        </table:table-row>
        <table:table-row table:style-name="ro1">
          <table:table-cell office:value-type="float" office:value="86797.4774648097" calcext:value-type="float">
            <text:p>86797.4774648097</text:p>
          </table:table-cell>
        </table:table-row>
        <table:table-row table:style-name="ro1">
          <table:table-cell office:value-type="float" office:value="81303.2631306048" calcext:value-type="float">
            <text:p>81303.2631306048</text:p>
          </table:table-cell>
        </table:table-row>
        <table:table-row table:style-name="ro1">
          <table:table-cell office:value-type="float" office:value="39946.8848880584" calcext:value-type="float">
            <text:p>39946.8848880584</text:p>
          </table:table-cell>
        </table:table-row>
        <table:table-row table:style-name="ro1">
          <table:table-cell office:value-type="float" office:value="80132.3700312741" calcext:value-type="float">
            <text:p>80132.3700312741</text:p>
          </table:table-cell>
        </table:table-row>
        <table:table-row table:style-name="ro1">
          <table:table-cell office:value-type="float" office:value="49798.9884712674" calcext:value-type="float">
            <text:p>49798.9884712674</text:p>
          </table:table-cell>
        </table:table-row>
        <table:table-row table:style-name="ro1">
          <table:table-cell office:value-type="float" office:value="86919.4461776875" calcext:value-type="float">
            <text:p>86919.4461776875</text:p>
          </table:table-cell>
        </table:table-row>
        <table:table-row table:style-name="ro1">
          <table:table-cell office:value-type="float" office:value="4509.85805689952" calcext:value-type="float">
            <text:p>4509.85805689952</text:p>
          </table:table-cell>
        </table:table-row>
        <table:table-row table:style-name="ro1">
          <table:table-cell office:value-type="float" office:value="40571.0410363965" calcext:value-type="float">
            <text:p>40571.0410363965</text:p>
          </table:table-cell>
        </table:table-row>
        <table:table-row table:style-name="ro1">
          <table:table-cell office:value-type="float" office:value="87645.6206439262" calcext:value-type="float">
            <text:p>87645.6206439262</text:p>
          </table:table-cell>
        </table:table-row>
        <table:table-row table:style-name="ro1">
          <table:table-cell office:value-type="float" office:value="99442.5417807654" calcext:value-type="float">
            <text:p>99442.5417807654</text:p>
          </table:table-cell>
        </table:table-row>
        <table:table-row table:style-name="ro1">
          <table:table-cell office:value-type="float" office:value="98057.1864101617" calcext:value-type="float">
            <text:p>98057.1864101617</text:p>
          </table:table-cell>
        </table:table-row>
        <table:table-row table:style-name="ro1">
          <table:table-cell office:value-type="float" office:value="66268.525328287" calcext:value-type="float">
            <text:p>66268.525328287</text:p>
          </table:table-cell>
        </table:table-row>
        <table:table-row table:style-name="ro1">
          <table:table-cell office:value-type="float" office:value="58916.1319584425" calcext:value-type="float">
            <text:p>58916.1319584425</text:p>
          </table:table-cell>
        </table:table-row>
        <table:table-row table:style-name="ro1">
          <table:table-cell office:value-type="float" office:value="66849.7262910142" calcext:value-type="float">
            <text:p>66849.7262910142</text:p>
          </table:table-cell>
        </table:table-row>
        <table:table-row table:style-name="ro1">
          <table:table-cell office:value-type="float" office:value="49555.2590808334" calcext:value-type="float">
            <text:p>49555.2590808334</text:p>
          </table:table-cell>
        </table:table-row>
        <table:table-row table:style-name="ro1">
          <table:table-cell office:value-type="float" office:value="43697.7604645309" calcext:value-type="float">
            <text:p>43697.7604645309</text:p>
          </table:table-cell>
        </table:table-row>
        <table:table-row table:style-name="ro1">
          <table:table-cell office:value-type="float" office:value="16855.8666865479" calcext:value-type="float">
            <text:p>16855.8666865479</text:p>
          </table:table-cell>
        </table:table-row>
        <table:table-row table:style-name="ro1">
          <table:table-cell office:value-type="float" office:value="61581.026701991" calcext:value-type="float">
            <text:p>61581.026701991</text:p>
          </table:table-cell>
        </table:table-row>
        <table:table-row table:style-name="ro1">
          <table:table-cell office:value-type="float" office:value="37291.7213085736" calcext:value-type="float">
            <text:p>37291.7213085736</text:p>
          </table:table-cell>
        </table:table-row>
        <table:table-row table:style-name="ro1">
          <table:table-cell office:value-type="float" office:value="2207.08555673032" calcext:value-type="float">
            <text:p>2207.08555673032</text:p>
          </table:table-cell>
        </table:table-row>
        <table:table-row table:style-name="ro1">
          <table:table-cell office:value-type="float" office:value="87697.6824842457" calcext:value-type="float">
            <text:p>87697.6824842457</text:p>
          </table:table-cell>
        </table:table-row>
        <table:table-row table:style-name="ro1">
          <table:table-cell office:value-type="float" office:value="67134.6959987284" calcext:value-type="float">
            <text:p>67134.6959987284</text:p>
          </table:table-cell>
        </table:table-row>
        <table:table-row table:style-name="ro1">
          <table:table-cell office:value-type="float" office:value="8215.15162967384" calcext:value-type="float">
            <text:p>8215.15162967384</text:p>
          </table:table-cell>
        </table:table-row>
        <table:table-row table:style-name="ro1">
          <table:table-cell office:value-type="float" office:value="36294.740340611" calcext:value-type="float">
            <text:p>36294.740340611</text:p>
          </table:table-cell>
        </table:table-row>
        <table:table-row table:style-name="ro1">
          <table:table-cell office:value-type="float" office:value="95001.3493165846" calcext:value-type="float">
            <text:p>95001.3493165846</text:p>
          </table:table-cell>
        </table:table-row>
        <table:table-row table:style-name="ro1">
          <table:table-cell office:value-type="float" office:value="7387.83458607271" calcext:value-type="float">
            <text:p>7387.83458607271</text:p>
          </table:table-cell>
        </table:table-row>
        <table:table-row table:style-name="ro1">
          <table:table-cell office:value-type="float" office:value="58324.1162605819" calcext:value-type="float">
            <text:p>58324.1162605819</text:p>
          </table:table-cell>
        </table:table-row>
        <table:table-row table:style-name="ro1">
          <table:table-cell office:value-type="float" office:value="25054.7576616249" calcext:value-type="float">
            <text:p>25054.7576616249</text:p>
          </table:table-cell>
        </table:table-row>
        <table:table-row table:style-name="ro1">
          <table:table-cell office:value-type="float" office:value="47909.8446930485" calcext:value-type="float">
            <text:p>47909.8446930485</text:p>
          </table:table-cell>
        </table:table-row>
        <table:table-row table:style-name="ro1">
          <table:table-cell office:value-type="float" office:value="67166.3805222522" calcext:value-type="float">
            <text:p>67166.3805222522</text:p>
          </table:table-cell>
        </table:table-row>
        <table:table-row table:style-name="ro1">
          <table:table-cell office:value-type="float" office:value="90848.5896441588" calcext:value-type="float">
            <text:p>90848.5896441588</text:p>
          </table:table-cell>
        </table:table-row>
        <table:table-row table:style-name="ro1">
          <table:table-cell office:value-type="float" office:value="94682.4397576668" calcext:value-type="float">
            <text:p>94682.4397576668</text:p>
          </table:table-cell>
        </table:table-row>
        <table:table-row table:style-name="ro1">
          <table:table-cell office:value-type="float" office:value="93591.9035901153" calcext:value-type="float">
            <text:p>93591.9035901153</text:p>
          </table:table-cell>
        </table:table-row>
        <table:table-row table:style-name="ro1">
          <table:table-cell office:value-type="float" office:value="33517.9661139904" calcext:value-type="float">
            <text:p>33517.9661139904</text:p>
          </table:table-cell>
        </table:table-row>
        <table:table-row table:style-name="ro1">
          <table:table-cell office:value-type="float" office:value="7543.06096885252" calcext:value-type="float">
            <text:p>7543.06096885252</text:p>
          </table:table-cell>
        </table:table-row>
        <table:table-row table:style-name="ro1">
          <table:table-cell office:value-type="float" office:value="36560.3111889568" calcext:value-type="float">
            <text:p>36560.3111889568</text:p>
          </table:table-cell>
        </table:table-row>
        <table:table-row table:style-name="ro1">
          <table:table-cell office:value-type="float" office:value="83430.8148817772" calcext:value-type="float">
            <text:p>83430.8148817772</text:p>
          </table:table-cell>
        </table:table-row>
        <table:table-row table:style-name="ro1">
          <table:table-cell office:value-type="float" office:value="25740.2318646339" calcext:value-type="float">
            <text:p>25740.2318646339</text:p>
          </table:table-cell>
        </table:table-row>
        <table:table-row table:style-name="ro1">
          <table:table-cell office:value-type="float" office:value="444.891483199617" calcext:value-type="float">
            <text:p>444.891483199617</text:p>
          </table:table-cell>
        </table:table-row>
        <table:table-row table:style-name="ro1">
          <table:table-cell office:value-type="float" office:value="11760.2814729889" calcext:value-type="float">
            <text:p>11760.2814729889</text:p>
          </table:table-cell>
        </table:table-row>
        <table:table-row table:style-name="ro1">
          <table:table-cell office:value-type="float" office:value="25519.3121270503" calcext:value-type="float">
            <text:p>25519.3121270503</text:p>
          </table:table-cell>
        </table:table-row>
        <table:table-row table:style-name="ro1">
          <table:table-cell office:value-type="float" office:value="7903.33987666866" calcext:value-type="float">
            <text:p>7903.33987666866</text:p>
          </table:table-cell>
        </table:table-row>
        <table:table-row table:style-name="ro1">
          <table:table-cell office:value-type="float" office:value="19147.6353688848" calcext:value-type="float">
            <text:p>19147.6353688848</text:p>
          </table:table-cell>
        </table:table-row>
        <table:table-row table:style-name="ro1">
          <table:table-cell office:value-type="float" office:value="10357.7246659305" calcext:value-type="float">
            <text:p>10357.7246659305</text:p>
          </table:table-cell>
        </table:table-row>
        <table:table-row table:style-name="ro1">
          <table:table-cell office:value-type="float" office:value="31410.3653266115" calcext:value-type="float">
            <text:p>31410.3653266115</text:p>
          </table:table-cell>
        </table:table-row>
        <table:table-row table:style-name="ro1">
          <table:table-cell office:value-type="float" office:value="77916.6556206242" calcext:value-type="float">
            <text:p>77916.6556206242</text:p>
          </table:table-cell>
        </table:table-row>
        <table:table-row table:style-name="ro1">
          <table:table-cell office:value-type="float" office:value="87747.7949164281" calcext:value-type="float">
            <text:p>87747.7949164281</text:p>
          </table:table-cell>
        </table:table-row>
        <table:table-row table:style-name="ro1">
          <table:table-cell office:value-type="float" office:value="85830.0831100147" calcext:value-type="float">
            <text:p>85830.0831100147</text:p>
          </table:table-cell>
        </table:table-row>
        <table:table-row table:style-name="ro1">
          <table:table-cell office:value-type="float" office:value="24669.0235651917" calcext:value-type="float">
            <text:p>24669.0235651917</text:p>
          </table:table-cell>
        </table:table-row>
        <table:table-row table:style-name="ro1">
          <table:table-cell office:value-type="float" office:value="74758.3320047062" calcext:value-type="float">
            <text:p>74758.3320047062</text:p>
          </table:table-cell>
        </table:table-row>
        <table:table-row table:style-name="ro1">
          <table:table-cell office:value-type="float" office:value="34980.7494872881" calcext:value-type="float">
            <text:p>34980.7494872881</text:p>
          </table:table-cell>
        </table:table-row>
        <table:table-row table:style-name="ro1">
          <table:table-cell office:value-type="float" office:value="75964.5470008666" calcext:value-type="float">
            <text:p>75964.5470008666</text:p>
          </table:table-cell>
        </table:table-row>
        <table:table-row table:style-name="ro1">
          <table:table-cell office:value-type="float" office:value="44511.0985475562" calcext:value-type="float">
            <text:p>44511.0985475562</text:p>
          </table:table-cell>
        </table:table-row>
        <table:table-row table:style-name="ro1">
          <table:table-cell office:value-type="float" office:value="35958.5997166595" calcext:value-type="float">
            <text:p>35958.5997166595</text:p>
          </table:table-cell>
        </table:table-row>
        <table:table-row table:style-name="ro1">
          <table:table-cell office:value-type="float" office:value="81675.7737956588" calcext:value-type="float">
            <text:p>81675.7737956588</text:p>
          </table:table-cell>
        </table:table-row>
        <table:table-row table:style-name="ro1">
          <table:table-cell office:value-type="float" office:value="92090.9415365727" calcext:value-type="float">
            <text:p>92090.9415365727</text:p>
          </table:table-cell>
        </table:table-row>
        <table:table-row table:style-name="ro1">
          <table:table-cell office:value-type="float" office:value="44528.362684685" calcext:value-type="float">
            <text:p>44528.362684685</text:p>
          </table:table-cell>
        </table:table-row>
        <table:table-row table:style-name="ro1">
          <table:table-cell office:value-type="float" office:value="43019.8555888031" calcext:value-type="float">
            <text:p>43019.8555888031</text:p>
          </table:table-cell>
        </table:table-row>
        <table:table-row table:style-name="ro1">
          <table:table-cell office:value-type="float" office:value="694.25992132161" calcext:value-type="float">
            <text:p>694.25992132161</text:p>
          </table:table-cell>
        </table:table-row>
        <table:table-row table:style-name="ro1">
          <table:table-cell office:value-type="float" office:value="42949.2858604843" calcext:value-type="float">
            <text:p>42949.2858604843</text:p>
          </table:table-cell>
        </table:table-row>
        <table:table-row table:style-name="ro1">
          <table:table-cell office:value-type="float" office:value="86829.3733368095" calcext:value-type="float">
            <text:p>86829.3733368095</text:p>
          </table:table-cell>
        </table:table-row>
        <table:table-row table:style-name="ro1">
          <table:table-cell office:value-type="float" office:value="5307.53351100931" calcext:value-type="float">
            <text:p>5307.53351100931</text:p>
          </table:table-cell>
        </table:table-row>
        <table:table-row table:style-name="ro1">
          <table:table-cell office:value-type="float" office:value="74069.3747912833" calcext:value-type="float">
            <text:p>74069.3747912833</text:p>
          </table:table-cell>
        </table:table-row>
        <table:table-row table:style-name="ro1">
          <table:table-cell office:value-type="float" office:value="2084.37902330525" calcext:value-type="float">
            <text:p>2084.37902330525</text:p>
          </table:table-cell>
        </table:table-row>
        <table:table-row table:style-name="ro1">
          <table:table-cell office:value-type="float" office:value="73699.290738485" calcext:value-type="float">
            <text:p>73699.290738485</text:p>
          </table:table-cell>
        </table:table-row>
        <table:table-row table:style-name="ro1">
          <table:table-cell office:value-type="float" office:value="80397.4704854473" calcext:value-type="float">
            <text:p>80397.4704854473</text:p>
          </table:table-cell>
        </table:table-row>
        <table:table-row table:style-name="ro1">
          <table:table-cell office:value-type="float" office:value="18793.4818987828" calcext:value-type="float">
            <text:p>18793.4818987828</text:p>
          </table:table-cell>
        </table:table-row>
        <table:table-row table:style-name="ro1">
          <table:table-cell office:value-type="float" office:value="69998.1069377165" calcext:value-type="float">
            <text:p>69998.1069377165</text:p>
          </table:table-cell>
        </table:table-row>
        <table:table-row table:style-name="ro1">
          <table:table-cell office:value-type="float" office:value="990.881767080174" calcext:value-type="float">
            <text:p>990.881767080174</text:p>
          </table:table-cell>
        </table:table-row>
        <table:table-row table:style-name="ro1">
          <table:table-cell office:value-type="float" office:value="98067.0135190881" calcext:value-type="float">
            <text:p>98067.0135190881</text:p>
          </table:table-cell>
        </table:table-row>
        <table:table-row table:style-name="ro1">
          <table:table-cell office:value-type="float" office:value="67485.308595382" calcext:value-type="float">
            <text:p>67485.308595382</text:p>
          </table:table-cell>
        </table:table-row>
        <table:table-row table:style-name="ro1">
          <table:table-cell office:value-type="float" office:value="70733.0879102427" calcext:value-type="float">
            <text:p>70733.0879102427</text:p>
          </table:table-cell>
        </table:table-row>
        <table:table-row table:style-name="ro1">
          <table:table-cell office:value-type="float" office:value="17664.0456788877" calcext:value-type="float">
            <text:p>17664.0456788877</text:p>
          </table:table-cell>
        </table:table-row>
        <table:table-row table:style-name="ro1">
          <table:table-cell office:value-type="float" office:value="50865.2979740516" calcext:value-type="float">
            <text:p>50865.2979740516</text:p>
          </table:table-cell>
        </table:table-row>
        <table:table-row table:style-name="ro1">
          <table:table-cell office:value-type="float" office:value="16381.2778040189" calcext:value-type="float">
            <text:p>16381.2778040189</text:p>
          </table:table-cell>
        </table:table-row>
        <table:table-row table:style-name="ro1">
          <table:table-cell office:value-type="float" office:value="69271.4652797196" calcext:value-type="float">
            <text:p>69271.4652797196</text:p>
          </table:table-cell>
        </table:table-row>
        <table:table-row table:style-name="ro1">
          <table:table-cell office:value-type="float" office:value="18426.7795035727" calcext:value-type="float">
            <text:p>18426.7795035727</text:p>
          </table:table-cell>
        </table:table-row>
        <table:table-row table:style-name="ro1">
          <table:table-cell office:value-type="float" office:value="89714.9337249647" calcext:value-type="float">
            <text:p>89714.9337249647</text:p>
          </table:table-cell>
        </table:table-row>
        <table:table-row table:style-name="ro1">
          <table:table-cell office:value-type="float" office:value="43537.7521973803" calcext:value-type="float">
            <text:p>43537.7521973803</text:p>
          </table:table-cell>
        </table:table-row>
        <table:table-row table:style-name="ro1">
          <table:table-cell office:value-type="float" office:value="10572.8266905431" calcext:value-type="float">
            <text:p>10572.8266905431</text:p>
          </table:table-cell>
        </table:table-row>
        <table:table-row table:style-name="ro1">
          <table:table-cell office:value-type="float" office:value="87340.5147791881" calcext:value-type="float">
            <text:p>87340.5147791881</text:p>
          </table:table-cell>
        </table:table-row>
        <table:table-row table:style-name="ro1">
          <table:table-cell office:value-type="float" office:value="90456.0165210934" calcext:value-type="float">
            <text:p>90456.0165210934</text:p>
          </table:table-cell>
        </table:table-row>
        <table:table-row table:style-name="ro1">
          <table:table-cell office:value-type="float" office:value="75451.3488832924" calcext:value-type="float">
            <text:p>75451.3488832924</text:p>
          </table:table-cell>
        </table:table-row>
        <table:table-row table:style-name="ro1">
          <table:table-cell office:value-type="float" office:value="37213.996268474" calcext:value-type="float">
            <text:p>37213.996268474</text:p>
          </table:table-cell>
        </table:table-row>
        <table:table-row table:style-name="ro1">
          <table:table-cell office:value-type="float" office:value="47432.5193447098" calcext:value-type="float">
            <text:p>47432.5193447098</text:p>
          </table:table-cell>
        </table:table-row>
        <table:table-row table:style-name="ro1">
          <table:table-cell office:value-type="float" office:value="50815.0706433594" calcext:value-type="float">
            <text:p>50815.0706433594</text:p>
          </table:table-cell>
        </table:table-row>
        <table:table-row table:style-name="ro1">
          <table:table-cell office:value-type="float" office:value="73427.4605484407" calcext:value-type="float">
            <text:p>73427.4605484407</text:p>
          </table:table-cell>
        </table:table-row>
        <table:table-row table:style-name="ro1">
          <table:table-cell office:value-type="float" office:value="10101.0884753056" calcext:value-type="float">
            <text:p>10101.0884753056</text:p>
          </table:table-cell>
        </table:table-row>
        <table:table-row table:style-name="ro1">
          <table:table-cell office:value-type="float" office:value="5271.16138795916" calcext:value-type="float">
            <text:p>5271.16138795916</text:p>
          </table:table-cell>
        </table:table-row>
        <table:table-row table:style-name="ro1">
          <table:table-cell office:value-type="float" office:value="72263.1413130181" calcext:value-type="float">
            <text:p>72263.1413130181</text:p>
          </table:table-cell>
        </table:table-row>
        <table:table-row table:style-name="ro1">
          <table:table-cell office:value-type="float" office:value="28349.089681493" calcext:value-type="float">
            <text:p>28349.089681493</text:p>
          </table:table-cell>
        </table:table-row>
        <table:table-row table:style-name="ro1">
          <table:table-cell office:value-type="float" office:value="59376.959207938" calcext:value-type="float">
            <text:p>59376.959207938</text:p>
          </table:table-cell>
        </table:table-row>
        <table:table-row table:style-name="ro1">
          <table:table-cell office:value-type="float" office:value="95387.2383004723" calcext:value-type="float">
            <text:p>95387.2383004723</text:p>
          </table:table-cell>
        </table:table-row>
        <table:table-row table:style-name="ro1">
          <table:table-cell office:value-type="float" office:value="26792.9218895833" calcext:value-type="float">
            <text:p>26792.9218895833</text:p>
          </table:table-cell>
        </table:table-row>
        <table:table-row table:style-name="ro1">
          <table:table-cell office:value-type="float" office:value="3752.93333659042" calcext:value-type="float">
            <text:p>3752.93333659042</text:p>
          </table:table-cell>
        </table:table-row>
        <table:table-row table:style-name="ro1">
          <table:table-cell office:value-type="float" office:value="82939.6791455963" calcext:value-type="float">
            <text:p>82939.6791455963</text:p>
          </table:table-cell>
        </table:table-row>
        <table:table-row table:style-name="ro1">
          <table:table-cell office:value-type="float" office:value="38591.2758783058" calcext:value-type="float">
            <text:p>38591.2758783058</text:p>
          </table:table-cell>
        </table:table-row>
        <table:table-row table:style-name="ro1">
          <table:table-cell office:value-type="float" office:value="48469.4245919207" calcext:value-type="float">
            <text:p>48469.4245919207</text:p>
          </table:table-cell>
        </table:table-row>
        <table:table-row table:style-name="ro1">
          <table:table-cell office:value-type="float" office:value="60683.3711336725" calcext:value-type="float">
            <text:p>60683.3711336725</text:p>
          </table:table-cell>
        </table:table-row>
        <table:table-row table:style-name="ro1">
          <table:table-cell office:value-type="float" office:value="38200.5893923671" calcext:value-type="float">
            <text:p>38200.5893923671</text:p>
          </table:table-cell>
        </table:table-row>
        <table:table-row table:style-name="ro1">
          <table:table-cell office:value-type="float" office:value="84616.611202865" calcext:value-type="float">
            <text:p>84616.611202865</text:p>
          </table:table-cell>
        </table:table-row>
        <table:table-row table:style-name="ro1">
          <table:table-cell office:value-type="float" office:value="23514.7369264376" calcext:value-type="float">
            <text:p>23514.7369264376</text:p>
          </table:table-cell>
        </table:table-row>
        <table:table-row table:style-name="ro1">
          <table:table-cell office:value-type="float" office:value="1214.68956138964" calcext:value-type="float">
            <text:p>1214.68956138964</text:p>
          </table:table-cell>
        </table:table-row>
        <table:table-row table:style-name="ro1">
          <table:table-cell office:value-type="float" office:value="46703.2700279105" calcext:value-type="float">
            <text:p>46703.2700279105</text:p>
          </table:table-cell>
        </table:table-row>
        <table:table-row table:style-name="ro1">
          <table:table-cell office:value-type="float" office:value="96329.1525236007" calcext:value-type="float">
            <text:p>96329.1525236007</text:p>
          </table:table-cell>
        </table:table-row>
        <table:table-row table:style-name="ro1">
          <table:table-cell office:value-type="float" office:value="3362.69683123659" calcext:value-type="float">
            <text:p>3362.69683123659</text:p>
          </table:table-cell>
        </table:table-row>
        <table:table-row table:style-name="ro1">
          <table:table-cell office:value-type="float" office:value="40063.4996993816" calcext:value-type="float">
            <text:p>40063.4996993816</text:p>
          </table:table-cell>
        </table:table-row>
        <table:table-row table:style-name="ro1">
          <table:table-cell office:value-type="float" office:value="67575.1311691094" calcext:value-type="float">
            <text:p>67575.1311691094</text:p>
          </table:table-cell>
        </table:table-row>
        <table:table-row table:style-name="ro1">
          <table:table-cell office:value-type="float" office:value="68256.8800622279" calcext:value-type="float">
            <text:p>68256.8800622279</text:p>
          </table:table-cell>
        </table:table-row>
        <table:table-row table:style-name="ro1">
          <table:table-cell office:value-type="float" office:value="45527.2052380096" calcext:value-type="float">
            <text:p>45527.2052380096</text:p>
          </table:table-cell>
        </table:table-row>
        <table:table-row table:style-name="ro1">
          <table:table-cell office:value-type="float" office:value="3346.41416607439" calcext:value-type="float">
            <text:p>3346.41416607439</text:p>
          </table:table-cell>
        </table:table-row>
        <table:table-row table:style-name="ro1">
          <table:table-cell office:value-type="float" office:value="39182.7907631372" calcext:value-type="float">
            <text:p>39182.7907631372</text:p>
          </table:table-cell>
        </table:table-row>
        <table:table-row table:style-name="ro1">
          <table:table-cell office:value-type="float" office:value="69916.585103601" calcext:value-type="float">
            <text:p>69916.585103601</text:p>
          </table:table-cell>
        </table:table-row>
        <table:table-row table:style-name="ro1">
          <table:table-cell office:value-type="float" office:value="52441.5351779024" calcext:value-type="float">
            <text:p>52441.5351779024</text:p>
          </table:table-cell>
        </table:table-row>
        <table:table-row table:style-name="ro1">
          <table:table-cell office:value-type="float" office:value="30128.1445270907" calcext:value-type="float">
            <text:p>30128.1445270907</text:p>
          </table:table-cell>
        </table:table-row>
        <table:table-row table:style-name="ro1">
          <table:table-cell office:value-type="float" office:value="56826.634097126" calcext:value-type="float">
            <text:p>56826.634097126</text:p>
          </table:table-cell>
        </table:table-row>
        <table:table-row table:style-name="ro1">
          <table:table-cell office:value-type="float" office:value="10209.9544093042" calcext:value-type="float">
            <text:p>10209.9544093042</text:p>
          </table:table-cell>
        </table:table-row>
        <table:table-row table:style-name="ro1">
          <table:table-cell office:value-type="float" office:value="12482.451338915" calcext:value-type="float">
            <text:p>12482.451338915</text:p>
          </table:table-cell>
        </table:table-row>
        <table:table-row table:style-name="ro1">
          <table:table-cell office:value-type="float" office:value="3190.34871062578" calcext:value-type="float">
            <text:p>3190.34871062578</text:p>
          </table:table-cell>
        </table:table-row>
        <table:table-row table:style-name="ro1">
          <table:table-cell office:value-type="float" office:value="50559.199111836" calcext:value-type="float">
            <text:p>50559.199111836</text:p>
          </table:table-cell>
        </table:table-row>
        <table:table-row table:style-name="ro1">
          <table:table-cell office:value-type="float" office:value="41419.4735798671" calcext:value-type="float">
            <text:p>41419.4735798671</text:p>
          </table:table-cell>
        </table:table-row>
        <table:table-row table:style-name="ro1">
          <table:table-cell office:value-type="float" office:value="5256.43679879007" calcext:value-type="float">
            <text:p>5256.43679879007</text:p>
          </table:table-cell>
        </table:table-row>
        <table:table-row table:style-name="ro1">
          <table:table-cell office:value-type="float" office:value="46491.3085315169" calcext:value-type="float">
            <text:p>46491.3085315169</text:p>
          </table:table-cell>
        </table:table-row>
        <table:table-row table:style-name="ro1">
          <table:table-cell office:value-type="float" office:value="48619.6628312097" calcext:value-type="float">
            <text:p>48619.6628312097</text:p>
          </table:table-cell>
        </table:table-row>
        <table:table-row table:style-name="ro1">
          <table:table-cell office:value-type="float" office:value="99370.5384325483" calcext:value-type="float">
            <text:p>99370.5384325483</text:p>
          </table:table-cell>
        </table:table-row>
        <table:table-row table:style-name="ro1">
          <table:table-cell office:value-type="float" office:value="85062.1199523053" calcext:value-type="float">
            <text:p>85062.1199523053</text:p>
          </table:table-cell>
        </table:table-row>
        <table:table-row table:style-name="ro1">
          <table:table-cell office:value-type="float" office:value="44011.3851789764" calcext:value-type="float">
            <text:p>44011.3851789764</text:p>
          </table:table-cell>
        </table:table-row>
        <table:table-row table:style-name="ro1">
          <table:table-cell office:value-type="float" office:value="70854.9424078302" calcext:value-type="float">
            <text:p>70854.9424078302</text:p>
          </table:table-cell>
        </table:table-row>
        <table:table-row table:style-name="ro1">
          <table:table-cell office:value-type="float" office:value="25573.4435615154" calcext:value-type="float">
            <text:p>25573.4435615154</text:p>
          </table:table-cell>
        </table:table-row>
        <table:table-row table:style-name="ro1">
          <table:table-cell office:value-type="float" office:value="55182.8946700433" calcext:value-type="float">
            <text:p>55182.8946700433</text:p>
          </table:table-cell>
        </table:table-row>
        <table:table-row table:style-name="ro1">
          <table:table-cell office:value-type="float" office:value="68497.2892007878" calcext:value-type="float">
            <text:p>68497.2892007878</text:p>
          </table:table-cell>
        </table:table-row>
        <table:table-row table:style-name="ro1">
          <table:table-cell office:value-type="float" office:value="90069.059197702" calcext:value-type="float">
            <text:p>90069.059197702</text:p>
          </table:table-cell>
        </table:table-row>
        <table:table-row table:style-name="ro1">
          <table:table-cell office:value-type="float" office:value="55182.0768575838" calcext:value-type="float">
            <text:p>55182.0768575838</text:p>
          </table:table-cell>
        </table:table-row>
        <table:table-row table:style-name="ro1">
          <table:table-cell office:value-type="float" office:value="60330.0562078888" calcext:value-type="float">
            <text:p>60330.0562078888</text:p>
          </table:table-cell>
        </table:table-row>
        <table:table-row table:style-name="ro1">
          <table:table-cell office:value-type="float" office:value="2831.92574486952" calcext:value-type="float">
            <text:p>2831.92574486952</text:p>
          </table:table-cell>
        </table:table-row>
        <table:table-row table:style-name="ro1">
          <table:table-cell office:value-type="float" office:value="16484.6561203612" calcext:value-type="float">
            <text:p>16484.6561203612</text:p>
          </table:table-cell>
        </table:table-row>
        <table:table-row table:style-name="ro1">
          <table:table-cell office:value-type="float" office:value="8010.2809717864" calcext:value-type="float">
            <text:p>8010.2809717864</text:p>
          </table:table-cell>
        </table:table-row>
        <table:table-row table:style-name="ro1">
          <table:table-cell office:value-type="float" office:value="33826.464700659" calcext:value-type="float">
            <text:p>33826.464700659</text:p>
          </table:table-cell>
        </table:table-row>
        <table:table-row table:style-name="ro1">
          <table:table-cell office:value-type="float" office:value="5542.47589541893" calcext:value-type="float">
            <text:p>5542.47589541893</text:p>
          </table:table-cell>
        </table:table-row>
        <table:table-row table:style-name="ro1">
          <table:table-cell office:value-type="float" office:value="63818.6064962192" calcext:value-type="float">
            <text:p>63818.6064962192</text:p>
          </table:table-cell>
        </table:table-row>
        <table:table-row table:style-name="ro1">
          <table:table-cell office:value-type="float" office:value="3072.70657388987" calcext:value-type="float">
            <text:p>3072.70657388987</text:p>
          </table:table-cell>
        </table:table-row>
        <table:table-row table:style-name="ro1">
          <table:table-cell office:value-type="float" office:value="21303.6932445412" calcext:value-type="float">
            <text:p>21303.6932445412</text:p>
          </table:table-cell>
        </table:table-row>
        <table:table-row table:style-name="ro1">
          <table:table-cell office:value-type="float" office:value="98522.9898847234" calcext:value-type="float">
            <text:p>98522.9898847234</text:p>
          </table:table-cell>
        </table:table-row>
        <table:table-row table:style-name="ro1">
          <table:table-cell office:value-type="float" office:value="27260.0895043766" calcext:value-type="float">
            <text:p>27260.0895043766</text:p>
          </table:table-cell>
        </table:table-row>
        <table:table-row table:style-name="ro1">
          <table:table-cell office:value-type="float" office:value="8193.71072445355" calcext:value-type="float">
            <text:p>8193.71072445355</text:p>
          </table:table-cell>
        </table:table-row>
        <table:table-row table:style-name="ro1">
          <table:table-cell office:value-type="float" office:value="64891.4186655015" calcext:value-type="float">
            <text:p>64891.4186655015</text:p>
          </table:table-cell>
        </table:table-row>
        <table:table-row table:style-name="ro1">
          <table:table-cell office:value-type="float" office:value="13807.1055047328" calcext:value-type="float">
            <text:p>13807.1055047328</text:p>
          </table:table-cell>
        </table:table-row>
        <table:table-row table:style-name="ro1">
          <table:table-cell office:value-type="float" office:value="24215.3214556913" calcext:value-type="float">
            <text:p>24215.3214556913</text:p>
          </table:table-cell>
        </table:table-row>
        <table:table-row table:style-name="ro1">
          <table:table-cell office:value-type="float" office:value="64307.5110303164" calcext:value-type="float">
            <text:p>64307.5110303164</text:p>
          </table:table-cell>
        </table:table-row>
        <table:table-row table:style-name="ro1">
          <table:table-cell office:value-type="float" office:value="54464.3429232577" calcext:value-type="float">
            <text:p>54464.3429232577</text:p>
          </table:table-cell>
        </table:table-row>
        <table:table-row table:style-name="ro1">
          <table:table-cell office:value-type="float" office:value="53090.0809574827" calcext:value-type="float">
            <text:p>53090.0809574827</text:p>
          </table:table-cell>
        </table:table-row>
        <table:table-row table:style-name="ro1">
          <table:table-cell office:value-type="float" office:value="41964.0766016169" calcext:value-type="float">
            <text:p>41964.0766016169</text:p>
          </table:table-cell>
        </table:table-row>
        <table:table-row table:style-name="ro1">
          <table:table-cell office:value-type="float" office:value="79567.0632361894" calcext:value-type="float">
            <text:p>79567.0632361894</text:p>
          </table:table-cell>
        </table:table-row>
        <table:table-row table:style-name="ro1">
          <table:table-cell office:value-type="float" office:value="91313.0662010569" calcext:value-type="float">
            <text:p>91313.0662010569</text:p>
          </table:table-cell>
        </table:table-row>
        <table:table-row table:style-name="ro1">
          <table:table-cell office:value-type="float" office:value="87482.2336286985" calcext:value-type="float">
            <text:p>87482.2336286985</text:p>
          </table:table-cell>
        </table:table-row>
        <table:table-row table:style-name="ro1">
          <table:table-cell office:value-type="float" office:value="87081.515241952" calcext:value-type="float">
            <text:p>87081.515241952</text:p>
          </table:table-cell>
        </table:table-row>
        <table:table-row table:style-name="ro1">
          <table:table-cell office:value-type="float" office:value="22535.5234539336" calcext:value-type="float">
            <text:p>22535.5234539336</text:p>
          </table:table-cell>
        </table:table-row>
        <table:table-row table:style-name="ro1">
          <table:table-cell office:value-type="float" office:value="52774.9470939757" calcext:value-type="float">
            <text:p>52774.9470939757</text:p>
          </table:table-cell>
        </table:table-row>
        <table:table-row table:style-name="ro1">
          <table:table-cell office:value-type="float" office:value="20521.9212001314" calcext:value-type="float">
            <text:p>20521.9212001314</text:p>
          </table:table-cell>
        </table:table-row>
        <table:table-row table:style-name="ro1">
          <table:table-cell office:value-type="float" office:value="25577.9756094695" calcext:value-type="float">
            <text:p>25577.9756094695</text:p>
          </table:table-cell>
        </table:table-row>
        <table:table-row table:style-name="ro1">
          <table:table-cell office:value-type="float" office:value="10459.711444201" calcext:value-type="float">
            <text:p>10459.711444201</text:p>
          </table:table-cell>
        </table:table-row>
        <table:table-row table:style-name="ro1">
          <table:table-cell office:value-type="float" office:value="43980.4878454813" calcext:value-type="float">
            <text:p>43980.4878454813</text:p>
          </table:table-cell>
        </table:table-row>
        <table:table-row table:style-name="ro1">
          <table:table-cell office:value-type="float" office:value="73548.6016257389" calcext:value-type="float">
            <text:p>73548.6016257389</text:p>
          </table:table-cell>
        </table:table-row>
        <table:table-row table:style-name="ro1">
          <table:table-cell office:value-type="float" office:value="36602.6302507352" calcext:value-type="float">
            <text:p>36602.6302507352</text:p>
          </table:table-cell>
        </table:table-row>
        <table:table-row table:style-name="ro1">
          <table:table-cell office:value-type="float" office:value="18776.679940397" calcext:value-type="float">
            <text:p>18776.679940397</text:p>
          </table:table-cell>
        </table:table-row>
        <table:table-row table:style-name="ro1">
          <table:table-cell office:value-type="float" office:value="25332.8701190242" calcext:value-type="float">
            <text:p>25332.8701190242</text:p>
          </table:table-cell>
        </table:table-row>
        <table:table-row table:style-name="ro1">
          <table:table-cell office:value-type="float" office:value="2382.47046971213" calcext:value-type="float">
            <text:p>2382.47046971213</text:p>
          </table:table-cell>
        </table:table-row>
        <table:table-row table:style-name="ro1">
          <table:table-cell office:value-type="float" office:value="19603.5390725856" calcext:value-type="float">
            <text:p>19603.5390725856</text:p>
          </table:table-cell>
        </table:table-row>
        <table:table-row table:style-name="ro1">
          <table:table-cell office:value-type="float" office:value="72443.9603663555" calcext:value-type="float">
            <text:p>72443.9603663555</text:p>
          </table:table-cell>
        </table:table-row>
        <table:table-row table:style-name="ro1">
          <table:table-cell office:value-type="float" office:value="57959.4417682986" calcext:value-type="float">
            <text:p>57959.4417682986</text:p>
          </table:table-cell>
        </table:table-row>
        <table:table-row table:style-name="ro1">
          <table:table-cell office:value-type="float" office:value="11231.7006020666" calcext:value-type="float">
            <text:p>11231.7006020666</text:p>
          </table:table-cell>
        </table:table-row>
        <table:table-row table:style-name="ro1">
          <table:table-cell office:value-type="float" office:value="92769.2285422462" calcext:value-type="float">
            <text:p>92769.2285422462</text:p>
          </table:table-cell>
        </table:table-row>
        <table:table-row table:style-name="ro1">
          <table:table-cell office:value-type="float" office:value="15949.678726563" calcext:value-type="float">
            <text:p>15949.678726563</text:p>
          </table:table-cell>
        </table:table-row>
        <table:table-row table:style-name="ro1">
          <table:table-cell office:value-type="float" office:value="28977.850952833" calcext:value-type="float">
            <text:p>28977.850952833</text:p>
          </table:table-cell>
        </table:table-row>
        <table:table-row table:style-name="ro1">
          <table:table-cell office:value-type="float" office:value="78834.5434064226" calcext:value-type="float">
            <text:p>78834.5434064226</text:p>
          </table:table-cell>
        </table:table-row>
        <table:table-row table:style-name="ro1">
          <table:table-cell office:value-type="float" office:value="10486.9211662194" calcext:value-type="float">
            <text:p>10486.9211662194</text:p>
          </table:table-cell>
        </table:table-row>
        <table:table-row table:style-name="ro1">
          <table:table-cell office:value-type="float" office:value="99609.6682575487" calcext:value-type="float">
            <text:p>99609.6682575487</text:p>
          </table:table-cell>
        </table:table-row>
        <table:table-row table:style-name="ro1">
          <table:table-cell office:value-type="float" office:value="56872.2855571639" calcext:value-type="float">
            <text:p>56872.2855571639</text:p>
          </table:table-cell>
        </table:table-row>
        <table:table-row table:style-name="ro1">
          <table:table-cell office:value-type="float" office:value="14842.3604963452" calcext:value-type="float">
            <text:p>14842.3604963452</text:p>
          </table:table-cell>
        </table:table-row>
        <table:table-row table:style-name="ro1">
          <table:table-cell office:value-type="float" office:value="21888.2883795175" calcext:value-type="float">
            <text:p>21888.2883795175</text:p>
          </table:table-cell>
        </table:table-row>
        <table:table-row table:style-name="ro1">
          <table:table-cell office:value-type="float" office:value="46749.7474441575" calcext:value-type="float">
            <text:p>46749.7474441575</text:p>
          </table:table-cell>
        </table:table-row>
        <table:table-row table:style-name="ro1">
          <table:table-cell office:value-type="float" office:value="26919.869242982" calcext:value-type="float">
            <text:p>26919.869242982</text:p>
          </table:table-cell>
        </table:table-row>
        <table:table-row table:style-name="ro1">
          <table:table-cell office:value-type="float" office:value="83228.6466716047" calcext:value-type="float">
            <text:p>83228.6466716047</text:p>
          </table:table-cell>
        </table:table-row>
        <table:table-row table:style-name="ro1">
          <table:table-cell office:value-type="float" office:value="95589.0310878474" calcext:value-type="float">
            <text:p>95589.0310878474</text:p>
          </table:table-cell>
        </table:table-row>
        <table:table-row table:style-name="ro1">
          <table:table-cell office:value-type="float" office:value="98689.8335804391" calcext:value-type="float">
            <text:p>98689.8335804391</text:p>
          </table:table-cell>
        </table:table-row>
        <table:table-row table:style-name="ro1">
          <table:table-cell office:value-type="float" office:value="51265.6488582143" calcext:value-type="float">
            <text:p>51265.6488582143</text:p>
          </table:table-cell>
        </table:table-row>
        <table:table-row table:style-name="ro1">
          <table:table-cell office:value-type="float" office:value="89480.5909717285" calcext:value-type="float">
            <text:p>89480.5909717285</text:p>
          </table:table-cell>
        </table:table-row>
        <table:table-row table:style-name="ro1">
          <table:table-cell office:value-type="float" office:value="75485.0018774432" calcext:value-type="float">
            <text:p>75485.0018774432</text:p>
          </table:table-cell>
        </table:table-row>
        <table:table-row table:style-name="ro1">
          <table:table-cell office:value-type="float" office:value="82555.6229061477" calcext:value-type="float">
            <text:p>82555.6229061477</text:p>
          </table:table-cell>
        </table:table-row>
        <table:table-row table:style-name="ro1">
          <table:table-cell office:value-type="float" office:value="46906.6630446933" calcext:value-type="float">
            <text:p>46906.6630446933</text:p>
          </table:table-cell>
        </table:table-row>
        <table:table-row table:style-name="ro1">
          <table:table-cell office:value-type="float" office:value="79434.0601224503" calcext:value-type="float">
            <text:p>79434.0601224503</text:p>
          </table:table-cell>
        </table:table-row>
        <table:table-row table:style-name="ro1">
          <table:table-cell office:value-type="float" office:value="37153.7459113842" calcext:value-type="float">
            <text:p>37153.7459113842</text:p>
          </table:table-cell>
        </table:table-row>
        <table:table-row table:style-name="ro1">
          <table:table-cell office:value-type="float" office:value="83333.809075068" calcext:value-type="float">
            <text:p>83333.809075068</text:p>
          </table:table-cell>
        </table:table-row>
        <table:table-row table:style-name="ro1">
          <table:table-cell office:value-type="float" office:value="53803.0958370651" calcext:value-type="float">
            <text:p>53803.0958370651</text:p>
          </table:table-cell>
        </table:table-row>
        <table:table-row table:style-name="ro1">
          <table:table-cell office:value-type="float" office:value="236.15997974145" calcext:value-type="float">
            <text:p>236.15997974145</text:p>
          </table:table-cell>
        </table:table-row>
        <table:table-row table:style-name="ro1">
          <table:table-cell office:value-type="float" office:value="95320.8004424014" calcext:value-type="float">
            <text:p>95320.8004424014</text:p>
          </table:table-cell>
        </table:table-row>
        <table:table-row table:style-name="ro1">
          <table:table-cell office:value-type="float" office:value="75124.1586888344" calcext:value-type="float">
            <text:p>75124.1586888344</text:p>
          </table:table-cell>
        </table:table-row>
        <table:table-row table:style-name="ro1">
          <table:table-cell office:value-type="float" office:value="41891.495524801" calcext:value-type="float">
            <text:p>41891.495524801</text:p>
          </table:table-cell>
        </table:table-row>
        <table:table-row table:style-name="ro1">
          <table:table-cell office:value-type="float" office:value="95534.0054561845" calcext:value-type="float">
            <text:p>95534.0054561845</text:p>
          </table:table-cell>
        </table:table-row>
        <table:table-row table:style-name="ro1">
          <table:table-cell office:value-type="float" office:value="3259.74136521515" calcext:value-type="float">
            <text:p>3259.74136521515</text:p>
          </table:table-cell>
        </table:table-row>
        <table:table-row table:style-name="ro1">
          <table:table-cell office:value-type="float" office:value="93470.8255470154" calcext:value-type="float">
            <text:p>93470.8255470154</text:p>
          </table:table-cell>
        </table:table-row>
        <table:table-row table:style-name="ro1">
          <table:table-cell office:value-type="float" office:value="212.203501196417" calcext:value-type="float">
            <text:p>212.203501196417</text:p>
          </table:table-cell>
        </table:table-row>
        <table:table-row table:style-name="ro1">
          <table:table-cell office:value-type="float" office:value="65360.7876193583" calcext:value-type="float">
            <text:p>65360.7876193583</text:p>
          </table:table-cell>
        </table:table-row>
        <table:table-row table:style-name="ro1">
          <table:table-cell office:value-type="float" office:value="92563.9651982108" calcext:value-type="float">
            <text:p>92563.9651982108</text:p>
          </table:table-cell>
        </table:table-row>
        <table:table-row table:style-name="ro1">
          <table:table-cell office:value-type="float" office:value="28138.3002858434" calcext:value-type="float">
            <text:p>28138.3002858434</text:p>
          </table:table-cell>
        </table:table-row>
        <table:table-row table:style-name="ro1">
          <table:table-cell office:value-type="float" office:value="48325.9518259721" calcext:value-type="float">
            <text:p>48325.9518259721</text:p>
          </table:table-cell>
        </table:table-row>
        <table:table-row table:style-name="ro1">
          <table:table-cell office:value-type="float" office:value="52467.6287330325" calcext:value-type="float">
            <text:p>52467.6287330325</text:p>
          </table:table-cell>
        </table:table-row>
        <table:table-row table:style-name="ro1">
          <table:table-cell office:value-type="float" office:value="48047.5670948894" calcext:value-type="float">
            <text:p>48047.5670948894</text:p>
          </table:table-cell>
        </table:table-row>
        <table:table-row table:style-name="ro1">
          <table:table-cell office:value-type="float" office:value="41177.9252296476" calcext:value-type="float">
            <text:p>41177.9252296476</text:p>
          </table:table-cell>
        </table:table-row>
        <table:table-row table:style-name="ro1">
          <table:table-cell office:value-type="float" office:value="38681.6197292075" calcext:value-type="float">
            <text:p>38681.6197292075</text:p>
          </table:table-cell>
        </table:table-row>
        <table:table-row table:style-name="ro1">
          <table:table-cell office:value-type="float" office:value="78386.2732388575" calcext:value-type="float">
            <text:p>78386.2732388575</text:p>
          </table:table-cell>
        </table:table-row>
        <table:table-row table:style-name="ro1">
          <table:table-cell office:value-type="float" office:value="75305.3666517792" calcext:value-type="float">
            <text:p>75305.3666517792</text:p>
          </table:table-cell>
        </table:table-row>
        <table:table-row table:style-name="ro1">
          <table:table-cell office:value-type="float" office:value="57683.6596382879" calcext:value-type="float">
            <text:p>57683.6596382879</text:p>
          </table:table-cell>
        </table:table-row>
        <table:table-row table:style-name="ro1">
          <table:table-cell office:value-type="float" office:value="72837.9599226255" calcext:value-type="float">
            <text:p>72837.9599226255</text:p>
          </table:table-cell>
        </table:table-row>
        <table:table-row table:style-name="ro1">
          <table:table-cell office:value-type="float" office:value="16104.6199697955" calcext:value-type="float">
            <text:p>16104.6199697955</text:p>
          </table:table-cell>
        </table:table-row>
        <table:table-row table:style-name="ro1">
          <table:table-cell office:value-type="float" office:value="99198.8560582603" calcext:value-type="float">
            <text:p>99198.8560582603</text:p>
          </table:table-cell>
        </table:table-row>
        <table:table-row table:style-name="ro1">
          <table:table-cell office:value-type="float" office:value="32171.8373576072" calcext:value-type="float">
            <text:p>32171.8373576072</text:p>
          </table:table-cell>
        </table:table-row>
        <table:table-row table:style-name="ro1">
          <table:table-cell office:value-type="float" office:value="49710.0166419238" calcext:value-type="float">
            <text:p>49710.0166419238</text:p>
          </table:table-cell>
        </table:table-row>
        <table:table-row table:style-name="ro1">
          <table:table-cell office:value-type="float" office:value="28810.3161110936" calcext:value-type="float">
            <text:p>28810.3161110936</text:p>
          </table:table-cell>
        </table:table-row>
        <table:table-row table:style-name="ro1">
          <table:table-cell office:value-type="float" office:value="66210.6399277481" calcext:value-type="float">
            <text:p>66210.6399277481</text:p>
          </table:table-cell>
        </table:table-row>
        <table:table-row table:style-name="ro1">
          <table:table-cell office:value-type="float" office:value="78176.7430953015" calcext:value-type="float">
            <text:p>78176.7430953015</text:p>
          </table:table-cell>
        </table:table-row>
        <table:table-row table:style-name="ro1">
          <table:table-cell office:value-type="float" office:value="99428.9700284812" calcext:value-type="float">
            <text:p>99428.9700284812</text:p>
          </table:table-cell>
        </table:table-row>
        <table:table-row table:style-name="ro1">
          <table:table-cell office:value-type="float" office:value="59436.1197062626" calcext:value-type="float">
            <text:p>59436.1197062626</text:p>
          </table:table-cell>
        </table:table-row>
        <table:table-row table:style-name="ro1">
          <table:table-cell office:value-type="float" office:value="68075.8359297116" calcext:value-type="float">
            <text:p>68075.8359297116</text:p>
          </table:table-cell>
        </table:table-row>
        <table:table-row table:style-name="ro1">
          <table:table-cell office:value-type="float" office:value="60375.7121629964" calcext:value-type="float">
            <text:p>60375.7121629964</text:p>
          </table:table-cell>
        </table:table-row>
        <table:table-row table:style-name="ro1">
          <table:table-cell office:value-type="float" office:value="4234.9822276169" calcext:value-type="float">
            <text:p>4234.9822276169</text:p>
          </table:table-cell>
        </table:table-row>
        <table:table-row table:style-name="ro1">
          <table:table-cell office:value-type="float" office:value="7462.88881606118" calcext:value-type="float">
            <text:p>7462.88881606118</text:p>
          </table:table-cell>
        </table:table-row>
        <table:table-row table:style-name="ro1">
          <table:table-cell office:value-type="float" office:value="49085.2645496195" calcext:value-type="float">
            <text:p>49085.2645496195</text:p>
          </table:table-cell>
        </table:table-row>
        <table:table-row table:style-name="ro1">
          <table:table-cell office:value-type="float" office:value="14025.8934570582" calcext:value-type="float">
            <text:p>14025.8934570582</text:p>
          </table:table-cell>
        </table:table-row>
        <table:table-row table:style-name="ro1">
          <table:table-cell office:value-type="float" office:value="1779.92456453092" calcext:value-type="float">
            <text:p>1779.92456453092</text:p>
          </table:table-cell>
        </table:table-row>
        <table:table-row table:style-name="ro1">
          <table:table-cell office:value-type="float" office:value="62868.13184835" calcext:value-type="float">
            <text:p>62868.13184835</text:p>
          </table:table-cell>
        </table:table-row>
        <table:table-row table:style-name="ro1">
          <table:table-cell office:value-type="float" office:value="51027.551734916" calcext:value-type="float">
            <text:p>51027.551734916</text:p>
          </table:table-cell>
        </table:table-row>
        <table:table-row table:style-name="ro1">
          <table:table-cell office:value-type="float" office:value="77153.4135990423" calcext:value-type="float">
            <text:p>77153.4135990423</text:p>
          </table:table-cell>
        </table:table-row>
        <table:table-row table:style-name="ro1">
          <table:table-cell office:value-type="float" office:value="82423.9556006061" calcext:value-type="float">
            <text:p>82423.9556006061</text:p>
          </table:table-cell>
        </table:table-row>
        <table:table-row table:style-name="ro1">
          <table:table-cell office:value-type="float" office:value="1451.08838157333" calcext:value-type="float">
            <text:p>1451.08838157333</text:p>
          </table:table-cell>
        </table:table-row>
        <table:table-row table:style-name="ro1">
          <table:table-cell office:value-type="float" office:value="30162.252206315" calcext:value-type="float">
            <text:p>30162.252206315</text:p>
          </table:table-cell>
        </table:table-row>
        <table:table-row table:style-name="ro1">
          <table:table-cell office:value-type="float" office:value="53020.8933930578" calcext:value-type="float">
            <text:p>53020.8933930578</text:p>
          </table:table-cell>
        </table:table-row>
        <table:table-row table:style-name="ro1">
          <table:table-cell office:value-type="float" office:value="92897.9602549813" calcext:value-type="float">
            <text:p>92897.9602549813</text:p>
          </table:table-cell>
        </table:table-row>
        <table:table-row table:style-name="ro1">
          <table:table-cell office:value-type="float" office:value="67903.0618100454" calcext:value-type="float">
            <text:p>67903.0618100454</text:p>
          </table:table-cell>
        </table:table-row>
        <table:table-row table:style-name="ro1">
          <table:table-cell office:value-type="float" office:value="44136.3158131663" calcext:value-type="float">
            <text:p>44136.3158131663</text:p>
          </table:table-cell>
        </table:table-row>
        <table:table-row table:style-name="ro1">
          <table:table-cell office:value-type="float" office:value="84180.8727156529" calcext:value-type="float">
            <text:p>84180.8727156529</text:p>
          </table:table-cell>
        </table:table-row>
        <table:table-row table:style-name="ro1">
          <table:table-cell office:value-type="float" office:value="7850.3055626199" calcext:value-type="float">
            <text:p>7850.3055626199</text:p>
          </table:table-cell>
        </table:table-row>
        <table:table-row table:style-name="ro1">
          <table:table-cell office:value-type="float" office:value="91726.0214628054" calcext:value-type="float">
            <text:p>91726.0214628054</text:p>
          </table:table-cell>
        </table:table-row>
        <table:table-row table:style-name="ro1">
          <table:table-cell office:value-type="float" office:value="36714.7740586857" calcext:value-type="float">
            <text:p>36714.7740586857</text:p>
          </table:table-cell>
        </table:table-row>
        <table:table-row table:style-name="ro1">
          <table:table-cell office:value-type="float" office:value="5549.90741585736" calcext:value-type="float">
            <text:p>5549.90741585736</text:p>
          </table:table-cell>
        </table:table-row>
        <table:table-row table:style-name="ro1">
          <table:table-cell office:value-type="float" office:value="50722.9699256934" calcext:value-type="float">
            <text:p>50722.9699256934</text:p>
          </table:table-cell>
        </table:table-row>
        <table:table-row table:style-name="ro1">
          <table:table-cell office:value-type="float" office:value="45798.1887067493" calcext:value-type="float">
            <text:p>45798.1887067493</text:p>
          </table:table-cell>
        </table:table-row>
        <table:table-row table:style-name="ro1">
          <table:table-cell office:value-type="float" office:value="51091.7888371599" calcext:value-type="float">
            <text:p>51091.7888371599</text:p>
          </table:table-cell>
        </table:table-row>
        <table:table-row table:style-name="ro1">
          <table:table-cell office:value-type="float" office:value="67784.4843002317" calcext:value-type="float">
            <text:p>67784.4843002317</text:p>
          </table:table-cell>
        </table:table-row>
        <table:table-row table:style-name="ro1">
          <table:table-cell office:value-type="float" office:value="35095.9091968514" calcext:value-type="float">
            <text:p>35095.9091968514</text:p>
          </table:table-cell>
        </table:table-row>
        <table:table-row table:style-name="ro1">
          <table:table-cell office:value-type="float" office:value="93764.0601166683" calcext:value-type="float">
            <text:p>93764.0601166683</text:p>
          </table:table-cell>
        </table:table-row>
        <table:table-row table:style-name="ro1">
          <table:table-cell office:value-type="float" office:value="31303.3527611474" calcext:value-type="float">
            <text:p>31303.3527611474</text:p>
          </table:table-cell>
        </table:table-row>
        <table:table-row table:style-name="ro1">
          <table:table-cell office:value-type="float" office:value="34227.7641988152" calcext:value-type="float">
            <text:p>34227.7641988152</text:p>
          </table:table-cell>
        </table:table-row>
        <table:table-row table:style-name="ro1">
          <table:table-cell office:value-type="float" office:value="7311.06882327883" calcext:value-type="float">
            <text:p>7311.06882327883</text:p>
          </table:table-cell>
        </table:table-row>
        <table:table-row table:style-name="ro1">
          <table:table-cell office:value-type="float" office:value="71193.3040292059" calcext:value-type="float">
            <text:p>71193.3040292059</text:p>
          </table:table-cell>
        </table:table-row>
        <table:table-row table:style-name="ro1">
          <table:table-cell office:value-type="float" office:value="28148.0782548394" calcext:value-type="float">
            <text:p>28148.0782548394</text:p>
          </table:table-cell>
        </table:table-row>
        <table:table-row table:style-name="ro1">
          <table:table-cell office:value-type="float" office:value="67545.9671062828" calcext:value-type="float">
            <text:p>67545.9671062828</text:p>
          </table:table-cell>
        </table:table-row>
        <table:table-row table:style-name="ro1">
          <table:table-cell office:value-type="float" office:value="79126.0217274755" calcext:value-type="float">
            <text:p>79126.0217274755</text:p>
          </table:table-cell>
        </table:table-row>
        <table:table-row table:style-name="ro1">
          <table:table-cell office:value-type="float" office:value="66650.7712330008" calcext:value-type="float">
            <text:p>66650.7712330008</text:p>
          </table:table-cell>
        </table:table-row>
        <table:table-row table:style-name="ro1">
          <table:table-cell office:value-type="float" office:value="47357.4018810015" calcext:value-type="float">
            <text:p>47357.4018810015</text:p>
          </table:table-cell>
        </table:table-row>
        <table:table-row table:style-name="ro1">
          <table:table-cell office:value-type="float" office:value="88376.2614421469" calcext:value-type="float">
            <text:p>88376.2614421469</text:p>
          </table:table-cell>
        </table:table-row>
        <table:table-row table:style-name="ro1">
          <table:table-cell office:value-type="float" office:value="69036.6452115964" calcext:value-type="float">
            <text:p>69036.6452115964</text:p>
          </table:table-cell>
        </table:table-row>
        <table:table-row table:style-name="ro1">
          <table:table-cell office:value-type="float" office:value="49874.9328135719" calcext:value-type="float">
            <text:p>49874.9328135719</text:p>
          </table:table-cell>
        </table:table-row>
        <table:table-row table:style-name="ro1">
          <table:table-cell office:value-type="float" office:value="61262.657978378" calcext:value-type="float">
            <text:p>61262.657978378</text:p>
          </table:table-cell>
        </table:table-row>
        <table:table-row table:style-name="ro1">
          <table:table-cell office:value-type="float" office:value="36027.5725669121" calcext:value-type="float">
            <text:p>36027.5725669121</text:p>
          </table:table-cell>
        </table:table-row>
        <table:table-row table:style-name="ro1">
          <table:table-cell office:value-type="float" office:value="27785.825670187" calcext:value-type="float">
            <text:p>27785.825670187</text:p>
          </table:table-cell>
        </table:table-row>
        <table:table-row table:style-name="ro1">
          <table:table-cell office:value-type="float" office:value="19174.0227661303" calcext:value-type="float">
            <text:p>19174.0227661303</text:p>
          </table:table-cell>
        </table:table-row>
        <table:table-row table:style-name="ro1">
          <table:table-cell office:value-type="float" office:value="93855.1911358505" calcext:value-type="float">
            <text:p>93855.1911358505</text:p>
          </table:table-cell>
        </table:table-row>
        <table:table-row table:style-name="ro1">
          <table:table-cell office:value-type="float" office:value="7815.67549056952" calcext:value-type="float">
            <text:p>7815.67549056952</text:p>
          </table:table-cell>
        </table:table-row>
        <table:table-row table:style-name="ro1">
          <table:table-cell office:value-type="float" office:value="87606.4970575478" calcext:value-type="float">
            <text:p>87606.4970575478</text:p>
          </table:table-cell>
        </table:table-row>
        <table:table-row table:style-name="ro1">
          <table:table-cell office:value-type="float" office:value="66370.647441631" calcext:value-type="float">
            <text:p>66370.647441631</text:p>
          </table:table-cell>
        </table:table-row>
        <table:table-row table:style-name="ro1">
          <table:table-cell office:value-type="float" office:value="72734.5691305459" calcext:value-type="float">
            <text:p>72734.5691305459</text:p>
          </table:table-cell>
        </table:table-row>
        <table:table-row table:style-name="ro1">
          <table:table-cell office:value-type="float" office:value="7487.16767697554" calcext:value-type="float">
            <text:p>7487.16767697554</text:p>
          </table:table-cell>
        </table:table-row>
        <table:table-row table:style-name="ro1">
          <table:table-cell office:value-type="float" office:value="95424.1929377455" calcext:value-type="float">
            <text:p>95424.1929377455</text:p>
          </table:table-cell>
        </table:table-row>
        <table:table-row table:style-name="ro1">
          <table:table-cell office:value-type="float" office:value="44542.7237230589" calcext:value-type="float">
            <text:p>44542.7237230589</text:p>
          </table:table-cell>
        </table:table-row>
        <table:table-row table:style-name="ro1">
          <table:table-cell office:value-type="float" office:value="81749.1862505411" calcext:value-type="float">
            <text:p>81749.1862505411</text:p>
          </table:table-cell>
        </table:table-row>
        <table:table-row table:style-name="ro1">
          <table:table-cell office:value-type="float" office:value="72040.7676559124" calcext:value-type="float">
            <text:p>72040.7676559124</text:p>
          </table:table-cell>
        </table:table-row>
        <table:table-row table:style-name="ro1">
          <table:table-cell office:value-type="float" office:value="38396.7763487139" calcext:value-type="float">
            <text:p>38396.7763487139</text:p>
          </table:table-cell>
        </table:table-row>
        <table:table-row table:style-name="ro1">
          <table:table-cell office:value-type="float" office:value="73969.9248995218" calcext:value-type="float">
            <text:p>73969.9248995218</text:p>
          </table:table-cell>
        </table:table-row>
        <table:table-row table:style-name="ro1">
          <table:table-cell office:value-type="float" office:value="7548.26869375476" calcext:value-type="float">
            <text:p>7548.26869375476</text:p>
          </table:table-cell>
        </table:table-row>
        <table:table-row table:style-name="ro1">
          <table:table-cell office:value-type="float" office:value="61442.7407273904" calcext:value-type="float">
            <text:p>61442.7407273904</text:p>
          </table:table-cell>
        </table:table-row>
        <table:table-row table:style-name="ro1">
          <table:table-cell office:value-type="float" office:value="44811.0449440456" calcext:value-type="float">
            <text:p>44811.0449440456</text:p>
          </table:table-cell>
        </table:table-row>
        <table:table-row table:style-name="ro1">
          <table:table-cell office:value-type="float" office:value="4528.20778021168" calcext:value-type="float">
            <text:p>4528.20778021168</text:p>
          </table:table-cell>
        </table:table-row>
        <table:table-row table:style-name="ro1">
          <table:table-cell office:value-type="float" office:value="37183.6059365704" calcext:value-type="float">
            <text:p>37183.6059365704</text:p>
          </table:table-cell>
        </table:table-row>
        <table:table-row table:style-name="ro1">
          <table:table-cell office:value-type="float" office:value="62790.5278706182" calcext:value-type="float">
            <text:p>62790.5278706182</text:p>
          </table:table-cell>
        </table:table-row>
        <table:table-row table:style-name="ro1">
          <table:table-cell office:value-type="float" office:value="55593.0258197781" calcext:value-type="float">
            <text:p>55593.0258197781</text:p>
          </table:table-cell>
        </table:table-row>
        <table:table-row table:style-name="ro1">
          <table:table-cell office:value-type="float" office:value="83534.8486370335" calcext:value-type="float">
            <text:p>83534.8486370335</text:p>
          </table:table-cell>
        </table:table-row>
        <table:table-row table:style-name="ro1">
          <table:table-cell office:value-type="float" office:value="55053.4397525679" calcext:value-type="float">
            <text:p>55053.4397525679</text:p>
          </table:table-cell>
        </table:table-row>
        <table:table-row table:style-name="ro1">
          <table:table-cell office:value-type="float" office:value="38360.724909401" calcext:value-type="float">
            <text:p>38360.724909401</text:p>
          </table:table-cell>
        </table:table-row>
        <table:table-row table:style-name="ro1">
          <table:table-cell office:value-type="float" office:value="39712.2471703309" calcext:value-type="float">
            <text:p>39712.2471703309</text:p>
          </table:table-cell>
        </table:table-row>
        <table:table-row table:style-name="ro1">
          <table:table-cell office:value-type="float" office:value="29941.6075533606" calcext:value-type="float">
            <text:p>29941.6075533606</text:p>
          </table:table-cell>
        </table:table-row>
        <table:table-row table:style-name="ro1">
          <table:table-cell office:value-type="float" office:value="32925.216377895" calcext:value-type="float">
            <text:p>32925.216377895</text:p>
          </table:table-cell>
        </table:table-row>
        <table:table-row table:style-name="ro1">
          <table:table-cell office:value-type="float" office:value="18336.7883193958" calcext:value-type="float">
            <text:p>18336.7883193958</text:p>
          </table:table-cell>
        </table:table-row>
        <table:table-row table:style-name="ro1">
          <table:table-cell office:value-type="float" office:value="90821.9683370577" calcext:value-type="float">
            <text:p>90821.9683370577</text:p>
          </table:table-cell>
        </table:table-row>
        <table:table-row table:style-name="ro1">
          <table:table-cell office:value-type="float" office:value="83842.5506312501" calcext:value-type="float">
            <text:p>83842.5506312501</text:p>
          </table:table-cell>
        </table:table-row>
        <table:table-row table:style-name="ro1">
          <table:table-cell office:value-type="float" office:value="7844.63925073748" calcext:value-type="float">
            <text:p>7844.63925073748</text:p>
          </table:table-cell>
        </table:table-row>
        <table:table-row table:style-name="ro1">
          <table:table-cell office:value-type="float" office:value="88709.6494630007" calcext:value-type="float">
            <text:p>88709.6494630007</text:p>
          </table:table-cell>
        </table:table-row>
        <table:table-row table:style-name="ro1">
          <table:table-cell office:value-type="float" office:value="38863.4256405401" calcext:value-type="float">
            <text:p>38863.4256405401</text:p>
          </table:table-cell>
        </table:table-row>
        <table:table-row table:style-name="ro1">
          <table:table-cell office:value-type="float" office:value="14513.8781500735" calcext:value-type="float">
            <text:p>14513.8781500735</text:p>
          </table:table-cell>
        </table:table-row>
        <table:table-row table:style-name="ro1">
          <table:table-cell office:value-type="float" office:value="21917.4069573485" calcext:value-type="float">
            <text:p>21917.4069573485</text:p>
          </table:table-cell>
        </table:table-row>
        <table:table-row table:style-name="ro1">
          <table:table-cell office:value-type="float" office:value="63552.8518820197" calcext:value-type="float">
            <text:p>63552.8518820197</text:p>
          </table:table-cell>
        </table:table-row>
        <table:table-row table:style-name="ro1">
          <table:table-cell office:value-type="float" office:value="24304.4319355664" calcext:value-type="float">
            <text:p>24304.4319355664</text:p>
          </table:table-cell>
        </table:table-row>
        <table:table-row table:style-name="ro1">
          <table:table-cell office:value-type="float" office:value="24601.1866867265" calcext:value-type="float">
            <text:p>24601.1866867265</text:p>
          </table:table-cell>
        </table:table-row>
        <table:table-row table:style-name="ro1">
          <table:table-cell office:value-type="float" office:value="86855.8932709785" calcext:value-type="float">
            <text:p>86855.8932709785</text:p>
          </table:table-cell>
        </table:table-row>
        <table:table-row table:style-name="ro1">
          <table:table-cell office:value-type="float" office:value="40610.2462165993" calcext:value-type="float">
            <text:p>40610.2462165993</text:p>
          </table:table-cell>
        </table:table-row>
        <table:table-row table:style-name="ro1">
          <table:table-cell office:value-type="float" office:value="61965.5364528328" calcext:value-type="float">
            <text:p>61965.5364528328</text:p>
          </table:table-cell>
        </table:table-row>
        <table:table-row table:style-name="ro1">
          <table:table-cell office:value-type="float" office:value="91530.8298490732" calcext:value-type="float">
            <text:p>91530.8298490732</text:p>
          </table:table-cell>
        </table:table-row>
        <table:table-row table:style-name="ro1">
          <table:table-cell office:value-type="float" office:value="7652.51031074555" calcext:value-type="float">
            <text:p>7652.51031074555</text:p>
          </table:table-cell>
        </table:table-row>
        <table:table-row table:style-name="ro1">
          <table:table-cell office:value-type="float" office:value="17147.6517913944" calcext:value-type="float">
            <text:p>17147.6517913944</text:p>
          </table:table-cell>
        </table:table-row>
        <table:table-row table:style-name="ro1">
          <table:table-cell office:value-type="float" office:value="47440.2744895722" calcext:value-type="float">
            <text:p>47440.2744895722</text:p>
          </table:table-cell>
        </table:table-row>
        <table:table-row table:style-name="ro1">
          <table:table-cell office:value-type="float" office:value="3398.4938508522" calcext:value-type="float">
            <text:p>3398.4938508522</text:p>
          </table:table-cell>
        </table:table-row>
        <table:table-row table:style-name="ro1">
          <table:table-cell office:value-type="float" office:value="47053.6483805544" calcext:value-type="float">
            <text:p>47053.6483805544</text:p>
          </table:table-cell>
        </table:table-row>
        <table:table-row table:style-name="ro1">
          <table:table-cell office:value-type="float" office:value="33294.545900954" calcext:value-type="float">
            <text:p>33294.545900954</text:p>
          </table:table-cell>
        </table:table-row>
        <table:table-row table:style-name="ro1">
          <table:table-cell office:value-type="float" office:value="8004.12338565795" calcext:value-type="float">
            <text:p>8004.12338565795</text:p>
          </table:table-cell>
        </table:table-row>
        <table:table-row table:style-name="ro1">
          <table:table-cell office:value-type="float" office:value="86892.6245476358" calcext:value-type="float">
            <text:p>86892.6245476358</text:p>
          </table:table-cell>
        </table:table-row>
        <table:table-row table:style-name="ro1">
          <table:table-cell office:value-type="float" office:value="25696.1289880395" calcext:value-type="float">
            <text:p>25696.1289880395</text:p>
          </table:table-cell>
        </table:table-row>
        <table:table-row table:style-name="ro1">
          <table:table-cell office:value-type="float" office:value="47468.61016748" calcext:value-type="float">
            <text:p>47468.61016748</text:p>
          </table:table-cell>
        </table:table-row>
        <table:table-row table:style-name="ro1">
          <table:table-cell office:value-type="float" office:value="371.241846541446" calcext:value-type="float">
            <text:p>371.241846541446</text:p>
          </table:table-cell>
        </table:table-row>
        <table:table-row table:style-name="ro1">
          <table:table-cell office:value-type="float" office:value="5739.14307649983" calcext:value-type="float">
            <text:p>5739.14307649983</text:p>
          </table:table-cell>
        </table:table-row>
        <table:table-row table:style-name="ro1">
          <table:table-cell office:value-type="float" office:value="40824.9681594406" calcext:value-type="float">
            <text:p>40824.9681594406</text:p>
          </table:table-cell>
        </table:table-row>
        <table:table-row table:style-name="ro1">
          <table:table-cell office:value-type="float" office:value="66530.7210504454" calcext:value-type="float">
            <text:p>66530.7210504454</text:p>
          </table:table-cell>
        </table:table-row>
        <table:table-row table:style-name="ro1">
          <table:table-cell office:value-type="float" office:value="27806.2492257955" calcext:value-type="float">
            <text:p>27806.2492257955</text:p>
          </table:table-cell>
        </table:table-row>
        <table:table-row table:style-name="ro1">
          <table:table-cell office:value-type="float" office:value="57675.8668345993" calcext:value-type="float">
            <text:p>57675.8668345993</text:p>
          </table:table-cell>
        </table:table-row>
        <table:table-row table:style-name="ro1">
          <table:table-cell office:value-type="float" office:value="87271.8073673958" calcext:value-type="float">
            <text:p>87271.8073673958</text:p>
          </table:table-cell>
        </table:table-row>
        <table:table-row table:style-name="ro1">
          <table:table-cell office:value-type="float" office:value="80535.4983251323" calcext:value-type="float">
            <text:p>80535.4983251323</text:p>
          </table:table-cell>
        </table:table-row>
        <table:table-row table:style-name="ro1">
          <table:table-cell office:value-type="float" office:value="20453.0155639161" calcext:value-type="float">
            <text:p>20453.0155639161</text:p>
          </table:table-cell>
        </table:table-row>
        <table:table-row table:style-name="ro1">
          <table:table-cell office:value-type="float" office:value="72603.6082958127" calcext:value-type="float">
            <text:p>72603.6082958127</text:p>
          </table:table-cell>
        </table:table-row>
        <table:table-row table:style-name="ro1">
          <table:table-cell office:value-type="float" office:value="31224.8873790666" calcext:value-type="float">
            <text:p>31224.8873790666</text:p>
          </table:table-cell>
        </table:table-row>
        <table:table-row table:style-name="ro1">
          <table:table-cell office:value-type="float" office:value="48912.6235384484" calcext:value-type="float">
            <text:p>48912.6235384484</text:p>
          </table:table-cell>
        </table:table-row>
        <table:table-row table:style-name="ro1">
          <table:table-cell office:value-type="float" office:value="82084.5826960824" calcext:value-type="float">
            <text:p>82084.5826960824</text:p>
          </table:table-cell>
        </table:table-row>
        <table:table-row table:style-name="ro1">
          <table:table-cell office:value-type="float" office:value="46891.1149419455" calcext:value-type="float">
            <text:p>46891.1149419455</text:p>
          </table:table-cell>
        </table:table-row>
        <table:table-row table:style-name="ro1">
          <table:table-cell office:value-type="float" office:value="63232.7215588682" calcext:value-type="float">
            <text:p>63232.7215588682</text:p>
          </table:table-cell>
        </table:table-row>
        <table:table-row table:style-name="ro1">
          <table:table-cell office:value-type="float" office:value="30203.5205108785" calcext:value-type="float">
            <text:p>30203.5205108785</text:p>
          </table:table-cell>
        </table:table-row>
        <table:table-row table:style-name="ro1">
          <table:table-cell office:value-type="float" office:value="93980.6070664391" calcext:value-type="float">
            <text:p>93980.6070664391</text:p>
          </table:table-cell>
        </table:table-row>
        <table:table-row table:style-name="ro1">
          <table:table-cell office:value-type="float" office:value="16898.8484283574" calcext:value-type="float">
            <text:p>16898.8484283574</text:p>
          </table:table-cell>
        </table:table-row>
        <table:table-row table:style-name="ro1">
          <table:table-cell office:value-type="float" office:value="36330.5836258101" calcext:value-type="float">
            <text:p>36330.5836258101</text:p>
          </table:table-cell>
        </table:table-row>
        <table:table-row table:style-name="ro1">
          <table:table-cell office:value-type="float" office:value="41430.6090709125" calcext:value-type="float">
            <text:p>41430.6090709125</text:p>
          </table:table-cell>
        </table:table-row>
        <table:table-row table:style-name="ro1">
          <table:table-cell office:value-type="float" office:value="38868.3344762911" calcext:value-type="float">
            <text:p>38868.3344762911</text:p>
          </table:table-cell>
        </table:table-row>
        <table:table-row table:style-name="ro1">
          <table:table-cell office:value-type="float" office:value="40150.5353826222" calcext:value-type="float">
            <text:p>40150.5353826222</text:p>
          </table:table-cell>
        </table:table-row>
        <table:table-row table:style-name="ro1">
          <table:table-cell office:value-type="float" office:value="47049.5284646277" calcext:value-type="float">
            <text:p>47049.5284646277</text:p>
          </table:table-cell>
        </table:table-row>
        <table:table-row table:style-name="ro1">
          <table:table-cell office:value-type="float" office:value="25716.1125212362" calcext:value-type="float">
            <text:p>25716.1125212362</text:p>
          </table:table-cell>
        </table:table-row>
        <table:table-row table:style-name="ro1">
          <table:table-cell office:value-type="float" office:value="90611.6915850188" calcext:value-type="float">
            <text:p>90611.6915850188</text:p>
          </table:table-cell>
        </table:table-row>
        <table:table-row table:style-name="ro1">
          <table:table-cell office:value-type="float" office:value="62069.4256878605" calcext:value-type="float">
            <text:p>62069.4256878605</text:p>
          </table:table-cell>
        </table:table-row>
        <table:table-row table:style-name="ro1">
          <table:table-cell office:value-type="float" office:value="215.689719438197" calcext:value-type="float">
            <text:p>215.689719438197</text:p>
          </table:table-cell>
        </table:table-row>
        <table:table-row table:style-name="ro1">
          <table:table-cell office:value-type="float" office:value="94057.8578116077" calcext:value-type="float">
            <text:p>94057.8578116077</text:p>
          </table:table-cell>
        </table:table-row>
        <table:table-row table:style-name="ro1">
          <table:table-cell office:value-type="float" office:value="32183.5371619334" calcext:value-type="float">
            <text:p>32183.5371619334</text:p>
          </table:table-cell>
        </table:table-row>
        <table:table-row table:style-name="ro1">
          <table:table-cell office:value-type="float" office:value="76346.036214994" calcext:value-type="float">
            <text:p>76346.036214994</text:p>
          </table:table-cell>
        </table:table-row>
        <table:table-row table:style-name="ro1">
          <table:table-cell office:value-type="float" office:value="4191.75653685946" calcext:value-type="float">
            <text:p>4191.75653685946</text:p>
          </table:table-cell>
        </table:table-row>
        <table:table-row table:style-name="ro1">
          <table:table-cell office:value-type="float" office:value="10675.631257789" calcext:value-type="float">
            <text:p>10675.631257789</text:p>
          </table:table-cell>
        </table:table-row>
        <table:table-row table:style-name="ro1">
          <table:table-cell office:value-type="float" office:value="96523.0703424499" calcext:value-type="float">
            <text:p>96523.0703424499</text:p>
          </table:table-cell>
        </table:table-row>
        <table:table-row table:style-name="ro1">
          <table:table-cell office:value-type="float" office:value="5045.24842238332" calcext:value-type="float">
            <text:p>5045.24842238332</text:p>
          </table:table-cell>
        </table:table-row>
        <table:table-row table:style-name="ro1">
          <table:table-cell office:value-type="float" office:value="87088.4549391314" calcext:value-type="float">
            <text:p>87088.4549391314</text:p>
          </table:table-cell>
        </table:table-row>
        <table:table-row table:style-name="ro1">
          <table:table-cell office:value-type="float" office:value="9615.04635720994" calcext:value-type="float">
            <text:p>9615.04635720994</text:p>
          </table:table-cell>
        </table:table-row>
        <table:table-row table:style-name="ro1">
          <table:table-cell office:value-type="float" office:value="23754.6171711286" calcext:value-type="float">
            <text:p>23754.6171711286</text:p>
          </table:table-cell>
        </table:table-row>
        <table:table-row table:style-name="ro1">
          <table:table-cell office:value-type="float" office:value="83125.8377028222" calcext:value-type="float">
            <text:p>83125.8377028222</text:p>
          </table:table-cell>
        </table:table-row>
        <table:table-row table:style-name="ro1">
          <table:table-cell office:value-type="float" office:value="96561.251155905" calcext:value-type="float">
            <text:p>96561.251155905</text:p>
          </table:table-cell>
        </table:table-row>
        <table:table-row table:style-name="ro1">
          <table:table-cell office:value-type="float" office:value="66109.4952572059" calcext:value-type="float">
            <text:p>66109.4952572059</text:p>
          </table:table-cell>
        </table:table-row>
        <table:table-row table:style-name="ro1">
          <table:table-cell office:value-type="float" office:value="12922.3803031555" calcext:value-type="float">
            <text:p>12922.3803031555</text:p>
          </table:table-cell>
        </table:table-row>
        <table:table-row table:style-name="ro1">
          <table:table-cell office:value-type="float" office:value="87329.8142780157" calcext:value-type="float">
            <text:p>87329.8142780157</text:p>
          </table:table-cell>
        </table:table-row>
        <table:table-row table:style-name="ro1">
          <table:table-cell office:value-type="float" office:value="71971.1346746518" calcext:value-type="float">
            <text:p>71971.1346746518</text:p>
          </table:table-cell>
        </table:table-row>
        <table:table-row table:style-name="ro1">
          <table:table-cell office:value-type="float" office:value="18286.1482602938" calcext:value-type="float">
            <text:p>18286.1482602938</text:p>
          </table:table-cell>
        </table:table-row>
        <table:table-row table:style-name="ro1">
          <table:table-cell office:value-type="float" office:value="4131.76086017771" calcext:value-type="float">
            <text:p>4131.76086017771</text:p>
          </table:table-cell>
        </table:table-row>
        <table:table-row table:style-name="ro1">
          <table:table-cell office:value-type="float" office:value="55998.5440198753" calcext:value-type="float">
            <text:p>55998.5440198753</text:p>
          </table:table-cell>
        </table:table-row>
        <table:table-row table:style-name="ro1">
          <table:table-cell office:value-type="float" office:value="35464.8236369407" calcext:value-type="float">
            <text:p>35464.8236369407</text:p>
          </table:table-cell>
        </table:table-row>
        <table:table-row table:style-name="ro1">
          <table:table-cell office:value-type="float" office:value="26939.694142289" calcext:value-type="float">
            <text:p>26939.694142289</text:p>
          </table:table-cell>
        </table:table-row>
        <table:table-row table:style-name="ro1">
          <table:table-cell office:value-type="float" office:value="57234.6280116383" calcext:value-type="float">
            <text:p>57234.6280116383</text:p>
          </table:table-cell>
        </table:table-row>
        <table:table-row table:style-name="ro1">
          <table:table-cell office:value-type="float" office:value="63198.5668181468" calcext:value-type="float">
            <text:p>63198.5668181468</text:p>
          </table:table-cell>
        </table:table-row>
        <table:table-row table:style-name="ro1">
          <table:table-cell office:value-type="float" office:value="39870.0606519593" calcext:value-type="float">
            <text:p>39870.0606519593</text:p>
          </table:table-cell>
        </table:table-row>
        <table:table-row table:style-name="ro1">
          <table:table-cell office:value-type="float" office:value="10764.4351301285" calcext:value-type="float">
            <text:p>10764.4351301285</text:p>
          </table:table-cell>
        </table:table-row>
        <table:table-row table:style-name="ro1">
          <table:table-cell office:value-type="float" office:value="99124.492387038" calcext:value-type="float">
            <text:p>99124.492387038</text:p>
          </table:table-cell>
        </table:table-row>
        <table:table-row table:style-name="ro1">
          <table:table-cell office:value-type="float" office:value="284.678563531909" calcext:value-type="float">
            <text:p>284.678563531909</text:p>
          </table:table-cell>
        </table:table-row>
        <table:table-row table:style-name="ro1">
          <table:table-cell office:value-type="float" office:value="59672.8939703752" calcext:value-type="float">
            <text:p>59672.8939703752</text:p>
          </table:table-cell>
        </table:table-row>
        <table:table-row table:style-name="ro1">
          <table:table-cell office:value-type="float" office:value="11756.9668817256" calcext:value-type="float">
            <text:p>11756.9668817256</text:p>
          </table:table-cell>
        </table:table-row>
        <table:table-row table:style-name="ro1">
          <table:table-cell office:value-type="float" office:value="21009.1783410663" calcext:value-type="float">
            <text:p>21009.1783410663</text:p>
          </table:table-cell>
        </table:table-row>
        <table:table-row table:style-name="ro1">
          <table:table-cell office:value-type="float" office:value="41023.2930595308" calcext:value-type="float">
            <text:p>41023.2930595308</text:p>
          </table:table-cell>
        </table:table-row>
        <table:table-row table:style-name="ro1">
          <table:table-cell office:value-type="float" office:value="67851.8876496648" calcext:value-type="float">
            <text:p>67851.8876496648</text:p>
          </table:table-cell>
        </table:table-row>
        <table:table-row table:style-name="ro1">
          <table:table-cell office:value-type="float" office:value="24659.7351263439" calcext:value-type="float">
            <text:p>24659.7351263439</text:p>
          </table:table-cell>
        </table:table-row>
        <table:table-row table:style-name="ro1">
          <table:table-cell office:value-type="float" office:value="8521.32154916844" calcext:value-type="float">
            <text:p>8521.32154916844</text:p>
          </table:table-cell>
        </table:table-row>
        <table:table-row table:style-name="ro1">
          <table:table-cell office:value-type="float" office:value="60660.5462011164" calcext:value-type="float">
            <text:p>60660.5462011164</text:p>
          </table:table-cell>
        </table:table-row>
        <table:table-row table:style-name="ro1">
          <table:table-cell office:value-type="float" office:value="79666.5858088725" calcext:value-type="float">
            <text:p>79666.5858088725</text:p>
          </table:table-cell>
        </table:table-row>
        <table:table-row table:style-name="ro1">
          <table:table-cell office:value-type="float" office:value="64575.3133881353" calcext:value-type="float">
            <text:p>64575.3133881353</text:p>
          </table:table-cell>
        </table:table-row>
        <table:table-row table:style-name="ro1">
          <table:table-cell office:value-type="float" office:value="4203.36946802436" calcext:value-type="float">
            <text:p>4203.36946802436</text:p>
          </table:table-cell>
        </table:table-row>
        <table:table-row table:style-name="ro1">
          <table:table-cell office:value-type="float" office:value="24630.5116119075" calcext:value-type="float">
            <text:p>24630.5116119075</text:p>
          </table:table-cell>
        </table:table-row>
        <table:table-row table:style-name="ro1">
          <table:table-cell office:value-type="float" office:value="1288.72402258952" calcext:value-type="float">
            <text:p>1288.72402258952</text:p>
          </table:table-cell>
        </table:table-row>
        <table:table-row table:style-name="ro1">
          <table:table-cell office:value-type="float" office:value="43449.3040687789" calcext:value-type="float">
            <text:p>43449.3040687789</text:p>
          </table:table-cell>
        </table:table-row>
        <table:table-row table:style-name="ro1">
          <table:table-cell office:value-type="float" office:value="76959.2246258029" calcext:value-type="float">
            <text:p>76959.2246258029</text:p>
          </table:table-cell>
        </table:table-row>
        <table:table-row table:style-name="ro1">
          <table:table-cell office:value-type="float" office:value="83433.5948287851" calcext:value-type="float">
            <text:p>83433.5948287851</text:p>
          </table:table-cell>
        </table:table-row>
        <table:table-row table:style-name="ro1">
          <table:table-cell office:value-type="float" office:value="42975.8036179669" calcext:value-type="float">
            <text:p>42975.8036179669</text:p>
          </table:table-cell>
        </table:table-row>
        <table:table-row table:style-name="ro1">
          <table:table-cell office:value-type="float" office:value="69310.2452941519" calcext:value-type="float">
            <text:p>69310.2452941519</text:p>
          </table:table-cell>
        </table:table-row>
        <table:table-row table:style-name="ro1">
          <table:table-cell office:value-type="float" office:value="52706.388103578" calcext:value-type="float">
            <text:p>52706.388103578</text:p>
          </table:table-cell>
        </table:table-row>
        <table:table-row table:style-name="ro1">
          <table:table-cell office:value-type="float" office:value="816.390349549036" calcext:value-type="float">
            <text:p>816.390349549036</text:p>
          </table:table-cell>
        </table:table-row>
        <table:table-row table:style-name="ro1">
          <table:table-cell office:value-type="float" office:value="68909.733490924" calcext:value-type="float">
            <text:p>68909.733490924</text:p>
          </table:table-cell>
        </table:table-row>
        <table:table-row table:style-name="ro1">
          <table:table-cell office:value-type="float" office:value="54106.4184111357" calcext:value-type="float">
            <text:p>54106.4184111357</text:p>
          </table:table-cell>
        </table:table-row>
        <table:table-row table:style-name="ro1">
          <table:table-cell office:value-type="float" office:value="96333.2915420509" calcext:value-type="float">
            <text:p>96333.2915420509</text:p>
          </table:table-cell>
        </table:table-row>
        <table:table-row table:style-name="ro1">
          <table:table-cell office:value-type="float" office:value="61528.0250972329" calcext:value-type="float">
            <text:p>61528.0250972329</text:p>
          </table:table-cell>
        </table:table-row>
        <table:table-row table:style-name="ro1">
          <table:table-cell office:value-type="float" office:value="97762.6390488991" calcext:value-type="float">
            <text:p>97762.6390488991</text:p>
          </table:table-cell>
        </table:table-row>
        <table:table-row table:style-name="ro1">
          <table:table-cell office:value-type="float" office:value="47539.0528508838" calcext:value-type="float">
            <text:p>47539.0528508838</text:p>
          </table:table-cell>
        </table:table-row>
        <table:table-row table:style-name="ro1">
          <table:table-cell office:value-type="float" office:value="49000.1607259561" calcext:value-type="float">
            <text:p>49000.1607259561</text:p>
          </table:table-cell>
        </table:table-row>
        <table:table-row table:style-name="ro1">
          <table:table-cell office:value-type="float" office:value="18145.779592574" calcext:value-type="float">
            <text:p>18145.779592574</text:p>
          </table:table-cell>
        </table:table-row>
        <table:table-row table:style-name="ro1">
          <table:table-cell office:value-type="float" office:value="82125.8310911045" calcext:value-type="float">
            <text:p>82125.8310911045</text:p>
          </table:table-cell>
        </table:table-row>
        <table:table-row table:style-name="ro1">
          <table:table-cell office:value-type="float" office:value="52189.9097055659" calcext:value-type="float">
            <text:p>52189.9097055659</text:p>
          </table:table-cell>
        </table:table-row>
        <table:table-row table:style-name="ro1">
          <table:table-cell office:value-type="float" office:value="20575.0186242917" calcext:value-type="float">
            <text:p>20575.0186242917</text:p>
          </table:table-cell>
        </table:table-row>
        <table:table-row table:style-name="ro1">
          <table:table-cell office:value-type="float" office:value="64671.1211216342" calcext:value-type="float">
            <text:p>64671.1211216342</text:p>
          </table:table-cell>
        </table:table-row>
        <table:table-row table:style-name="ro1">
          <table:table-cell office:value-type="float" office:value="21570.9620248624" calcext:value-type="float">
            <text:p>21570.9620248624</text:p>
          </table:table-cell>
        </table:table-row>
        <table:table-row table:style-name="ro1">
          <table:table-cell office:value-type="float" office:value="43748.2206462855" calcext:value-type="float">
            <text:p>43748.2206462855</text:p>
          </table:table-cell>
        </table:table-row>
        <table:table-row table:style-name="ro1">
          <table:table-cell office:value-type="float" office:value="75042.132143101" calcext:value-type="float">
            <text:p>75042.132143101</text:p>
          </table:table-cell>
        </table:table-row>
        <table:table-row table:style-name="ro1">
          <table:table-cell office:value-type="float" office:value="9699.72214890114" calcext:value-type="float">
            <text:p>9699.72214890114</text:p>
          </table:table-cell>
        </table:table-row>
        <table:table-row table:style-name="ro1">
          <table:table-cell office:value-type="float" office:value="69527.8607050967" calcext:value-type="float">
            <text:p>69527.8607050967</text:p>
          </table:table-cell>
        </table:table-row>
        <table:table-row table:style-name="ro1">
          <table:table-cell office:value-type="float" office:value="65415.5524681887" calcext:value-type="float">
            <text:p>65415.5524681887</text:p>
          </table:table-cell>
        </table:table-row>
        <table:table-row table:style-name="ro1">
          <table:table-cell office:value-type="float" office:value="30757.5697471496" calcext:value-type="float">
            <text:p>30757.5697471496</text:p>
          </table:table-cell>
        </table:table-row>
        <table:table-row table:style-name="ro1">
          <table:table-cell office:value-type="float" office:value="20017.7416689855" calcext:value-type="float">
            <text:p>20017.7416689855</text:p>
          </table:table-cell>
        </table:table-row>
        <table:table-row table:style-name="ro1">
          <table:table-cell office:value-type="float" office:value="47875.7710845386" calcext:value-type="float">
            <text:p>47875.7710845386</text:p>
          </table:table-cell>
        </table:table-row>
        <table:table-row table:style-name="ro1">
          <table:table-cell office:value-type="float" office:value="87988.9037987747" calcext:value-type="float">
            <text:p>87988.9037987747</text:p>
          </table:table-cell>
        </table:table-row>
        <table:table-row table:style-name="ro1">
          <table:table-cell office:value-type="float" office:value="69346.4357176724" calcext:value-type="float">
            <text:p>69346.4357176724</text:p>
          </table:table-cell>
        </table:table-row>
        <table:table-row table:style-name="ro1">
          <table:table-cell office:value-type="float" office:value="98998.2404871944" calcext:value-type="float">
            <text:p>98998.2404871944</text:p>
          </table:table-cell>
        </table:table-row>
        <table:table-row table:style-name="ro1">
          <table:table-cell office:value-type="float" office:value="81678.428337193" calcext:value-type="float">
            <text:p>81678.428337193</text:p>
          </table:table-cell>
        </table:table-row>
        <table:table-row table:style-name="ro1">
          <table:table-cell office:value-type="float" office:value="27854.2211221971" calcext:value-type="float">
            <text:p>27854.2211221971</text:p>
          </table:table-cell>
        </table:table-row>
        <table:table-row table:style-name="ro1">
          <table:table-cell office:value-type="float" office:value="34709.1162994269" calcext:value-type="float">
            <text:p>34709.1162994269</text:p>
          </table:table-cell>
        </table:table-row>
        <table:table-row table:style-name="ro1">
          <table:table-cell office:value-type="float" office:value="34422.7326057774" calcext:value-type="float">
            <text:p>34422.7326057774</text:p>
          </table:table-cell>
        </table:table-row>
        <table:table-row table:style-name="ro1">
          <table:table-cell office:value-type="float" office:value="68178.9992320425" calcext:value-type="float">
            <text:p>68178.9992320425</text:p>
          </table:table-cell>
        </table:table-row>
        <table:table-row table:style-name="ro1">
          <table:table-cell office:value-type="float" office:value="93162.301018993" calcext:value-type="float">
            <text:p>93162.301018993</text:p>
          </table:table-cell>
        </table:table-row>
        <table:table-row table:style-name="ro1">
          <table:table-cell office:value-type="float" office:value="3912.93045505613" calcext:value-type="float">
            <text:p>3912.93045505613</text:p>
          </table:table-cell>
        </table:table-row>
        <table:table-row table:style-name="ro1">
          <table:table-cell office:value-type="float" office:value="18603.0570221721" calcext:value-type="float">
            <text:p>18603.0570221721</text:p>
          </table:table-cell>
        </table:table-row>
        <table:table-row table:style-name="ro1">
          <table:table-cell office:value-type="float" office:value="54093.0777511976" calcext:value-type="float">
            <text:p>54093.0777511976</text:p>
          </table:table-cell>
        </table:table-row>
        <table:table-row table:style-name="ro1">
          <table:table-cell office:value-type="float" office:value="90572.3807885818" calcext:value-type="float">
            <text:p>90572.3807885818</text:p>
          </table:table-cell>
        </table:table-row>
        <table:table-row table:style-name="ro1">
          <table:table-cell office:value-type="float" office:value="50962.7443615246" calcext:value-type="float">
            <text:p>50962.7443615246</text:p>
          </table:table-cell>
        </table:table-row>
        <table:table-row table:style-name="ro1">
          <table:table-cell office:value-type="float" office:value="51823.1522144068" calcext:value-type="float">
            <text:p>51823.1522144068</text:p>
          </table:table-cell>
        </table:table-row>
        <table:table-row table:style-name="ro1">
          <table:table-cell office:value-type="float" office:value="51607.4001261707" calcext:value-type="float">
            <text:p>51607.4001261707</text:p>
          </table:table-cell>
        </table:table-row>
        <table:table-row table:style-name="ro1">
          <table:table-cell office:value-type="float" office:value="8528.66515591106" calcext:value-type="float">
            <text:p>8528.66515591106</text:p>
          </table:table-cell>
        </table:table-row>
        <table:table-row table:style-name="ro1">
          <table:table-cell office:value-type="float" office:value="19567.2452595199" calcext:value-type="float">
            <text:p>19567.2452595199</text:p>
          </table:table-cell>
        </table:table-row>
        <table:table-row table:style-name="ro1">
          <table:table-cell office:value-type="float" office:value="54179.2634385611" calcext:value-type="float">
            <text:p>54179.2634385611</text:p>
          </table:table-cell>
        </table:table-row>
        <table:table-row table:style-name="ro1">
          <table:table-cell office:value-type="float" office:value="20750.4303083729" calcext:value-type="float">
            <text:p>20750.4303083729</text:p>
          </table:table-cell>
        </table:table-row>
        <table:table-row table:style-name="ro1">
          <table:table-cell office:value-type="float" office:value="80838.7637226372" calcext:value-type="float">
            <text:p>80838.7637226372</text:p>
          </table:table-cell>
        </table:table-row>
        <table:table-row table:style-name="ro1">
          <table:table-cell office:value-type="float" office:value="12777.5445848333" calcext:value-type="float">
            <text:p>12777.5445848333</text:p>
          </table:table-cell>
        </table:table-row>
        <table:table-row table:style-name="ro1">
          <table:table-cell office:value-type="float" office:value="18670.4219516851" calcext:value-type="float">
            <text:p>18670.4219516851</text:p>
          </table:table-cell>
        </table:table-row>
        <table:table-row table:style-name="ro1">
          <table:table-cell office:value-type="float" office:value="70180.9143892144" calcext:value-type="float">
            <text:p>70180.9143892144</text:p>
          </table:table-cell>
        </table:table-row>
        <table:table-row table:style-name="ro1">
          <table:table-cell office:value-type="float" office:value="35138.2826031302" calcext:value-type="float">
            <text:p>35138.2826031302</text:p>
          </table:table-cell>
        </table:table-row>
        <table:table-row table:style-name="ro1">
          <table:table-cell office:value-type="float" office:value="88753.7295741453" calcext:value-type="float">
            <text:p>88753.7295741453</text:p>
          </table:table-cell>
        </table:table-row>
        <table:table-row table:style-name="ro1">
          <table:table-cell office:value-type="float" office:value="11994.7759415647" calcext:value-type="float">
            <text:p>11994.7759415647</text:p>
          </table:table-cell>
        </table:table-row>
        <table:table-row table:style-name="ro1">
          <table:table-cell office:value-type="float" office:value="2031.29959645474" calcext:value-type="float">
            <text:p>2031.29959645474</text:p>
          </table:table-cell>
        </table:table-row>
        <table:table-row table:style-name="ro1">
          <table:table-cell office:value-type="float" office:value="32462.8639532544" calcext:value-type="float">
            <text:p>32462.8639532544</text:p>
          </table:table-cell>
        </table:table-row>
        <table:table-row table:style-name="ro1">
          <table:table-cell office:value-type="float" office:value="36483.2572615044" calcext:value-type="float">
            <text:p>36483.2572615044</text:p>
          </table:table-cell>
        </table:table-row>
        <table:table-row table:style-name="ro1">
          <table:table-cell office:value-type="float" office:value="88965.5026135193" calcext:value-type="float">
            <text:p>88965.5026135193</text:p>
          </table:table-cell>
        </table:table-row>
        <table:table-row table:style-name="ro1">
          <table:table-cell office:value-type="float" office:value="57908.411822658" calcext:value-type="float">
            <text:p>57908.411822658</text:p>
          </table:table-cell>
        </table:table-row>
        <table:table-row table:style-name="ro1">
          <table:table-cell office:value-type="float" office:value="23129.2953397312" calcext:value-type="float">
            <text:p>23129.2953397312</text:p>
          </table:table-cell>
        </table:table-row>
        <table:table-row table:style-name="ro1">
          <table:table-cell office:value-type="float" office:value="39062.7210283709" calcext:value-type="float">
            <text:p>39062.7210283709</text:p>
          </table:table-cell>
        </table:table-row>
        <table:table-row table:style-name="ro1">
          <table:table-cell office:value-type="float" office:value="12713.5764527904" calcext:value-type="float">
            <text:p>12713.5764527904</text:p>
          </table:table-cell>
        </table:table-row>
        <table:table-row table:style-name="ro1">
          <table:table-cell office:value-type="float" office:value="93059.8372799589" calcext:value-type="float">
            <text:p>93059.8372799589</text:p>
          </table:table-cell>
        </table:table-row>
        <table:table-row table:style-name="ro1">
          <table:table-cell office:value-type="float" office:value="34038.8309852287" calcext:value-type="float">
            <text:p>34038.8309852287</text:p>
          </table:table-cell>
        </table:table-row>
        <table:table-row table:style-name="ro1">
          <table:table-cell office:value-type="float" office:value="64788.5591904984" calcext:value-type="float">
            <text:p>64788.5591904984</text:p>
          </table:table-cell>
        </table:table-row>
        <table:table-row table:style-name="ro1">
          <table:table-cell office:value-type="float" office:value="11385.194515789" calcext:value-type="float">
            <text:p>11385.194515789</text:p>
          </table:table-cell>
        </table:table-row>
        <table:table-row table:style-name="ro1">
          <table:table-cell office:value-type="float" office:value="80393.8980175969" calcext:value-type="float">
            <text:p>80393.8980175969</text:p>
          </table:table-cell>
        </table:table-row>
        <table:table-row table:style-name="ro1">
          <table:table-cell office:value-type="float" office:value="91056.3168344645" calcext:value-type="float">
            <text:p>91056.3168344645</text:p>
          </table:table-cell>
        </table:table-row>
        <table:table-row table:style-name="ro1">
          <table:table-cell office:value-type="float" office:value="21156.484606659" calcext:value-type="float">
            <text:p>21156.484606659</text:p>
          </table:table-cell>
        </table:table-row>
        <table:table-row table:style-name="ro1">
          <table:table-cell office:value-type="float" office:value="36855.3072906719" calcext:value-type="float">
            <text:p>36855.3072906719</text:p>
          </table:table-cell>
        </table:table-row>
        <table:table-row table:style-name="ro1">
          <table:table-cell office:value-type="float" office:value="34314.4500392551" calcext:value-type="float">
            <text:p>34314.4500392551</text:p>
          </table:table-cell>
        </table:table-row>
        <table:table-row table:style-name="ro1">
          <table:table-cell office:value-type="float" office:value="15780.4984822368" calcext:value-type="float">
            <text:p>15780.4984822368</text:p>
          </table:table-cell>
        </table:table-row>
        <table:table-row table:style-name="ro1">
          <table:table-cell office:value-type="float" office:value="49064.3307447606" calcext:value-type="float">
            <text:p>49064.3307447606</text:p>
          </table:table-cell>
        </table:table-row>
        <table:table-row table:style-name="ro1">
          <table:table-cell office:value-type="float" office:value="83814.3733769088" calcext:value-type="float">
            <text:p>83814.3733769088</text:p>
          </table:table-cell>
        </table:table-row>
        <table:table-row table:style-name="ro1">
          <table:table-cell office:value-type="float" office:value="51620.4181994642" calcext:value-type="float">
            <text:p>51620.4181994642</text:p>
          </table:table-cell>
        </table:table-row>
        <table:table-row table:style-name="ro1">
          <table:table-cell office:value-type="float" office:value="32782.5887877843" calcext:value-type="float">
            <text:p>32782.5887877843</text:p>
          </table:table-cell>
        </table:table-row>
        <table:table-row table:style-name="ro1">
          <table:table-cell office:value-type="float" office:value="57806.4209268652" calcext:value-type="float">
            <text:p>57806.4209268652</text:p>
          </table:table-cell>
        </table:table-row>
        <table:table-row table:style-name="ro1">
          <table:table-cell office:value-type="float" office:value="30131.3080853923" calcext:value-type="float">
            <text:p>30131.3080853923</text:p>
          </table:table-cell>
        </table:table-row>
        <table:table-row table:style-name="ro1">
          <table:table-cell office:value-type="float" office:value="37436.9881901965" calcext:value-type="float">
            <text:p>37436.9881901965</text:p>
          </table:table-cell>
        </table:table-row>
        <table:table-row table:style-name="ro1">
          <table:table-cell office:value-type="float" office:value="62925.4586415138" calcext:value-type="float">
            <text:p>62925.4586415138</text:p>
          </table:table-cell>
        </table:table-row>
        <table:table-row table:style-name="ro1">
          <table:table-cell office:value-type="float" office:value="68960.0876440577" calcext:value-type="float">
            <text:p>68960.0876440577</text:p>
          </table:table-cell>
        </table:table-row>
        <table:table-row table:style-name="ro1">
          <table:table-cell office:value-type="float" office:value="92620.3758314955" calcext:value-type="float">
            <text:p>92620.3758314955</text:p>
          </table:table-cell>
        </table:table-row>
        <table:table-row table:style-name="ro1">
          <table:table-cell office:value-type="float" office:value="90757.1084286414" calcext:value-type="float">
            <text:p>90757.1084286414</text:p>
          </table:table-cell>
        </table:table-row>
        <table:table-row table:style-name="ro1">
          <table:table-cell office:value-type="float" office:value="69884.384726522" calcext:value-type="float">
            <text:p>69884.384726522</text:p>
          </table:table-cell>
        </table:table-row>
        <table:table-row table:style-name="ro1">
          <table:table-cell office:value-type="float" office:value="74748.5441559043" calcext:value-type="float">
            <text:p>74748.5441559043</text:p>
          </table:table-cell>
        </table:table-row>
        <table:table-row table:style-name="ro1">
          <table:table-cell office:value-type="float" office:value="2015.52714990621" calcext:value-type="float">
            <text:p>2015.52714990621</text:p>
          </table:table-cell>
        </table:table-row>
        <table:table-row table:style-name="ro1">
          <table:table-cell office:value-type="float" office:value="9298.70883339358" calcext:value-type="float">
            <text:p>9298.70883339358</text:p>
          </table:table-cell>
        </table:table-row>
        <table:table-row table:style-name="ro1">
          <table:table-cell office:value-type="float" office:value="93669.0222942326" calcext:value-type="float">
            <text:p>93669.0222942326</text:p>
          </table:table-cell>
        </table:table-row>
        <table:table-row table:style-name="ro1">
          <table:table-cell office:value-type="float" office:value="23440.8730968615" calcext:value-type="float">
            <text:p>23440.8730968615</text:p>
          </table:table-cell>
        </table:table-row>
        <table:table-row table:style-name="ro1">
          <table:table-cell office:value-type="float" office:value="4294.18890554726" calcext:value-type="float">
            <text:p>4294.18890554726</text:p>
          </table:table-cell>
        </table:table-row>
        <table:table-row table:style-name="ro1">
          <table:table-cell office:value-type="float" office:value="69199.9761585735" calcext:value-type="float">
            <text:p>69199.9761585735</text:p>
          </table:table-cell>
        </table:table-row>
        <table:table-row table:style-name="ro1">
          <table:table-cell office:value-type="float" office:value="2826.78199655487" calcext:value-type="float">
            <text:p>2826.78199655487</text:p>
          </table:table-cell>
        </table:table-row>
        <table:table-row table:style-name="ro1">
          <table:table-cell office:value-type="float" office:value="54687.989288901" calcext:value-type="float">
            <text:p>54687.989288901</text:p>
          </table:table-cell>
        </table:table-row>
        <table:table-row table:style-name="ro1">
          <table:table-cell office:value-type="float" office:value="80649.7736468541" calcext:value-type="float">
            <text:p>80649.7736468541</text:p>
          </table:table-cell>
        </table:table-row>
        <table:table-row table:style-name="ro1">
          <table:table-cell office:value-type="float" office:value="92855.8536645589" calcext:value-type="float">
            <text:p>92855.8536645589</text:p>
          </table:table-cell>
        </table:table-row>
        <table:table-row table:style-name="ro1">
          <table:table-cell office:value-type="float" office:value="94547.0682932354" calcext:value-type="float">
            <text:p>94547.0682932354</text:p>
          </table:table-cell>
        </table:table-row>
        <table:table-row table:style-name="ro1">
          <table:table-cell office:value-type="float" office:value="33427.6005783598" calcext:value-type="float">
            <text:p>33427.6005783598</text:p>
          </table:table-cell>
        </table:table-row>
        <table:table-row table:style-name="ro1">
          <table:table-cell office:value-type="float" office:value="82039.2156840002" calcext:value-type="float">
            <text:p>82039.2156840002</text:p>
          </table:table-cell>
        </table:table-row>
        <table:table-row table:style-name="ro1">
          <table:table-cell office:value-type="float" office:value="75203.840786383" calcext:value-type="float">
            <text:p>75203.840786383</text:p>
          </table:table-cell>
        </table:table-row>
        <table:table-row table:style-name="ro1">
          <table:table-cell office:value-type="float" office:value="46400.6855522399" calcext:value-type="float">
            <text:p>46400.6855522399</text:p>
          </table:table-cell>
        </table:table-row>
        <table:table-row table:style-name="ro1">
          <table:table-cell office:value-type="float" office:value="38652.5883502024" calcext:value-type="float">
            <text:p>38652.5883502024</text:p>
          </table:table-cell>
        </table:table-row>
        <table:table-row table:style-name="ro1">
          <table:table-cell office:value-type="float" office:value="1012.25925197484" calcext:value-type="float">
            <text:p>1012.25925197484</text:p>
          </table:table-cell>
        </table:table-row>
        <table:table-row table:style-name="ro1">
          <table:table-cell office:value-type="float" office:value="49546.0883763486" calcext:value-type="float">
            <text:p>49546.0883763486</text:p>
          </table:table-cell>
        </table:table-row>
        <table:table-row table:style-name="ro1">
          <table:table-cell office:value-type="float" office:value="15886.3760357766" calcext:value-type="float">
            <text:p>15886.3760357766</text:p>
          </table:table-cell>
        </table:table-row>
        <table:table-row table:style-name="ro1">
          <table:table-cell office:value-type="float" office:value="61302.026653706" calcext:value-type="float">
            <text:p>61302.026653706</text:p>
          </table:table-cell>
        </table:table-row>
        <table:table-row table:style-name="ro1">
          <table:table-cell office:value-type="float" office:value="16084.9632428421" calcext:value-type="float">
            <text:p>16084.9632428421</text:p>
          </table:table-cell>
        </table:table-row>
        <table:table-row table:style-name="ro1">
          <table:table-cell office:value-type="float" office:value="27527.4246710125" calcext:value-type="float">
            <text:p>27527.4246710125</text:p>
          </table:table-cell>
        </table:table-row>
        <table:table-row table:style-name="ro1">
          <table:table-cell office:value-type="float" office:value="98164.0847207392" calcext:value-type="float">
            <text:p>98164.0847207392</text:p>
          </table:table-cell>
        </table:table-row>
        <table:table-row table:style-name="ro1">
          <table:table-cell office:value-type="float" office:value="90590.3901979239" calcext:value-type="float">
            <text:p>90590.3901979239</text:p>
          </table:table-cell>
        </table:table-row>
        <table:table-row table:style-name="ro1">
          <table:table-cell office:value-type="float" office:value="93443.0914449191" calcext:value-type="float">
            <text:p>93443.0914449191</text:p>
          </table:table-cell>
        </table:table-row>
        <table:table-row table:style-name="ro1">
          <table:table-cell office:value-type="float" office:value="25844.6880343744" calcext:value-type="float">
            <text:p>25844.6880343744</text:p>
          </table:table-cell>
        </table:table-row>
        <table:table-row table:style-name="ro1">
          <table:table-cell office:value-type="float" office:value="47941.5169393691" calcext:value-type="float">
            <text:p>47941.5169393691</text:p>
          </table:table-cell>
        </table:table-row>
        <table:table-row table:style-name="ro1">
          <table:table-cell office:value-type="float" office:value="96719.5197077187" calcext:value-type="float">
            <text:p>96719.5197077187</text:p>
          </table:table-cell>
        </table:table-row>
        <table:table-row table:style-name="ro1">
          <table:table-cell office:value-type="float" office:value="88680.1669031964" calcext:value-type="float">
            <text:p>88680.1669031964</text:p>
          </table:table-cell>
        </table:table-row>
        <table:table-row table:style-name="ro1">
          <table:table-cell office:value-type="float" office:value="93660.3281946548" calcext:value-type="float">
            <text:p>93660.3281946548</text:p>
          </table:table-cell>
        </table:table-row>
        <table:table-row table:style-name="ro1">
          <table:table-cell office:value-type="float" office:value="54016.2998581996" calcext:value-type="float">
            <text:p>54016.2998581996</text:p>
          </table:table-cell>
        </table:table-row>
        <table:table-row table:style-name="ro1">
          <table:table-cell office:value-type="float" office:value="56661.2147002303" calcext:value-type="float">
            <text:p>56661.2147002303</text:p>
          </table:table-cell>
        </table:table-row>
        <table:table-row table:style-name="ro1">
          <table:table-cell office:value-type="float" office:value="17161.3707808029" calcext:value-type="float">
            <text:p>17161.3707808029</text:p>
          </table:table-cell>
        </table:table-row>
        <table:table-row table:style-name="ro1">
          <table:table-cell office:value-type="float" office:value="18051.7472349292" calcext:value-type="float">
            <text:p>18051.7472349292</text:p>
          </table:table-cell>
        </table:table-row>
        <table:table-row table:style-name="ro1">
          <table:table-cell office:value-type="float" office:value="97303.0860982681" calcext:value-type="float">
            <text:p>97303.0860982681</text:p>
          </table:table-cell>
        </table:table-row>
        <table:table-row table:style-name="ro1">
          <table:table-cell office:value-type="float" office:value="61469.5052797273" calcext:value-type="float">
            <text:p>61469.5052797273</text:p>
          </table:table-cell>
        </table:table-row>
        <table:table-row table:style-name="ro1">
          <table:table-cell office:value-type="float" office:value="67494.6235735147" calcext:value-type="float">
            <text:p>67494.6235735147</text:p>
          </table:table-cell>
        </table:table-row>
        <table:table-row table:style-name="ro1">
          <table:table-cell office:value-type="float" office:value="93235.2921762543" calcext:value-type="float">
            <text:p>93235.2921762543</text:p>
          </table:table-cell>
        </table:table-row>
        <table:table-row table:style-name="ro1">
          <table:table-cell office:value-type="float" office:value="27365.5807641322" calcext:value-type="float">
            <text:p>27365.5807641322</text:p>
          </table:table-cell>
        </table:table-row>
        <table:table-row table:style-name="ro1">
          <table:table-cell office:value-type="float" office:value="55232.5139504489" calcext:value-type="float">
            <text:p>55232.5139504489</text:p>
          </table:table-cell>
        </table:table-row>
        <table:table-row table:style-name="ro1">
          <table:table-cell office:value-type="float" office:value="46113.64737396" calcext:value-type="float">
            <text:p>46113.64737396</text:p>
          </table:table-cell>
        </table:table-row>
        <table:table-row table:style-name="ro1">
          <table:table-cell office:value-type="float" office:value="28106.9071176796" calcext:value-type="float">
            <text:p>28106.9071176796</text:p>
          </table:table-cell>
        </table:table-row>
        <table:table-row table:style-name="ro1">
          <table:table-cell office:value-type="float" office:value="22114.9794472974" calcext:value-type="float">
            <text:p>22114.9794472974</text:p>
          </table:table-cell>
        </table:table-row>
        <table:table-row table:style-name="ro1">
          <table:table-cell office:value-type="float" office:value="26381.7980258518" calcext:value-type="float">
            <text:p>26381.7980258518</text:p>
          </table:table-cell>
        </table:table-row>
        <table:table-row table:style-name="ro1">
          <table:table-cell office:value-type="float" office:value="32002.0043874807" calcext:value-type="float">
            <text:p>32002.0043874807</text:p>
          </table:table-cell>
        </table:table-row>
        <table:table-row table:style-name="ro1">
          <table:table-cell office:value-type="float" office:value="27136.0117521015" calcext:value-type="float">
            <text:p>27136.0117521015</text:p>
          </table:table-cell>
        </table:table-row>
        <table:table-row table:style-name="ro1">
          <table:table-cell office:value-type="float" office:value="10677.421273316" calcext:value-type="float">
            <text:p>10677.421273316</text:p>
          </table:table-cell>
        </table:table-row>
        <table:table-row table:style-name="ro1">
          <table:table-cell office:value-type="float" office:value="87647.7094572372" calcext:value-type="float">
            <text:p>87647.7094572372</text:p>
          </table:table-cell>
        </table:table-row>
        <table:table-row table:style-name="ro1">
          <table:table-cell office:value-type="float" office:value="89228.188711976" calcext:value-type="float">
            <text:p>89228.188711976</text:p>
          </table:table-cell>
        </table:table-row>
        <table:table-row table:style-name="ro1">
          <table:table-cell office:value-type="float" office:value="5657.37703130197" calcext:value-type="float">
            <text:p>5657.37703130197</text:p>
          </table:table-cell>
        </table:table-row>
        <table:table-row table:style-name="ro1">
          <table:table-cell office:value-type="float" office:value="58669.4606423388" calcext:value-type="float">
            <text:p>58669.4606423388</text:p>
          </table:table-cell>
        </table:table-row>
        <table:table-row table:style-name="ro1">
          <table:table-cell office:value-type="float" office:value="46172.6250708103" calcext:value-type="float">
            <text:p>46172.6250708103</text:p>
          </table:table-cell>
        </table:table-row>
        <table:table-row table:style-name="ro1">
          <table:table-cell office:value-type="float" office:value="26662.5014472868" calcext:value-type="float">
            <text:p>26662.5014472868</text:p>
          </table:table-cell>
        </table:table-row>
        <table:table-row table:style-name="ro1">
          <table:table-cell office:value-type="float" office:value="44888.6611446503" calcext:value-type="float">
            <text:p>44888.6611446503</text:p>
          </table:table-cell>
        </table:table-row>
        <table:table-row table:style-name="ro1">
          <table:table-cell office:value-type="float" office:value="4630.57780846707" calcext:value-type="float">
            <text:p>4630.57780846707</text:p>
          </table:table-cell>
        </table:table-row>
        <table:table-row table:style-name="ro1">
          <table:table-cell office:value-type="float" office:value="11652.3312377897" calcext:value-type="float">
            <text:p>11652.3312377897</text:p>
          </table:table-cell>
        </table:table-row>
        <table:table-row table:style-name="ro1">
          <table:table-cell office:value-type="float" office:value="14016.5010814729" calcext:value-type="float">
            <text:p>14016.5010814729</text:p>
          </table:table-cell>
        </table:table-row>
        <table:table-row table:style-name="ro1">
          <table:table-cell office:value-type="float" office:value="30265.8335690715" calcext:value-type="float">
            <text:p>30265.8335690715</text:p>
          </table:table-cell>
        </table:table-row>
        <table:table-row table:style-name="ro1">
          <table:table-cell office:value-type="float" office:value="32958.109225649" calcext:value-type="float">
            <text:p>32958.109225649</text:p>
          </table:table-cell>
        </table:table-row>
        <table:table-row table:style-name="ro1">
          <table:table-cell office:value-type="float" office:value="93923.9062008839" calcext:value-type="float">
            <text:p>93923.9062008839</text:p>
          </table:table-cell>
        </table:table-row>
        <table:table-row table:style-name="ro1">
          <table:table-cell office:value-type="float" office:value="51539.0096040792" calcext:value-type="float">
            <text:p>51539.0096040792</text:p>
          </table:table-cell>
        </table:table-row>
        <table:table-row table:style-name="ro1">
          <table:table-cell office:value-type="float" office:value="47821.726118503" calcext:value-type="float">
            <text:p>47821.726118503</text:p>
          </table:table-cell>
        </table:table-row>
        <table:table-row table:style-name="ro1">
          <table:table-cell office:value-type="float" office:value="52646.1116159437" calcext:value-type="float">
            <text:p>52646.1116159437</text:p>
          </table:table-cell>
        </table:table-row>
        <table:table-row table:style-name="ro1">
          <table:table-cell office:value-type="float" office:value="41652.9894177914" calcext:value-type="float">
            <text:p>41652.9894177914</text:p>
          </table:table-cell>
        </table:table-row>
        <table:table-row table:style-name="ro1">
          <table:table-cell office:value-type="float" office:value="36990.2711926734" calcext:value-type="float">
            <text:p>36990.2711926734</text:p>
          </table:table-cell>
        </table:table-row>
        <table:table-row table:style-name="ro1">
          <table:table-cell office:value-type="float" office:value="66605.0773871323" calcext:value-type="float">
            <text:p>66605.0773871323</text:p>
          </table:table-cell>
        </table:table-row>
        <table:table-row table:style-name="ro1">
          <table:table-cell office:value-type="float" office:value="59758.3581433222" calcext:value-type="float">
            <text:p>59758.3581433222</text:p>
          </table:table-cell>
        </table:table-row>
        <table:table-row table:style-name="ro1">
          <table:table-cell office:value-type="float" office:value="2314.76989802671" calcext:value-type="float">
            <text:p>2314.76989802671</text:p>
          </table:table-cell>
        </table:table-row>
        <table:table-row table:style-name="ro1">
          <table:table-cell office:value-type="float" office:value="91230.3893989383" calcext:value-type="float">
            <text:p>91230.3893989383</text:p>
          </table:table-cell>
        </table:table-row>
        <table:table-row table:style-name="ro1">
          <table:table-cell office:value-type="float" office:value="24994.3250159247" calcext:value-type="float">
            <text:p>24994.3250159247</text:p>
          </table:table-cell>
        </table:table-row>
        <table:table-row table:style-name="ro1">
          <table:table-cell office:value-type="float" office:value="52668.0219024338" calcext:value-type="float">
            <text:p>52668.0219024338</text:p>
          </table:table-cell>
        </table:table-row>
        <table:table-row table:style-name="ro1">
          <table:table-cell office:value-type="float" office:value="37891.2326742561" calcext:value-type="float">
            <text:p>37891.2326742561</text:p>
          </table:table-cell>
        </table:table-row>
        <table:table-row table:style-name="ro1">
          <table:table-cell office:value-type="float" office:value="90451.5244917043" calcext:value-type="float">
            <text:p>90451.5244917043</text:p>
          </table:table-cell>
        </table:table-row>
        <table:table-row table:style-name="ro1">
          <table:table-cell office:value-type="float" office:value="57030.6385117294" calcext:value-type="float">
            <text:p>57030.6385117294</text:p>
          </table:table-cell>
        </table:table-row>
        <table:table-row table:style-name="ro1">
          <table:table-cell office:value-type="float" office:value="47173.8689565826" calcext:value-type="float">
            <text:p>47173.8689565826</text:p>
          </table:table-cell>
        </table:table-row>
        <table:table-row table:style-name="ro1">
          <table:table-cell office:value-type="float" office:value="93634.1103709313" calcext:value-type="float">
            <text:p>93634.1103709313</text:p>
          </table:table-cell>
        </table:table-row>
        <table:table-row table:style-name="ro1">
          <table:table-cell office:value-type="float" office:value="45084.2998886426" calcext:value-type="float">
            <text:p>45084.2998886426</text:p>
          </table:table-cell>
        </table:table-row>
        <table:table-row table:style-name="ro1">
          <table:table-cell office:value-type="float" office:value="9080.04626437458" calcext:value-type="float">
            <text:p>9080.04626437458</text:p>
          </table:table-cell>
        </table:table-row>
        <table:table-row table:style-name="ro1">
          <table:table-cell office:value-type="float" office:value="68149.0794086177" calcext:value-type="float">
            <text:p>68149.0794086177</text:p>
          </table:table-cell>
        </table:table-row>
        <table:table-row table:style-name="ro1">
          <table:table-cell office:value-type="float" office:value="35088.2381608103" calcext:value-type="float">
            <text:p>35088.2381608103</text:p>
          </table:table-cell>
        </table:table-row>
        <table:table-row table:style-name="ro1">
          <table:table-cell office:value-type="float" office:value="81252.6567690274" calcext:value-type="float">
            <text:p>81252.6567690274</text:p>
          </table:table-cell>
        </table:table-row>
        <table:table-row table:style-name="ro1">
          <table:table-cell office:value-type="float" office:value="40440.1669967241" calcext:value-type="float">
            <text:p>40440.1669967241</text:p>
          </table:table-cell>
        </table:table-row>
        <table:table-row table:style-name="ro1">
          <table:table-cell office:value-type="float" office:value="31951.7677092001" calcext:value-type="float">
            <text:p>31951.7677092001</text:p>
          </table:table-cell>
        </table:table-row>
        <table:table-row table:style-name="ro1">
          <table:table-cell office:value-type="float" office:value="48436.0946085626" calcext:value-type="float">
            <text:p>48436.0946085626</text:p>
          </table:table-cell>
        </table:table-row>
        <table:table-row table:style-name="ro1">
          <table:table-cell office:value-type="float" office:value="811.29912470793" calcext:value-type="float">
            <text:p>811.29912470793</text:p>
          </table:table-cell>
        </table:table-row>
        <table:table-row table:style-name="ro1">
          <table:table-cell office:value-type="float" office:value="45584.4147546483" calcext:value-type="float">
            <text:p>45584.4147546483</text:p>
          </table:table-cell>
        </table:table-row>
        <table:table-row table:style-name="ro1">
          <table:table-cell office:value-type="float" office:value="47576.1041177204" calcext:value-type="float">
            <text:p>47576.1041177204</text:p>
          </table:table-cell>
        </table:table-row>
        <table:table-row table:style-name="ro1">
          <table:table-cell office:value-type="float" office:value="89878.0604806428" calcext:value-type="float">
            <text:p>89878.0604806428</text:p>
          </table:table-cell>
        </table:table-row>
        <table:table-row table:style-name="ro1">
          <table:table-cell office:value-type="float" office:value="46187.2201113324" calcext:value-type="float">
            <text:p>46187.2201113324</text:p>
          </table:table-cell>
        </table:table-row>
        <table:table-row table:style-name="ro1">
          <table:table-cell office:value-type="float" office:value="50949.2902740037" calcext:value-type="float">
            <text:p>50949.2902740037</text:p>
          </table:table-cell>
        </table:table-row>
        <table:table-row table:style-name="ro1">
          <table:table-cell office:value-type="float" office:value="56625.3360968478" calcext:value-type="float">
            <text:p>56625.3360968478</text:p>
          </table:table-cell>
        </table:table-row>
        <table:table-row table:style-name="ro1">
          <table:table-cell office:value-type="float" office:value="5343.81354428677" calcext:value-type="float">
            <text:p>5343.81354428677</text:p>
          </table:table-cell>
        </table:table-row>
        <table:table-row table:style-name="ro1">
          <table:table-cell office:value-type="float" office:value="99036.6725154752" calcext:value-type="float">
            <text:p>99036.6725154752</text:p>
          </table:table-cell>
        </table:table-row>
        <table:table-row table:style-name="ro1">
          <table:table-cell office:value-type="float" office:value="56291.8092427656" calcext:value-type="float">
            <text:p>56291.8092427656</text:p>
          </table:table-cell>
        </table:table-row>
        <table:table-row table:style-name="ro1">
          <table:table-cell office:value-type="float" office:value="63055.1262740188" calcext:value-type="float">
            <text:p>63055.1262740188</text:p>
          </table:table-cell>
        </table:table-row>
        <table:table-row table:style-name="ro1">
          <table:table-cell office:value-type="float" office:value="93756.9238325161" calcext:value-type="float">
            <text:p>93756.9238325161</text:p>
          </table:table-cell>
        </table:table-row>
        <table:table-row table:style-name="ro1">
          <table:table-cell office:value-type="float" office:value="73263.6210014281" calcext:value-type="float">
            <text:p>73263.6210014281</text:p>
          </table:table-cell>
        </table:table-row>
        <table:table-row table:style-name="ro1">
          <table:table-cell office:value-type="float" office:value="66219.5006796075" calcext:value-type="float">
            <text:p>66219.5006796075</text:p>
          </table:table-cell>
        </table:table-row>
        <table:table-row table:style-name="ro1">
          <table:table-cell office:value-type="float" office:value="48699.864022745" calcext:value-type="float">
            <text:p>48699.864022745</text:p>
          </table:table-cell>
        </table:table-row>
        <table:table-row table:style-name="ro1">
          <table:table-cell office:value-type="float" office:value="63368.5468294466" calcext:value-type="float">
            <text:p>63368.5468294466</text:p>
          </table:table-cell>
        </table:table-row>
        <table:table-row table:style-name="ro1">
          <table:table-cell office:value-type="float" office:value="58997.3746090216" calcext:value-type="float">
            <text:p>58997.3746090216</text:p>
          </table:table-cell>
        </table:table-row>
        <table:table-row table:style-name="ro1">
          <table:table-cell office:value-type="float" office:value="74914.7790851651" calcext:value-type="float">
            <text:p>74914.7790851651</text:p>
          </table:table-cell>
        </table:table-row>
        <table:table-row table:style-name="ro1">
          <table:table-cell office:value-type="float" office:value="3700.72053777943" calcext:value-type="float">
            <text:p>3700.72053777943</text:p>
          </table:table-cell>
        </table:table-row>
        <table:table-row table:style-name="ro1">
          <table:table-cell office:value-type="float" office:value="55426.3310964444" calcext:value-type="float">
            <text:p>55426.3310964444</text:p>
          </table:table-cell>
        </table:table-row>
        <table:table-row table:style-name="ro1">
          <table:table-cell office:value-type="float" office:value="47577.016387691" calcext:value-type="float">
            <text:p>47577.016387691</text:p>
          </table:table-cell>
        </table:table-row>
        <table:table-row table:style-name="ro1">
          <table:table-cell office:value-type="float" office:value="19180.1163769345" calcext:value-type="float">
            <text:p>19180.1163769345</text:p>
          </table:table-cell>
        </table:table-row>
        <table:table-row table:style-name="ro1">
          <table:table-cell office:value-type="float" office:value="88477.6148757261" calcext:value-type="float">
            <text:p>88477.6148757261</text:p>
          </table:table-cell>
        </table:table-row>
        <table:table-row table:style-name="ro1">
          <table:table-cell office:value-type="float" office:value="43978.385818236" calcext:value-type="float">
            <text:p>43978.385818236</text:p>
          </table:table-cell>
        </table:table-row>
        <table:table-row table:style-name="ro1">
          <table:table-cell office:value-type="float" office:value="16995.2976018848" calcext:value-type="float">
            <text:p>16995.2976018848</text:p>
          </table:table-cell>
        </table:table-row>
        <table:table-row table:style-name="ro1">
          <table:table-cell office:value-type="float" office:value="63992.4013719492" calcext:value-type="float">
            <text:p>63992.4013719492</text:p>
          </table:table-cell>
        </table:table-row>
        <table:table-row table:style-name="ro1">
          <table:table-cell office:value-type="float" office:value="11645.7526648554" calcext:value-type="float">
            <text:p>11645.7526648554</text:p>
          </table:table-cell>
        </table:table-row>
        <table:table-row table:style-name="ro1">
          <table:table-cell office:value-type="float" office:value="62038.9005592658" calcext:value-type="float">
            <text:p>62038.9005592658</text:p>
          </table:table-cell>
        </table:table-row>
        <table:table-row table:style-name="ro1">
          <table:table-cell office:value-type="float" office:value="74520.847684563" calcext:value-type="float">
            <text:p>74520.847684563</text:p>
          </table:table-cell>
        </table:table-row>
        <table:table-row table:style-name="ro1">
          <table:table-cell office:value-type="float" office:value="27438.4110412555" calcext:value-type="float">
            <text:p>27438.4110412555</text:p>
          </table:table-cell>
        </table:table-row>
        <table:table-row table:style-name="ro1">
          <table:table-cell office:value-type="float" office:value="56199.237133182" calcext:value-type="float">
            <text:p>56199.237133182</text:p>
          </table:table-cell>
        </table:table-row>
        <table:table-row table:style-name="ro1">
          <table:table-cell office:value-type="float" office:value="12928.5625424611" calcext:value-type="float">
            <text:p>12928.5625424611</text:p>
          </table:table-cell>
        </table:table-row>
        <table:table-row table:style-name="ro1">
          <table:table-cell office:value-type="float" office:value="94995.269460598" calcext:value-type="float">
            <text:p>94995.269460598</text:p>
          </table:table-cell>
        </table:table-row>
        <table:table-row table:style-name="ro1">
          <table:table-cell office:value-type="float" office:value="49527.9684042974" calcext:value-type="float">
            <text:p>49527.9684042974</text:p>
          </table:table-cell>
        </table:table-row>
        <table:table-row table:style-name="ro1">
          <table:table-cell office:value-type="float" office:value="91553.182384727" calcext:value-type="float">
            <text:p>91553.182384727</text:p>
          </table:table-cell>
        </table:table-row>
        <table:table-row table:style-name="ro1">
          <table:table-cell office:value-type="float" office:value="22582.3821181383" calcext:value-type="float">
            <text:p>22582.3821181383</text:p>
          </table:table-cell>
        </table:table-row>
        <table:table-row table:style-name="ro1">
          <table:table-cell office:value-type="float" office:value="99791.7881610603" calcext:value-type="float">
            <text:p>99791.7881610603</text:p>
          </table:table-cell>
        </table:table-row>
        <table:table-row table:style-name="ro1">
          <table:table-cell office:value-type="float" office:value="43579.8038458974" calcext:value-type="float">
            <text:p>43579.8038458974</text:p>
          </table:table-cell>
        </table:table-row>
        <table:table-row table:style-name="ro1">
          <table:table-cell office:value-type="float" office:value="17000.7205724228" calcext:value-type="float">
            <text:p>17000.7205724228</text:p>
          </table:table-cell>
        </table:table-row>
        <table:table-row table:style-name="ro1">
          <table:table-cell office:value-type="float" office:value="76566.0040233019" calcext:value-type="float">
            <text:p>76566.0040233019</text:p>
          </table:table-cell>
        </table:table-row>
        <table:table-row table:style-name="ro1">
          <table:table-cell office:value-type="float" office:value="53838.9773892539" calcext:value-type="float">
            <text:p>53838.9773892539</text:p>
          </table:table-cell>
        </table:table-row>
        <table:table-row table:style-name="ro1">
          <table:table-cell office:value-type="float" office:value="66590.0437555704" calcext:value-type="float">
            <text:p>66590.0437555704</text:p>
          </table:table-cell>
        </table:table-row>
        <table:table-row table:style-name="ro1">
          <table:table-cell office:value-type="float" office:value="77580.5028259318" calcext:value-type="float">
            <text:p>77580.5028259318</text:p>
          </table:table-cell>
        </table:table-row>
        <table:table-row table:style-name="ro1">
          <table:table-cell office:value-type="float" office:value="14154.8365017734" calcext:value-type="float">
            <text:p>14154.8365017734</text:p>
          </table:table-cell>
        </table:table-row>
        <table:table-row table:style-name="ro1">
          <table:table-cell office:value-type="float" office:value="80402.302193011" calcext:value-type="float">
            <text:p>80402.302193011</text:p>
          </table:table-cell>
        </table:table-row>
        <table:table-row table:style-name="ro1">
          <table:table-cell office:value-type="float" office:value="48635.1026773111" calcext:value-type="float">
            <text:p>48635.1026773111</text:p>
          </table:table-cell>
        </table:table-row>
        <table:table-row table:style-name="ro1">
          <table:table-cell office:value-type="float" office:value="50291.3965958988" calcext:value-type="float">
            <text:p>50291.3965958988</text:p>
          </table:table-cell>
        </table:table-row>
        <table:table-row table:style-name="ro1">
          <table:table-cell office:value-type="float" office:value="51469.0700300559" calcext:value-type="float">
            <text:p>51469.0700300559</text:p>
          </table:table-cell>
        </table:table-row>
        <table:table-row table:style-name="ro1">
          <table:table-cell office:value-type="float" office:value="54517.5760652852" calcext:value-type="float">
            <text:p>54517.5760652852</text:p>
          </table:table-cell>
        </table:table-row>
        <table:table-row table:style-name="ro1">
          <table:table-cell office:value-type="float" office:value="94531.2257906252" calcext:value-type="float">
            <text:p>94531.2257906252</text:p>
          </table:table-cell>
        </table:table-row>
        <table:table-row table:style-name="ro1">
          <table:table-cell office:value-type="float" office:value="83322.4334598864" calcext:value-type="float">
            <text:p>83322.4334598864</text:p>
          </table:table-cell>
        </table:table-row>
        <table:table-row table:style-name="ro1">
          <table:table-cell office:value-type="float" office:value="92643.1021068242" calcext:value-type="float">
            <text:p>92643.1021068242</text:p>
          </table:table-cell>
        </table:table-row>
        <table:table-row table:style-name="ro1">
          <table:table-cell office:value-type="float" office:value="89605.3432269895" calcext:value-type="float">
            <text:p>89605.3432269895</text:p>
          </table:table-cell>
        </table:table-row>
        <table:table-row table:style-name="ro1">
          <table:table-cell office:value-type="float" office:value="22599.3191217583" calcext:value-type="float">
            <text:p>22599.3191217583</text:p>
          </table:table-cell>
        </table:table-row>
        <table:table-row table:style-name="ro1">
          <table:table-cell office:value-type="float" office:value="57001.0019277322" calcext:value-type="float">
            <text:p>57001.0019277322</text:p>
          </table:table-cell>
        </table:table-row>
        <table:table-row table:style-name="ro1">
          <table:table-cell office:value-type="float" office:value="11195.4515329349" calcext:value-type="float">
            <text:p>11195.4515329349</text:p>
          </table:table-cell>
        </table:table-row>
        <table:table-row table:style-name="ro1">
          <table:table-cell office:value-type="float" office:value="65628.4633903436" calcext:value-type="float">
            <text:p>65628.4633903436</text:p>
          </table:table-cell>
        </table:table-row>
        <table:table-row table:style-name="ro1">
          <table:table-cell office:value-type="float" office:value="18883.8868451134" calcext:value-type="float">
            <text:p>18883.8868451134</text:p>
          </table:table-cell>
        </table:table-row>
        <table:table-row table:style-name="ro1">
          <table:table-cell office:value-type="float" office:value="79896.885476724" calcext:value-type="float">
            <text:p>79896.885476724</text:p>
          </table:table-cell>
        </table:table-row>
        <table:table-row table:style-name="ro1">
          <table:table-cell office:value-type="float" office:value="94270.7165774169" calcext:value-type="float">
            <text:p>94270.7165774169</text:p>
          </table:table-cell>
        </table:table-row>
        <table:table-row table:style-name="ro1">
          <table:table-cell office:value-type="float" office:value="68261.1320617504" calcext:value-type="float">
            <text:p>68261.1320617504</text:p>
          </table:table-cell>
        </table:table-row>
        <table:table-row table:style-name="ro1">
          <table:table-cell office:value-type="float" office:value="5746.01086998734" calcext:value-type="float">
            <text:p>5746.01086998734</text:p>
          </table:table-cell>
        </table:table-row>
        <table:table-row table:style-name="ro1">
          <table:table-cell office:value-type="float" office:value="50228.0439965324" calcext:value-type="float">
            <text:p>50228.0439965324</text:p>
          </table:table-cell>
        </table:table-row>
        <table:table-row table:style-name="ro1">
          <table:table-cell office:value-type="float" office:value="3905.93720335724" calcext:value-type="float">
            <text:p>3905.93720335724</text:p>
          </table:table-cell>
        </table:table-row>
        <table:table-row table:style-name="ro1">
          <table:table-cell office:value-type="float" office:value="28198.000959051" calcext:value-type="float">
            <text:p>28198.000959051</text:p>
          </table:table-cell>
        </table:table-row>
        <table:table-row table:style-name="ro1">
          <table:table-cell office:value-type="float" office:value="59595.8580117694" calcext:value-type="float">
            <text:p>59595.8580117694</text:p>
          </table:table-cell>
        </table:table-row>
        <table:table-row table:style-name="ro1">
          <table:table-cell office:value-type="float" office:value="19218.2724247386" calcext:value-type="float">
            <text:p>19218.2724247386</text:p>
          </table:table-cell>
        </table:table-row>
        <table:table-row table:style-name="ro1">
          <table:table-cell office:value-type="float" office:value="57736.6709601591" calcext:value-type="float">
            <text:p>57736.6709601591</text:p>
          </table:table-cell>
        </table:table-row>
        <table:table-row table:style-name="ro1">
          <table:table-cell office:value-type="float" office:value="61646.974882721" calcext:value-type="float">
            <text:p>61646.974882721</text:p>
          </table:table-cell>
        </table:table-row>
        <table:table-row table:style-name="ro1">
          <table:table-cell office:value-type="float" office:value="46149.8488547218" calcext:value-type="float">
            <text:p>46149.8488547218</text:p>
          </table:table-cell>
        </table:table-row>
        <table:table-row table:style-name="ro1">
          <table:table-cell office:value-type="float" office:value="28897.3181921329" calcext:value-type="float">
            <text:p>28897.3181921329</text:p>
          </table:table-cell>
        </table:table-row>
        <table:table-row table:style-name="ro1">
          <table:table-cell office:value-type="float" office:value="28470.4942993995" calcext:value-type="float">
            <text:p>28470.4942993995</text:p>
          </table:table-cell>
        </table:table-row>
        <table:table-row table:style-name="ro1">
          <table:table-cell office:value-type="float" office:value="1647.13562595935" calcext:value-type="float">
            <text:p>1647.13562595935</text:p>
          </table:table-cell>
        </table:table-row>
        <table:table-row table:style-name="ro1">
          <table:table-cell office:value-type="float" office:value="57197.2792521048" calcext:value-type="float">
            <text:p>57197.2792521048</text:p>
          </table:table-cell>
        </table:table-row>
        <table:table-row table:style-name="ro1">
          <table:table-cell office:value-type="float" office:value="77056.5809324003" calcext:value-type="float">
            <text:p>77056.5809324003</text:p>
          </table:table-cell>
        </table:table-row>
        <table:table-row table:style-name="ro1">
          <table:table-cell office:value-type="float" office:value="6242.87897992836" calcext:value-type="float">
            <text:p>6242.87897992836</text:p>
          </table:table-cell>
        </table:table-row>
        <table:table-row table:style-name="ro1">
          <table:table-cell office:value-type="float" office:value="69872.6365693325" calcext:value-type="float">
            <text:p>69872.6365693325</text:p>
          </table:table-cell>
        </table:table-row>
        <table:table-row table:style-name="ro1">
          <table:table-cell office:value-type="float" office:value="25388.1648198189" calcext:value-type="float">
            <text:p>25388.1648198189</text:p>
          </table:table-cell>
        </table:table-row>
        <table:table-row table:style-name="ro1">
          <table:table-cell office:value-type="float" office:value="38678.9579186331" calcext:value-type="float">
            <text:p>38678.9579186331</text:p>
          </table:table-cell>
        </table:table-row>
        <table:table-row table:style-name="ro1">
          <table:table-cell office:value-type="float" office:value="83392.9101076957" calcext:value-type="float">
            <text:p>83392.9101076957</text:p>
          </table:table-cell>
        </table:table-row>
        <table:table-row table:style-name="ro1">
          <table:table-cell office:value-type="float" office:value="25882.8578544897" calcext:value-type="float">
            <text:p>25882.8578544897</text:p>
          </table:table-cell>
        </table:table-row>
        <table:table-row table:style-name="ro1">
          <table:table-cell office:value-type="float" office:value="80040.8206500082" calcext:value-type="float">
            <text:p>80040.8206500082</text:p>
          </table:table-cell>
        </table:table-row>
        <table:table-row table:style-name="ro1">
          <table:table-cell office:value-type="float" office:value="34866.2452405724" calcext:value-type="float">
            <text:p>34866.2452405724</text:p>
          </table:table-cell>
        </table:table-row>
        <table:table-row table:style-name="ro1">
          <table:table-cell office:value-type="float" office:value="90592.6858787735" calcext:value-type="float">
            <text:p>90592.6858787735</text:p>
          </table:table-cell>
        </table:table-row>
        <table:table-row table:style-name="ro1">
          <table:table-cell office:value-type="float" office:value="56530.7462034798" calcext:value-type="float">
            <text:p>56530.7462034798</text:p>
          </table:table-cell>
        </table:table-row>
        <table:table-row table:style-name="ro1">
          <table:table-cell office:value-type="float" office:value="966.18279384499" calcext:value-type="float">
            <text:p>966.18279384499</text:p>
          </table:table-cell>
        </table:table-row>
        <table:table-row table:style-name="ro1">
          <table:table-cell office:value-type="float" office:value="99049.9708863387" calcext:value-type="float">
            <text:p>99049.9708863387</text:p>
          </table:table-cell>
        </table:table-row>
        <table:table-row table:style-name="ro1">
          <table:table-cell office:value-type="float" office:value="76334.8198164893" calcext:value-type="float">
            <text:p>76334.8198164893</text:p>
          </table:table-cell>
        </table:table-row>
        <table:table-row table:style-name="ro1">
          <table:table-cell office:value-type="float" office:value="14091.2997666512" calcext:value-type="float">
            <text:p>14091.2997666512</text:p>
          </table:table-cell>
        </table:table-row>
        <table:table-row table:style-name="ro1">
          <table:table-cell office:value-type="float" office:value="85022.3464554252" calcext:value-type="float">
            <text:p>85022.3464554252</text:p>
          </table:table-cell>
        </table:table-row>
        <table:table-row table:style-name="ro1">
          <table:table-cell office:value-type="float" office:value="29755.9340452358" calcext:value-type="float">
            <text:p>29755.9340452358</text:p>
          </table:table-cell>
        </table:table-row>
        <table:table-row table:style-name="ro1">
          <table:table-cell office:value-type="float" office:value="36760.6616664839" calcext:value-type="float">
            <text:p>36760.6616664839</text:p>
          </table:table-cell>
        </table:table-row>
        <table:table-row table:style-name="ro1">
          <table:table-cell office:value-type="float" office:value="7462.69301617852" calcext:value-type="float">
            <text:p>7462.69301617852</text:p>
          </table:table-cell>
        </table:table-row>
        <table:table-row table:style-name="ro1">
          <table:table-cell office:value-type="float" office:value="22775.3234047391" calcext:value-type="float">
            <text:p>22775.3234047391</text:p>
          </table:table-cell>
        </table:table-row>
        <table:table-row table:style-name="ro1">
          <table:table-cell office:value-type="float" office:value="10565.6015239484" calcext:value-type="float">
            <text:p>10565.6015239484</text:p>
          </table:table-cell>
        </table:table-row>
        <table:table-row table:style-name="ro1">
          <table:table-cell office:value-type="float" office:value="69483.7779665512" calcext:value-type="float">
            <text:p>69483.7779665512</text:p>
          </table:table-cell>
        </table:table-row>
        <table:table-row table:style-name="ro1">
          <table:table-cell office:value-type="float" office:value="32228.3558475463" calcext:value-type="float">
            <text:p>32228.3558475463</text:p>
          </table:table-cell>
        </table:table-row>
        <table:table-row table:style-name="ro1">
          <table:table-cell office:value-type="float" office:value="99119.6933571466" calcext:value-type="float">
            <text:p>99119.6933571466</text:p>
          </table:table-cell>
        </table:table-row>
        <table:table-row table:style-name="ro1">
          <table:table-cell office:value-type="float" office:value="97686.0592296738" calcext:value-type="float">
            <text:p>97686.0592296738</text:p>
          </table:table-cell>
        </table:table-row>
        <table:table-row table:style-name="ro1">
          <table:table-cell office:value-type="float" office:value="50708.961418471" calcext:value-type="float">
            <text:p>50708.961418471</text:p>
          </table:table-cell>
        </table:table-row>
        <table:table-row table:style-name="ro1">
          <table:table-cell office:value-type="float" office:value="57247.9822406895" calcext:value-type="float">
            <text:p>57247.9822406895</text:p>
          </table:table-cell>
        </table:table-row>
        <table:table-row table:style-name="ro1">
          <table:table-cell office:value-type="float" office:value="3152.76044553975" calcext:value-type="float">
            <text:p>3152.76044553975</text:p>
          </table:table-cell>
        </table:table-row>
        <table:table-row table:style-name="ro1">
          <table:table-cell office:value-type="float" office:value="97022.3562902665" calcext:value-type="float">
            <text:p>97022.3562902665</text:p>
          </table:table-cell>
        </table:table-row>
        <table:table-row table:style-name="ro1">
          <table:table-cell office:value-type="float" office:value="56610.8045491609" calcext:value-type="float">
            <text:p>56610.8045491609</text:p>
          </table:table-cell>
        </table:table-row>
        <table:table-row table:style-name="ro1">
          <table:table-cell office:value-type="float" office:value="84918.9274248787" calcext:value-type="float">
            <text:p>84918.9274248787</text:p>
          </table:table-cell>
        </table:table-row>
        <table:table-row table:style-name="ro1">
          <table:table-cell office:value-type="float" office:value="44452.3072128293" calcext:value-type="float">
            <text:p>44452.3072128293</text:p>
          </table:table-cell>
        </table:table-row>
        <table:table-row table:style-name="ro1">
          <table:table-cell office:value-type="float" office:value="9691.72522915487" calcext:value-type="float">
            <text:p>9691.72522915487</text:p>
          </table:table-cell>
        </table:table-row>
        <table:table-row table:style-name="ro1">
          <table:table-cell office:value-type="float" office:value="79312.7010490338" calcext:value-type="float">
            <text:p>79312.7010490338</text:p>
          </table:table-cell>
        </table:table-row>
        <table:table-row table:style-name="ro1">
          <table:table-cell office:value-type="float" office:value="17847.2849774274" calcext:value-type="float">
            <text:p>17847.2849774274</text:p>
          </table:table-cell>
        </table:table-row>
        <table:table-row table:style-name="ro1">
          <table:table-cell office:value-type="float" office:value="99946.9352749964" calcext:value-type="float">
            <text:p>99946.9352749964</text:p>
          </table:table-cell>
        </table:table-row>
        <table:table-row table:style-name="ro1">
          <table:table-cell office:value-type="float" office:value="13519.110009848" calcext:value-type="float">
            <text:p>13519.110009848</text:p>
          </table:table-cell>
        </table:table-row>
        <table:table-row table:style-name="ro1">
          <table:table-cell office:value-type="float" office:value="76312.5963608156" calcext:value-type="float">
            <text:p>76312.5963608156</text:p>
          </table:table-cell>
        </table:table-row>
        <table:table-row table:style-name="ro1">
          <table:table-cell office:value-type="float" office:value="29253.7176916737" calcext:value-type="float">
            <text:p>29253.7176916737</text:p>
          </table:table-cell>
        </table:table-row>
        <table:table-row table:style-name="ro1">
          <table:table-cell office:value-type="float" office:value="92405.9071531419" calcext:value-type="float">
            <text:p>92405.9071531419</text:p>
          </table:table-cell>
        </table:table-row>
        <table:table-row table:style-name="ro1">
          <table:table-cell office:value-type="float" office:value="91552.1442023128" calcext:value-type="float">
            <text:p>91552.1442023128</text:p>
          </table:table-cell>
        </table:table-row>
        <table:table-row table:style-name="ro1">
          <table:table-cell office:value-type="float" office:value="64642.779516952" calcext:value-type="float">
            <text:p>64642.779516952</text:p>
          </table:table-cell>
        </table:table-row>
        <table:table-row table:style-name="ro1">
          <table:table-cell office:value-type="float" office:value="51560.3698703341" calcext:value-type="float">
            <text:p>51560.3698703341</text:p>
          </table:table-cell>
        </table:table-row>
        <table:table-row table:style-name="ro1">
          <table:table-cell office:value-type="float" office:value="14788.8923330494" calcext:value-type="float">
            <text:p>14788.8923330494</text:p>
          </table:table-cell>
        </table:table-row>
        <table:table-row table:style-name="ro1">
          <table:table-cell office:value-type="float" office:value="10849.1546044533" calcext:value-type="float">
            <text:p>10849.1546044533</text:p>
          </table:table-cell>
        </table:table-row>
        <table:table-row table:style-name="ro1">
          <table:table-cell office:value-type="float" office:value="68583.9729605722" calcext:value-type="float">
            <text:p>68583.9729605722</text:p>
          </table:table-cell>
        </table:table-row>
        <table:table-row table:style-name="ro1">
          <table:table-cell office:value-type="float" office:value="81039.2089416905" calcext:value-type="float">
            <text:p>81039.2089416905</text:p>
          </table:table-cell>
        </table:table-row>
        <table:table-row table:style-name="ro1">
          <table:table-cell office:value-type="float" office:value="5374.0723472498" calcext:value-type="float">
            <text:p>5374.0723472498</text:p>
          </table:table-cell>
        </table:table-row>
        <table:table-row table:style-name="ro1">
          <table:table-cell office:value-type="float" office:value="76215.0031474003" calcext:value-type="float">
            <text:p>76215.0031474003</text:p>
          </table:table-cell>
        </table:table-row>
        <table:table-row table:style-name="ro1">
          <table:table-cell office:value-type="float" office:value="60559.918064911" calcext:value-type="float">
            <text:p>60559.918064911</text:p>
          </table:table-cell>
        </table:table-row>
        <table:table-row table:style-name="ro1">
          <table:table-cell office:value-type="float" office:value="16744.5899630631" calcext:value-type="float">
            <text:p>16744.5899630631</text:p>
          </table:table-cell>
        </table:table-row>
        <table:table-row table:style-name="ro1">
          <table:table-cell office:value-type="float" office:value="44135.1054239603" calcext:value-type="float">
            <text:p>44135.1054239603</text:p>
          </table:table-cell>
        </table:table-row>
        <table:table-row table:style-name="ro1">
          <table:table-cell office:value-type="float" office:value="61741.8994250669" calcext:value-type="float">
            <text:p>61741.8994250669</text:p>
          </table:table-cell>
        </table:table-row>
        <table:table-row table:style-name="ro1">
          <table:table-cell office:value-type="float" office:value="75643.852777441" calcext:value-type="float">
            <text:p>75643.852777441</text:p>
          </table:table-cell>
        </table:table-row>
        <table:table-row table:style-name="ro1">
          <table:table-cell office:value-type="float" office:value="12509.3929640709" calcext:value-type="float">
            <text:p>12509.3929640709</text:p>
          </table:table-cell>
        </table:table-row>
        <table:table-row table:style-name="ro1">
          <table:table-cell office:value-type="float" office:value="51840.3582797033" calcext:value-type="float">
            <text:p>51840.3582797033</text:p>
          </table:table-cell>
        </table:table-row>
        <table:table-row table:style-name="ro1">
          <table:table-cell office:value-type="float" office:value="82714.9911981031" calcext:value-type="float">
            <text:p>82714.9911981031</text:p>
          </table:table-cell>
        </table:table-row>
        <table:table-row table:style-name="ro1">
          <table:table-cell office:value-type="float" office:value="48338.8267055219" calcext:value-type="float">
            <text:p>48338.8267055219</text:p>
          </table:table-cell>
        </table:table-row>
        <table:table-row table:style-name="ro1">
          <table:table-cell office:value-type="float" office:value="48436.1505443374" calcext:value-type="float">
            <text:p>48436.1505443374</text:p>
          </table:table-cell>
        </table:table-row>
        <table:table-row table:style-name="ro1">
          <table:table-cell office:value-type="float" office:value="44518.4003779618" calcext:value-type="float">
            <text:p>44518.4003779618</text:p>
          </table:table-cell>
        </table:table-row>
        <table:table-row table:style-name="ro1">
          <table:table-cell office:value-type="float" office:value="24475.1357254384" calcext:value-type="float">
            <text:p>24475.1357254384</text:p>
          </table:table-cell>
        </table:table-row>
        <table:table-row table:style-name="ro1">
          <table:table-cell office:value-type="float" office:value="50506.2246382053" calcext:value-type="float">
            <text:p>50506.2246382053</text:p>
          </table:table-cell>
        </table:table-row>
        <table:table-row table:style-name="ro1">
          <table:table-cell office:value-type="float" office:value="59272.2071951137" calcext:value-type="float">
            <text:p>59272.2071951137</text:p>
          </table:table-cell>
        </table:table-row>
        <table:table-row table:style-name="ro1">
          <table:table-cell office:value-type="float" office:value="65474.3401292517" calcext:value-type="float">
            <text:p>65474.3401292517</text:p>
          </table:table-cell>
        </table:table-row>
        <table:table-row table:style-name="ro1">
          <table:table-cell office:value-type="float" office:value="9529.01412561966" calcext:value-type="float">
            <text:p>9529.01412561966</text:p>
          </table:table-cell>
        </table:table-row>
        <table:table-row table:style-name="ro1">
          <table:table-cell office:value-type="float" office:value="43703.1919880042" calcext:value-type="float">
            <text:p>43703.1919880042</text:p>
          </table:table-cell>
        </table:table-row>
        <table:table-row table:style-name="ro1">
          <table:table-cell office:value-type="float" office:value="4444.08079128045" calcext:value-type="float">
            <text:p>4444.08079128045</text:p>
          </table:table-cell>
        </table:table-row>
        <table:table-row table:style-name="ro1">
          <table:table-cell office:value-type="float" office:value="13606.6789233657" calcext:value-type="float">
            <text:p>13606.6789233657</text:p>
          </table:table-cell>
        </table:table-row>
        <table:table-row table:style-name="ro1">
          <table:table-cell office:value-type="float" office:value="69010.4337156671" calcext:value-type="float">
            <text:p>69010.4337156671</text:p>
          </table:table-cell>
        </table:table-row>
        <table:table-row table:style-name="ro1">
          <table:table-cell office:value-type="float" office:value="87073.2743091025" calcext:value-type="float">
            <text:p>87073.2743091025</text:p>
          </table:table-cell>
        </table:table-row>
        <table:table-row table:style-name="ro1">
          <table:table-cell office:value-type="float" office:value="78245.875938535" calcext:value-type="float">
            <text:p>78245.875938535</text:p>
          </table:table-cell>
        </table:table-row>
        <table:table-row table:style-name="ro1">
          <table:table-cell office:value-type="float" office:value="89265.4587904947" calcext:value-type="float">
            <text:p>89265.4587904947</text:p>
          </table:table-cell>
        </table:table-row>
        <table:table-row table:style-name="ro1">
          <table:table-cell office:value-type="float" office:value="92862.0902672182" calcext:value-type="float">
            <text:p>92862.0902672182</text:p>
          </table:table-cell>
        </table:table-row>
        <table:table-row table:style-name="ro1">
          <table:table-cell office:value-type="float" office:value="73213.5844860789" calcext:value-type="float">
            <text:p>73213.5844860789</text:p>
          </table:table-cell>
        </table:table-row>
        <table:table-row table:style-name="ro1">
          <table:table-cell office:value-type="float" office:value="412.984552973817" calcext:value-type="float">
            <text:p>412.984552973817</text:p>
          </table:table-cell>
        </table:table-row>
        <table:table-row table:style-name="ro1">
          <table:table-cell office:value-type="float" office:value="19384.1984665388" calcext:value-type="float">
            <text:p>19384.1984665388</text:p>
          </table:table-cell>
        </table:table-row>
        <table:table-row table:style-name="ro1">
          <table:table-cell office:value-type="float" office:value="24650.6612469539" calcext:value-type="float">
            <text:p>24650.6612469539</text:p>
          </table:table-cell>
        </table:table-row>
        <table:table-row table:style-name="ro1">
          <table:table-cell office:value-type="float" office:value="60730.3502953493" calcext:value-type="float">
            <text:p>60730.3502953493</text:p>
          </table:table-cell>
        </table:table-row>
        <table:table-row table:style-name="ro1">
          <table:table-cell office:value-type="float" office:value="96550.8686333352" calcext:value-type="float">
            <text:p>96550.8686333352</text:p>
          </table:table-cell>
        </table:table-row>
        <table:table-row table:style-name="ro1">
          <table:table-cell office:value-type="float" office:value="84213.2623317717" calcext:value-type="float">
            <text:p>84213.2623317717</text:p>
          </table:table-cell>
        </table:table-row>
        <table:table-row table:style-name="ro1">
          <table:table-cell office:value-type="float" office:value="31570.1960581442" calcext:value-type="float">
            <text:p>31570.1960581442</text:p>
          </table:table-cell>
        </table:table-row>
        <table:table-row table:style-name="ro1">
          <table:table-cell office:value-type="float" office:value="94750.7451267714" calcext:value-type="float">
            <text:p>94750.7451267714</text:p>
          </table:table-cell>
        </table:table-row>
        <table:table-row table:style-name="ro1">
          <table:table-cell office:value-type="float" office:value="41337.2177801559" calcext:value-type="float">
            <text:p>41337.2177801559</text:p>
          </table:table-cell>
        </table:table-row>
        <table:table-row table:style-name="ro1">
          <table:table-cell office:value-type="float" office:value="71194.8769005605" calcext:value-type="float">
            <text:p>71194.8769005605</text:p>
          </table:table-cell>
        </table:table-row>
        <table:table-row table:style-name="ro1">
          <table:table-cell office:value-type="float" office:value="81739.53284303" calcext:value-type="float">
            <text:p>81739.53284303</text:p>
          </table:table-cell>
        </table:table-row>
        <table:table-row table:style-name="ro1">
          <table:table-cell office:value-type="float" office:value="50481.0489720915" calcext:value-type="float">
            <text:p>50481.0489720915</text:p>
          </table:table-cell>
        </table:table-row>
        <table:table-row table:style-name="ro1">
          <table:table-cell office:value-type="float" office:value="17959.302514324" calcext:value-type="float">
            <text:p>17959.302514324</text:p>
          </table:table-cell>
        </table:table-row>
        <table:table-row table:style-name="ro1">
          <table:table-cell office:value-type="float" office:value="47406.0023717731" calcext:value-type="float">
            <text:p>47406.0023717731</text:p>
          </table:table-cell>
        </table:table-row>
        <table:table-row table:style-name="ro1">
          <table:table-cell office:value-type="float" office:value="1657.38903722726" calcext:value-type="float">
            <text:p>1657.38903722726</text:p>
          </table:table-cell>
        </table:table-row>
        <table:table-row table:style-name="ro1">
          <table:table-cell office:value-type="float" office:value="5127.13265735437" calcext:value-type="float">
            <text:p>5127.13265735437</text:p>
          </table:table-cell>
        </table:table-row>
        <table:table-row table:style-name="ro1">
          <table:table-cell office:value-type="float" office:value="21936.4136677482" calcext:value-type="float">
            <text:p>21936.4136677482</text:p>
          </table:table-cell>
        </table:table-row>
        <table:table-row table:style-name="ro1">
          <table:table-cell office:value-type="float" office:value="44589.6463595126" calcext:value-type="float">
            <text:p>44589.6463595126</text:p>
          </table:table-cell>
        </table:table-row>
        <table:table-row table:style-name="ro1">
          <table:table-cell office:value-type="float" office:value="87269.7988202713" calcext:value-type="float">
            <text:p>87269.7988202713</text:p>
          </table:table-cell>
        </table:table-row>
        <table:table-row table:style-name="ro1">
          <table:table-cell office:value-type="float" office:value="62802.6444165675" calcext:value-type="float">
            <text:p>62802.6444165675</text:p>
          </table:table-cell>
        </table:table-row>
        <table:table-row table:style-name="ro1">
          <table:table-cell office:value-type="float" office:value="57356.9612756127" calcext:value-type="float">
            <text:p>57356.9612756127</text:p>
          </table:table-cell>
        </table:table-row>
        <table:table-row table:style-name="ro1">
          <table:table-cell office:value-type="float" office:value="32331.3541389225" calcext:value-type="float">
            <text:p>32331.3541389225</text:p>
          </table:table-cell>
        </table:table-row>
        <table:table-row table:style-name="ro1">
          <table:table-cell office:value-type="float" office:value="46921.0283699151" calcext:value-type="float">
            <text:p>46921.0283699151</text:p>
          </table:table-cell>
        </table:table-row>
        <table:table-row table:style-name="ro1">
          <table:table-cell office:value-type="float" office:value="65138.5069355725" calcext:value-type="float">
            <text:p>65138.5069355725</text:p>
          </table:table-cell>
        </table:table-row>
        <table:table-row table:style-name="ro1">
          <table:table-cell office:value-type="float" office:value="36510.2320610274" calcext:value-type="float">
            <text:p>36510.2320610274</text:p>
          </table:table-cell>
        </table:table-row>
        <table:table-row table:style-name="ro1">
          <table:table-cell office:value-type="float" office:value="95921.567291702" calcext:value-type="float">
            <text:p>95921.567291702</text:p>
          </table:table-cell>
        </table:table-row>
        <table:table-row table:style-name="ro1">
          <table:table-cell office:value-type="float" office:value="59464.3805140192" calcext:value-type="float">
            <text:p>59464.3805140192</text:p>
          </table:table-cell>
        </table:table-row>
        <table:table-row table:style-name="ro1">
          <table:table-cell office:value-type="float" office:value="53313.458466555" calcext:value-type="float">
            <text:p>53313.458466555</text:p>
          </table:table-cell>
        </table:table-row>
        <table:table-row table:style-name="ro1">
          <table:table-cell office:value-type="float" office:value="61784.7045939281" calcext:value-type="float">
            <text:p>61784.7045939281</text:p>
          </table:table-cell>
        </table:table-row>
        <table:table-row table:style-name="ro1">
          <table:table-cell office:value-type="float" office:value="91952.3140532552" calcext:value-type="float">
            <text:p>91952.3140532552</text:p>
          </table:table-cell>
        </table:table-row>
        <table:table-row table:style-name="ro1">
          <table:table-cell office:value-type="float" office:value="1496.44947251376" calcext:value-type="float">
            <text:p>1496.44947251376</text:p>
          </table:table-cell>
        </table:table-row>
        <table:table-row table:style-name="ro1">
          <table:table-cell office:value-type="float" office:value="6784.92493748871" calcext:value-type="float">
            <text:p>6784.92493748871</text:p>
          </table:table-cell>
        </table:table-row>
        <table:table-row table:style-name="ro1">
          <table:table-cell office:value-type="float" office:value="49261.2585077401" calcext:value-type="float">
            <text:p>49261.2585077401</text:p>
          </table:table-cell>
        </table:table-row>
        <table:table-row table:style-name="ro1">
          <table:table-cell office:value-type="float" office:value="95502.2598465701" calcext:value-type="float">
            <text:p>95502.2598465701</text:p>
          </table:table-cell>
        </table:table-row>
        <table:table-row table:style-name="ro1">
          <table:table-cell office:value-type="float" office:value="62220.2600616055" calcext:value-type="float">
            <text:p>62220.2600616055</text:p>
          </table:table-cell>
        </table:table-row>
        <table:table-row table:style-name="ro1">
          <table:table-cell office:value-type="float" office:value="87793.7271656543" calcext:value-type="float">
            <text:p>87793.7271656543</text:p>
          </table:table-cell>
        </table:table-row>
        <table:table-row table:style-name="ro1">
          <table:table-cell office:value-type="float" office:value="46314.2103644035" calcext:value-type="float">
            <text:p>46314.2103644035</text:p>
          </table:table-cell>
        </table:table-row>
        <table:table-row table:style-name="ro1">
          <table:table-cell office:value-type="float" office:value="59547.007706104" calcext:value-type="float">
            <text:p>59547.007706104</text:p>
          </table:table-cell>
        </table:table-row>
        <table:table-row table:style-name="ro1">
          <table:table-cell office:value-type="float" office:value="22840.0619051844" calcext:value-type="float">
            <text:p>22840.0619051844</text:p>
          </table:table-cell>
        </table:table-row>
        <table:table-row table:style-name="ro1">
          <table:table-cell office:value-type="float" office:value="96165.3555701028" calcext:value-type="float">
            <text:p>96165.3555701028</text:p>
          </table:table-cell>
        </table:table-row>
        <table:table-row table:style-name="ro1">
          <table:table-cell office:value-type="float" office:value="20797.8032703757" calcext:value-type="float">
            <text:p>20797.8032703757</text:p>
          </table:table-cell>
        </table:table-row>
        <table:table-row table:style-name="ro1">
          <table:table-cell office:value-type="float" office:value="23937.6406685257" calcext:value-type="float">
            <text:p>23937.6406685257</text:p>
          </table:table-cell>
        </table:table-row>
        <table:table-row table:style-name="ro1">
          <table:table-cell office:value-type="float" office:value="25686.2936112539" calcext:value-type="float">
            <text:p>25686.2936112539</text:p>
          </table:table-cell>
        </table:table-row>
        <table:table-row table:style-name="ro1">
          <table:table-cell office:value-type="float" office:value="52227.2777186032" calcext:value-type="float">
            <text:p>52227.2777186032</text:p>
          </table:table-cell>
        </table:table-row>
        <table:table-row table:style-name="ro1">
          <table:table-cell office:value-type="float" office:value="18708.4019454948" calcext:value-type="float">
            <text:p>18708.4019454948</text:p>
          </table:table-cell>
        </table:table-row>
        <table:table-row table:style-name="ro1">
          <table:table-cell office:value-type="float" office:value="18692.5770076312" calcext:value-type="float">
            <text:p>18692.5770076312</text:p>
          </table:table-cell>
        </table:table-row>
        <table:table-row table:style-name="ro1">
          <table:table-cell office:value-type="float" office:value="78185.5560778744" calcext:value-type="float">
            <text:p>78185.5560778744</text:p>
          </table:table-cell>
        </table:table-row>
        <table:table-row table:style-name="ro1">
          <table:table-cell office:value-type="float" office:value="6175.27258787244" calcext:value-type="float">
            <text:p>6175.27258787244</text:p>
          </table:table-cell>
        </table:table-row>
        <table:table-row table:style-name="ro1">
          <table:table-cell office:value-type="float" office:value="79067.2264818158" calcext:value-type="float">
            <text:p>79067.2264818158</text:p>
          </table:table-cell>
        </table:table-row>
        <table:table-row table:style-name="ro1">
          <table:table-cell office:value-type="float" office:value="8998.45267541248" calcext:value-type="float">
            <text:p>8998.45267541248</text:p>
          </table:table-cell>
        </table:table-row>
        <table:table-row table:style-name="ro1">
          <table:table-cell office:value-type="float" office:value="61451.0249501236" calcext:value-type="float">
            <text:p>61451.0249501236</text:p>
          </table:table-cell>
        </table:table-row>
        <table:table-row table:style-name="ro1">
          <table:table-cell office:value-type="float" office:value="72820.5781787127" calcext:value-type="float">
            <text:p>72820.5781787127</text:p>
          </table:table-cell>
        </table:table-row>
        <table:table-row table:style-name="ro1">
          <table:table-cell office:value-type="float" office:value="11527.0712837532" calcext:value-type="float">
            <text:p>11527.0712837532</text:p>
          </table:table-cell>
        </table:table-row>
        <table:table-row table:style-name="ro1">
          <table:table-cell office:value-type="float" office:value="77778.6980811801" calcext:value-type="float">
            <text:p>77778.6980811801</text:p>
          </table:table-cell>
        </table:table-row>
        <table:table-row table:style-name="ro1">
          <table:table-cell office:value-type="float" office:value="77180.1118292983" calcext:value-type="float">
            <text:p>77180.1118292983</text:p>
          </table:table-cell>
        </table:table-row>
        <table:table-row table:style-name="ro1">
          <table:table-cell office:value-type="float" office:value="98554.4962639311" calcext:value-type="float">
            <text:p>98554.4962639311</text:p>
          </table:table-cell>
        </table:table-row>
        <table:table-row table:style-name="ro1">
          <table:table-cell office:value-type="float" office:value="64270.8816080754" calcext:value-type="float">
            <text:p>64270.8816080754</text:p>
          </table:table-cell>
        </table:table-row>
        <table:table-row table:style-name="ro1">
          <table:table-cell office:value-type="float" office:value="66642.6821530485" calcext:value-type="float">
            <text:p>66642.6821530485</text:p>
          </table:table-cell>
        </table:table-row>
        <table:table-row table:style-name="ro1">
          <table:table-cell office:value-type="float" office:value="86098.5978509812" calcext:value-type="float">
            <text:p>86098.5978509812</text:p>
          </table:table-cell>
        </table:table-row>
        <table:table-row table:style-name="ro1">
          <table:table-cell office:value-type="float" office:value="22553.2954908763" calcext:value-type="float">
            <text:p>22553.2954908763</text:p>
          </table:table-cell>
        </table:table-row>
        <table:table-row table:style-name="ro1">
          <table:table-cell office:value-type="float" office:value="87862.3547712594" calcext:value-type="float">
            <text:p>87862.3547712594</text:p>
          </table:table-cell>
        </table:table-row>
        <table:table-row table:style-name="ro1">
          <table:table-cell office:value-type="float" office:value="57714.3892350067" calcext:value-type="float">
            <text:p>57714.3892350067</text:p>
          </table:table-cell>
        </table:table-row>
        <table:table-row table:style-name="ro1">
          <table:table-cell office:value-type="float" office:value="69360.8386073996" calcext:value-type="float">
            <text:p>69360.8386073996</text:p>
          </table:table-cell>
        </table:table-row>
        <table:table-row table:style-name="ro1">
          <table:table-cell office:value-type="float" office:value="33451.6116377485" calcext:value-type="float">
            <text:p>33451.6116377485</text:p>
          </table:table-cell>
        </table:table-row>
        <table:table-row table:style-name="ro1">
          <table:table-cell office:value-type="float" office:value="162.083927761302" calcext:value-type="float">
            <text:p>162.083927761302</text:p>
          </table:table-cell>
        </table:table-row>
        <table:table-row table:style-name="ro1">
          <table:table-cell office:value-type="float" office:value="89925.1209272152" calcext:value-type="float">
            <text:p>89925.1209272152</text:p>
          </table:table-cell>
        </table:table-row>
        <table:table-row table:style-name="ro1">
          <table:table-cell office:value-type="float" office:value="38703.1907271174" calcext:value-type="float">
            <text:p>38703.1907271174</text:p>
          </table:table-cell>
        </table:table-row>
        <table:table-row table:style-name="ro1">
          <table:table-cell office:value-type="float" office:value="29888.9550589453" calcext:value-type="float">
            <text:p>29888.9550589453</text:p>
          </table:table-cell>
        </table:table-row>
        <table:table-row table:style-name="ro1">
          <table:table-cell office:value-type="float" office:value="43197.8846829582" calcext:value-type="float">
            <text:p>43197.8846829582</text:p>
          </table:table-cell>
        </table:table-row>
        <table:table-row table:style-name="ro1">
          <table:table-cell office:value-type="float" office:value="52901.6135633821" calcext:value-type="float">
            <text:p>52901.6135633821</text:p>
          </table:table-cell>
        </table:table-row>
        <table:table-row table:style-name="ro1">
          <table:table-cell office:value-type="float" office:value="41927.7839457233" calcext:value-type="float">
            <text:p>41927.7839457233</text:p>
          </table:table-cell>
        </table:table-row>
        <table:table-row table:style-name="ro1">
          <table:table-cell office:value-type="float" office:value="167.819524375571" calcext:value-type="float">
            <text:p>167.819524375571</text:p>
          </table:table-cell>
        </table:table-row>
        <table:table-row table:style-name="ro1">
          <table:table-cell office:value-type="float" office:value="86164.3929619108" calcext:value-type="float">
            <text:p>86164.3929619108</text:p>
          </table:table-cell>
        </table:table-row>
        <table:table-row table:style-name="ro1">
          <table:table-cell office:value-type="float" office:value="16639.405719285" calcext:value-type="float">
            <text:p>16639.405719285</text:p>
          </table:table-cell>
        </table:table-row>
        <table:table-row table:style-name="ro1">
          <table:table-cell office:value-type="float" office:value="57124.8467451782" calcext:value-type="float">
            <text:p>57124.8467451782</text:p>
          </table:table-cell>
        </table:table-row>
        <table:table-row table:style-name="ro1">
          <table:table-cell office:value-type="float" office:value="30645.2146979114" calcext:value-type="float">
            <text:p>30645.2146979114</text:p>
          </table:table-cell>
        </table:table-row>
        <table:table-row table:style-name="ro1">
          <table:table-cell office:value-type="float" office:value="45382.8491484029" calcext:value-type="float">
            <text:p>45382.8491484029</text:p>
          </table:table-cell>
        </table:table-row>
        <table:table-row table:style-name="ro1">
          <table:table-cell office:value-type="float" office:value="76539.4908287327" calcext:value-type="float">
            <text:p>76539.4908287327</text:p>
          </table:table-cell>
        </table:table-row>
        <table:table-row table:style-name="ro1">
          <table:table-cell office:value-type="float" office:value="49943.1940437587" calcext:value-type="float">
            <text:p>49943.1940437587</text:p>
          </table:table-cell>
        </table:table-row>
        <table:table-row table:style-name="ro1">
          <table:table-cell office:value-type="float" office:value="48217.9494862545" calcext:value-type="float">
            <text:p>48217.9494862545</text:p>
          </table:table-cell>
        </table:table-row>
        <table:table-row table:style-name="ro1">
          <table:table-cell office:value-type="float" office:value="8536.38961106229" calcext:value-type="float">
            <text:p>8536.38961106229</text:p>
          </table:table-cell>
        </table:table-row>
        <table:table-row table:style-name="ro1">
          <table:table-cell office:value-type="float" office:value="88615.7808057592" calcext:value-type="float">
            <text:p>88615.7808057592</text:p>
          </table:table-cell>
        </table:table-row>
        <table:table-row table:style-name="ro1">
          <table:table-cell office:value-type="float" office:value="22008.9593175476" calcext:value-type="float">
            <text:p>22008.9593175476</text:p>
          </table:table-cell>
        </table:table-row>
        <table:table-row table:style-name="ro1">
          <table:table-cell office:value-type="float" office:value="5793.51024982514" calcext:value-type="float">
            <text:p>5793.51024982514</text:p>
          </table:table-cell>
        </table:table-row>
        <table:table-row table:style-name="ro1">
          <table:table-cell office:value-type="float" office:value="56238.5850960972" calcext:value-type="float">
            <text:p>56238.5850960972</text:p>
          </table:table-cell>
        </table:table-row>
        <table:table-row table:style-name="ro1">
          <table:table-cell office:value-type="float" office:value="58944.8622125022" calcext:value-type="float">
            <text:p>58944.8622125022</text:p>
          </table:table-cell>
        </table:table-row>
        <table:table-row table:style-name="ro1">
          <table:table-cell office:value-type="float" office:value="31534.8387451908" calcext:value-type="float">
            <text:p>31534.8387451908</text:p>
          </table:table-cell>
        </table:table-row>
        <table:table-row table:style-name="ro1">
          <table:table-cell office:value-type="float" office:value="36101.0645803931" calcext:value-type="float">
            <text:p>36101.0645803931</text:p>
          </table:table-cell>
        </table:table-row>
        <table:table-row table:style-name="ro1">
          <table:table-cell office:value-type="float" office:value="54715.5162460728" calcext:value-type="float">
            <text:p>54715.5162460728</text:p>
          </table:table-cell>
        </table:table-row>
        <table:table-row table:style-name="ro1">
          <table:table-cell office:value-type="float" office:value="44123.1250972974" calcext:value-type="float">
            <text:p>44123.1250972974</text:p>
          </table:table-cell>
        </table:table-row>
        <table:table-row table:style-name="ro1">
          <table:table-cell office:value-type="float" office:value="74398.5895563606" calcext:value-type="float">
            <text:p>74398.5895563606</text:p>
          </table:table-cell>
        </table:table-row>
        <table:table-row table:style-name="ro1">
          <table:table-cell office:value-type="float" office:value="34486.6121582082" calcext:value-type="float">
            <text:p>34486.6121582082</text:p>
          </table:table-cell>
        </table:table-row>
        <table:table-row table:style-name="ro1">
          <table:table-cell office:value-type="float" office:value="30121.409900918" calcext:value-type="float">
            <text:p>30121.409900918</text:p>
          </table:table-cell>
        </table:table-row>
        <table:table-row table:style-name="ro1">
          <table:table-cell office:value-type="float" office:value="33164.5204008491" calcext:value-type="float">
            <text:p>33164.5204008491</text:p>
          </table:table-cell>
        </table:table-row>
        <table:table-row table:style-name="ro1">
          <table:table-cell office:value-type="float" office:value="94917.7057126138" calcext:value-type="float">
            <text:p>94917.7057126138</text:p>
          </table:table-cell>
        </table:table-row>
        <table:table-row table:style-name="ro1">
          <table:table-cell office:value-type="float" office:value="53495.4124825617" calcext:value-type="float">
            <text:p>53495.4124825617</text:p>
          </table:table-cell>
        </table:table-row>
        <table:table-row table:style-name="ro1">
          <table:table-cell office:value-type="float" office:value="8053.01987357441" calcext:value-type="float">
            <text:p>8053.01987357441</text:p>
          </table:table-cell>
        </table:table-row>
        <table:table-row table:style-name="ro1">
          <table:table-cell office:value-type="float" office:value="26996.9714550601" calcext:value-type="float">
            <text:p>26996.9714550601</text:p>
          </table:table-cell>
        </table:table-row>
        <table:table-row table:style-name="ro1">
          <table:table-cell office:value-type="float" office:value="52534.4661122547" calcext:value-type="float">
            <text:p>52534.4661122547</text:p>
          </table:table-cell>
        </table:table-row>
        <table:table-row table:style-name="ro1">
          <table:table-cell office:value-type="float" office:value="64990.3720402933" calcext:value-type="float">
            <text:p>64990.3720402933</text:p>
          </table:table-cell>
        </table:table-row>
        <table:table-row table:style-name="ro1">
          <table:table-cell office:value-type="float" office:value="19456.4888791429" calcext:value-type="float">
            <text:p>19456.4888791429</text:p>
          </table:table-cell>
        </table:table-row>
        <table:table-row table:style-name="ro1">
          <table:table-cell office:value-type="float" office:value="35521.2982631442" calcext:value-type="float">
            <text:p>35521.2982631442</text:p>
          </table:table-cell>
        </table:table-row>
        <table:table-row table:style-name="ro1">
          <table:table-cell office:value-type="float" office:value="43217.7717098613" calcext:value-type="float">
            <text:p>43217.7717098613</text:p>
          </table:table-cell>
        </table:table-row>
        <table:table-row table:style-name="ro1">
          <table:table-cell office:value-type="float" office:value="40416.6841592374" calcext:value-type="float">
            <text:p>40416.6841592374</text:p>
          </table:table-cell>
        </table:table-row>
        <table:table-row table:style-name="ro1">
          <table:table-cell office:value-type="float" office:value="85189.0743925725" calcext:value-type="float">
            <text:p>85189.0743925725</text:p>
          </table:table-cell>
        </table:table-row>
        <table:table-row table:style-name="ro1">
          <table:table-cell office:value-type="float" office:value="59588.0711687821" calcext:value-type="float">
            <text:p>59588.0711687821</text:p>
          </table:table-cell>
        </table:table-row>
        <table:table-row table:style-name="ro1">
          <table:table-cell office:value-type="float" office:value="41150.4740261192" calcext:value-type="float">
            <text:p>41150.4740261192</text:p>
          </table:table-cell>
        </table:table-row>
        <table:table-row table:style-name="ro1">
          <table:table-cell office:value-type="float" office:value="12509.3049081874" calcext:value-type="float">
            <text:p>12509.3049081874</text:p>
          </table:table-cell>
        </table:table-row>
        <table:table-row table:style-name="ro1">
          <table:table-cell office:value-type="float" office:value="33492.1962230698" calcext:value-type="float">
            <text:p>33492.1962230698</text:p>
          </table:table-cell>
        </table:table-row>
        <table:table-row table:style-name="ro1">
          <table:table-cell office:value-type="float" office:value="35870.5822920879" calcext:value-type="float">
            <text:p>35870.5822920879</text:p>
          </table:table-cell>
        </table:table-row>
        <table:table-row table:style-name="ro1">
          <table:table-cell office:value-type="float" office:value="67133.188371896" calcext:value-type="float">
            <text:p>67133.188371896</text:p>
          </table:table-cell>
        </table:table-row>
        <table:table-row table:style-name="ro1">
          <table:table-cell office:value-type="float" office:value="80284.3937786477" calcext:value-type="float">
            <text:p>80284.3937786477</text:p>
          </table:table-cell>
        </table:table-row>
        <table:table-row table:style-name="ro1">
          <table:table-cell office:value-type="float" office:value="23352.5341458133" calcext:value-type="float">
            <text:p>23352.5341458133</text:p>
          </table:table-cell>
        </table:table-row>
        <table:table-row table:style-name="ro1">
          <table:table-cell office:value-type="float" office:value="79932.3126202267" calcext:value-type="float">
            <text:p>79932.3126202267</text:p>
          </table:table-cell>
        </table:table-row>
        <table:table-row table:style-name="ro1">
          <table:table-cell office:value-type="float" office:value="35906.328357285" calcext:value-type="float">
            <text:p>35906.328357285</text:p>
          </table:table-cell>
        </table:table-row>
        <table:table-row table:style-name="ro1">
          <table:table-cell office:value-type="float" office:value="20033.0434241887" calcext:value-type="float">
            <text:p>20033.0434241887</text:p>
          </table:table-cell>
        </table:table-row>
        <table:table-row table:style-name="ro1">
          <table:table-cell office:value-type="float" office:value="81425.8963948563" calcext:value-type="float">
            <text:p>81425.8963948563</text:p>
          </table:table-cell>
        </table:table-row>
        <table:table-row table:style-name="ro1">
          <table:table-cell office:value-type="float" office:value="99582.321089952" calcext:value-type="float">
            <text:p>99582.321089952</text:p>
          </table:table-cell>
        </table:table-row>
        <table:table-row table:style-name="ro1">
          <table:table-cell office:value-type="float" office:value="40362.379255159" calcext:value-type="float">
            <text:p>40362.379255159</text:p>
          </table:table-cell>
        </table:table-row>
        <table:table-row table:style-name="ro1">
          <table:table-cell office:value-type="float" office:value="18893.0347840818" calcext:value-type="float">
            <text:p>18893.0347840818</text:p>
          </table:table-cell>
        </table:table-row>
        <table:table-row table:style-name="ro1">
          <table:table-cell office:value-type="float" office:value="4925.17610901576" calcext:value-type="float">
            <text:p>4925.17610901576</text:p>
          </table:table-cell>
        </table:table-row>
        <table:table-row table:style-name="ro1">
          <table:table-cell office:value-type="float" office:value="3248.02625278574" calcext:value-type="float">
            <text:p>3248.02625278574</text:p>
          </table:table-cell>
        </table:table-row>
        <table:table-row table:style-name="ro1">
          <table:table-cell office:value-type="float" office:value="6820.7112852905" calcext:value-type="float">
            <text:p>6820.7112852905</text:p>
          </table:table-cell>
        </table:table-row>
        <table:table-row table:style-name="ro1">
          <table:table-cell office:value-type="float" office:value="7745.79393227087" calcext:value-type="float">
            <text:p>7745.79393227087</text:p>
          </table:table-cell>
        </table:table-row>
        <table:table-row table:style-name="ro1">
          <table:table-cell office:value-type="float" office:value="58258.4842266986" calcext:value-type="float">
            <text:p>58258.4842266986</text:p>
          </table:table-cell>
        </table:table-row>
        <table:table-row table:style-name="ro1">
          <table:table-cell office:value-type="float" office:value="66898.2592099369" calcext:value-type="float">
            <text:p>66898.2592099369</text:p>
          </table:table-cell>
        </table:table-row>
        <table:table-row table:style-name="ro1">
          <table:table-cell office:value-type="float" office:value="86196.848481081" calcext:value-type="float">
            <text:p>86196.848481081</text:p>
          </table:table-cell>
        </table:table-row>
        <table:table-row table:style-name="ro1">
          <table:table-cell office:value-type="float" office:value="98568.2375658746" calcext:value-type="float">
            <text:p>98568.2375658746</text:p>
          </table:table-cell>
        </table:table-row>
        <table:table-row table:style-name="ro1">
          <table:table-cell office:value-type="float" office:value="22379.6388569389" calcext:value-type="float">
            <text:p>22379.6388569389</text:p>
          </table:table-cell>
        </table:table-row>
        <table:table-row table:style-name="ro1">
          <table:table-cell office:value-type="float" office:value="26884.0087900623" calcext:value-type="float">
            <text:p>26884.0087900623</text:p>
          </table:table-cell>
        </table:table-row>
        <table:table-row table:style-name="ro1">
          <table:table-cell office:value-type="float" office:value="93601.1178444043" calcext:value-type="float">
            <text:p>93601.1178444043</text:p>
          </table:table-cell>
        </table:table-row>
        <table:table-row table:style-name="ro1">
          <table:table-cell office:value-type="float" office:value="56607.4927119327" calcext:value-type="float">
            <text:p>56607.4927119327</text:p>
          </table:table-cell>
        </table:table-row>
        <table:table-row table:style-name="ro1">
          <table:table-cell office:value-type="float" office:value="37801.6530403513" calcext:value-type="float">
            <text:p>37801.6530403513</text:p>
          </table:table-cell>
        </table:table-row>
        <table:table-row table:style-name="ro1">
          <table:table-cell office:value-type="float" office:value="42026.9327677717" calcext:value-type="float">
            <text:p>42026.9327677717</text:p>
          </table:table-cell>
        </table:table-row>
        <table:table-row table:style-name="ro1">
          <table:table-cell office:value-type="float" office:value="552.248859099132" calcext:value-type="float">
            <text:p>552.248859099132</text:p>
          </table:table-cell>
        </table:table-row>
        <table:table-row table:style-name="ro1">
          <table:table-cell office:value-type="float" office:value="50842.8504401386" calcext:value-type="float">
            <text:p>50842.8504401386</text:p>
          </table:table-cell>
        </table:table-row>
        <table:table-row table:style-name="ro1">
          <table:table-cell office:value-type="float" office:value="63875.88722779" calcext:value-type="float">
            <text:p>63875.88722779</text:p>
          </table:table-cell>
        </table:table-row>
        <table:table-row table:style-name="ro1">
          <table:table-cell office:value-type="float" office:value="42935.9601141403" calcext:value-type="float">
            <text:p>42935.9601141403</text:p>
          </table:table-cell>
        </table:table-row>
        <table:table-row table:style-name="ro1">
          <table:table-cell office:value-type="float" office:value="99885.7744087911" calcext:value-type="float">
            <text:p>99885.7744087911</text:p>
          </table:table-cell>
        </table:table-row>
        <table:table-row table:style-name="ro1">
          <table:table-cell office:value-type="float" office:value="43985.2050016758" calcext:value-type="float">
            <text:p>43985.2050016758</text:p>
          </table:table-cell>
        </table:table-row>
        <table:table-row table:style-name="ro1">
          <table:table-cell office:value-type="float" office:value="97998.7046455569" calcext:value-type="float">
            <text:p>97998.7046455569</text:p>
          </table:table-cell>
        </table:table-row>
        <table:table-row table:style-name="ro1">
          <table:table-cell office:value-type="float" office:value="58959.8259708954" calcext:value-type="float">
            <text:p>58959.8259708954</text:p>
          </table:table-cell>
        </table:table-row>
        <table:table-row table:style-name="ro1">
          <table:table-cell office:value-type="float" office:value="63310.2640618363" calcext:value-type="float">
            <text:p>63310.2640618363</text:p>
          </table:table-cell>
        </table:table-row>
        <table:table-row table:style-name="ro1">
          <table:table-cell office:value-type="float" office:value="67315.753861324" calcext:value-type="float">
            <text:p>67315.753861324</text:p>
          </table:table-cell>
        </table:table-row>
        <table:table-row table:style-name="ro1">
          <table:table-cell office:value-type="float" office:value="5029.54047321831" calcext:value-type="float">
            <text:p>5029.54047321831</text:p>
          </table:table-cell>
        </table:table-row>
        <table:table-row table:style-name="ro1">
          <table:table-cell office:value-type="float" office:value="74820.2651015996" calcext:value-type="float">
            <text:p>74820.2651015996</text:p>
          </table:table-cell>
        </table:table-row>
        <table:table-row table:style-name="ro1">
          <table:table-cell office:value-type="float" office:value="96115.9693160271" calcext:value-type="float">
            <text:p>96115.9693160271</text:p>
          </table:table-cell>
        </table:table-row>
        <table:table-row table:style-name="ro1">
          <table:table-cell office:value-type="float" office:value="17815.2656735367" calcext:value-type="float">
            <text:p>17815.2656735367</text:p>
          </table:table-cell>
        </table:table-row>
        <table:table-row table:style-name="ro1">
          <table:table-cell office:value-type="float" office:value="65834.6736887947" calcext:value-type="float">
            <text:p>65834.6736887947</text:p>
          </table:table-cell>
        </table:table-row>
        <table:table-row table:style-name="ro1">
          <table:table-cell office:value-type="float" office:value="28573.8095077148" calcext:value-type="float">
            <text:p>28573.8095077148</text:p>
          </table:table-cell>
        </table:table-row>
        <table:table-row table:style-name="ro1">
          <table:table-cell office:value-type="float" office:value="79454.8308367678" calcext:value-type="float">
            <text:p>79454.8308367678</text:p>
          </table:table-cell>
        </table:table-row>
        <table:table-row table:style-name="ro1">
          <table:table-cell office:value-type="float" office:value="63008.0935860857" calcext:value-type="float">
            <text:p>63008.0935860857</text:p>
          </table:table-cell>
        </table:table-row>
        <table:table-row table:style-name="ro1">
          <table:table-cell office:value-type="float" office:value="60444.9261165044" calcext:value-type="float">
            <text:p>60444.9261165044</text:p>
          </table:table-cell>
        </table:table-row>
        <table:table-row table:style-name="ro1">
          <table:table-cell office:value-type="float" office:value="37899.4120982784" calcext:value-type="float">
            <text:p>37899.4120982784</text:p>
          </table:table-cell>
        </table:table-row>
        <table:table-row table:style-name="ro1">
          <table:table-cell office:value-type="float" office:value="95039.6446723825" calcext:value-type="float">
            <text:p>95039.6446723825</text:p>
          </table:table-cell>
        </table:table-row>
        <table:table-row table:style-name="ro1">
          <table:table-cell office:value-type="float" office:value="41640.7028324422" calcext:value-type="float">
            <text:p>41640.7028324422</text:p>
          </table:table-cell>
        </table:table-row>
        <table:table-row table:style-name="ro1">
          <table:table-cell office:value-type="float" office:value="30436.589131896" calcext:value-type="float">
            <text:p>30436.589131896</text:p>
          </table:table-cell>
        </table:table-row>
        <table:table-row table:style-name="ro1">
          <table:table-cell office:value-type="float" office:value="49784.5636758063" calcext:value-type="float">
            <text:p>49784.5636758063</text:p>
          </table:table-cell>
        </table:table-row>
        <table:table-row table:style-name="ro1">
          <table:table-cell office:value-type="float" office:value="95384.7767597123" calcext:value-type="float">
            <text:p>95384.7767597123</text:p>
          </table:table-cell>
        </table:table-row>
        <table:table-row table:style-name="ro1">
          <table:table-cell office:value-type="float" office:value="34364.4297459667" calcext:value-type="float">
            <text:p>34364.4297459667</text:p>
          </table:table-cell>
        </table:table-row>
        <table:table-row table:style-name="ro1">
          <table:table-cell office:value-type="float" office:value="24881.7727087999" calcext:value-type="float">
            <text:p>24881.7727087999</text:p>
          </table:table-cell>
        </table:table-row>
        <table:table-row table:style-name="ro1">
          <table:table-cell office:value-type="float" office:value="64106.228895734" calcext:value-type="float">
            <text:p>64106.228895734</text:p>
          </table:table-cell>
        </table:table-row>
        <table:table-row table:style-name="ro1">
          <table:table-cell office:value-type="float" office:value="22306.1384726445" calcext:value-type="float">
            <text:p>22306.1384726445</text:p>
          </table:table-cell>
        </table:table-row>
        <table:table-row table:style-name="ro1">
          <table:table-cell office:value-type="float" office:value="43054.7831695995" calcext:value-type="float">
            <text:p>43054.7831695995</text:p>
          </table:table-cell>
        </table:table-row>
        <table:table-row table:style-name="ro1">
          <table:table-cell office:value-type="float" office:value="88409.5129474176" calcext:value-type="float">
            <text:p>88409.5129474176</text:p>
          </table:table-cell>
        </table:table-row>
        <table:table-row table:style-name="ro1">
          <table:table-cell office:value-type="float" office:value="33310.6941165054" calcext:value-type="float">
            <text:p>33310.6941165054</text:p>
          </table:table-cell>
        </table:table-row>
        <table:table-row table:style-name="ro1">
          <table:table-cell office:value-type="float" office:value="21741.4662799004" calcext:value-type="float">
            <text:p>21741.4662799004</text:p>
          </table:table-cell>
        </table:table-row>
        <table:table-row table:style-name="ro1">
          <table:table-cell office:value-type="float" office:value="61228.2761366204" calcext:value-type="float">
            <text:p>61228.2761366204</text:p>
          </table:table-cell>
        </table:table-row>
        <table:table-row table:style-name="ro1">
          <table:table-cell office:value-type="float" office:value="3718.18408521107" calcext:value-type="float">
            <text:p>3718.18408521107</text:p>
          </table:table-cell>
        </table:table-row>
        <table:table-row table:style-name="ro1">
          <table:table-cell office:value-type="float" office:value="52411.6690572212" calcext:value-type="float">
            <text:p>52411.6690572212</text:p>
          </table:table-cell>
        </table:table-row>
        <table:table-row table:style-name="ro1">
          <table:table-cell office:value-type="float" office:value="5349.30479164955" calcext:value-type="float">
            <text:p>5349.30479164955</text:p>
          </table:table-cell>
        </table:table-row>
        <table:table-row table:style-name="ro1">
          <table:table-cell office:value-type="float" office:value="24391.6922818779" calcext:value-type="float">
            <text:p>24391.6922818779</text:p>
          </table:table-cell>
        </table:table-row>
        <table:table-row table:style-name="ro1">
          <table:table-cell office:value-type="float" office:value="17189.529597668" calcext:value-type="float">
            <text:p>17189.529597668</text:p>
          </table:table-cell>
        </table:table-row>
        <table:table-row table:style-name="ro1">
          <table:table-cell office:value-type="float" office:value="50529.128120496" calcext:value-type="float">
            <text:p>50529.128120496</text:p>
          </table:table-cell>
        </table:table-row>
        <table:table-row table:style-name="ro1">
          <table:table-cell office:value-type="float" office:value="68901.6399946643" calcext:value-type="float">
            <text:p>68901.6399946643</text:p>
          </table:table-cell>
        </table:table-row>
        <table:table-row table:style-name="ro1">
          <table:table-cell office:value-type="float" office:value="2915.64895749114" calcext:value-type="float">
            <text:p>2915.64895749114</text:p>
          </table:table-cell>
        </table:table-row>
        <table:table-row table:style-name="ro1">
          <table:table-cell office:value-type="float" office:value="48368.4732368211" calcext:value-type="float">
            <text:p>48368.4732368211</text:p>
          </table:table-cell>
        </table:table-row>
        <table:table-row table:style-name="ro1">
          <table:table-cell office:value-type="float" office:value="77965.0731284974" calcext:value-type="float">
            <text:p>77965.0731284974</text:p>
          </table:table-cell>
        </table:table-row>
        <table:table-row table:style-name="ro1">
          <table:table-cell office:value-type="float" office:value="38653.8763283905" calcext:value-type="float">
            <text:p>38653.8763283905</text:p>
          </table:table-cell>
        </table:table-row>
        <table:table-row table:style-name="ro1">
          <table:table-cell office:value-type="float" office:value="84061.1041696472" calcext:value-type="float">
            <text:p>84061.1041696472</text:p>
          </table:table-cell>
        </table:table-row>
        <table:table-row table:style-name="ro1">
          <table:table-cell office:value-type="float" office:value="64678.105180693" calcext:value-type="float">
            <text:p>64678.105180693</text:p>
          </table:table-cell>
        </table:table-row>
        <table:table-row table:style-name="ro1">
          <table:table-cell office:value-type="float" office:value="34101.8842929944" calcext:value-type="float">
            <text:p>34101.8842929944</text:p>
          </table:table-cell>
        </table:table-row>
        <table:table-row table:style-name="ro1">
          <table:table-cell office:value-type="float" office:value="60123.6452158296" calcext:value-type="float">
            <text:p>60123.6452158296</text:p>
          </table:table-cell>
        </table:table-row>
        <table:table-row table:style-name="ro1">
          <table:table-cell office:value-type="float" office:value="59813.1399357357" calcext:value-type="float">
            <text:p>59813.1399357357</text:p>
          </table:table-cell>
        </table:table-row>
        <table:table-row table:style-name="ro1">
          <table:table-cell office:value-type="float" office:value="15758.8294084079" calcext:value-type="float">
            <text:p>15758.8294084079</text:p>
          </table:table-cell>
        </table:table-row>
        <table:table-row table:style-name="ro1">
          <table:table-cell office:value-type="float" office:value="11484.6781054899" calcext:value-type="float">
            <text:p>11484.6781054899</text:p>
          </table:table-cell>
        </table:table-row>
        <table:table-row table:style-name="ro1">
          <table:table-cell office:value-type="float" office:value="11769.6801125942" calcext:value-type="float">
            <text:p>11769.6801125942</text:p>
          </table:table-cell>
        </table:table-row>
        <table:table-row table:style-name="ro1">
          <table:table-cell office:value-type="float" office:value="66127.0495210975" calcext:value-type="float">
            <text:p>66127.0495210975</text:p>
          </table:table-cell>
        </table:table-row>
        <table:table-row table:style-name="ro1">
          <table:table-cell office:value-type="float" office:value="60070.5891795381" calcext:value-type="float">
            <text:p>60070.5891795381</text:p>
          </table:table-cell>
        </table:table-row>
        <table:table-row table:style-name="ro1">
          <table:table-cell office:value-type="float" office:value="56480.2908227277" calcext:value-type="float">
            <text:p>56480.2908227277</text:p>
          </table:table-cell>
        </table:table-row>
        <table:table-row table:style-name="ro1">
          <table:table-cell office:value-type="float" office:value="67604.4340350661" calcext:value-type="float">
            <text:p>67604.4340350661</text:p>
          </table:table-cell>
        </table:table-row>
        <table:table-row table:style-name="ro1">
          <table:table-cell office:value-type="float" office:value="86371.2939802391" calcext:value-type="float">
            <text:p>86371.2939802391</text:p>
          </table:table-cell>
        </table:table-row>
        <table:table-row table:style-name="ro1">
          <table:table-cell office:value-type="float" office:value="24555.5605415151" calcext:value-type="float">
            <text:p>24555.5605415151</text:p>
          </table:table-cell>
        </table:table-row>
        <table:table-row table:style-name="ro1">
          <table:table-cell office:value-type="float" office:value="14625.6332774271" calcext:value-type="float">
            <text:p>14625.6332774271</text:p>
          </table:table-cell>
        </table:table-row>
        <table:table-row table:style-name="ro1">
          <table:table-cell office:value-type="float" office:value="12085.1193544469" calcext:value-type="float">
            <text:p>12085.1193544469</text:p>
          </table:table-cell>
        </table:table-row>
        <table:table-row table:style-name="ro1">
          <table:table-cell office:value-type="float" office:value="10237.6010553757" calcext:value-type="float">
            <text:p>10237.6010553757</text:p>
          </table:table-cell>
        </table:table-row>
        <table:table-row table:style-name="ro1">
          <table:table-cell office:value-type="float" office:value="74529.5397359254" calcext:value-type="float">
            <text:p>74529.5397359254</text:p>
          </table:table-cell>
        </table:table-row>
        <table:table-row table:style-name="ro1">
          <table:table-cell office:value-type="float" office:value="22451.8035958106" calcext:value-type="float">
            <text:p>22451.8035958106</text:p>
          </table:table-cell>
        </table:table-row>
        <table:table-row table:style-name="ro1">
          <table:table-cell office:value-type="float" office:value="3965.65222095291" calcext:value-type="float">
            <text:p>3965.65222095291</text:p>
          </table:table-cell>
        </table:table-row>
        <table:table-row table:style-name="ro1">
          <table:table-cell office:value-type="float" office:value="86839.4744026044" calcext:value-type="float">
            <text:p>86839.4744026044</text:p>
          </table:table-cell>
        </table:table-row>
        <table:table-row table:style-name="ro1">
          <table:table-cell office:value-type="float" office:value="39647.3893486046" calcext:value-type="float">
            <text:p>39647.3893486046</text:p>
          </table:table-cell>
        </table:table-row>
        <table:table-row table:style-name="ro1">
          <table:table-cell office:value-type="float" office:value="34021.5630936406" calcext:value-type="float">
            <text:p>34021.5630936406</text:p>
          </table:table-cell>
        </table:table-row>
        <table:table-row table:style-name="ro1">
          <table:table-cell office:value-type="float" office:value="36752.3021306859" calcext:value-type="float">
            <text:p>36752.3021306859</text:p>
          </table:table-cell>
        </table:table-row>
        <table:table-row table:style-name="ro1">
          <table:table-cell office:value-type="float" office:value="70951.665863975" calcext:value-type="float">
            <text:p>70951.665863975</text:p>
          </table:table-cell>
        </table:table-row>
        <table:table-row table:style-name="ro1">
          <table:table-cell office:value-type="float" office:value="69914.5882766825" calcext:value-type="float">
            <text:p>69914.5882766825</text:p>
          </table:table-cell>
        </table:table-row>
        <table:table-row table:style-name="ro1">
          <table:table-cell office:value-type="float" office:value="96344.9146433555" calcext:value-type="float">
            <text:p>96344.9146433555</text:p>
          </table:table-cell>
        </table:table-row>
        <table:table-row table:style-name="ro1">
          <table:table-cell office:value-type="float" office:value="41929.5206906092" calcext:value-type="float">
            <text:p>41929.5206906092</text:p>
          </table:table-cell>
        </table:table-row>
        <table:table-row table:style-name="ro1">
          <table:table-cell office:value-type="float" office:value="67030.7551730867" calcext:value-type="float">
            <text:p>67030.7551730867</text:p>
          </table:table-cell>
        </table:table-row>
        <table:table-row table:style-name="ro1">
          <table:table-cell office:value-type="float" office:value="72968.5911040984" calcext:value-type="float">
            <text:p>72968.5911040984</text:p>
          </table:table-cell>
        </table:table-row>
        <table:table-row table:style-name="ro1">
          <table:table-cell office:value-type="float" office:value="26983.5014435056" calcext:value-type="float">
            <text:p>26983.5014435056</text:p>
          </table:table-cell>
        </table:table-row>
        <table:table-row table:style-name="ro1">
          <table:table-cell office:value-type="float" office:value="59588.887225956" calcext:value-type="float">
            <text:p>59588.887225956</text:p>
          </table:table-cell>
        </table:table-row>
        <table:table-row table:style-name="ro1">
          <table:table-cell office:value-type="float" office:value="11211.8404454923" calcext:value-type="float">
            <text:p>11211.8404454923</text:p>
          </table:table-cell>
        </table:table-row>
        <table:table-row table:style-name="ro1">
          <table:table-cell office:value-type="float" office:value="2026.73395057197" calcext:value-type="float">
            <text:p>2026.73395057197</text:p>
          </table:table-cell>
        </table:table-row>
        <table:table-row table:style-name="ro1">
          <table:table-cell office:value-type="float" office:value="22634.9322928185" calcext:value-type="float">
            <text:p>22634.9322928185</text:p>
          </table:table-cell>
        </table:table-row>
        <table:table-row table:style-name="ro1">
          <table:table-cell office:value-type="float" office:value="62877.7222135294" calcext:value-type="float">
            <text:p>62877.7222135294</text:p>
          </table:table-cell>
        </table:table-row>
        <table:table-row table:style-name="ro1">
          <table:table-cell office:value-type="float" office:value="48068.2779165702" calcext:value-type="float">
            <text:p>48068.2779165702</text:p>
          </table:table-cell>
        </table:table-row>
        <table:table-row table:style-name="ro1">
          <table:table-cell office:value-type="float" office:value="62739.9815145686" calcext:value-type="float">
            <text:p>62739.9815145686</text:p>
          </table:table-cell>
        </table:table-row>
        <table:table-row table:style-name="ro1">
          <table:table-cell office:value-type="float" office:value="43142.8506588073" calcext:value-type="float">
            <text:p>43142.8506588073</text:p>
          </table:table-cell>
        </table:table-row>
        <table:table-row table:style-name="ro1">
          <table:table-cell office:value-type="float" office:value="38185.3697294317" calcext:value-type="float">
            <text:p>38185.3697294317</text:p>
          </table:table-cell>
        </table:table-row>
        <table:table-row table:style-name="ro1">
          <table:table-cell office:value-type="float" office:value="7137.21612981723" calcext:value-type="float">
            <text:p>7137.21612981723</text:p>
          </table:table-cell>
        </table:table-row>
        <table:table-row table:style-name="ro1">
          <table:table-cell office:value-type="float" office:value="54421.9148551307" calcext:value-type="float">
            <text:p>54421.9148551307</text:p>
          </table:table-cell>
        </table:table-row>
        <table:table-row table:style-name="ro1">
          <table:table-cell office:value-type="float" office:value="88268.8401252492" calcext:value-type="float">
            <text:p>88268.8401252492</text:p>
          </table:table-cell>
        </table:table-row>
        <table:table-row table:style-name="ro1">
          <table:table-cell office:value-type="float" office:value="71597.6878922238" calcext:value-type="float">
            <text:p>71597.6878922238</text:p>
          </table:table-cell>
        </table:table-row>
        <table:table-row table:style-name="ro1">
          <table:table-cell office:value-type="float" office:value="28752.5310450427" calcext:value-type="float">
            <text:p>28752.5310450427</text:p>
          </table:table-cell>
        </table:table-row>
        <table:table-row table:style-name="ro1">
          <table:table-cell office:value-type="float" office:value="94596.0724684387" calcext:value-type="float">
            <text:p>94596.0724684387</text:p>
          </table:table-cell>
        </table:table-row>
        <table:table-row table:style-name="ro1">
          <table:table-cell office:value-type="float" office:value="31673.4338343714" calcext:value-type="float">
            <text:p>31673.4338343714</text:p>
          </table:table-cell>
        </table:table-row>
        <table:table-row table:style-name="ro1">
          <table:table-cell office:value-type="float" office:value="28293.4761548748" calcext:value-type="float">
            <text:p>28293.4761548748</text:p>
          </table:table-cell>
        </table:table-row>
        <table:table-row table:style-name="ro1">
          <table:table-cell office:value-type="float" office:value="68138.2783869219" calcext:value-type="float">
            <text:p>68138.2783869219</text:p>
          </table:table-cell>
        </table:table-row>
        <table:table-row table:style-name="ro1">
          <table:table-cell office:value-type="float" office:value="89199.2618140159" calcext:value-type="float">
            <text:p>89199.2618140159</text:p>
          </table:table-cell>
        </table:table-row>
        <table:table-row table:style-name="ro1">
          <table:table-cell office:value-type="float" office:value="77334.5596039348" calcext:value-type="float">
            <text:p>77334.5596039348</text:p>
          </table:table-cell>
        </table:table-row>
        <table:table-row table:style-name="ro1">
          <table:table-cell office:value-type="float" office:value="46807.7183984793" calcext:value-type="float">
            <text:p>46807.7183984793</text:p>
          </table:table-cell>
        </table:table-row>
        <table:table-row table:style-name="ro1">
          <table:table-cell office:value-type="float" office:value="76488.0169521724" calcext:value-type="float">
            <text:p>76488.0169521724</text:p>
          </table:table-cell>
        </table:table-row>
        <table:table-row table:style-name="ro1">
          <table:table-cell office:value-type="float" office:value="8899.0465062547" calcext:value-type="float">
            <text:p>8899.0465062547</text:p>
          </table:table-cell>
        </table:table-row>
        <table:table-row table:style-name="ro1">
          <table:table-cell office:value-type="float" office:value="4456.37879056616" calcext:value-type="float">
            <text:p>4456.37879056616</text:p>
          </table:table-cell>
        </table:table-row>
        <table:table-row table:style-name="ro1">
          <table:table-cell office:value-type="float" office:value="77723.0316370006" calcext:value-type="float">
            <text:p>77723.0316370006</text:p>
          </table:table-cell>
        </table:table-row>
        <table:table-row table:style-name="ro1">
          <table:table-cell office:value-type="float" office:value="71838.530974789" calcext:value-type="float">
            <text:p>71838.530974789</text:p>
          </table:table-cell>
        </table:table-row>
        <table:table-row table:style-name="ro1">
          <table:table-cell office:value-type="float" office:value="60190.2895621292" calcext:value-type="float">
            <text:p>60190.2895621292</text:p>
          </table:table-cell>
        </table:table-row>
        <table:table-row table:style-name="ro1">
          <table:table-cell office:value-type="float" office:value="42250.6512557295" calcext:value-type="float">
            <text:p>42250.6512557295</text:p>
          </table:table-cell>
        </table:table-row>
        <table:table-row table:style-name="ro1">
          <table:table-cell office:value-type="float" office:value="69610.7256520527" calcext:value-type="float">
            <text:p>69610.7256520527</text:p>
          </table:table-cell>
        </table:table-row>
        <table:table-row table:style-name="ro1">
          <table:table-cell office:value-type="float" office:value="14720.3560898743" calcext:value-type="float">
            <text:p>14720.3560898743</text:p>
          </table:table-cell>
        </table:table-row>
        <table:table-row table:style-name="ro1">
          <table:table-cell office:value-type="float" office:value="4508.30979887941" calcext:value-type="float">
            <text:p>4508.30979887941</text:p>
          </table:table-cell>
        </table:table-row>
        <table:table-row table:style-name="ro1">
          <table:table-cell office:value-type="float" office:value="9143.61284249008" calcext:value-type="float">
            <text:p>9143.61284249008</text:p>
          </table:table-cell>
        </table:table-row>
        <table:table-row table:style-name="ro1">
          <table:table-cell office:value-type="float" office:value="55768.4340300779" calcext:value-type="float">
            <text:p>55768.4340300779</text:p>
          </table:table-cell>
        </table:table-row>
        <table:table-row table:style-name="ro1">
          <table:table-cell office:value-type="float" office:value="55290.7106931338" calcext:value-type="float">
            <text:p>55290.7106931338</text:p>
          </table:table-cell>
        </table:table-row>
        <table:table-row table:style-name="ro1">
          <table:table-cell office:value-type="float" office:value="18162.9047808865" calcext:value-type="float">
            <text:p>18162.9047808865</text:p>
          </table:table-cell>
        </table:table-row>
        <table:table-row table:style-name="ro1">
          <table:table-cell office:value-type="float" office:value="42785.7883091677" calcext:value-type="float">
            <text:p>42785.7883091677</text:p>
          </table:table-cell>
        </table:table-row>
        <table:table-row table:style-name="ro1">
          <table:table-cell office:value-type="float" office:value="37422.8301575347" calcext:value-type="float">
            <text:p>37422.8301575347</text:p>
          </table:table-cell>
        </table:table-row>
        <table:table-row table:style-name="ro1">
          <table:table-cell office:value-type="float" office:value="8071.9481255269" calcext:value-type="float">
            <text:p>8071.9481255269</text:p>
          </table:table-cell>
        </table:table-row>
        <table:table-row table:style-name="ro1">
          <table:table-cell office:value-type="float" office:value="14768.9567189701" calcext:value-type="float">
            <text:p>14768.9567189701</text:p>
          </table:table-cell>
        </table:table-row>
        <table:table-row table:style-name="ro1">
          <table:table-cell office:value-type="float" office:value="3568.75657835722" calcext:value-type="float">
            <text:p>3568.75657835722</text:p>
          </table:table-cell>
        </table:table-row>
        <table:table-row table:style-name="ro1">
          <table:table-cell office:value-type="float" office:value="58071.0036134363" calcext:value-type="float">
            <text:p>58071.0036134363</text:p>
          </table:table-cell>
        </table:table-row>
        <table:table-row table:style-name="ro1">
          <table:table-cell office:value-type="float" office:value="42389.4896951644" calcext:value-type="float">
            <text:p>42389.4896951644</text:p>
          </table:table-cell>
        </table:table-row>
        <table:table-row table:style-name="ro1">
          <table:table-cell office:value-type="float" office:value="30909.2276021247" calcext:value-type="float">
            <text:p>30909.2276021247</text:p>
          </table:table-cell>
        </table:table-row>
        <table:table-row table:style-name="ro1">
          <table:table-cell office:value-type="float" office:value="48679.7325406485" calcext:value-type="float">
            <text:p>48679.7325406485</text:p>
          </table:table-cell>
        </table:table-row>
        <table:table-row table:style-name="ro1">
          <table:table-cell office:value-type="float" office:value="34733.2573169714" calcext:value-type="float">
            <text:p>34733.2573169714</text:p>
          </table:table-cell>
        </table:table-row>
        <table:table-row table:style-name="ro1">
          <table:table-cell office:value-type="float" office:value="40672.2461721735" calcext:value-type="float">
            <text:p>40672.2461721735</text:p>
          </table:table-cell>
        </table:table-row>
        <table:table-row table:style-name="ro1">
          <table:table-cell office:value-type="float" office:value="46723.0611095313" calcext:value-type="float">
            <text:p>46723.0611095313</text:p>
          </table:table-cell>
        </table:table-row>
        <table:table-row table:style-name="ro1">
          <table:table-cell office:value-type="float" office:value="67567.2794543329" calcext:value-type="float">
            <text:p>67567.2794543329</text:p>
          </table:table-cell>
        </table:table-row>
        <table:table-row table:style-name="ro1">
          <table:table-cell office:value-type="float" office:value="3165.43993425869" calcext:value-type="float">
            <text:p>3165.43993425869</text:p>
          </table:table-cell>
        </table:table-row>
        <table:table-row table:style-name="ro1">
          <table:table-cell office:value-type="float" office:value="55224.1294193879" calcext:value-type="float">
            <text:p>55224.1294193879</text:p>
          </table:table-cell>
        </table:table-row>
        <table:table-row table:style-name="ro1">
          <table:table-cell office:value-type="float" office:value="58609.3527831445" calcext:value-type="float">
            <text:p>58609.3527831445</text:p>
          </table:table-cell>
        </table:table-row>
        <table:table-row table:style-name="ro1">
          <table:table-cell office:value-type="float" office:value="1256.76197465584" calcext:value-type="float">
            <text:p>1256.76197465584</text:p>
          </table:table-cell>
        </table:table-row>
        <table:table-row table:style-name="ro1">
          <table:table-cell office:value-type="float" office:value="38231.0752493527" calcext:value-type="float">
            <text:p>38231.0752493527</text:p>
          </table:table-cell>
        </table:table-row>
        <table:table-row table:style-name="ro1">
          <table:table-cell office:value-type="float" office:value="28528.4612239162" calcext:value-type="float">
            <text:p>28528.4612239162</text:p>
          </table:table-cell>
        </table:table-row>
        <table:table-row table:style-name="ro1">
          <table:table-cell office:value-type="float" office:value="63441.6666914054" calcext:value-type="float">
            <text:p>63441.6666914054</text:p>
          </table:table-cell>
        </table:table-row>
        <table:table-row table:style-name="ro1">
          <table:table-cell office:value-type="float" office:value="99183.250223146" calcext:value-type="float">
            <text:p>99183.250223146</text:p>
          </table:table-cell>
        </table:table-row>
        <table:table-row table:style-name="ro1">
          <table:table-cell office:value-type="float" office:value="25404.3998131274" calcext:value-type="float">
            <text:p>25404.3998131274</text:p>
          </table:table-cell>
        </table:table-row>
        <table:table-row table:style-name="ro1">
          <table:table-cell office:value-type="float" office:value="65016.2258612306" calcext:value-type="float">
            <text:p>65016.2258612306</text:p>
          </table:table-cell>
        </table:table-row>
        <table:table-row table:style-name="ro1">
          <table:table-cell office:value-type="float" office:value="66900.4222074034" calcext:value-type="float">
            <text:p>66900.4222074034</text:p>
          </table:table-cell>
        </table:table-row>
        <table:table-row table:style-name="ro1">
          <table:table-cell office:value-type="float" office:value="40194.2283784756" calcext:value-type="float">
            <text:p>40194.2283784756</text:p>
          </table:table-cell>
        </table:table-row>
        <table:table-row table:style-name="ro1">
          <table:table-cell office:value-type="float" office:value="45462.7446504196" calcext:value-type="float">
            <text:p>45462.7446504196</text:p>
          </table:table-cell>
        </table:table-row>
        <table:table-row table:style-name="ro1">
          <table:table-cell office:value-type="float" office:value="20050.2895763725" calcext:value-type="float">
            <text:p>20050.2895763725</text:p>
          </table:table-cell>
        </table:table-row>
        <table:table-row table:style-name="ro1">
          <table:table-cell office:value-type="float" office:value="43908.0488996975" calcext:value-type="float">
            <text:p>43908.0488996975</text:p>
          </table:table-cell>
        </table:table-row>
        <table:table-row table:style-name="ro1">
          <table:table-cell office:value-type="float" office:value="44806.2775100945" calcext:value-type="float">
            <text:p>44806.2775100945</text:p>
          </table:table-cell>
        </table:table-row>
        <table:table-row table:style-name="ro1">
          <table:table-cell office:value-type="float" office:value="32195.2935500711" calcext:value-type="float">
            <text:p>32195.2935500711</text:p>
          </table:table-cell>
        </table:table-row>
        <table:table-row table:style-name="ro1">
          <table:table-cell office:value-type="float" office:value="83573.0484680642" calcext:value-type="float">
            <text:p>83573.0484680642</text:p>
          </table:table-cell>
        </table:table-row>
        <table:table-row table:style-name="ro1">
          <table:table-cell office:value-type="float" office:value="41136.1521445095" calcext:value-type="float">
            <text:p>41136.1521445095</text:p>
          </table:table-cell>
        </table:table-row>
        <table:table-row table:style-name="ro1">
          <table:table-cell office:value-type="float" office:value="11590.4412337366" calcext:value-type="float">
            <text:p>11590.4412337366</text:p>
          </table:table-cell>
        </table:table-row>
        <table:table-row table:style-name="ro1">
          <table:table-cell office:value-type="float" office:value="8224.7470910811" calcext:value-type="float">
            <text:p>8224.7470910811</text:p>
          </table:table-cell>
        </table:table-row>
        <table:table-row table:style-name="ro1">
          <table:table-cell office:value-type="float" office:value="39286.0119866721" calcext:value-type="float">
            <text:p>39286.0119866721</text:p>
          </table:table-cell>
        </table:table-row>
        <table:table-row table:style-name="ro1">
          <table:table-cell office:value-type="float" office:value="50555.7214253869" calcext:value-type="float">
            <text:p>50555.7214253869</text:p>
          </table:table-cell>
        </table:table-row>
        <table:table-row table:style-name="ro1">
          <table:table-cell office:value-type="float" office:value="73919.0650422808" calcext:value-type="float">
            <text:p>73919.0650422808</text:p>
          </table:table-cell>
        </table:table-row>
        <table:table-row table:style-name="ro1">
          <table:table-cell office:value-type="float" office:value="64496.2198164677" calcext:value-type="float">
            <text:p>64496.2198164677</text:p>
          </table:table-cell>
        </table:table-row>
        <table:table-row table:style-name="ro1">
          <table:table-cell office:value-type="float" office:value="33909.6244166323" calcext:value-type="float">
            <text:p>33909.6244166323</text:p>
          </table:table-cell>
        </table:table-row>
        <table:table-row table:style-name="ro1">
          <table:table-cell office:value-type="float" office:value="93455.9329185201" calcext:value-type="float">
            <text:p>93455.9329185201</text:p>
          </table:table-cell>
        </table:table-row>
        <table:table-row table:style-name="ro1">
          <table:table-cell office:value-type="float" office:value="99515.5268178891" calcext:value-type="float">
            <text:p>99515.5268178891</text:p>
          </table:table-cell>
        </table:table-row>
        <table:table-row table:style-name="ro1">
          <table:table-cell office:value-type="float" office:value="51584.699303735" calcext:value-type="float">
            <text:p>51584.699303735</text:p>
          </table:table-cell>
        </table:table-row>
        <table:table-row table:style-name="ro1">
          <table:table-cell office:value-type="float" office:value="55922.316825663" calcext:value-type="float">
            <text:p>55922.316825663</text:p>
          </table:table-cell>
        </table:table-row>
        <table:table-row table:style-name="ro1">
          <table:table-cell office:value-type="float" office:value="69313.0720760074" calcext:value-type="float">
            <text:p>69313.0720760074</text:p>
          </table:table-cell>
        </table:table-row>
        <table:table-row table:style-name="ro1">
          <table:table-cell office:value-type="float" office:value="46281.9117356555" calcext:value-type="float">
            <text:p>46281.9117356555</text:p>
          </table:table-cell>
        </table:table-row>
        <table:table-row table:style-name="ro1">
          <table:table-cell office:value-type="float" office:value="51880.3135492351" calcext:value-type="float">
            <text:p>51880.3135492351</text:p>
          </table:table-cell>
        </table:table-row>
        <table:table-row table:style-name="ro1">
          <table:table-cell office:value-type="float" office:value="2205.32017161752" calcext:value-type="float">
            <text:p>2205.32017161752</text:p>
          </table:table-cell>
        </table:table-row>
        <table:table-row table:style-name="ro1">
          <table:table-cell office:value-type="float" office:value="46572.7364017862" calcext:value-type="float">
            <text:p>46572.7364017862</text:p>
          </table:table-cell>
        </table:table-row>
        <table:table-row table:style-name="ro1">
          <table:table-cell office:value-type="float" office:value="56716.9905432917" calcext:value-type="float">
            <text:p>56716.9905432917</text:p>
          </table:table-cell>
        </table:table-row>
        <table:table-row table:style-name="ro1">
          <table:table-cell office:value-type="float" office:value="63969.8897855816" calcext:value-type="float">
            <text:p>63969.8897855816</text:p>
          </table:table-cell>
        </table:table-row>
        <table:table-row table:style-name="ro1">
          <table:table-cell office:value-type="float" office:value="24480.1882928155" calcext:value-type="float">
            <text:p>24480.1882928155</text:p>
          </table:table-cell>
        </table:table-row>
        <table:table-row table:style-name="ro1">
          <table:table-cell office:value-type="float" office:value="59591.4950437997" calcext:value-type="float">
            <text:p>59591.4950437997</text:p>
          </table:table-cell>
        </table:table-row>
        <table:table-row table:style-name="ro1">
          <table:table-cell office:value-type="float" office:value="11581.4841688002" calcext:value-type="float">
            <text:p>11581.4841688002</text:p>
          </table:table-cell>
        </table:table-row>
        <table:table-row table:style-name="ro1">
          <table:table-cell office:value-type="float" office:value="78162.5724803703" calcext:value-type="float">
            <text:p>78162.5724803703</text:p>
          </table:table-cell>
        </table:table-row>
        <table:table-row table:style-name="ro1">
          <table:table-cell office:value-type="float" office:value="38622.6906170228" calcext:value-type="float">
            <text:p>38622.6906170228</text:p>
          </table:table-cell>
        </table:table-row>
        <table:table-row table:style-name="ro1">
          <table:table-cell office:value-type="float" office:value="53205.2247018661" calcext:value-type="float">
            <text:p>53205.2247018661</text:p>
          </table:table-cell>
        </table:table-row>
        <table:table-row table:style-name="ro1">
          <table:table-cell office:value-type="float" office:value="18297.232524195" calcext:value-type="float">
            <text:p>18297.232524195</text:p>
          </table:table-cell>
        </table:table-row>
        <table:table-row table:style-name="ro1">
          <table:table-cell office:value-type="float" office:value="89031.5405865719" calcext:value-type="float">
            <text:p>89031.5405865719</text:p>
          </table:table-cell>
        </table:table-row>
        <table:table-row table:style-name="ro1">
          <table:table-cell office:value-type="float" office:value="44909.4475318469" calcext:value-type="float">
            <text:p>44909.4475318469</text:p>
          </table:table-cell>
        </table:table-row>
        <table:table-row table:style-name="ro1">
          <table:table-cell office:value-type="float" office:value="82449.0191971619" calcext:value-type="float">
            <text:p>82449.0191971619</text:p>
          </table:table-cell>
        </table:table-row>
        <table:table-row table:style-name="ro1">
          <table:table-cell office:value-type="float" office:value="723.791718195387" calcext:value-type="float">
            <text:p>723.791718195387</text:p>
          </table:table-cell>
        </table:table-row>
        <table:table-row table:style-name="ro1">
          <table:table-cell office:value-type="float" office:value="18804.537827974" calcext:value-type="float">
            <text:p>18804.537827974</text:p>
          </table:table-cell>
        </table:table-row>
        <table:table-row table:style-name="ro1">
          <table:table-cell office:value-type="float" office:value="59027.1079356414" calcext:value-type="float">
            <text:p>59027.1079356414</text:p>
          </table:table-cell>
        </table:table-row>
        <table:table-row table:style-name="ro1">
          <table:table-cell office:value-type="float" office:value="96785.9040373687" calcext:value-type="float">
            <text:p>96785.9040373687</text:p>
          </table:table-cell>
        </table:table-row>
        <table:table-row table:style-name="ro1">
          <table:table-cell office:value-type="float" office:value="19429.7475407699" calcext:value-type="float">
            <text:p>19429.7475407699</text:p>
          </table:table-cell>
        </table:table-row>
        <table:table-row table:style-name="ro1">
          <table:table-cell office:value-type="float" office:value="25057.0811158358" calcext:value-type="float">
            <text:p>25057.0811158358</text:p>
          </table:table-cell>
        </table:table-row>
        <table:table-row table:style-name="ro1">
          <table:table-cell office:value-type="float" office:value="30369.7002319105" calcext:value-type="float">
            <text:p>30369.7002319105</text:p>
          </table:table-cell>
        </table:table-row>
        <table:table-row table:style-name="ro1">
          <table:table-cell office:value-type="float" office:value="5148.39718329683" calcext:value-type="float">
            <text:p>5148.39718329683</text:p>
          </table:table-cell>
        </table:table-row>
        <table:table-row table:style-name="ro1">
          <table:table-cell office:value-type="float" office:value="69375.5193400511" calcext:value-type="float">
            <text:p>69375.5193400511</text:p>
          </table:table-cell>
        </table:table-row>
        <table:table-row table:style-name="ro1">
          <table:table-cell office:value-type="float" office:value="89558.6470936881" calcext:value-type="float">
            <text:p>89558.6470936881</text:p>
          </table:table-cell>
        </table:table-row>
        <table:table-row table:style-name="ro1">
          <table:table-cell office:value-type="float" office:value="99193.5523387911" calcext:value-type="float">
            <text:p>99193.5523387911</text:p>
          </table:table-cell>
        </table:table-row>
        <table:table-row table:style-name="ro1">
          <table:table-cell office:value-type="float" office:value="26613.4123239619" calcext:value-type="float">
            <text:p>26613.4123239619</text:p>
          </table:table-cell>
        </table:table-row>
        <table:table-row table:style-name="ro1">
          <table:table-cell office:value-type="float" office:value="57121.3604882497" calcext:value-type="float">
            <text:p>57121.3604882497</text:p>
          </table:table-cell>
        </table:table-row>
        <table:table-row table:style-name="ro1">
          <table:table-cell office:value-type="float" office:value="80101.9302733945" calcext:value-type="float">
            <text:p>80101.9302733945</text:p>
          </table:table-cell>
        </table:table-row>
        <table:table-row table:style-name="ro1">
          <table:table-cell office:value-type="float" office:value="64100.9702955561" calcext:value-type="float">
            <text:p>64100.9702955561</text:p>
          </table:table-cell>
        </table:table-row>
        <table:table-row table:style-name="ro1">
          <table:table-cell office:value-type="float" office:value="40201.660159422" calcext:value-type="float">
            <text:p>40201.660159422</text:p>
          </table:table-cell>
        </table:table-row>
        <table:table-row table:style-name="ro1">
          <table:table-cell office:value-type="float" office:value="68654.0415432183" calcext:value-type="float">
            <text:p>68654.0415432183</text:p>
          </table:table-cell>
        </table:table-row>
        <table:table-row table:style-name="ro1">
          <table:table-cell office:value-type="float" office:value="34389.7570916508" calcext:value-type="float">
            <text:p>34389.7570916508</text:p>
          </table:table-cell>
        </table:table-row>
        <table:table-row table:style-name="ro1">
          <table:table-cell office:value-type="float" office:value="25792.7100714428" calcext:value-type="float">
            <text:p>25792.7100714428</text:p>
          </table:table-cell>
        </table:table-row>
        <table:table-row table:style-name="ro1">
          <table:table-cell office:value-type="float" office:value="32291.9365104895" calcext:value-type="float">
            <text:p>32291.9365104895</text:p>
          </table:table-cell>
        </table:table-row>
        <table:table-row table:style-name="ro1">
          <table:table-cell office:value-type="float" office:value="32102.9926343308" calcext:value-type="float">
            <text:p>32102.9926343308</text:p>
          </table:table-cell>
        </table:table-row>
        <table:table-row table:style-name="ro1">
          <table:table-cell office:value-type="float" office:value="36659.8913567776" calcext:value-type="float">
            <text:p>36659.8913567776</text:p>
          </table:table-cell>
        </table:table-row>
        <table:table-row table:style-name="ro1">
          <table:table-cell office:value-type="float" office:value="2066.18415615277" calcext:value-type="float">
            <text:p>2066.18415615277</text:p>
          </table:table-cell>
        </table:table-row>
        <table:table-row table:style-name="ro1">
          <table:table-cell office:value-type="float" office:value="83659.402514319" calcext:value-type="float">
            <text:p>83659.402514319</text:p>
          </table:table-cell>
        </table:table-row>
        <table:table-row table:style-name="ro1">
          <table:table-cell office:value-type="float" office:value="66789.8998305803" calcext:value-type="float">
            <text:p>66789.8998305803</text:p>
          </table:table-cell>
        </table:table-row>
        <table:table-row table:style-name="ro1">
          <table:table-cell office:value-type="float" office:value="34724.4586921265" calcext:value-type="float">
            <text:p>34724.4586921265</text:p>
          </table:table-cell>
        </table:table-row>
        <table:table-row table:style-name="ro1">
          <table:table-cell office:value-type="float" office:value="59834.8138450435" calcext:value-type="float">
            <text:p>59834.8138450435</text:p>
          </table:table-cell>
        </table:table-row>
        <table:table-row table:style-name="ro1">
          <table:table-cell office:value-type="float" office:value="49511.2161122111" calcext:value-type="float">
            <text:p>49511.2161122111</text:p>
          </table:table-cell>
        </table:table-row>
        <table:table-row table:style-name="ro1">
          <table:table-cell office:value-type="float" office:value="41028.3148639422" calcext:value-type="float">
            <text:p>41028.3148639422</text:p>
          </table:table-cell>
        </table:table-row>
        <table:table-row table:style-name="ro1">
          <table:table-cell office:value-type="float" office:value="26745.5852288953" calcext:value-type="float">
            <text:p>26745.5852288953</text:p>
          </table:table-cell>
        </table:table-row>
        <table:table-row table:style-name="ro1">
          <table:table-cell office:value-type="float" office:value="48918.0320047105" calcext:value-type="float">
            <text:p>48918.0320047105</text:p>
          </table:table-cell>
        </table:table-row>
        <table:table-row table:style-name="ro1">
          <table:table-cell office:value-type="float" office:value="60087.8378442261" calcext:value-type="float">
            <text:p>60087.8378442261</text:p>
          </table:table-cell>
        </table:table-row>
        <table:table-row table:style-name="ro1">
          <table:table-cell office:value-type="float" office:value="888.582045743102" calcext:value-type="float">
            <text:p>888.582045743102</text:p>
          </table:table-cell>
        </table:table-row>
        <table:table-row table:style-name="ro1">
          <table:table-cell office:value-type="float" office:value="86328.226448609" calcext:value-type="float">
            <text:p>86328.226448609</text:p>
          </table:table-cell>
        </table:table-row>
        <table:table-row table:style-name="ro1">
          <table:table-cell office:value-type="float" office:value="13509.769073611" calcext:value-type="float">
            <text:p>13509.769073611</text:p>
          </table:table-cell>
        </table:table-row>
        <table:table-row table:style-name="ro1">
          <table:table-cell office:value-type="float" office:value="45912.1985790357" calcext:value-type="float">
            <text:p>45912.1985790357</text:p>
          </table:table-cell>
        </table:table-row>
        <table:table-row table:style-name="ro1">
          <table:table-cell office:value-type="float" office:value="97780.280946519" calcext:value-type="float">
            <text:p>97780.280946519</text:p>
          </table:table-cell>
        </table:table-row>
        <table:table-row table:style-name="ro1">
          <table:table-cell office:value-type="float" office:value="7438.02110398087" calcext:value-type="float">
            <text:p>7438.02110398087</text:p>
          </table:table-cell>
        </table:table-row>
        <table:table-row table:style-name="ro1">
          <table:table-cell office:value-type="float" office:value="87235.0539353237" calcext:value-type="float">
            <text:p>87235.0539353237</text:p>
          </table:table-cell>
        </table:table-row>
        <table:table-row table:style-name="ro1">
          <table:table-cell office:value-type="float" office:value="99235.0571363837" calcext:value-type="float">
            <text:p>99235.0571363837</text:p>
          </table:table-cell>
        </table:table-row>
        <table:table-row table:style-name="ro1">
          <table:table-cell office:value-type="float" office:value="89372.2582395394" calcext:value-type="float">
            <text:p>89372.2582395394</text:p>
          </table:table-cell>
        </table:table-row>
        <table:table-row table:style-name="ro1">
          <table:table-cell office:value-type="float" office:value="73990.8976208533" calcext:value-type="float">
            <text:p>73990.8976208533</text:p>
          </table:table-cell>
        </table:table-row>
        <table:table-row table:style-name="ro1">
          <table:table-cell office:value-type="float" office:value="72407.0334470567" calcext:value-type="float">
            <text:p>72407.0334470567</text:p>
          </table:table-cell>
        </table:table-row>
        <table:table-row table:style-name="ro1">
          <table:table-cell office:value-type="float" office:value="91138.5518540181" calcext:value-type="float">
            <text:p>91138.5518540181</text:p>
          </table:table-cell>
        </table:table-row>
        <table:table-row table:style-name="ro1">
          <table:table-cell office:value-type="float" office:value="69808.9784564655" calcext:value-type="float">
            <text:p>69808.9784564655</text:p>
          </table:table-cell>
        </table:table-row>
        <table:table-row table:style-name="ro1">
          <table:table-cell office:value-type="float" office:value="10975.5049081751" calcext:value-type="float">
            <text:p>10975.5049081751</text:p>
          </table:table-cell>
        </table:table-row>
        <table:table-row table:style-name="ro1">
          <table:table-cell office:value-type="float" office:value="48174.2302632" calcext:value-type="float">
            <text:p>48174.2302632</text:p>
          </table:table-cell>
        </table:table-row>
        <table:table-row table:style-name="ro1">
          <table:table-cell office:value-type="float" office:value="11851.0656137837" calcext:value-type="float">
            <text:p>11851.0656137837</text:p>
          </table:table-cell>
        </table:table-row>
        <table:table-row table:style-name="ro1">
          <table:table-cell office:value-type="float" office:value="17113.6389209512" calcext:value-type="float">
            <text:p>17113.6389209512</text:p>
          </table:table-cell>
        </table:table-row>
        <table:table-row table:style-name="ro1">
          <table:table-cell office:value-type="float" office:value="68073.9418429425" calcext:value-type="float">
            <text:p>68073.9418429425</text:p>
          </table:table-cell>
        </table:table-row>
        <table:table-row table:style-name="ro1">
          <table:table-cell office:value-type="float" office:value="22596.4113113625" calcext:value-type="float">
            <text:p>22596.4113113625</text:p>
          </table:table-cell>
        </table:table-row>
        <table:table-row table:style-name="ro1">
          <table:table-cell office:value-type="float" office:value="25603.4573745313" calcext:value-type="float">
            <text:p>25603.4573745313</text:p>
          </table:table-cell>
        </table:table-row>
        <table:table-row table:style-name="ro1">
          <table:table-cell office:value-type="float" office:value="56079.8027062301" calcext:value-type="float">
            <text:p>56079.8027062301</text:p>
          </table:table-cell>
        </table:table-row>
        <table:table-row table:style-name="ro1">
          <table:table-cell office:value-type="float" office:value="73248.9044766949" calcext:value-type="float">
            <text:p>73248.9044766949</text:p>
          </table:table-cell>
        </table:table-row>
        <table:table-row table:style-name="ro1">
          <table:table-cell office:value-type="float" office:value="99844.7243110618" calcext:value-type="float">
            <text:p>99844.7243110618</text:p>
          </table:table-cell>
        </table:table-row>
        <table:table-row table:style-name="ro1">
          <table:table-cell office:value-type="float" office:value="19288.4922263979" calcext:value-type="float">
            <text:p>19288.4922263979</text:p>
          </table:table-cell>
        </table:table-row>
        <table:table-row table:style-name="ro1">
          <table:table-cell office:value-type="float" office:value="58017.9604014941" calcext:value-type="float">
            <text:p>58017.9604014941</text:p>
          </table:table-cell>
        </table:table-row>
        <table:table-row table:style-name="ro1">
          <table:table-cell office:value-type="float" office:value="61613.3076389566" calcext:value-type="float">
            <text:p>61613.3076389566</text:p>
          </table:table-cell>
        </table:table-row>
        <table:table-row table:style-name="ro1">
          <table:table-cell office:value-type="float" office:value="7313.4599380461" calcext:value-type="float">
            <text:p>7313.4599380461</text:p>
          </table:table-cell>
        </table:table-row>
        <table:table-row table:style-name="ro1">
          <table:table-cell office:value-type="float" office:value="64382.9788255195" calcext:value-type="float">
            <text:p>64382.9788255195</text:p>
          </table:table-cell>
        </table:table-row>
        <table:table-row table:style-name="ro1">
          <table:table-cell office:value-type="float" office:value="57160.0090023315" calcext:value-type="float">
            <text:p>57160.0090023315</text:p>
          </table:table-cell>
        </table:table-row>
        <table:table-row table:style-name="ro1">
          <table:table-cell office:value-type="float" office:value="41792.0795525235" calcext:value-type="float">
            <text:p>41792.0795525235</text:p>
          </table:table-cell>
        </table:table-row>
        <table:table-row table:style-name="ro1">
          <table:table-cell office:value-type="float" office:value="60576.1264349239" calcext:value-type="float">
            <text:p>60576.1264349239</text:p>
          </table:table-cell>
        </table:table-row>
        <table:table-row table:style-name="ro1">
          <table:table-cell office:value-type="float" office:value="94935.4719966035" calcext:value-type="float">
            <text:p>94935.4719966035</text:p>
          </table:table-cell>
        </table:table-row>
        <table:table-row table:style-name="ro1">
          <table:table-cell office:value-type="float" office:value="93706.7295705154" calcext:value-type="float">
            <text:p>93706.7295705154</text:p>
          </table:table-cell>
        </table:table-row>
        <table:table-row table:style-name="ro1">
          <table:table-cell office:value-type="float" office:value="77223.4554838728" calcext:value-type="float">
            <text:p>77223.4554838728</text:p>
          </table:table-cell>
        </table:table-row>
        <table:table-row table:style-name="ro1">
          <table:table-cell office:value-type="float" office:value="46947.375299923" calcext:value-type="float">
            <text:p>46947.375299923</text:p>
          </table:table-cell>
        </table:table-row>
        <table:table-row table:style-name="ro1">
          <table:table-cell office:value-type="float" office:value="19570.0484611168" calcext:value-type="float">
            <text:p>19570.0484611168</text:p>
          </table:table-cell>
        </table:table-row>
        <table:table-row table:style-name="ro1">
          <table:table-cell office:value-type="float" office:value="53373.925554929" calcext:value-type="float">
            <text:p>53373.925554929</text:p>
          </table:table-cell>
        </table:table-row>
        <table:table-row table:style-name="ro1">
          <table:table-cell office:value-type="float" office:value="31771.5874457919" calcext:value-type="float">
            <text:p>31771.5874457919</text:p>
          </table:table-cell>
        </table:table-row>
        <table:table-row table:style-name="ro1">
          <table:table-cell office:value-type="float" office:value="13554.729871559" calcext:value-type="float">
            <text:p>13554.729871559</text:p>
          </table:table-cell>
        </table:table-row>
        <table:table-row table:style-name="ro1">
          <table:table-cell office:value-type="float" office:value="36447.9114300901" calcext:value-type="float">
            <text:p>36447.9114300901</text:p>
          </table:table-cell>
        </table:table-row>
        <table:table-row table:style-name="ro1">
          <table:table-cell office:value-type="float" office:value="86994.5994408361" calcext:value-type="float">
            <text:p>86994.5994408361</text:p>
          </table:table-cell>
        </table:table-row>
        <table:table-row table:style-name="ro1">
          <table:table-cell office:value-type="float" office:value="71710.5804350003" calcext:value-type="float">
            <text:p>71710.5804350003</text:p>
          </table:table-cell>
        </table:table-row>
        <table:table-row table:style-name="ro1">
          <table:table-cell office:value-type="float" office:value="96013.5614309424" calcext:value-type="float">
            <text:p>96013.5614309424</text:p>
          </table:table-cell>
        </table:table-row>
        <table:table-row table:style-name="ro1">
          <table:table-cell office:value-type="float" office:value="96539.3991721586" calcext:value-type="float">
            <text:p>96539.3991721586</text:p>
          </table:table-cell>
        </table:table-row>
        <table:table-row table:style-name="ro1">
          <table:table-cell office:value-type="float" office:value="6695.50270697399" calcext:value-type="float">
            <text:p>6695.50270697399</text:p>
          </table:table-cell>
        </table:table-row>
        <table:table-row table:style-name="ro1">
          <table:table-cell office:value-type="float" office:value="42507.4881978411" calcext:value-type="float">
            <text:p>42507.4881978411</text:p>
          </table:table-cell>
        </table:table-row>
        <table:table-row table:style-name="ro1">
          <table:table-cell office:value-type="float" office:value="48158.6783991939" calcext:value-type="float">
            <text:p>48158.6783991939</text:p>
          </table:table-cell>
        </table:table-row>
        <table:table-row table:style-name="ro1">
          <table:table-cell office:value-type="float" office:value="82881.8385583595" calcext:value-type="float">
            <text:p>82881.8385583595</text:p>
          </table:table-cell>
        </table:table-row>
        <table:table-row table:style-name="ro1">
          <table:table-cell office:value-type="float" office:value="86679.9651776232" calcext:value-type="float">
            <text:p>86679.9651776232</text:p>
          </table:table-cell>
        </table:table-row>
        <table:table-row table:style-name="ro1">
          <table:table-cell office:value-type="float" office:value="65333.5879141946" calcext:value-type="float">
            <text:p>65333.5879141946</text:p>
          </table:table-cell>
        </table:table-row>
        <table:table-row table:style-name="ro1">
          <table:table-cell office:value-type="float" office:value="58425.0773399524" calcext:value-type="float">
            <text:p>58425.0773399524</text:p>
          </table:table-cell>
        </table:table-row>
        <table:table-row table:style-name="ro1">
          <table:table-cell office:value-type="float" office:value="56129.7292104778" calcext:value-type="float">
            <text:p>56129.7292104778</text:p>
          </table:table-cell>
        </table:table-row>
        <table:table-row table:style-name="ro1">
          <table:table-cell office:value-type="float" office:value="64331.7750968899" calcext:value-type="float">
            <text:p>64331.7750968899</text:p>
          </table:table-cell>
        </table:table-row>
        <table:table-row table:style-name="ro1">
          <table:table-cell office:value-type="float" office:value="23547.2676774844" calcext:value-type="float">
            <text:p>23547.2676774844</text:p>
          </table:table-cell>
        </table:table-row>
        <table:table-row table:style-name="ro1">
          <table:table-cell office:value-type="float" office:value="79595.2204964038" calcext:value-type="float">
            <text:p>79595.2204964038</text:p>
          </table:table-cell>
        </table:table-row>
        <table:table-row table:style-name="ro1">
          <table:table-cell office:value-type="float" office:value="4044.97538855273" calcext:value-type="float">
            <text:p>4044.97538855273</text:p>
          </table:table-cell>
        </table:table-row>
        <table:table-row table:style-name="ro1">
          <table:table-cell office:value-type="float" office:value="67442.2841223365" calcext:value-type="float">
            <text:p>67442.2841223365</text:p>
          </table:table-cell>
        </table:table-row>
        <table:table-row table:style-name="ro1">
          <table:table-cell office:value-type="float" office:value="91114.9666390031" calcext:value-type="float">
            <text:p>91114.9666390031</text:p>
          </table:table-cell>
        </table:table-row>
        <table:table-row table:style-name="ro1">
          <table:table-cell office:value-type="float" office:value="33423.4258853695" calcext:value-type="float">
            <text:p>33423.4258853695</text:p>
          </table:table-cell>
        </table:table-row>
        <table:table-row table:style-name="ro1">
          <table:table-cell office:value-type="float" office:value="92644.021386687" calcext:value-type="float">
            <text:p>92644.021386687</text:p>
          </table:table-cell>
        </table:table-row>
        <table:table-row table:style-name="ro1">
          <table:table-cell office:value-type="float" office:value="22309.6483349852" calcext:value-type="float">
            <text:p>22309.6483349852</text:p>
          </table:table-cell>
        </table:table-row>
        <table:table-row table:style-name="ro1">
          <table:table-cell office:value-type="float" office:value="2248.04006237367" calcext:value-type="float">
            <text:p>2248.04006237367</text:p>
          </table:table-cell>
        </table:table-row>
        <table:table-row table:style-name="ro1">
          <table:table-cell office:value-type="float" office:value="57801.3686053211" calcext:value-type="float">
            <text:p>57801.3686053211</text:p>
          </table:table-cell>
        </table:table-row>
        <table:table-row table:style-name="ro1">
          <table:table-cell office:value-type="float" office:value="89163.3279821299" calcext:value-type="float">
            <text:p>89163.3279821299</text:p>
          </table:table-cell>
        </table:table-row>
        <table:table-row table:style-name="ro1">
          <table:table-cell office:value-type="float" office:value="56486.2649725507" calcext:value-type="float">
            <text:p>56486.2649725507</text:p>
          </table:table-cell>
        </table:table-row>
        <table:table-row table:style-name="ro1">
          <table:table-cell office:value-type="float" office:value="76509.7101518272" calcext:value-type="float">
            <text:p>76509.7101518272</text:p>
          </table:table-cell>
        </table:table-row>
        <table:table-row table:style-name="ro1">
          <table:table-cell office:value-type="float" office:value="67506.6079279804" calcext:value-type="float">
            <text:p>67506.6079279804</text:p>
          </table:table-cell>
        </table:table-row>
        <table:table-row table:style-name="ro1">
          <table:table-cell office:value-type="float" office:value="81678.6450991234" calcext:value-type="float">
            <text:p>81678.6450991234</text:p>
          </table:table-cell>
        </table:table-row>
        <table:table-row table:style-name="ro1">
          <table:table-cell office:value-type="float" office:value="57912.0389155012" calcext:value-type="float">
            <text:p>57912.0389155012</text:p>
          </table:table-cell>
        </table:table-row>
        <table:table-row table:style-name="ro1">
          <table:table-cell office:value-type="float" office:value="97388.6168420439" calcext:value-type="float">
            <text:p>97388.6168420439</text:p>
          </table:table-cell>
        </table:table-row>
        <table:table-row table:style-name="ro1">
          <table:table-cell office:value-type="float" office:value="84076.2376440711" calcext:value-type="float">
            <text:p>84076.2376440711</text:p>
          </table:table-cell>
        </table:table-row>
        <table:table-row table:style-name="ro1">
          <table:table-cell office:value-type="float" office:value="68067.8904182445" calcext:value-type="float">
            <text:p>68067.8904182445</text:p>
          </table:table-cell>
        </table:table-row>
        <table:table-row table:style-name="ro1">
          <table:table-cell office:value-type="float" office:value="21904.5086385799" calcext:value-type="float">
            <text:p>21904.5086385799</text:p>
          </table:table-cell>
        </table:table-row>
        <table:table-row table:style-name="ro1">
          <table:table-cell office:value-type="float" office:value="46741.6528472538" calcext:value-type="float">
            <text:p>46741.6528472538</text:p>
          </table:table-cell>
        </table:table-row>
        <table:table-row table:style-name="ro1">
          <table:table-cell office:value-type="float" office:value="96364.1566714926" calcext:value-type="float">
            <text:p>96364.1566714926</text:p>
          </table:table-cell>
        </table:table-row>
        <table:table-row table:style-name="ro1">
          <table:table-cell office:value-type="float" office:value="21867.9338215701" calcext:value-type="float">
            <text:p>21867.9338215701</text:p>
          </table:table-cell>
        </table:table-row>
        <table:table-row table:style-name="ro1">
          <table:table-cell office:value-type="float" office:value="54295.7107117924" calcext:value-type="float">
            <text:p>54295.7107117924</text:p>
          </table:table-cell>
        </table:table-row>
        <table:table-row table:style-name="ro1">
          <table:table-cell office:value-type="float" office:value="79436.5511194954" calcext:value-type="float">
            <text:p>79436.5511194954</text:p>
          </table:table-cell>
        </table:table-row>
        <table:table-row table:style-name="ro1">
          <table:table-cell office:value-type="float" office:value="51235.212208891" calcext:value-type="float">
            <text:p>51235.212208891</text:p>
          </table:table-cell>
        </table:table-row>
        <table:table-row table:style-name="ro1">
          <table:table-cell office:value-type="float" office:value="34580.7095167557" calcext:value-type="float">
            <text:p>34580.7095167557</text:p>
          </table:table-cell>
        </table:table-row>
        <table:table-row table:style-name="ro1">
          <table:table-cell office:value-type="float" office:value="42783.3675729872" calcext:value-type="float">
            <text:p>42783.3675729872</text:p>
          </table:table-cell>
        </table:table-row>
        <table:table-row table:style-name="ro1">
          <table:table-cell office:value-type="float" office:value="81425.3144292868" calcext:value-type="float">
            <text:p>81425.3144292868</text:p>
          </table:table-cell>
        </table:table-row>
        <table:table-row table:style-name="ro1">
          <table:table-cell office:value-type="float" office:value="7320.90497658789" calcext:value-type="float">
            <text:p>7320.90497658789</text:p>
          </table:table-cell>
        </table:table-row>
        <table:table-row table:style-name="ro1">
          <table:table-cell office:value-type="float" office:value="15156.2039725233" calcext:value-type="float">
            <text:p>15156.2039725233</text:p>
          </table:table-cell>
        </table:table-row>
        <table:table-row table:style-name="ro1">
          <table:table-cell office:value-type="float" office:value="48029.4999902236" calcext:value-type="float">
            <text:p>48029.4999902236</text:p>
          </table:table-cell>
        </table:table-row>
        <table:table-row table:style-name="ro1">
          <table:table-cell office:value-type="float" office:value="37299.8121326224" calcext:value-type="float">
            <text:p>37299.8121326224</text:p>
          </table:table-cell>
        </table:table-row>
        <table:table-row table:style-name="ro1">
          <table:table-cell office:value-type="float" office:value="24935.85509783" calcext:value-type="float">
            <text:p>24935.85509783</text:p>
          </table:table-cell>
        </table:table-row>
        <table:table-row table:style-name="ro1">
          <table:table-cell office:value-type="float" office:value="68609.1298194594" calcext:value-type="float">
            <text:p>68609.1298194594</text:p>
          </table:table-cell>
        </table:table-row>
        <table:table-row table:style-name="ro1">
          <table:table-cell office:value-type="float" office:value="82345.9031485203" calcext:value-type="float">
            <text:p>82345.9031485203</text:p>
          </table:table-cell>
        </table:table-row>
        <table:table-row table:style-name="ro1">
          <table:table-cell office:value-type="float" office:value="82028.3958061684" calcext:value-type="float">
            <text:p>82028.3958061684</text:p>
          </table:table-cell>
        </table:table-row>
        <table:table-row table:style-name="ro1">
          <table:table-cell office:value-type="float" office:value="42368.9988126031" calcext:value-type="float">
            <text:p>42368.9988126031</text:p>
          </table:table-cell>
        </table:table-row>
        <table:table-row table:style-name="ro1">
          <table:table-cell office:value-type="float" office:value="17282.8594069696" calcext:value-type="float">
            <text:p>17282.8594069696</text:p>
          </table:table-cell>
        </table:table-row>
        <table:table-row table:style-name="ro1">
          <table:table-cell office:value-type="float" office:value="87707.7960868447" calcext:value-type="float">
            <text:p>87707.7960868447</text:p>
          </table:table-cell>
        </table:table-row>
        <table:table-row table:style-name="ro1">
          <table:table-cell office:value-type="float" office:value="70234.6057785553" calcext:value-type="float">
            <text:p>70234.6057785553</text:p>
          </table:table-cell>
        </table:table-row>
        <table:table-row table:style-name="ro1">
          <table:table-cell office:value-type="float" office:value="31809.7332667981" calcext:value-type="float">
            <text:p>31809.7332667981</text:p>
          </table:table-cell>
        </table:table-row>
        <table:table-row table:style-name="ro1">
          <table:table-cell office:value-type="float" office:value="13594.7713121817" calcext:value-type="float">
            <text:p>13594.7713121817</text:p>
          </table:table-cell>
        </table:table-row>
        <table:table-row table:style-name="ro1">
          <table:table-cell office:value-type="float" office:value="64830.6244564361" calcext:value-type="float">
            <text:p>64830.6244564361</text:p>
          </table:table-cell>
        </table:table-row>
        <table:table-row table:style-name="ro1">
          <table:table-cell office:value-type="float" office:value="82812.891367815" calcext:value-type="float">
            <text:p>82812.891367815</text:p>
          </table:table-cell>
        </table:table-row>
        <table:table-row table:style-name="ro1">
          <table:table-cell office:value-type="float" office:value="13474.5943323437" calcext:value-type="float">
            <text:p>13474.5943323437</text:p>
          </table:table-cell>
        </table:table-row>
        <table:table-row table:style-name="ro1">
          <table:table-cell office:value-type="float" office:value="72039.0313941991" calcext:value-type="float">
            <text:p>72039.0313941991</text:p>
          </table:table-cell>
        </table:table-row>
        <table:table-row table:style-name="ro1">
          <table:table-cell office:value-type="float" office:value="80669.3043666524" calcext:value-type="float">
            <text:p>80669.3043666524</text:p>
          </table:table-cell>
        </table:table-row>
        <table:table-row table:style-name="ro1">
          <table:table-cell office:value-type="float" office:value="60471.1127994193" calcext:value-type="float">
            <text:p>60471.1127994193</text:p>
          </table:table-cell>
        </table:table-row>
        <table:table-row table:style-name="ro1">
          <table:table-cell office:value-type="float" office:value="22589.6988595975" calcext:value-type="float">
            <text:p>22589.6988595975</text:p>
          </table:table-cell>
        </table:table-row>
        <table:table-row table:style-name="ro1">
          <table:table-cell office:value-type="float" office:value="25097.5611879415" calcext:value-type="float">
            <text:p>25097.5611879415</text:p>
          </table:table-cell>
        </table:table-row>
        <table:table-row table:style-name="ro1">
          <table:table-cell office:value-type="float" office:value="9062.16196961755" calcext:value-type="float">
            <text:p>9062.16196961755</text:p>
          </table:table-cell>
        </table:table-row>
        <table:table-row table:style-name="ro1">
          <table:table-cell office:value-type="float" office:value="63232.569090374" calcext:value-type="float">
            <text:p>63232.569090374</text:p>
          </table:table-cell>
        </table:table-row>
        <table:table-row table:style-name="ro1">
          <table:table-cell office:value-type="float" office:value="84965.5764337573" calcext:value-type="float">
            <text:p>84965.5764337573</text:p>
          </table:table-cell>
        </table:table-row>
        <table:table-row table:style-name="ro1">
          <table:table-cell office:value-type="float" office:value="64646.238252574" calcext:value-type="float">
            <text:p>64646.238252574</text:p>
          </table:table-cell>
        </table:table-row>
        <table:table-row table:style-name="ro1">
          <table:table-cell office:value-type="float" office:value="27993.1241675132" calcext:value-type="float">
            <text:p>27993.1241675132</text:p>
          </table:table-cell>
        </table:table-row>
        <table:table-row table:style-name="ro1">
          <table:table-cell office:value-type="float" office:value="4285.38823154685" calcext:value-type="float">
            <text:p>4285.38823154685</text:p>
          </table:table-cell>
        </table:table-row>
        <table:table-row table:style-name="ro1">
          <table:table-cell office:value-type="float" office:value="13610.1045108563" calcext:value-type="float">
            <text:p>13610.1045108563</text:p>
          </table:table-cell>
        </table:table-row>
        <table:table-row table:style-name="ro1">
          <table:table-cell office:value-type="float" office:value="9446.7979081319" calcext:value-type="float">
            <text:p>9446.7979081319</text:p>
          </table:table-cell>
        </table:table-row>
        <table:table-row table:style-name="ro1">
          <table:table-cell office:value-type="float" office:value="55023.5565652446" calcext:value-type="float">
            <text:p>55023.5565652446</text:p>
          </table:table-cell>
        </table:table-row>
        <table:table-row table:style-name="ro1">
          <table:table-cell office:value-type="float" office:value="41798.4677353299" calcext:value-type="float">
            <text:p>41798.4677353299</text:p>
          </table:table-cell>
        </table:table-row>
        <table:table-row table:style-name="ro1">
          <table:table-cell office:value-type="float" office:value="49449.0497872984" calcext:value-type="float">
            <text:p>49449.0497872984</text:p>
          </table:table-cell>
        </table:table-row>
        <table:table-row table:style-name="ro1">
          <table:table-cell office:value-type="float" office:value="16104.0606232785" calcext:value-type="float">
            <text:p>16104.0606232785</text:p>
          </table:table-cell>
        </table:table-row>
        <table:table-row table:style-name="ro1">
          <table:table-cell office:value-type="float" office:value="13621.982739941" calcext:value-type="float">
            <text:p>13621.982739941</text:p>
          </table:table-cell>
        </table:table-row>
        <table:table-row table:style-name="ro1">
          <table:table-cell office:value-type="float" office:value="52216.8037759375" calcext:value-type="float">
            <text:p>52216.8037759375</text:p>
          </table:table-cell>
        </table:table-row>
        <table:table-row table:style-name="ro1">
          <table:table-cell office:value-type="float" office:value="23390.8930869204" calcext:value-type="float">
            <text:p>23390.8930869204</text:p>
          </table:table-cell>
        </table:table-row>
        <table:table-row table:style-name="ro1">
          <table:table-cell office:value-type="float" office:value="3654.25669550277" calcext:value-type="float">
            <text:p>3654.25669550277</text:p>
          </table:table-cell>
        </table:table-row>
        <table:table-row table:style-name="ro1">
          <table:table-cell office:value-type="float" office:value="80910.0187306919" calcext:value-type="float">
            <text:p>80910.0187306919</text:p>
          </table:table-cell>
        </table:table-row>
        <table:table-row table:style-name="ro1">
          <table:table-cell office:value-type="float" office:value="95166.0582796457" calcext:value-type="float">
            <text:p>95166.0582796457</text:p>
          </table:table-cell>
        </table:table-row>
        <table:table-row table:style-name="ro1">
          <table:table-cell office:value-type="float" office:value="55778.0051737057" calcext:value-type="float">
            <text:p>55778.0051737057</text:p>
          </table:table-cell>
        </table:table-row>
        <table:table-row table:style-name="ro1">
          <table:table-cell office:value-type="float" office:value="25554.4745102355" calcext:value-type="float">
            <text:p>25554.4745102355</text:p>
          </table:table-cell>
        </table:table-row>
        <table:table-row table:style-name="ro1">
          <table:table-cell office:value-type="float" office:value="31785.7433736076" calcext:value-type="float">
            <text:p>31785.7433736076</text:p>
          </table:table-cell>
        </table:table-row>
        <table:table-row table:style-name="ro1">
          <table:table-cell office:value-type="float" office:value="48697.9391947529" calcext:value-type="float">
            <text:p>48697.9391947529</text:p>
          </table:table-cell>
        </table:table-row>
        <table:table-row table:style-name="ro1">
          <table:table-cell office:value-type="float" office:value="28907.7416004216" calcext:value-type="float">
            <text:p>28907.7416004216</text:p>
          </table:table-cell>
        </table:table-row>
        <table:table-row table:style-name="ro1">
          <table:table-cell office:value-type="float" office:value="69760.0548054384" calcext:value-type="float">
            <text:p>69760.0548054384</text:p>
          </table:table-cell>
        </table:table-row>
        <table:table-row table:style-name="ro1">
          <table:table-cell office:value-type="float" office:value="85488.8998310291" calcext:value-type="float">
            <text:p>85488.8998310291</text:p>
          </table:table-cell>
        </table:table-row>
        <table:table-row table:style-name="ro1">
          <table:table-cell office:value-type="float" office:value="99482.0984693278" calcext:value-type="float">
            <text:p>99482.0984693278</text:p>
          </table:table-cell>
        </table:table-row>
        <table:table-row table:style-name="ro1">
          <table:table-cell office:value-type="float" office:value="49198.6230043543" calcext:value-type="float">
            <text:p>49198.6230043543</text:p>
          </table:table-cell>
        </table:table-row>
        <table:table-row table:style-name="ro1">
          <table:table-cell office:value-type="float" office:value="48725.5583508687" calcext:value-type="float">
            <text:p>48725.5583508687</text:p>
          </table:table-cell>
        </table:table-row>
        <table:table-row table:style-name="ro1">
          <table:table-cell office:value-type="float" office:value="43647.5184929469" calcext:value-type="float">
            <text:p>43647.5184929469</text:p>
          </table:table-cell>
        </table:table-row>
        <table:table-row table:style-name="ro1">
          <table:table-cell office:value-type="float" office:value="8146.42751084115" calcext:value-type="float">
            <text:p>8146.42751084115</text:p>
          </table:table-cell>
        </table:table-row>
        <table:table-row table:style-name="ro1">
          <table:table-cell office:value-type="float" office:value="60582.8314036864" calcext:value-type="float">
            <text:p>60582.8314036864</text:p>
          </table:table-cell>
        </table:table-row>
        <table:table-row table:style-name="ro1">
          <table:table-cell office:value-type="float" office:value="27752.9098780519" calcext:value-type="float">
            <text:p>27752.9098780519</text:p>
          </table:table-cell>
        </table:table-row>
        <table:table-row table:style-name="ro1">
          <table:table-cell office:value-type="float" office:value="24865.3868162791" calcext:value-type="float">
            <text:p>24865.3868162791</text:p>
          </table:table-cell>
        </table:table-row>
        <table:table-row table:style-name="ro1">
          <table:table-cell office:value-type="float" office:value="21431.6527813823" calcext:value-type="float">
            <text:p>21431.6527813823</text:p>
          </table:table-cell>
        </table:table-row>
        <table:table-row table:style-name="ro1">
          <table:table-cell office:value-type="float" office:value="17862.4231588837" calcext:value-type="float">
            <text:p>17862.4231588837</text:p>
          </table:table-cell>
        </table:table-row>
        <table:table-row table:style-name="ro1">
          <table:table-cell office:value-type="float" office:value="2358.8575332382" calcext:value-type="float">
            <text:p>2358.8575332382</text:p>
          </table:table-cell>
        </table:table-row>
        <table:table-row table:style-name="ro1">
          <table:table-cell office:value-type="float" office:value="35374.5578069614" calcext:value-type="float">
            <text:p>35374.5578069614</text:p>
          </table:table-cell>
        </table:table-row>
        <table:table-row table:style-name="ro1">
          <table:table-cell office:value-type="float" office:value="76669.357149247" calcext:value-type="float">
            <text:p>76669.357149247</text:p>
          </table:table-cell>
        </table:table-row>
        <table:table-row table:style-name="ro1">
          <table:table-cell office:value-type="float" office:value="8606.20605376595" calcext:value-type="float">
            <text:p>8606.20605376595</text:p>
          </table:table-cell>
        </table:table-row>
        <table:table-row table:style-name="ro1">
          <table:table-cell office:value-type="float" office:value="98365.0602880852" calcext:value-type="float">
            <text:p>98365.0602880852</text:p>
          </table:table-cell>
        </table:table-row>
        <table:table-row table:style-name="ro1">
          <table:table-cell office:value-type="float" office:value="50426.9579538512" calcext:value-type="float">
            <text:p>50426.9579538512</text:p>
          </table:table-cell>
        </table:table-row>
        <table:table-row table:style-name="ro1">
          <table:table-cell office:value-type="float" office:value="67184.3013998069" calcext:value-type="float">
            <text:p>67184.3013998069</text:p>
          </table:table-cell>
        </table:table-row>
        <table:table-row table:style-name="ro1">
          <table:table-cell office:value-type="float" office:value="89375.3481850012" calcext:value-type="float">
            <text:p>89375.3481850012</text:p>
          </table:table-cell>
        </table:table-row>
        <table:table-row table:style-name="ro1">
          <table:table-cell office:value-type="float" office:value="67359.0688964126" calcext:value-type="float">
            <text:p>67359.0688964126</text:p>
          </table:table-cell>
        </table:table-row>
        <table:table-row table:style-name="ro1">
          <table:table-cell office:value-type="float" office:value="89256.7346691779" calcext:value-type="float">
            <text:p>89256.7346691779</text:p>
          </table:table-cell>
        </table:table-row>
        <table:table-row table:style-name="ro1">
          <table:table-cell office:value-type="float" office:value="97493.2854348848" calcext:value-type="float">
            <text:p>97493.2854348848</text:p>
          </table:table-cell>
        </table:table-row>
        <table:table-row table:style-name="ro1">
          <table:table-cell office:value-type="float" office:value="15603.5536376501" calcext:value-type="float">
            <text:p>15603.5536376501</text:p>
          </table:table-cell>
        </table:table-row>
        <table:table-row table:style-name="ro1">
          <table:table-cell office:value-type="float" office:value="35278.6491559355" calcext:value-type="float">
            <text:p>35278.6491559355</text:p>
          </table:table-cell>
        </table:table-row>
        <table:table-row table:style-name="ro1">
          <table:table-cell office:value-type="float" office:value="18851.7708665776" calcext:value-type="float">
            <text:p>18851.7708665776</text:p>
          </table:table-cell>
        </table:table-row>
        <table:table-row table:style-name="ro1">
          <table:table-cell office:value-type="float" office:value="51762.2998537328" calcext:value-type="float">
            <text:p>51762.2998537328</text:p>
          </table:table-cell>
        </table:table-row>
        <table:table-row table:style-name="ro1">
          <table:table-cell office:value-type="float" office:value="19883.7037841705" calcext:value-type="float">
            <text:p>19883.7037841705</text:p>
          </table:table-cell>
        </table:table-row>
        <table:table-row table:style-name="ro1">
          <table:table-cell office:value-type="float" office:value="2221.56862489682" calcext:value-type="float">
            <text:p>2221.56862489682</text:p>
          </table:table-cell>
        </table:table-row>
        <table:table-row table:style-name="ro1">
          <table:table-cell office:value-type="float" office:value="29729.5254510972" calcext:value-type="float">
            <text:p>29729.5254510972</text:p>
          </table:table-cell>
        </table:table-row>
        <table:table-row table:style-name="ro1">
          <table:table-cell office:value-type="float" office:value="72277.5342861498" calcext:value-type="float">
            <text:p>72277.5342861498</text:p>
          </table:table-cell>
        </table:table-row>
        <table:table-row table:style-name="ro1">
          <table:table-cell office:value-type="float" office:value="60438.7480788559" calcext:value-type="float">
            <text:p>60438.7480788559</text:p>
          </table:table-cell>
        </table:table-row>
        <table:table-row table:style-name="ro1">
          <table:table-cell office:value-type="float" office:value="93126.3082559365" calcext:value-type="float">
            <text:p>93126.3082559365</text:p>
          </table:table-cell>
        </table:table-row>
        <table:table-row table:style-name="ro1">
          <table:table-cell office:value-type="float" office:value="37828.5999061371" calcext:value-type="float">
            <text:p>37828.5999061371</text:p>
          </table:table-cell>
        </table:table-row>
        <table:table-row table:style-name="ro1">
          <table:table-cell office:value-type="float" office:value="10737.4498913358" calcext:value-type="float">
            <text:p>10737.4498913358</text:p>
          </table:table-cell>
        </table:table-row>
        <table:table-row table:style-name="ro1">
          <table:table-cell office:value-type="float" office:value="11489.3910517056" calcext:value-type="float">
            <text:p>11489.3910517056</text:p>
          </table:table-cell>
        </table:table-row>
        <table:table-row table:style-name="ro1">
          <table:table-cell office:value-type="float" office:value="14566.7196151977" calcext:value-type="float">
            <text:p>14566.7196151977</text:p>
          </table:table-cell>
        </table:table-row>
        <table:table-row table:style-name="ro1">
          <table:table-cell office:value-type="float" office:value="69647.062055068" calcext:value-type="float">
            <text:p>69647.062055068</text:p>
          </table:table-cell>
        </table:table-row>
        <table:table-row table:style-name="ro1">
          <table:table-cell office:value-type="float" office:value="33492.8968599643" calcext:value-type="float">
            <text:p>33492.8968599643</text:p>
          </table:table-cell>
        </table:table-row>
        <table:table-row table:style-name="ro1">
          <table:table-cell office:value-type="float" office:value="31243.6175566893" calcext:value-type="float">
            <text:p>31243.6175566893</text:p>
          </table:table-cell>
        </table:table-row>
        <table:table-row table:style-name="ro1">
          <table:table-cell office:value-type="float" office:value="57993.1387258072" calcext:value-type="float">
            <text:p>57993.1387258072</text:p>
          </table:table-cell>
        </table:table-row>
        <table:table-row table:style-name="ro1">
          <table:table-cell office:value-type="float" office:value="96211.200944607" calcext:value-type="float">
            <text:p>96211.200944607</text:p>
          </table:table-cell>
        </table:table-row>
        <table:table-row table:style-name="ro1">
          <table:table-cell office:value-type="float" office:value="53604.6767129762" calcext:value-type="float">
            <text:p>53604.6767129762</text:p>
          </table:table-cell>
        </table:table-row>
        <table:table-row table:style-name="ro1">
          <table:table-cell office:value-type="float" office:value="94215.1136670455" calcext:value-type="float">
            <text:p>94215.1136670455</text:p>
          </table:table-cell>
        </table:table-row>
        <table:table-row table:style-name="ro1">
          <table:table-cell office:value-type="float" office:value="90422.1125218663" calcext:value-type="float">
            <text:p>90422.1125218663</text:p>
          </table:table-cell>
        </table:table-row>
        <table:table-row table:style-name="ro1">
          <table:table-cell office:value-type="float" office:value="36278.8744560153" calcext:value-type="float">
            <text:p>36278.8744560153</text:p>
          </table:table-cell>
        </table:table-row>
        <table:table-row table:style-name="ro1">
          <table:table-cell office:value-type="float" office:value="89010.3765332498" calcext:value-type="float">
            <text:p>89010.3765332498</text:p>
          </table:table-cell>
        </table:table-row>
        <table:table-row table:style-name="ro1">
          <table:table-cell office:value-type="float" office:value="42192.4887300543" calcext:value-type="float">
            <text:p>42192.4887300543</text:p>
          </table:table-cell>
        </table:table-row>
        <table:table-row table:style-name="ro1">
          <table:table-cell office:value-type="float" office:value="7131.82550331362" calcext:value-type="float">
            <text:p>7131.82550331362</text:p>
          </table:table-cell>
        </table:table-row>
        <table:table-row table:style-name="ro1">
          <table:table-cell office:value-type="float" office:value="26268.3521605496" calcext:value-type="float">
            <text:p>26268.3521605496</text:p>
          </table:table-cell>
        </table:table-row>
        <table:table-row table:style-name="ro1">
          <table:table-cell office:value-type="float" office:value="87116.0664361943" calcext:value-type="float">
            <text:p>87116.0664361943</text:p>
          </table:table-cell>
        </table:table-row>
        <table:table-row table:style-name="ro1">
          <table:table-cell office:value-type="float" office:value="33574.4856813945" calcext:value-type="float">
            <text:p>33574.4856813945</text:p>
          </table:table-cell>
        </table:table-row>
        <table:table-row table:style-name="ro1">
          <table:table-cell office:value-type="float" office:value="89621.6367404907" calcext:value-type="float">
            <text:p>89621.6367404907</text:p>
          </table:table-cell>
        </table:table-row>
        <table:table-row table:style-name="ro1">
          <table:table-cell office:value-type="float" office:value="2526.60973155372" calcext:value-type="float">
            <text:p>2526.60973155372</text:p>
          </table:table-cell>
        </table:table-row>
        <table:table-row table:style-name="ro1">
          <table:table-cell office:value-type="float" office:value="50335.5914207601" calcext:value-type="float">
            <text:p>50335.5914207601</text:p>
          </table:table-cell>
        </table:table-row>
        <table:table-row table:style-name="ro1">
          <table:table-cell office:value-type="float" office:value="82062.0226621556" calcext:value-type="float">
            <text:p>82062.0226621556</text:p>
          </table:table-cell>
        </table:table-row>
        <table:table-row table:style-name="ro1">
          <table:table-cell office:value-type="float" office:value="13587.7006107861" calcext:value-type="float">
            <text:p>13587.7006107861</text:p>
          </table:table-cell>
        </table:table-row>
        <table:table-row table:style-name="ro1">
          <table:table-cell office:value-type="float" office:value="97446.1149511238" calcext:value-type="float">
            <text:p>97446.1149511238</text:p>
          </table:table-cell>
        </table:table-row>
        <table:table-row table:style-name="ro1">
          <table:table-cell office:value-type="float" office:value="73159.1694158822" calcext:value-type="float">
            <text:p>73159.1694158822</text:p>
          </table:table-cell>
        </table:table-row>
        <table:table-row table:style-name="ro1">
          <table:table-cell office:value-type="float" office:value="48985.2391348705" calcext:value-type="float">
            <text:p>48985.2391348705</text:p>
          </table:table-cell>
        </table:table-row>
        <table:table-row table:style-name="ro1">
          <table:table-cell office:value-type="float" office:value="66727.6674430301" calcext:value-type="float">
            <text:p>66727.6674430301</text:p>
          </table:table-cell>
        </table:table-row>
        <table:table-row table:style-name="ro1">
          <table:table-cell office:value-type="float" office:value="18588.3921014539" calcext:value-type="float">
            <text:p>18588.3921014539</text:p>
          </table:table-cell>
        </table:table-row>
        <table:table-row table:style-name="ro1">
          <table:table-cell office:value-type="float" office:value="39388.4396153955" calcext:value-type="float">
            <text:p>39388.4396153955</text:p>
          </table:table-cell>
        </table:table-row>
        <table:table-row table:style-name="ro1">
          <table:table-cell office:value-type="float" office:value="95066.2541730626" calcext:value-type="float">
            <text:p>95066.2541730626</text:p>
          </table:table-cell>
        </table:table-row>
        <table:table-row table:style-name="ro1">
          <table:table-cell office:value-type="float" office:value="95732.1761230877" calcext:value-type="float">
            <text:p>95732.1761230877</text:p>
          </table:table-cell>
        </table:table-row>
        <table:table-row table:style-name="ro1">
          <table:table-cell office:value-type="float" office:value="77507.6898244806" calcext:value-type="float">
            <text:p>77507.6898244806</text:p>
          </table:table-cell>
        </table:table-row>
        <table:table-row table:style-name="ro1">
          <table:table-cell office:value-type="float" office:value="71188.0604209322" calcext:value-type="float">
            <text:p>71188.0604209322</text:p>
          </table:table-cell>
        </table:table-row>
        <table:table-row table:style-name="ro1">
          <table:table-cell office:value-type="float" office:value="15042.7378855553" calcext:value-type="float">
            <text:p>15042.7378855553</text:p>
          </table:table-cell>
        </table:table-row>
        <table:table-row table:style-name="ro1">
          <table:table-cell office:value-type="float" office:value="78514.5179597447" calcext:value-type="float">
            <text:p>78514.5179597447</text:p>
          </table:table-cell>
        </table:table-row>
        <table:table-row table:style-name="ro1">
          <table:table-cell office:value-type="float" office:value="59469.4038016612" calcext:value-type="float">
            <text:p>59469.4038016612</text:p>
          </table:table-cell>
        </table:table-row>
        <table:table-row table:style-name="ro1">
          <table:table-cell office:value-type="float" office:value="32776.8934251032" calcext:value-type="float">
            <text:p>32776.8934251032</text:p>
          </table:table-cell>
        </table:table-row>
        <table:table-row table:style-name="ro1">
          <table:table-cell office:value-type="float" office:value="63955.3102235911" calcext:value-type="float">
            <text:p>63955.3102235911</text:p>
          </table:table-cell>
        </table:table-row>
        <table:table-row table:style-name="ro1">
          <table:table-cell office:value-type="float" office:value="96426.6709846397" calcext:value-type="float">
            <text:p>96426.6709846397</text:p>
          </table:table-cell>
        </table:table-row>
        <table:table-row table:style-name="ro1">
          <table:table-cell office:value-type="float" office:value="60586.8934654936" calcext:value-type="float">
            <text:p>60586.8934654936</text:p>
          </table:table-cell>
        </table:table-row>
        <table:table-row table:style-name="ro1">
          <table:table-cell office:value-type="float" office:value="37711.6103961584" calcext:value-type="float">
            <text:p>37711.6103961584</text:p>
          </table:table-cell>
        </table:table-row>
        <table:table-row table:style-name="ro1">
          <table:table-cell office:value-type="float" office:value="31169.2904009708" calcext:value-type="float">
            <text:p>31169.2904009708</text:p>
          </table:table-cell>
        </table:table-row>
        <table:table-row table:style-name="ro1">
          <table:table-cell office:value-type="float" office:value="73896.6639544685" calcext:value-type="float">
            <text:p>73896.6639544685</text:p>
          </table:table-cell>
        </table:table-row>
        <table:table-row table:style-name="ro1">
          <table:table-cell office:value-type="float" office:value="87523.7837513593" calcext:value-type="float">
            <text:p>87523.7837513593</text:p>
          </table:table-cell>
        </table:table-row>
        <table:table-row table:style-name="ro1">
          <table:table-cell office:value-type="float" office:value="18387.995409751" calcext:value-type="float">
            <text:p>18387.995409751</text:p>
          </table:table-cell>
        </table:table-row>
        <table:table-row table:style-name="ro1">
          <table:table-cell office:value-type="float" office:value="6615.39970265332" calcext:value-type="float">
            <text:p>6615.39970265332</text:p>
          </table:table-cell>
        </table:table-row>
        <table:table-row table:style-name="ro1">
          <table:table-cell office:value-type="float" office:value="36123.7963568733" calcext:value-type="float">
            <text:p>36123.7963568733</text:p>
          </table:table-cell>
        </table:table-row>
        <table:table-row table:style-name="ro1">
          <table:table-cell office:value-type="float" office:value="84651.3749685999" calcext:value-type="float">
            <text:p>84651.3749685999</text:p>
          </table:table-cell>
        </table:table-row>
        <table:table-row table:style-name="ro1">
          <table:table-cell office:value-type="float" office:value="10663.0589107517" calcext:value-type="float">
            <text:p>10663.0589107517</text:p>
          </table:table-cell>
        </table:table-row>
        <table:table-row table:style-name="ro1">
          <table:table-cell office:value-type="float" office:value="68953.9831731112" calcext:value-type="float">
            <text:p>68953.9831731112</text:p>
          </table:table-cell>
        </table:table-row>
        <table:table-row table:style-name="ro1">
          <table:table-cell office:value-type="float" office:value="61720.2112113851" calcext:value-type="float">
            <text:p>61720.2112113851</text:p>
          </table:table-cell>
        </table:table-row>
        <table:table-row table:style-name="ro1">
          <table:table-cell office:value-type="float" office:value="69267.8786141814" calcext:value-type="float">
            <text:p>69267.8786141814</text:p>
          </table:table-cell>
        </table:table-row>
        <table:table-row table:style-name="ro1">
          <table:table-cell office:value-type="float" office:value="23327.768911451" calcext:value-type="float">
            <text:p>23327.768911451</text:p>
          </table:table-cell>
        </table:table-row>
        <table:table-row table:style-name="ro1">
          <table:table-cell office:value-type="float" office:value="69165.7282743733" calcext:value-type="float">
            <text:p>69165.7282743733</text:p>
          </table:table-cell>
        </table:table-row>
        <table:table-row table:style-name="ro1">
          <table:table-cell office:value-type="float" office:value="55740.9401265087" calcext:value-type="float">
            <text:p>55740.9401265087</text:p>
          </table:table-cell>
        </table:table-row>
        <table:table-row table:style-name="ro1">
          <table:table-cell office:value-type="float" office:value="7404.35668656528" calcext:value-type="float">
            <text:p>7404.35668656528</text:p>
          </table:table-cell>
        </table:table-row>
        <table:table-row table:style-name="ro1">
          <table:table-cell office:value-type="float" office:value="34002.9334462958" calcext:value-type="float">
            <text:p>34002.9334462958</text:p>
          </table:table-cell>
        </table:table-row>
        <table:table-row table:style-name="ro1">
          <table:table-cell office:value-type="float" office:value="57668.0427908183" calcext:value-type="float">
            <text:p>57668.0427908183</text:p>
          </table:table-cell>
        </table:table-row>
        <table:table-row table:style-name="ro1">
          <table:table-cell office:value-type="float" office:value="55452.2091575019" calcext:value-type="float">
            <text:p>55452.2091575019</text:p>
          </table:table-cell>
        </table:table-row>
        <table:table-row table:style-name="ro1">
          <table:table-cell office:value-type="float" office:value="85741.8199239318" calcext:value-type="float">
            <text:p>85741.8199239318</text:p>
          </table:table-cell>
        </table:table-row>
        <table:table-row table:style-name="ro1">
          <table:table-cell office:value-type="float" office:value="55366.6673199271" calcext:value-type="float">
            <text:p>55366.6673199271</text:p>
          </table:table-cell>
        </table:table-row>
        <table:table-row table:style-name="ro1">
          <table:table-cell office:value-type="float" office:value="69925.7816461309" calcext:value-type="float">
            <text:p>69925.7816461309</text:p>
          </table:table-cell>
        </table:table-row>
        <table:table-row table:style-name="ro1">
          <table:table-cell office:value-type="float" office:value="66620.2788353619" calcext:value-type="float">
            <text:p>66620.2788353619</text:p>
          </table:table-cell>
        </table:table-row>
        <table:table-row table:style-name="ro1">
          <table:table-cell office:value-type="float" office:value="27023.7931919076" calcext:value-type="float">
            <text:p>27023.7931919076</text:p>
          </table:table-cell>
        </table:table-row>
        <table:table-row table:style-name="ro1">
          <table:table-cell office:value-type="float" office:value="94100.0282005342" calcext:value-type="float">
            <text:p>94100.0282005342</text:p>
          </table:table-cell>
        </table:table-row>
        <table:table-row table:style-name="ro1">
          <table:table-cell office:value-type="float" office:value="48700.6340650858" calcext:value-type="float">
            <text:p>48700.6340650858</text:p>
          </table:table-cell>
        </table:table-row>
        <table:table-row table:style-name="ro1">
          <table:table-cell office:value-type="float" office:value="89456.9864104743" calcext:value-type="float">
            <text:p>89456.9864104743</text:p>
          </table:table-cell>
        </table:table-row>
        <table:table-row table:style-name="ro1">
          <table:table-cell office:value-type="float" office:value="16659.1587897936" calcext:value-type="float">
            <text:p>16659.1587897936</text:p>
          </table:table-cell>
        </table:table-row>
        <table:table-row table:style-name="ro1">
          <table:table-cell office:value-type="float" office:value="45778.1087705443" calcext:value-type="float">
            <text:p>45778.1087705443</text:p>
          </table:table-cell>
        </table:table-row>
        <table:table-row table:style-name="ro1">
          <table:table-cell office:value-type="float" office:value="27741.6277549923" calcext:value-type="float">
            <text:p>27741.6277549923</text:p>
          </table:table-cell>
        </table:table-row>
        <table:table-row table:style-name="ro1">
          <table:table-cell office:value-type="float" office:value="37354.070198594" calcext:value-type="float">
            <text:p>37354.070198594</text:p>
          </table:table-cell>
        </table:table-row>
        <table:table-row table:style-name="ro1">
          <table:table-cell office:value-type="float" office:value="25105.0055050188" calcext:value-type="float">
            <text:p>25105.0055050188</text:p>
          </table:table-cell>
        </table:table-row>
        <table:table-row table:style-name="ro1">
          <table:table-cell office:value-type="float" office:value="29594.6430479734" calcext:value-type="float">
            <text:p>29594.6430479734</text:p>
          </table:table-cell>
        </table:table-row>
        <table:table-row table:style-name="ro1">
          <table:table-cell office:value-type="float" office:value="14439.5396038405" calcext:value-type="float">
            <text:p>14439.5396038405</text:p>
          </table:table-cell>
        </table:table-row>
        <table:table-row table:style-name="ro1">
          <table:table-cell office:value-type="float" office:value="14879.1744519101" calcext:value-type="float">
            <text:p>14879.1744519101</text:p>
          </table:table-cell>
        </table:table-row>
        <table:table-row table:style-name="ro1">
          <table:table-cell office:value-type="float" office:value="36457.9672437424" calcext:value-type="float">
            <text:p>36457.9672437424</text:p>
          </table:table-cell>
        </table:table-row>
        <table:table-row table:style-name="ro1">
          <table:table-cell office:value-type="float" office:value="98530.4414894562" calcext:value-type="float">
            <text:p>98530.4414894562</text:p>
          </table:table-cell>
        </table:table-row>
        <table:table-row table:style-name="ro1">
          <table:table-cell office:value-type="float" office:value="16153.2395426506" calcext:value-type="float">
            <text:p>16153.2395426506</text:p>
          </table:table-cell>
        </table:table-row>
        <table:table-row table:style-name="ro1">
          <table:table-cell office:value-type="float" office:value="124.101657196526" calcext:value-type="float">
            <text:p>124.101657196526</text:p>
          </table:table-cell>
        </table:table-row>
        <table:table-row table:style-name="ro1">
          <table:table-cell office:value-type="float" office:value="39140.5711676646" calcext:value-type="float">
            <text:p>39140.5711676646</text:p>
          </table:table-cell>
        </table:table-row>
        <table:table-row table:style-name="ro1">
          <table:table-cell office:value-type="float" office:value="6457.02107691799" calcext:value-type="float">
            <text:p>6457.02107691799</text:p>
          </table:table-cell>
        </table:table-row>
        <table:table-row table:style-name="ro1">
          <table:table-cell office:value-type="float" office:value="63192.4255942584" calcext:value-type="float">
            <text:p>63192.4255942584</text:p>
          </table:table-cell>
        </table:table-row>
        <table:table-row table:style-name="ro1">
          <table:table-cell office:value-type="float" office:value="98269.8002411055" calcext:value-type="float">
            <text:p>98269.8002411055</text:p>
          </table:table-cell>
        </table:table-row>
        <table:table-row table:style-name="ro1">
          <table:table-cell office:value-type="float" office:value="24177.574145231" calcext:value-type="float">
            <text:p>24177.574145231</text:p>
          </table:table-cell>
        </table:table-row>
        <table:table-row table:style-name="ro1">
          <table:table-cell office:value-type="float" office:value="95083.336820263" calcext:value-type="float">
            <text:p>95083.336820263</text:p>
          </table:table-cell>
        </table:table-row>
        <table:table-row table:style-name="ro1">
          <table:table-cell office:value-type="float" office:value="69770.0504939855" calcext:value-type="float">
            <text:p>69770.0504939855</text:p>
          </table:table-cell>
        </table:table-row>
        <table:table-row table:style-name="ro1">
          <table:table-cell office:value-type="float" office:value="5684.39638854068" calcext:value-type="float">
            <text:p>5684.39638854068</text:p>
          </table:table-cell>
        </table:table-row>
        <table:table-row table:style-name="ro1">
          <table:table-cell office:value-type="float" office:value="91429.9400212271" calcext:value-type="float">
            <text:p>91429.9400212271</text:p>
          </table:table-cell>
        </table:table-row>
        <table:table-row table:style-name="ro1">
          <table:table-cell office:value-type="float" office:value="44596.3447731883" calcext:value-type="float">
            <text:p>44596.3447731883</text:p>
          </table:table-cell>
        </table:table-row>
        <table:table-row table:style-name="ro1">
          <table:table-cell office:value-type="float" office:value="86165.5335098782" calcext:value-type="float">
            <text:p>86165.5335098782</text:p>
          </table:table-cell>
        </table:table-row>
        <table:table-row table:style-name="ro1">
          <table:table-cell office:value-type="float" office:value="65260.3044103236" calcext:value-type="float">
            <text:p>65260.3044103236</text:p>
          </table:table-cell>
        </table:table-row>
        <table:table-row table:style-name="ro1">
          <table:table-cell office:value-type="float" office:value="56817.5917973502" calcext:value-type="float">
            <text:p>56817.5917973502</text:p>
          </table:table-cell>
        </table:table-row>
        <table:table-row table:style-name="ro1">
          <table:table-cell office:value-type="float" office:value="14525.198294329" calcext:value-type="float">
            <text:p>14525.198294329</text:p>
          </table:table-cell>
        </table:table-row>
        <table:table-row table:style-name="ro1">
          <table:table-cell office:value-type="float" office:value="53484.9571310041" calcext:value-type="float">
            <text:p>53484.9571310041</text:p>
          </table:table-cell>
        </table:table-row>
        <table:table-row table:style-name="ro1">
          <table:table-cell office:value-type="float" office:value="85380.2114111076" calcext:value-type="float">
            <text:p>85380.2114111076</text:p>
          </table:table-cell>
        </table:table-row>
        <table:table-row table:style-name="ro1">
          <table:table-cell office:value-type="float" office:value="77697.4333935596" calcext:value-type="float">
            <text:p>77697.4333935596</text:p>
          </table:table-cell>
        </table:table-row>
        <table:table-row table:style-name="ro1">
          <table:table-cell office:value-type="float" office:value="68176.1985303604" calcext:value-type="float">
            <text:p>68176.1985303604</text:p>
          </table:table-cell>
        </table:table-row>
        <table:table-row table:style-name="ro1">
          <table:table-cell office:value-type="float" office:value="50791.4293908856" calcext:value-type="float">
            <text:p>50791.4293908856</text:p>
          </table:table-cell>
        </table:table-row>
        <table:table-row table:style-name="ro1">
          <table:table-cell office:value-type="float" office:value="90168.4830591935" calcext:value-type="float">
            <text:p>90168.4830591935</text:p>
          </table:table-cell>
        </table:table-row>
        <table:table-row table:style-name="ro1">
          <table:table-cell office:value-type="float" office:value="28677.8030528094" calcext:value-type="float">
            <text:p>28677.8030528094</text:p>
          </table:table-cell>
        </table:table-row>
        <table:table-row table:style-name="ro1">
          <table:table-cell office:value-type="float" office:value="10503.3413520229" calcext:value-type="float">
            <text:p>10503.3413520229</text:p>
          </table:table-cell>
        </table:table-row>
        <table:table-row table:style-name="ro1">
          <table:table-cell office:value-type="float" office:value="48425.1139165964" calcext:value-type="float">
            <text:p>48425.1139165964</text:p>
          </table:table-cell>
        </table:table-row>
        <table:table-row table:style-name="ro1">
          <table:table-cell office:value-type="float" office:value="10594.7840073853" calcext:value-type="float">
            <text:p>10594.7840073853</text:p>
          </table:table-cell>
        </table:table-row>
        <table:table-row table:style-name="ro1">
          <table:table-cell office:value-type="float" office:value="16456.4152183977" calcext:value-type="float">
            <text:p>16456.4152183977</text:p>
          </table:table-cell>
        </table:table-row>
        <table:table-row table:style-name="ro1">
          <table:table-cell office:value-type="float" office:value="17650.173832028" calcext:value-type="float">
            <text:p>17650.173832028</text:p>
          </table:table-cell>
        </table:table-row>
        <table:table-row table:style-name="ro1">
          <table:table-cell office:value-type="float" office:value="9859.32151676537" calcext:value-type="float">
            <text:p>9859.32151676537</text:p>
          </table:table-cell>
        </table:table-row>
        <table:table-row table:style-name="ro1">
          <table:table-cell office:value-type="float" office:value="60202.2592141758" calcext:value-type="float">
            <text:p>60202.2592141758</text:p>
          </table:table-cell>
        </table:table-row>
        <table:table-row table:style-name="ro1">
          <table:table-cell office:value-type="float" office:value="12831.1792505449" calcext:value-type="float">
            <text:p>12831.1792505449</text:p>
          </table:table-cell>
        </table:table-row>
        <table:table-row table:style-name="ro1">
          <table:table-cell office:value-type="float" office:value="64391.3195810665" calcext:value-type="float">
            <text:p>64391.3195810665</text:p>
          </table:table-cell>
        </table:table-row>
        <table:table-row table:style-name="ro1">
          <table:table-cell office:value-type="float" office:value="59275.9251602629" calcext:value-type="float">
            <text:p>59275.9251602629</text:p>
          </table:table-cell>
        </table:table-row>
        <table:table-row table:style-name="ro1">
          <table:table-cell office:value-type="float" office:value="93940.728815922" calcext:value-type="float">
            <text:p>93940.728815922</text:p>
          </table:table-cell>
        </table:table-row>
        <table:table-row table:style-name="ro1">
          <table:table-cell office:value-type="float" office:value="188.021548533647" calcext:value-type="float">
            <text:p>188.021548533647</text:p>
          </table:table-cell>
        </table:table-row>
        <table:table-row table:style-name="ro1">
          <table:table-cell office:value-type="float" office:value="53074.856357855" calcext:value-type="float">
            <text:p>53074.856357855</text:p>
          </table:table-cell>
        </table:table-row>
        <table:table-row table:style-name="ro1">
          <table:table-cell office:value-type="float" office:value="47098.5504761827" calcext:value-type="float">
            <text:p>47098.5504761827</text:p>
          </table:table-cell>
        </table:table-row>
        <table:table-row table:style-name="ro1">
          <table:table-cell office:value-type="float" office:value="24785.7171089195" calcext:value-type="float">
            <text:p>24785.7171089195</text:p>
          </table:table-cell>
        </table:table-row>
        <table:table-row table:style-name="ro1">
          <table:table-cell office:value-type="float" office:value="42475.0696012661" calcext:value-type="float">
            <text:p>42475.0696012661</text:p>
          </table:table-cell>
        </table:table-row>
        <table:table-row table:style-name="ro1">
          <table:table-cell office:value-type="float" office:value="14552.6696051235" calcext:value-type="float">
            <text:p>14552.6696051235</text:p>
          </table:table-cell>
        </table:table-row>
        <table:table-row table:style-name="ro1">
          <table:table-cell office:value-type="float" office:value="84692.5111994696" calcext:value-type="float">
            <text:p>84692.5111994696</text:p>
          </table:table-cell>
        </table:table-row>
        <table:table-row table:style-name="ro1">
          <table:table-cell office:value-type="float" office:value="16343.3123919394" calcext:value-type="float">
            <text:p>16343.3123919394</text:p>
          </table:table-cell>
        </table:table-row>
        <table:table-row table:style-name="ro1">
          <table:table-cell office:value-type="float" office:value="81839.2539889499" calcext:value-type="float">
            <text:p>81839.2539889499</text:p>
          </table:table-cell>
        </table:table-row>
        <table:table-row table:style-name="ro1">
          <table:table-cell office:value-type="float" office:value="2809.64824991548" calcext:value-type="float">
            <text:p>2809.64824991548</text:p>
          </table:table-cell>
        </table:table-row>
        <table:table-row table:style-name="ro1">
          <table:table-cell office:value-type="float" office:value="66199.5578117139" calcext:value-type="float">
            <text:p>66199.5578117139</text:p>
          </table:table-cell>
        </table:table-row>
        <table:table-row table:style-name="ro1">
          <table:table-cell office:value-type="float" office:value="28888.6164314874" calcext:value-type="float">
            <text:p>28888.6164314874</text:p>
          </table:table-cell>
        </table:table-row>
        <table:table-row table:style-name="ro1">
          <table:table-cell office:value-type="float" office:value="81508.0087989234" calcext:value-type="float">
            <text:p>81508.0087989234</text:p>
          </table:table-cell>
        </table:table-row>
        <table:table-row table:style-name="ro1">
          <table:table-cell office:value-type="float" office:value="8167.16014789256" calcext:value-type="float">
            <text:p>8167.16014789256</text:p>
          </table:table-cell>
        </table:table-row>
        <table:table-row table:style-name="ro1">
          <table:table-cell office:value-type="float" office:value="28018.8552342474" calcext:value-type="float">
            <text:p>28018.8552342474</text:p>
          </table:table-cell>
        </table:table-row>
        <table:table-row table:style-name="ro1">
          <table:table-cell office:value-type="float" office:value="85986.822605866" calcext:value-type="float">
            <text:p>85986.822605866</text:p>
          </table:table-cell>
        </table:table-row>
        <table:table-row table:style-name="ro1">
          <table:table-cell office:value-type="float" office:value="4639.07013309188" calcext:value-type="float">
            <text:p>4639.07013309188</text:p>
          </table:table-cell>
        </table:table-row>
        <table:table-row table:style-name="ro1">
          <table:table-cell office:value-type="float" office:value="85172.4004831636" calcext:value-type="float">
            <text:p>85172.4004831636</text:p>
          </table:table-cell>
        </table:table-row>
        <table:table-row table:style-name="ro1">
          <table:table-cell office:value-type="float" office:value="28073.740650336" calcext:value-type="float">
            <text:p>28073.740650336</text:p>
          </table:table-cell>
        </table:table-row>
        <table:table-row table:style-name="ro1">
          <table:table-cell office:value-type="float" office:value="75225.2255770321" calcext:value-type="float">
            <text:p>75225.2255770321</text:p>
          </table:table-cell>
        </table:table-row>
        <table:table-row table:style-name="ro1">
          <table:table-cell office:value-type="float" office:value="60713.1774077015" calcext:value-type="float">
            <text:p>60713.1774077015</text:p>
          </table:table-cell>
        </table:table-row>
        <table:table-row table:style-name="ro1">
          <table:table-cell office:value-type="float" office:value="68031.0304451475" calcext:value-type="float">
            <text:p>68031.0304451475</text:p>
          </table:table-cell>
        </table:table-row>
        <table:table-row table:style-name="ro1">
          <table:table-cell office:value-type="float" office:value="91004.7583783409" calcext:value-type="float">
            <text:p>91004.7583783409</text:p>
          </table:table-cell>
        </table:table-row>
        <table:table-row table:style-name="ro1">
          <table:table-cell office:value-type="float" office:value="51995.6900774891" calcext:value-type="float">
            <text:p>51995.6900774891</text:p>
          </table:table-cell>
        </table:table-row>
        <table:table-row table:style-name="ro1">
          <table:table-cell office:value-type="float" office:value="19442.2985161055" calcext:value-type="float">
            <text:p>19442.2985161055</text:p>
          </table:table-cell>
        </table:table-row>
        <table:table-row table:style-name="ro1">
          <table:table-cell office:value-type="float" office:value="95745.2588635085" calcext:value-type="float">
            <text:p>95745.2588635085</text:p>
          </table:table-cell>
        </table:table-row>
        <table:table-row table:style-name="ro1">
          <table:table-cell office:value-type="float" office:value="29439.5113696631" calcext:value-type="float">
            <text:p>29439.5113696631</text:p>
          </table:table-cell>
        </table:table-row>
        <table:table-row table:style-name="ro1">
          <table:table-cell office:value-type="float" office:value="39093.725288503" calcext:value-type="float">
            <text:p>39093.725288503</text:p>
          </table:table-cell>
        </table:table-row>
        <table:table-row table:style-name="ro1">
          <table:table-cell office:value-type="float" office:value="33892.4515735508" calcext:value-type="float">
            <text:p>33892.4515735508</text:p>
          </table:table-cell>
        </table:table-row>
        <table:table-row table:style-name="ro1">
          <table:table-cell office:value-type="float" office:value="70198.2031681102" calcext:value-type="float">
            <text:p>70198.2031681102</text:p>
          </table:table-cell>
        </table:table-row>
        <table:table-row table:style-name="ro1">
          <table:table-cell office:value-type="float" office:value="52649.1286529586" calcext:value-type="float">
            <text:p>52649.1286529586</text:p>
          </table:table-cell>
        </table:table-row>
        <table:table-row table:style-name="ro1">
          <table:table-cell office:value-type="float" office:value="44321.930082838" calcext:value-type="float">
            <text:p>44321.930082838</text:p>
          </table:table-cell>
        </table:table-row>
        <table:table-row table:style-name="ro1">
          <table:table-cell office:value-type="float" office:value="78851.6079287654" calcext:value-type="float">
            <text:p>78851.6079287654</text:p>
          </table:table-cell>
        </table:table-row>
        <table:table-row table:style-name="ro1">
          <table:table-cell office:value-type="float" office:value="31294.3230847327" calcext:value-type="float">
            <text:p>31294.3230847327</text:p>
          </table:table-cell>
        </table:table-row>
        <table:table-row table:style-name="ro1">
          <table:table-cell office:value-type="float" office:value="2586.68140073014" calcext:value-type="float">
            <text:p>2586.68140073014</text:p>
          </table:table-cell>
        </table:table-row>
        <table:table-row table:style-name="ro1">
          <table:table-cell office:value-type="float" office:value="46383.5636736177" calcext:value-type="float">
            <text:p>46383.5636736177</text:p>
          </table:table-cell>
        </table:table-row>
        <table:table-row table:style-name="ro1">
          <table:table-cell office:value-type="float" office:value="63732.5106810647" calcext:value-type="float">
            <text:p>63732.5106810647</text:p>
          </table:table-cell>
        </table:table-row>
        <table:table-row table:style-name="ro1">
          <table:table-cell office:value-type="float" office:value="700.015199142691" calcext:value-type="float">
            <text:p>700.015199142691</text:p>
          </table:table-cell>
        </table:table-row>
        <table:table-row table:style-name="ro1">
          <table:table-cell office:value-type="float" office:value="76517.9101845388" calcext:value-type="float">
            <text:p>76517.9101845388</text:p>
          </table:table-cell>
        </table:table-row>
        <table:table-row table:style-name="ro1">
          <table:table-cell office:value-type="float" office:value="2630.28865951972" calcext:value-type="float">
            <text:p>2630.28865951972</text:p>
          </table:table-cell>
        </table:table-row>
        <table:table-row table:style-name="ro1">
          <table:table-cell office:value-type="float" office:value="50649.5406302234" calcext:value-type="float">
            <text:p>50649.5406302234</text:p>
          </table:table-cell>
        </table:table-row>
        <table:table-row table:style-name="ro1">
          <table:table-cell office:value-type="float" office:value="97699.4053764831" calcext:value-type="float">
            <text:p>97699.4053764831</text:p>
          </table:table-cell>
        </table:table-row>
        <table:table-row table:style-name="ro1">
          <table:table-cell office:value-type="float" office:value="56725.6314384303" calcext:value-type="float">
            <text:p>56725.6314384303</text:p>
          </table:table-cell>
        </table:table-row>
        <table:table-row table:style-name="ro1">
          <table:table-cell office:value-type="float" office:value="61913.5795673627" calcext:value-type="float">
            <text:p>61913.5795673627</text:p>
          </table:table-cell>
        </table:table-row>
        <table:table-row table:style-name="ro1">
          <table:table-cell office:value-type="float" office:value="74171.53351124" calcext:value-type="float">
            <text:p>74171.53351124</text:p>
          </table:table-cell>
        </table:table-row>
        <table:table-row table:style-name="ro1">
          <table:table-cell office:value-type="float" office:value="74456.3523650417" calcext:value-type="float">
            <text:p>74456.3523650417</text:p>
          </table:table-cell>
        </table:table-row>
        <table:table-row table:style-name="ro1">
          <table:table-cell office:value-type="float" office:value="78718.820179228" calcext:value-type="float">
            <text:p>78718.820179228</text:p>
          </table:table-cell>
        </table:table-row>
        <table:table-row table:style-name="ro1">
          <table:table-cell office:value-type="float" office:value="62775.8879621388" calcext:value-type="float">
            <text:p>62775.8879621388</text:p>
          </table:table-cell>
        </table:table-row>
        <table:table-row table:style-name="ro1">
          <table:table-cell office:value-type="float" office:value="2852.26141451865" calcext:value-type="float">
            <text:p>2852.26141451865</text:p>
          </table:table-cell>
        </table:table-row>
        <table:table-row table:style-name="ro1">
          <table:table-cell office:value-type="float" office:value="36295.7418794203" calcext:value-type="float">
            <text:p>36295.7418794203</text:p>
          </table:table-cell>
        </table:table-row>
        <table:table-row table:style-name="ro1">
          <table:table-cell office:value-type="float" office:value="53129.5416796319" calcext:value-type="float">
            <text:p>53129.5416796319</text:p>
          </table:table-cell>
        </table:table-row>
        <table:table-row table:style-name="ro1">
          <table:table-cell office:value-type="float" office:value="92203.8264919634" calcext:value-type="float">
            <text:p>92203.8264919634</text:p>
          </table:table-cell>
        </table:table-row>
        <table:table-row table:style-name="ro1">
          <table:table-cell office:value-type="float" office:value="97854.3495188052" calcext:value-type="float">
            <text:p>97854.3495188052</text:p>
          </table:table-cell>
        </table:table-row>
        <table:table-row table:style-name="ro1">
          <table:table-cell office:value-type="float" office:value="76668.6861624996" calcext:value-type="float">
            <text:p>76668.6861624996</text:p>
          </table:table-cell>
        </table:table-row>
        <table:table-row table:style-name="ro1">
          <table:table-cell office:value-type="float" office:value="5259.32602664519" calcext:value-type="float">
            <text:p>5259.32602664519</text:p>
          </table:table-cell>
        </table:table-row>
        <table:table-row table:style-name="ro1">
          <table:table-cell office:value-type="float" office:value="16969.7159055645" calcext:value-type="float">
            <text:p>16969.7159055645</text:p>
          </table:table-cell>
        </table:table-row>
        <table:table-row table:style-name="ro1">
          <table:table-cell office:value-type="float" office:value="26050.5533254059" calcext:value-type="float">
            <text:p>26050.5533254059</text:p>
          </table:table-cell>
        </table:table-row>
        <table:table-row table:style-name="ro1">
          <table:table-cell office:value-type="float" office:value="58861.2552008278" calcext:value-type="float">
            <text:p>58861.2552008278</text:p>
          </table:table-cell>
        </table:table-row>
        <table:table-row table:style-name="ro1">
          <table:table-cell office:value-type="float" office:value="74857.4040029722" calcext:value-type="float">
            <text:p>74857.4040029722</text:p>
          </table:table-cell>
        </table:table-row>
        <table:table-row table:style-name="ro1">
          <table:table-cell office:value-type="float" office:value="18063.9521344574" calcext:value-type="float">
            <text:p>18063.9521344574</text:p>
          </table:table-cell>
        </table:table-row>
        <table:table-row table:style-name="ro1">
          <table:table-cell office:value-type="float" office:value="60292.7314811591" calcext:value-type="float">
            <text:p>60292.7314811591</text:p>
          </table:table-cell>
        </table:table-row>
        <table:table-row table:style-name="ro1">
          <table:table-cell office:value-type="float" office:value="6533.1916234664" calcext:value-type="float">
            <text:p>6533.1916234664</text:p>
          </table:table-cell>
        </table:table-row>
        <table:table-row table:style-name="ro1">
          <table:table-cell office:value-type="float" office:value="53487.8863254388" calcext:value-type="float">
            <text:p>53487.8863254388</text:p>
          </table:table-cell>
        </table:table-row>
        <table:table-row table:style-name="ro1">
          <table:table-cell office:value-type="float" office:value="33790.3353510498" calcext:value-type="float">
            <text:p>33790.3353510498</text:p>
          </table:table-cell>
        </table:table-row>
        <table:table-row table:style-name="ro1">
          <table:table-cell office:value-type="float" office:value="63380.3485054579" calcext:value-type="float">
            <text:p>63380.3485054579</text:p>
          </table:table-cell>
        </table:table-row>
        <table:table-row table:style-name="ro1">
          <table:table-cell office:value-type="float" office:value="93242.0724762101" calcext:value-type="float">
            <text:p>93242.0724762101</text:p>
          </table:table-cell>
        </table:table-row>
        <table:table-row table:style-name="ro1">
          <table:table-cell office:value-type="float" office:value="9011.15033897141" calcext:value-type="float">
            <text:p>9011.15033897141</text:p>
          </table:table-cell>
        </table:table-row>
        <table:table-row table:style-name="ro1">
          <table:table-cell office:value-type="float" office:value="49298.8530356514" calcext:value-type="float">
            <text:p>49298.8530356514</text:p>
          </table:table-cell>
        </table:table-row>
        <table:table-row table:style-name="ro1">
          <table:table-cell office:value-type="float" office:value="62366.9968969242" calcext:value-type="float">
            <text:p>62366.9968969242</text:p>
          </table:table-cell>
        </table:table-row>
        <table:table-row table:style-name="ro1">
          <table:table-cell office:value-type="float" office:value="52723.79869466" calcext:value-type="float">
            <text:p>52723.79869466</text:p>
          </table:table-cell>
        </table:table-row>
        <table:table-row table:style-name="ro1">
          <table:table-cell office:value-type="float" office:value="18724.1806364579" calcext:value-type="float">
            <text:p>18724.1806364579</text:p>
          </table:table-cell>
        </table:table-row>
        <table:table-row table:style-name="ro1">
          <table:table-cell office:value-type="float" office:value="52213.6304359406" calcext:value-type="float">
            <text:p>52213.6304359406</text:p>
          </table:table-cell>
        </table:table-row>
        <table:table-row table:style-name="ro1">
          <table:table-cell office:value-type="float" office:value="45713.0278694029" calcext:value-type="float">
            <text:p>45713.0278694029</text:p>
          </table:table-cell>
        </table:table-row>
        <table:table-row table:style-name="ro1">
          <table:table-cell office:value-type="float" office:value="61841.8770862277" calcext:value-type="float">
            <text:p>61841.8770862277</text:p>
          </table:table-cell>
        </table:table-row>
        <table:table-row table:style-name="ro1">
          <table:table-cell office:value-type="float" office:value="32357.7861804737" calcext:value-type="float">
            <text:p>32357.7861804737</text:p>
          </table:table-cell>
        </table:table-row>
        <table:table-row table:style-name="ro1">
          <table:table-cell office:value-type="float" office:value="70259.4130586361" calcext:value-type="float">
            <text:p>70259.4130586361</text:p>
          </table:table-cell>
        </table:table-row>
        <table:table-row table:style-name="ro1">
          <table:table-cell office:value-type="float" office:value="28005.3013917645" calcext:value-type="float">
            <text:p>28005.3013917645</text:p>
          </table:table-cell>
        </table:table-row>
        <table:table-row table:style-name="ro1">
          <table:table-cell office:value-type="float" office:value="54161.0198525702" calcext:value-type="float">
            <text:p>54161.0198525702</text:p>
          </table:table-cell>
        </table:table-row>
        <table:table-row table:style-name="ro1">
          <table:table-cell office:value-type="float" office:value="27705.5679089045" calcext:value-type="float">
            <text:p>27705.5679089045</text:p>
          </table:table-cell>
        </table:table-row>
        <table:table-row table:style-name="ro1">
          <table:table-cell office:value-type="float" office:value="20612.3780013034" calcext:value-type="float">
            <text:p>20612.3780013034</text:p>
          </table:table-cell>
        </table:table-row>
        <table:table-row table:style-name="ro1">
          <table:table-cell office:value-type="float" office:value="4722.77525104597" calcext:value-type="float">
            <text:p>4722.77525104597</text:p>
          </table:table-cell>
        </table:table-row>
        <table:table-row table:style-name="ro1">
          <table:table-cell office:value-type="float" office:value="71069.8136764864" calcext:value-type="float">
            <text:p>71069.8136764864</text:p>
          </table:table-cell>
        </table:table-row>
        <table:table-row table:style-name="ro1">
          <table:table-cell office:value-type="float" office:value="70377.0055644995" calcext:value-type="float">
            <text:p>70377.0055644995</text:p>
          </table:table-cell>
        </table:table-row>
        <table:table-row table:style-name="ro1">
          <table:table-cell office:value-type="float" office:value="91250.4469642921" calcext:value-type="float">
            <text:p>91250.4469642921</text:p>
          </table:table-cell>
        </table:table-row>
        <table:table-row table:style-name="ro1">
          <table:table-cell office:value-type="float" office:value="33901.7618460886" calcext:value-type="float">
            <text:p>33901.7618460886</text:p>
          </table:table-cell>
        </table:table-row>
        <table:table-row table:style-name="ro1">
          <table:table-cell office:value-type="float" office:value="13478.3787235031" calcext:value-type="float">
            <text:p>13478.3787235031</text:p>
          </table:table-cell>
        </table:table-row>
        <table:table-row table:style-name="ro1">
          <table:table-cell office:value-type="float" office:value="64761.7712679721" calcext:value-type="float">
            <text:p>64761.7712679721</text:p>
          </table:table-cell>
        </table:table-row>
        <table:table-row table:style-name="ro1">
          <table:table-cell office:value-type="float" office:value="75819.1056205898" calcext:value-type="float">
            <text:p>75819.1056205898</text:p>
          </table:table-cell>
        </table:table-row>
        <table:table-row table:style-name="ro1">
          <table:table-cell office:value-type="float" office:value="11527.2151917543" calcext:value-type="float">
            <text:p>11527.2151917543</text:p>
          </table:table-cell>
        </table:table-row>
        <table:table-row table:style-name="ro1">
          <table:table-cell office:value-type="float" office:value="38236.1180166555" calcext:value-type="float">
            <text:p>38236.1180166555</text:p>
          </table:table-cell>
        </table:table-row>
        <table:table-row table:style-name="ro1">
          <table:table-cell office:value-type="float" office:value="26316.2846351057" calcext:value-type="float">
            <text:p>26316.2846351057</text:p>
          </table:table-cell>
        </table:table-row>
        <table:table-row table:style-name="ro1">
          <table:table-cell office:value-type="float" office:value="53102.1357479343" calcext:value-type="float">
            <text:p>53102.1357479343</text:p>
          </table:table-cell>
        </table:table-row>
        <table:table-row table:style-name="ro1">
          <table:table-cell office:value-type="float" office:value="49496.9176449503" calcext:value-type="float">
            <text:p>49496.9176449503</text:p>
          </table:table-cell>
        </table:table-row>
        <table:table-row table:style-name="ro1">
          <table:table-cell office:value-type="float" office:value="55833.7169689548" calcext:value-type="float">
            <text:p>55833.7169689548</text:p>
          </table:table-cell>
        </table:table-row>
        <table:table-row table:style-name="ro1">
          <table:table-cell office:value-type="float" office:value="35688.7430632733" calcext:value-type="float">
            <text:p>35688.7430632733</text:p>
          </table:table-cell>
        </table:table-row>
        <table:table-row table:style-name="ro1">
          <table:table-cell office:value-type="float" office:value="34701.0913590114" calcext:value-type="float">
            <text:p>34701.0913590114</text:p>
          </table:table-cell>
        </table:table-row>
        <table:table-row table:style-name="ro1">
          <table:table-cell office:value-type="float" office:value="96429.1095473322" calcext:value-type="float">
            <text:p>96429.1095473322</text:p>
          </table:table-cell>
        </table:table-row>
        <table:table-row table:style-name="ro1">
          <table:table-cell office:value-type="float" office:value="16200.2236922928" calcext:value-type="float">
            <text:p>16200.2236922928</text:p>
          </table:table-cell>
        </table:table-row>
        <table:table-row table:style-name="ro1">
          <table:table-cell office:value-type="float" office:value="545.039601140898" calcext:value-type="float">
            <text:p>545.039601140898</text:p>
          </table:table-cell>
        </table:table-row>
        <table:table-row table:style-name="ro1">
          <table:table-cell office:value-type="float" office:value="75856.3547373191" calcext:value-type="float">
            <text:p>75856.3547373191</text:p>
          </table:table-cell>
        </table:table-row>
        <table:table-row table:style-name="ro1">
          <table:table-cell office:value-type="float" office:value="96010.6936211574" calcext:value-type="float">
            <text:p>96010.6936211574</text:p>
          </table:table-cell>
        </table:table-row>
        <table:table-row table:style-name="ro1">
          <table:table-cell office:value-type="float" office:value="69045.7126248131" calcext:value-type="float">
            <text:p>69045.7126248131</text:p>
          </table:table-cell>
        </table:table-row>
        <table:table-row table:style-name="ro1">
          <table:table-cell office:value-type="float" office:value="67557.0255727826" calcext:value-type="float">
            <text:p>67557.0255727826</text:p>
          </table:table-cell>
        </table:table-row>
        <table:table-row table:style-name="ro1">
          <table:table-cell office:value-type="float" office:value="91157.0397353516" calcext:value-type="float">
            <text:p>91157.0397353516</text:p>
          </table:table-cell>
        </table:table-row>
        <table:table-row table:style-name="ro1">
          <table:table-cell office:value-type="float" office:value="57599.4910395" calcext:value-type="float">
            <text:p>57599.4910395</text:p>
          </table:table-cell>
        </table:table-row>
        <table:table-row table:style-name="ro1">
          <table:table-cell office:value-type="float" office:value="57763.0868074062" calcext:value-type="float">
            <text:p>57763.0868074062</text:p>
          </table:table-cell>
        </table:table-row>
        <table:table-row table:style-name="ro1">
          <table:table-cell office:value-type="float" office:value="47116.5040913373" calcext:value-type="float">
            <text:p>47116.5040913373</text:p>
          </table:table-cell>
        </table:table-row>
        <table:table-row table:style-name="ro1">
          <table:table-cell office:value-type="float" office:value="41489.3247181234" calcext:value-type="float">
            <text:p>41489.3247181234</text:p>
          </table:table-cell>
        </table:table-row>
        <table:table-row table:style-name="ro1">
          <table:table-cell office:value-type="float" office:value="73988.2244830408" calcext:value-type="float">
            <text:p>73988.2244830408</text:p>
          </table:table-cell>
        </table:table-row>
        <table:table-row table:style-name="ro1">
          <table:table-cell office:value-type="float" office:value="72552.0020836933" calcext:value-type="float">
            <text:p>72552.0020836933</text:p>
          </table:table-cell>
        </table:table-row>
        <table:table-row table:style-name="ro1">
          <table:table-cell office:value-type="float" office:value="58609.9372865071" calcext:value-type="float">
            <text:p>58609.9372865071</text:p>
          </table:table-cell>
        </table:table-row>
        <table:table-row table:style-name="ro1">
          <table:table-cell office:value-type="float" office:value="88635.8210917037" calcext:value-type="float">
            <text:p>88635.8210917037</text:p>
          </table:table-cell>
        </table:table-row>
        <table:table-row table:style-name="ro1">
          <table:table-cell office:value-type="float" office:value="73450.2018266142" calcext:value-type="float">
            <text:p>73450.2018266142</text:p>
          </table:table-cell>
        </table:table-row>
        <table:table-row table:style-name="ro1">
          <table:table-cell office:value-type="float" office:value="96657.5571297793" calcext:value-type="float">
            <text:p>96657.5571297793</text:p>
          </table:table-cell>
        </table:table-row>
        <table:table-row table:style-name="ro1">
          <table:table-cell office:value-type="float" office:value="9794.89412804666" calcext:value-type="float">
            <text:p>9794.89412804666</text:p>
          </table:table-cell>
        </table:table-row>
        <table:table-row table:style-name="ro1">
          <table:table-cell office:value-type="float" office:value="18653.4099344996" calcext:value-type="float">
            <text:p>18653.4099344996</text:p>
          </table:table-cell>
        </table:table-row>
        <table:table-row table:style-name="ro1">
          <table:table-cell office:value-type="float" office:value="86187.0658087791" calcext:value-type="float">
            <text:p>86187.0658087791</text:p>
          </table:table-cell>
        </table:table-row>
        <table:table-row table:style-name="ro1">
          <table:table-cell office:value-type="float" office:value="2513.7471408974" calcext:value-type="float">
            <text:p>2513.7471408974</text:p>
          </table:table-cell>
        </table:table-row>
        <table:table-row table:style-name="ro1">
          <table:table-cell office:value-type="float" office:value="37852.9624069453" calcext:value-type="float">
            <text:p>37852.9624069453</text:p>
          </table:table-cell>
        </table:table-row>
        <table:table-row table:style-name="ro1">
          <table:table-cell office:value-type="float" office:value="91879.9473378851" calcext:value-type="float">
            <text:p>91879.9473378851</text:p>
          </table:table-cell>
        </table:table-row>
        <table:table-row table:style-name="ro1">
          <table:table-cell office:value-type="float" office:value="99098.1346734237" calcext:value-type="float">
            <text:p>99098.134673423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23T00:41:58.550741671</meta:creation-date>
    <dc:date>2020-09-23T00:59:30.712804049</dc:date>
    <meta:editing-duration>PT17M33S</meta:editing-duration>
    <meta:editing-cycles>2</meta:editing-cycles>
    <meta:generator>LibreOffice/6.0.7.3$Linux_X86_64 LibreOffice_project/00m0$Build-3</meta:generator>
    <meta:document-statistic meta:table-count="1" meta:cell-count="2138" meta:object-count="0"/>
  </office:meta>
</office:document-meta>
</file>